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0.536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0.642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2.342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0.222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986cm" fo:min-width="14.988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2.542cm" fo:padding-top="0.142cm" fo:padding-bottom="0.142cm" fo:padding-left="0.267cm" fo:padding-right="0.267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22cm" fo:min-width="4.272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22cm" fo:min-width="3.75cm" fo:padding-top="0.151cm" fo:padding-bottom="0.151cm" fo:padding-left="0.276cm" fo:padding-right="0.276cm"/>
    </style:style>
    <style:style style:name="gr12" style:family="graphic" style:parent-style-name="standard">
      <style:graphic-properties draw:stroke="solid" draw:stroke-dash="Ultrafine_20_2_20_Dots_20_3_20_Dashes" svg:stroke-color="#000000" draw:marker-start="" draw:fill-color="#ffffff" draw:textarea-horizontal-align="justify" draw:textarea-vertical-align="middle" draw:auto-grow-height="false" fo:min-height="7.213cm" fo:min-width="24.332cm" draw:shadow="visible"/>
    </style:style>
    <style:style style:name="gr13" style:family="graphic" style:parent-style-name="standard">
      <style:graphic-properties draw:stroke="none" svg:stroke-color="#000000" draw:fill="solid" draw:fill-color="#eeeeee" draw:opacity="100%" draw:auto-grow-height="true" draw:auto-grow-width="false" fo:max-height="0cm" fo:min-height="0.966cm"/>
    </style:style>
    <style:style style:name="gr14" style:family="graphic" style:parent-style-name="standard">
      <style:graphic-properties draw:stroke="none" svg:stroke-color="#000000" draw:fill="solid" draw:fill-color="#eeeeee" draw:opacity="100%" draw:auto-grow-height="true" draw:auto-grow-width="false" fo:max-height="0cm" fo:min-height="0.885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 draw:opacity="0%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="solid" draw:fill-color="#eeeeee" draw:opacity="100%"/>
      <style:text-properties style:font-name="Courier1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eeeeee" draw:opacity="100%"/>
      <style:paragraph-properties fo:text-align="center"/>
      <style:text-properties style:font-name="Courier1"/>
    </style:style>
    <style:style style:name="P9" style:family="paragraph">
      <loext:graphic-properties draw:fill-color="#ffffff"/>
    </style:style>
    <style:style style:name="T1" style:family="text">
      <style:text-properties style:font-name="Courier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11.07cm" svg:height="1.27cm" svg:x="15.93cm" svg:y="10.0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1: $PMSI = p, P_{new} = p', p'' != null$§svg§600§TRUE§</svg:desc>
          <draw:polygon draw:style-name="gr2" draw:text-style-name="P2" draw:layer="layout" svg:width="10.466cm" svg:height="0.632cm" svg:x="16.136cm" svg:y="10.315cm" svg:viewBox="0 0 10467 633" draw:points="5233,633 0,633 0,0 10467,0 10467,633">
            <text:p/>
          </draw:polygon>
          <draw:path draw:style-name="gr3" draw:text-style-name="P3" draw:layer="layout" svg:width="0.221cm" svg:height="0.446cm" svg:x="16.195cm" svg:y="10.372cm" svg:viewBox="0 0 222 447" svg:d="M139 17c0-15 0-17-16-17-41 44-102 44-123 44v21c13 0 53 0 87-19v348c0 24-2 32-62 32h-21v21c24-2 81-2 110-2 27 0 85 0 108 2v-21h-21c-60 0-62-8-62-32z">
            <text:p/>
          </draw:path>
          <draw:path draw:style-name="gr3" draw:text-style-name="P3" draw:layer="layout" svg:width="0.071cm" svg:height="0.288cm" svg:x="16.525cm" svg:y="10.528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16.978cm" svg:y="10.361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7.498cm" svg:y="10.361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5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18.222cm" svg:y="10.345cm" svg:viewBox="0 0 397 489" svg:d="M397 8c0-4 0-8-6-8-3 0-5 0-13 10l-32 38c-17-31-52-48-95-48-86 0-166 78-166 158 0 55 35 85 69 95l72 19c25 6 63 17 63 72 0 59-55 124-122 124-44 0-118-16-118-99 0-15 4-32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18.657cm" svg:y="10.361cm" svg:viewBox="0 0 312 458" svg:d="M228 51c6-24 8-30 61-30 17 0 23 0 23-13 0-8-8-8-12-8-19 0-68 2-87 2-21 0-71-2-90-2-5 0-13 0-13 13 0 8 6 8 19 8 27 0 46 0 46 13 0 2 0 4-2 10l-89 363c-8 25-10 30-63 30-15 0-21 0-21 14 0 7 8 7 9 7 21 0 69-2 90-2 19 0 68 2 89 2 6 0 13 0 13-13 0-8-5-8-21-8-11 0-15 0-28-2-13 0-17-3-17-11 0-4 2-10 4-15z">
            <text:p/>
          </draw:path>
          <draw:path draw:style-name="gr3" draw:text-style-name="P3" draw:layer="layout" svg:width="0.445cm" svg:height="0.157cm" svg:x="19.203cm" svg:y="10.572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19.847cm" svg:y="10.52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20.261cm" svg:y="10.74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478cm" svg:height="0.457cm" svg:x="20.525cm" svg:y="10.361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0.949cm" svg:y="10.71cm" svg:viewBox="0 0 287 213" svg:d="M36 179c-2 5-6 17-6 19 0 9 10 15 17 15 8 0 16-6 18-11 1-4 5-19 9-29 2-9 8-30 10-42 3-11 5-21 7-32 6-19 8-23 21-42s34-44 70-44c27 0 27 25 27 33 0 28-19 81-27 100-5 14-7 18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1.287cm" svg:y="10.7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1.53cm" svg:y="10.71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2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22.165cm" svg:y="10.572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22.809cm" svg:y="10.52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3.187cm" svg:y="10.313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01cm" svg:x="23.409cm" svg:y="10.74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49cm" svg:height="0.427cm" svg:x="23.628cm" svg:y="10.52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4.006cm" svg:y="10.313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119cm" svg:height="0.242cm" svg:x="24.16cm" svg:y="10.313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071cm" svg:height="0.48cm" svg:x="24.382cm" svg:y="10.338cm" svg:viewBox="0 0 72 481" svg:d="M46 340l26-306c0-23-17-34-36-34-17 0-36 11-36 34l27 306c0 10 1 16 9 16s10-4 10-16zM72 445c0-19-15-36-36-36-19 0-36 17-36 36s17 36 36 36c21 0 36-17 36-36z">
            <text:p/>
          </draw:path>
          <draw:path draw:style-name="gr3" draw:text-style-name="P3" draw:layer="layout" svg:width="0.445cm" svg:height="0.157cm" svg:x="24.732cm" svg:y="10.572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4cm" svg:height="0.303cm" svg:x="25.417cm" svg:y="10.52cm" svg:viewBox="0 0 365 304" svg:d="M40 257c-2 11-6 26-6 30 0 11 10 17 19 17 8 0 21-6 25-19 0 0 9-32 13-49l13-61c6-13 10-29 12-44 4-11 9-32 9-34 10-21 46-82 111-82 30 0 36 25 36 48 0 40-35 127-44 156-6 15-8 22-8 30 0 32 25 55 55 55 63 0 90-97 90-102 0-8-8-8-10-8-5 0-5 2-9 13-14 46-36 82-69 82-11 0-17-6-17-21 0-17 8-34 14-47 13-37 39-111 39-149 0-45-28-72-76-72-60 0-93 44-104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25.816cm" svg:y="10.52cm" svg:viewBox="0 0 346 304" svg:d="M215 260c7 27 32 44 60 44 23 0 38-15 50-36 11-25 21-66 21-66 0-8-8-8-10-8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26.208cm" svg:y="10.353cm" svg:viewBox="0 0 144 473" svg:d="M144 8c0 0 0-8-7-8-17 0-67 6-84 8-6 0-13 0-13 13 0 8 7 8 17 8 32 0 34 5 34 11l-2 13-85 335c-2 7-4 13-4 23 0 38 30 62 61 62 23 0 40-13 51-38 13-24 21-64 21-66 0-6-6-6-8-6-7 0-7 2-9 12-12 43-25 83-53 83-19 0-19-21-19-30 0-17 0-19 3-33z">
            <text:p/>
          </draw:path>
          <draw:path draw:style-name="gr3" draw:text-style-name="P3" draw:layer="layout" svg:width="0.143cm" svg:height="0.472cm" svg:x="26.419cm" svg:y="10.353cm" svg:viewBox="0 0 144 473" svg:d="M144 8c0 0 0-8-7-8-17 0-67 6-84 8-6 0-13 0-13 13 0 8 7 8 17 8 32 0 34 5 34 11l-2 13-85 335c-2 7-4 13-4 23 0 38 30 62 61 62 23 0 40-13 51-38 13-24 21-64 21-66 0-6-6-6-8-6-7 0-7 2-9 12-13 43-25 83-53 83-19 0-19-21-19-30 0-17 0-19 3-33z">
            <text:p/>
          </draw:path>
        </draw:g>
        <draw:custom-shape draw:style-name="gr4" draw:text-style-name="P1" xml:id="id2" draw:id="id2" draw:layer="layout" svg:width="11.176cm" svg:height="1.27cm" svg:x="15.518cm" svg:y="20.82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2: $PMSI = p', P_{new} = p'', p'' != null$§svg§600§TRUE§</svg:desc>
          <draw:polygon draw:style-name="gr2" draw:text-style-name="P2" draw:layer="layout" svg:width="10.806cm" svg:height="0.632cm" svg:x="15.699cm" svg:y="21.19cm" svg:viewBox="0 0 10807 633" draw:points="5404,633 0,633 0,0 10807,0 10807,633">
            <text:p/>
          </draw:polygon>
          <draw:path draw:style-name="gr3" draw:text-style-name="P3" draw:layer="layout" svg:width="0.267cm" svg:height="0.446cm" svg:x="15.733cm" svg:y="21.247cm" svg:viewBox="0 0 268 447" svg:d="M51 395l72-68c105-93 145-129 145-198 0-76-61-129-143-129-76 0-125 61-125 122 0 38 34 38 36 38 11 0 34-10 34-36 0-18-11-35-36-35-4 0-6 0-7 0 15-43 51-68 91-68 61 0 89 55 89 108 0 55-34 109-70 149l-129 144c-8 8-8 10-8 25h249l19-116h-17c-2 19-8 49-14 59-5 5-49 5-64 5z">
            <text:p/>
          </draw:path>
          <draw:path draw:style-name="gr3" draw:text-style-name="P3" draw:layer="layout" svg:width="0.071cm" svg:height="0.288cm" svg:x="16.088cm" svg:y="21.403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16.541cm" svg:y="21.236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7.061cm" svg:y="21.236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5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17.785cm" svg:y="21.22cm" svg:viewBox="0 0 397 489" svg:d="M397 8c0-4 0-8-6-8-3 0-5 0-13 10l-32 38c-17-31-52-48-95-48-86 0-166 78-166 158 0 55 35 85 69 95l72 19c25 6 63 17 63 72 0 59-55 124-122 124-44 0-118-16-118-99 0-15 4-32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18.22cm" svg:y="21.236cm" svg:viewBox="0 0 312 458" svg:d="M228 51c6-24 8-30 61-30 17 0 23 0 23-13 0-8-8-8-12-8-19 0-68 2-87 2-21 0-71-2-90-2-5 0-13 0-13 13 0 8 6 8 19 8 27 0 46 0 46 13 0 2 0 4-2 10l-89 363c-8 25-10 30-63 30-15 0-21 0-21 14 0 7 8 7 9 7 21 0 69-2 90-2 19 0 68 2 89 2 6 0 13 0 13-13 0-8-5-8-21-8-11 0-15 0-28-2-13 0-17-3-17-11 0-4 2-10 4-15z">
            <text:p/>
          </draw:path>
          <draw:path draw:style-name="gr3" draw:text-style-name="P3" draw:layer="layout" svg:width="0.445cm" svg:height="0.157cm" svg:x="18.766cm" svg:y="21.447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19.41cm" svg:y="21.395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9.788cm" svg:y="21.188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01cm" svg:x="20.01cm" svg:y="21.62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478cm" svg:height="0.457cm" svg:x="20.276cm" svg:y="21.236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0.698cm" svg:y="21.585cm" svg:viewBox="0 0 287 213" svg:d="M36 179c-2 5-6 17-6 19 0 9 10 15 17 15 8 0 16-6 18-11 1-4 5-19 9-29 2-9 8-30 10-42 3-11 5-21 7-32 6-19 8-23 21-42s34-44 70-44c27 0 27 25 27 33 0 28-19 81-27 100-5 14-7 18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1.036cm" svg:y="21.585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1.279cm" svg:y="21.585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2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21.916cm" svg:y="21.447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22.56cm" svg:y="21.395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2.938cm" svg:y="21.188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23.092cm" svg:y="21.188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079cm" svg:height="0.201cm" svg:x="23.314cm" svg:y="21.62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49cm" svg:height="0.427cm" svg:x="23.531cm" svg:y="21.395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3.909cm" svg:y="21.188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119cm" svg:height="0.242cm" svg:x="24.063cm" svg:y="21.188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071cm" svg:height="0.48cm" svg:x="24.285cm" svg:y="21.213cm" svg:viewBox="0 0 72 481" svg:d="M46 340l26-306c0-23-17-34-36-34-17 0-36 11-36 34l27 306c0 10 1 16 9 16s10-4 10-16zM72 445c0-19-15-36-36-36-19 0-36 17-36 36s17 36 36 36c21 0 36-17 36-36z">
            <text:p/>
          </draw:path>
          <draw:path draw:style-name="gr3" draw:text-style-name="P3" draw:layer="layout" svg:width="0.445cm" svg:height="0.157cm" svg:x="24.636cm" svg:y="21.447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25.32cm" svg:y="21.395cm" svg:viewBox="0 0 363 304" svg:d="M40 257c-2 11-6 26-6 30 0 11 10 17 19 17 8 0 19-6 25-19 0 0 7-32 11-49l15-61c4-13 8-29 12-44 4-11 7-32 9-34 10-21 46-82 109-82 30 0 36 25 36 48 0 40-33 127-44 156-6 15-6 22-6 30 0 32 23 55 54 55 62 0 89-97 89-102 0-8-8-8-10-8-5 0-5 2-9 13-13 46-36 82-69 82-11 0-15-6-15-21 0-17 6-34 12-47 13-37 41-111 41-149 0-45-30-72-77-72-61 0-94 44-105 59-4-38-30-59-61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25.719cm" svg:y="21.395cm" svg:viewBox="0 0 346 304" svg:d="M215 260c7 27 32 44 60 44 23 0 38-15 50-36 11-25 21-66 21-66 0-8-8-8-10-8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26.111cm" svg:y="21.228cm" svg:viewBox="0 0 144 473" svg:d="M144 8c0 0 0-8-7-8-17 0-67 6-84 8-6 0-13 0-13 13 0 8 7 8 17 8 32 0 34 5 34 11l-2 13-85 335c-2 7-4 13-4 23 0 38 30 62 61 62 23 0 40-13 51-38 13-24 21-64 21-66 0-6-6-6-8-6-7 0-7 2-9 12-12 43-25 83-53 83-19 0-19-21-19-30 0-17 0-19 3-33z">
            <text:p/>
          </draw:path>
          <draw:path draw:style-name="gr3" draw:text-style-name="P3" draw:layer="layout" svg:width="0.143cm" svg:height="0.472cm" svg:x="26.324cm" svg:y="21.228cm" svg:viewBox="0 0 144 473" svg:d="M144 8c0 0 0-8-7-8-17 0-67 6-84 8-6 0-13 0-13 13 0 8 7 8 17 8 32 0 34 5 34 11l-2 13-85 335c-2 7-4 13-4 23 0 38 30 62 61 62 23 0 40-13 51-38 13-24 21-64 21-66 0-6-6-6-8-6-7 0-7 2-9 12-13 43-25 83-53 83-19 0-19-21-19-30 0-17 0-19 3-33z">
            <text:p/>
          </draw:path>
        </draw:g>
        <draw:connector draw:style-name="gr5" draw:text-style-name="P4" draw:layer="layout" draw:type="curve" draw:line-skew="-0.383cm" svg:x1="15.93cm" svg:y1="10.691cm" svg:x2="15.518cm" svg:y2="21.457cm" draw:start-shape="id1" draw:start-glue-point="3" draw:end-shape="id2" draw:end-glue-point="3" svg:d="M15930 10691c-1969 0-1763 10766-412 10766" svg:viewBox="0 0 1453 10767">
          <text:p/>
        </draw:connector>
        <draw:connector draw:style-name="gr5" draw:text-style-name="P4" draw:layer="layout" draw:type="curve" draw:line-skew="0cm -0.558cm" svg:x1="15.93cm" svg:y1="10.691cm" svg:x2="21.465cm" svg:y2="10.056cm" draw:start-shape="id1" draw:start-glue-point="3" draw:end-shape="id1" draw:end-glue-point="0" svg:d="M15930 10691c-777 0-648-856 930-1418s4605-831 4605 783" svg:viewBox="0 0 5999 1855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26.629cm" svg:y="18.202cm" svg:viewBox="0 0 1125 598" draw:points="563,598 0,598 0,0 1125,0 1125,598">
            <text:p/>
          </draw:polygon>
          <draw:path draw:style-name="gr3" draw:text-style-name="P3" draw:layer="layout" svg:width="0.305cm" svg:height="0.409cm" svg:x="26.65cm" svg:y="18.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6.981cm" svg:y="18.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7.33cm" svg:y="18.502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7.636cm" svg:y="18.388cm" svg:viewBox="0 0 95 177" svg:d="M91 32c0 0 4-7 4-13 0-11-11-19-21-19-15 0-19 11-21 15l-51 146c-2 4-2 6-2 6 0 6 15 10 15 10 2 0 4-2 6-6z">
            <text:p/>
          </draw:path>
        </draw:g>
        <draw:connector draw:style-name="gr5" draw:text-style-name="P4" draw:layer="layout" draw:type="curve" svg:x1="26.694cm" svg:y1="21.457cm" svg:x2="27.686cm" svg:y2="16.209cm" draw:start-shape="id2" draw:start-glue-point="1" draw:end-shape="id3" svg:d="M26694 21457c2265 0 1769-5248 992-5248" svg:viewBox="0 0 1646 5249">
          <text:p/>
        </draw:connector>
        <draw:g>
          <svg:title>TexMaths</svg:title>
          <svg:desc>19§latex§$\texttt{ LU}_{p'}$§svg§600§TRUE§</svg:desc>
          <draw:polygon draw:style-name="gr2" draw:text-style-name="P2" draw:layer="layout" svg:width="1.124cm" svg:height="0.597cm" svg:x="12.736cm" svg:y="12.323cm" svg:viewBox="0 0 1125 598" draw:points="563,598 0,598 0,0 1125,0 1125,598">
            <text:p/>
          </draw:polygon>
          <draw:path draw:style-name="gr3" draw:text-style-name="P3" draw:layer="layout" svg:width="0.305cm" svg:height="0.409cm" svg:x="12.757cm" svg:y="12.32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088cm" svg:y="12.32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3.437cm" svg:y="12.62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3.743cm" svg:y="12.509cm" svg:viewBox="0 0 95 177" svg:d="M91 32c0 0 4-7 4-13 0-11-11-19-21-19-15 0-19 11-21 15l-51 146c-2 4-2 6-2 6 0 6 15 10 15 10 2 0 4-2 6-6z">
            <text:p/>
          </draw:path>
        </draw:g>
        <draw:custom-shape draw:style-name="gr6" draw:text-style-name="P1" xml:id="id4" draw:id="id4" draw:layer="layout" svg:width="12.876cm" svg:height="1.27cm" svg:x="-1.506cm" svg:y="20.7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4: $PMSI \notin \left\lbrace p, p', p'' \right\rbrace , P_{new} = p, p'' = null$§svg§600§TRUE§</svg:desc>
          <draw:polygon draw:style-name="gr2" draw:text-style-name="P2" draw:layer="layout" svg:width="12.596cm" svg:height="0.668cm" svg:x="-1.341cm" svg:y="21.061cm" svg:viewBox="0 0 12597 669" draw:points="6298,669 0,669 0,0 12597,0 12597,669">
            <text:p/>
          </draw:polygon>
          <draw:path draw:style-name="gr3" draw:text-style-name="P3" draw:layer="layout" svg:width="0.297cm" svg:height="0.453cm" svg:x="-1.322cm" svg:y="21.11cm" svg:viewBox="0 0 298 454" svg:d="M179 344v57c0 25-2 32-52 32h-13v21c27-2 63-2 91-2 27 0 63 0 91 2v-21h-15c-49 0-51-7-51-32v-57h68v-21h-68v-306c0-13 0-17-10-17-7 0-9 0-13 8l-207 315v21zM182 323h-163l163-251z">
            <text:p/>
          </draw:path>
          <draw:path draw:style-name="gr3" draw:text-style-name="P3" draw:layer="layout" svg:width="0.071cm" svg:height="0.288cm" svg:x="-0.952cm" svg:y="21.274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-0.499cm" svg:y="21.107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0.021cm" svg:y="21.107cm" svg:viewBox="0 0 671 458" svg:d="M593 51c6-24 6-30 57-30 15 0 21 0 21-13 0-8-6-8-17-8h-90c-17 0-17 0-26 13l-243 382-54-380c-2-15-4-15-21-15h-91c-13 0-21 0-21 13 0 8 8 8 21 8 8 0 21 0 29 2 9 0 15 2 15 9 0 4-2 6-4 14l-85 342c-6 26-18 47-73 49-2 0-11 0-11 14 0 5 4 7 10 7 20 0 45-2 66-2 23 0 47 2 68 2 4 0 14 0 14-13 0-8-8-8-14-8-38 0-43-13-43-28 0-6 0-10 2-17l91-365 59 416c0 8 2 15 9 15 8 0 12-7 15-11l270-426-95 386c-7 24-7 30-61 30-11 0-19 0-19 14 0 7 8 7 10 7 19 0 65-2 84-2 26 0 56 2 83 2 4 0 13 0 13-13 0-8-5-8-19-8-24 0-43 0-43-11 0-4 0-4 4-17z">
            <text:p/>
          </draw:path>
          <draw:path draw:style-name="gr3" draw:text-style-name="P3" draw:layer="layout" svg:width="0.396cm" svg:height="0.488cm" svg:x="0.745cm" svg:y="21.091cm" svg:viewBox="0 0 397 489" svg:d="M397 8c0-4 0-8-6-8-3 0-5 0-13 10l-32 38c-17-31-51-48-95-48-86 0-165 78-165 158 0 55 34 85 68 95l72 19c25 6 63 17 63 72 0 59-55 124-122 124-44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.18cm" svg:y="21.107cm" svg:viewBox="0 0 312 458" svg:d="M228 51c6-24 8-30 61-30 17 0 23 0 23-13 0-8-8-8-12-8-19 0-68 2-87 2-21 0-70-2-89-2-6 0-14 0-14 13 0 8 6 8 19 8 27 0 46 0 46 13 0 2 0 4-2 10l-89 363c-8 24-10 30-63 30-15 0-21 0-21 14 0 7 8 7 10 7 20 0 68-2 89-2 19 0 68 2 89 2 6 0 13 0 13-13 0-8-5-8-20-8-12 0-16 0-29-2-13 0-17-4-17-11 0-4 2-10 4-15z">
            <text:p/>
          </draw:path>
          <draw:path draw:style-name="gr3" draw:text-style-name="P3" draw:layer="layout" svg:width="0.261cm" svg:height="0.668cm" svg:x="1.8cm" svg:y="21.061cm" svg:viewBox="0 0 262 669" svg:d="M258 25c4-8 4-12 4-12 0-7-6-13-13-13-6 0-10 2-11 6l-234 638c-4 10-4 12-4 12 0 7 6 13 13 13 10 0 12-4 16-15z">
            <text:p/>
          </draw:path>
          <draw:path draw:style-name="gr3" draw:text-style-name="P3" draw:layer="layout" svg:width="0.335cm" svg:height="0.389cm" svg:x="1.743cm" svg:y="21.202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238cm" svg:height="0.668cm" svg:x="2.366cm" svg:y="21.061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2v-141c0-31-6-42-27-63-15-13-34-21-53-26 55-16 80-46 80-86z">
            <text:p/>
          </draw:path>
          <draw:path draw:style-name="gr3" draw:text-style-name="P3" draw:layer="layout" svg:width="0.349cm" svg:height="0.427cm" svg:x="2.632cm" svg:y="21.2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3.044cm" svg:y="21.4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3.263cm" svg:y="21.2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3.641cm" svg:y="21.059cm" svg:viewBox="0 0 120 243" svg:d="M116 42c2-10 4-13 4-15 0-16-14-27-29-27-19 0-25 15-26 23l-63 203c0 2-2 8-2 8 0 6 15 9 19 9s4 0 6-7z">
            <text:p/>
          </draw:path>
          <draw:path draw:style-name="gr3" draw:text-style-name="P3" draw:layer="layout" svg:width="0.079cm" svg:height="0.2cm" svg:x="3.863cm" svg:y="21.4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4.08cm" svg:y="21.2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4.46cm" svg:y="21.059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119cm" svg:height="0.242cm" svg:x="4.612cm" svg:y="21.059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238cm" svg:height="0.668cm" svg:x="4.826cm" svg:y="21.061cm" svg:viewBox="0 0 239 669" svg:d="M97 582c0 26-17 68-91 74-4 0-6 2-6 7 0 6 8 6 13 6 65 0 128-32 130-84v-152c0-26-1-47 26-70 23-19 49-21 65-21 2 0 5-4 5-7 0-6-3-6-11-8-44-2-76-27-84-59-2-8-1-9-1-32v-133c0-29-1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079cm" svg:height="0.2cm" svg:x="5.286cm" svg:y="21.4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57cm" svg:x="5.55cm" svg:y="21.107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5.974cm" svg:y="21.456cm" svg:viewBox="0 0 287 213" svg:d="M36 179c-2 5-6 17-6 19 0 9 10 15 18 15 7 0 15-6 17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6.312cm" svg:y="21.456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6.554cm" svg:y="21.456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1-38 31-57 50-57 9 0 13 6 13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7.19cm" svg:y="21.31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7.834cm" svg:y="21.2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8.248cm" svg:y="21.4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8.465cm" svg:y="21.2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8.843cm" svg:y="21.059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119cm" svg:height="0.242cm" svg:x="8.997cm" svg:y="21.05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446cm" svg:height="0.157cm" svg:x="9.385cm" svg:y="21.31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0.07cm" svg:y="21.266cm" svg:viewBox="0 0 363 304" svg:d="M40 257c-2 11-6 26-6 30 0 11 10 17 19 17 8 0 19-6 25-19 0 0 9-32 13-49l14-61c5-13 9-29 11-44 4-11 9-32 9-34 10-21 46-82 111-82 30 0 36 25 36 48 0 40-34 127-44 156-6 15-8 22-8 30 0 32 25 55 56 55 62 0 87-97 87-103 0-7-6-7-8-7-5 0-5 2-9 13-13 46-36 82-69 82-11 0-17-6-17-21 0-17 8-34 14-48 13-36 40-110 40-148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10.469cm" svg:y="21.266cm" svg:viewBox="0 0 346 304" svg:d="M215 260c7 27 32 44 61 44 22 0 38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0.861cm" svg:y="21.099cm" svg:viewBox="0 0 144 473" svg:d="M144 8c0 0 0-8-7-8-17 0-67 6-84 8-5 0-13 0-13 13 0 8 8 8 17 8 32 0 34 5 34 11l-2 13-85 335c-2 7-4 13-4 23 0 38 30 62 61 62 23 0 40-13 51-38 13-24 21-64 21-66 0-6-6-6-8-6-7 0-7 2-9 11-11 44-25 84-53 84-19 0-19-21-19-30 0-17 0-19 4-33z">
            <text:p/>
          </draw:path>
          <draw:path draw:style-name="gr3" draw:text-style-name="P3" draw:layer="layout" svg:width="0.143cm" svg:height="0.472cm" svg:x="11.072cm" svg:y="21.099cm" svg:viewBox="0 0 144 473" svg:d="M144 8c0 0 0-8-7-8-17 0-67 6-84 8-6 0-13 0-13 13 0 8 8 8 17 8 32 0 34 5 34 11l-2 13-85 335c-2 7-4 13-4 23 0 38 30 62 61 62 23 0 40-13 51-38 13-24 21-64 21-66 0-6-6-6-8-6-7 0-7 2-9 11-13 44-25 84-53 84-19 0-19-21-19-30 0-17 0-19 4-33z">
            <text:p/>
          </draw:path>
        </draw:g>
        <draw:connector draw:style-name="gr5" draw:text-style-name="P4" draw:layer="layout" draw:type="curve" svg:x1="15.93cm" svg:y1="10.691cm" svg:x2="11.37cm" svg:y2="21.387cm" draw:start-shape="id1" draw:start-glue-point="3" draw:end-shape="id4" draw:end-glue-point="1" svg:d="M15930 10691c-3420 0-1140 10696-4560 10696" svg:viewBox="0 0 4561 10697">
          <text:p/>
        </draw:connector>
        <draw:connector draw:style-name="gr5" draw:text-style-name="P4" draw:layer="layout" draw:type="curve" draw:line-skew="0.152cm -0.066cm" svg:x1="21.106cm" svg:y1="22.092cm" svg:x2="26.694cm" svg:y2="21.457cm" draw:start-shape="id2" draw:start-glue-point="2" draw:end-shape="id2" draw:end-glue-point="1" svg:d="M21106 22092c0 1005 3020 838 4587 428s1679-1063 1001-1063" svg:viewBox="0 0 5983 1385">
          <text:p/>
        </draw:connector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15.738cm" svg:y="12.025cm" svg:viewBox="0 0 3844 519" draw:points="1923,519 0,519 0,0 3844,0 3844,519">
            <text:p/>
          </draw:polygon>
          <draw:path draw:style-name="gr3" draw:text-style-name="P3" draw:layer="layout" svg:width="0.314cm" svg:height="0.417cm" svg:x="15.755cm" svg:y="12.07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16.105cm" svg:y="12.07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16.454cm" svg:y="12.07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16.901cm" svg:y="12.02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17.152cm" svg:y="12.07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17.496cm" svg:y="12.07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17.868cm" svg:y="12.07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18.237cm" svg:y="12.07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18.592cm" svg:y="12.02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18.919cm" svg:y="12.259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9.267cm" svg:y="12.07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15.738cm" svg:y="12.827cm" svg:viewBox="0 0 3889 564" draw:points="1945,564 0,564 0,0 3889,0 3889,564">
            <text:p/>
          </draw:polygon>
          <draw:path draw:style-name="gr3" draw:text-style-name="P3" draw:layer="layout" svg:width="0.314cm" svg:height="0.417cm" svg:x="15.755cm" svg:y="12.87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16.105cm" svg:y="12.88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16.454cm" svg:y="12.87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16.901cm" svg:y="12.82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17.161cm" svg:y="12.83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7.585cm" svg:y="13.18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7.923cm" svg:y="13.18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8.166cm" svg:y="13.18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18.637cm" svg:y="12.82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18.964cm" svg:y="13.06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9.312cm" svg:y="12.874cm" svg:viewBox="0 0 283 424" svg:d="M163 234c19 3 76 17 76 76 0 34-30 74-83 74-17 0-52-2-78-21-29-19-31-46-32-59 0-11 0-23-23-23s-23 13-23 27v89c0 12 0 27 21 27 13 0 19-8 25-31 26 21 66 31 110 31 78 0 127-59 127-118 0-44-25-70-32-80-29-26-46-32-99-44l-55-11c-29-9-53-32-53-65 0-34 32-64 79-64 80 0 92 62 95 83 2 14 10 19 23 19 23 0 23-15 23-28v-89c0-10 0-27-21-27-15 0-19 11-25 32-26-24-62-32-93-32-74 0-125 53-125 110 0 46 30 89 87 105 2 2 67 17 76 19z">
            <text:p/>
          </draw:path>
        </draw:g>
        <draw:g>
          <svg:title>TexMaths</svg:title>
          <svg:desc>19§latex§$\texttt{LU}_{p}$§svg§600§TRUE§</svg:desc>
          <draw:polygon draw:style-name="gr2" draw:text-style-name="P2" draw:layer="layout" svg:width="0.976cm" svg:height="0.597cm" svg:x="23.731cm" svg:y="23.183cm" svg:viewBox="0 0 977 598" draw:points="489,598 0,598 0,0 977,0 977,598">
            <text:p/>
          </draw:polygon>
          <draw:path draw:style-name="gr3" draw:text-style-name="P3" draw:layer="layout" svg:width="0.305cm" svg:height="0.409cm" svg:x="23.752cm" svg:y="23.18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4.083cm" svg:y="23.18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4.432cm" svg:y="23.48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}$§svg§600§TRUE§</svg:desc>
          <draw:polygon draw:style-name="gr2" draw:text-style-name="P2" draw:layer="layout" svg:width="0.976cm" svg:height="0.597cm" svg:x="15.834cm" svg:y="7.602cm" svg:viewBox="0 0 977 598" draw:points="489,598 0,598 0,0 977,0 977,598">
            <text:p/>
          </draw:polygon>
          <draw:path draw:style-name="gr3" draw:text-style-name="P3" draw:layer="layout" svg:width="0.305cm" svg:height="0.409cm" svg:x="15.855cm" svg:y="7.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6.186cm" svg:y="7.6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6.535cm" svg:y="7.902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26.631cm" svg:y="19.202cm" svg:viewBox="0 0 1271 598" draw:points="635,598 0,598 0,0 1271,0 1271,598">
            <text:p/>
          </draw:polygon>
          <draw:path draw:style-name="gr3" draw:text-style-name="P3" draw:layer="layout" svg:width="0.305cm" svg:height="0.409cm" svg:x="26.652cm" svg:y="19.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6.982cm" svg:y="19.2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27.332cm" svg:y="19.502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7.638cm" svg:y="19.388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7.784cm" svg:y="19.38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12.763cm" svg:y="13.247cm" svg:viewBox="0 0 1271 598" draw:points="635,598 0,598 0,0 1271,0 1271,598">
            <text:p/>
          </draw:polygon>
          <draw:path draw:style-name="gr3" draw:text-style-name="P3" draw:layer="layout" svg:width="0.305cm" svg:height="0.409cm" svg:x="12.784cm" svg:y="13.245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114cm" svg:y="13.245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13.464cm" svg:y="13.547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3.77cm" svg:y="13.43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3.916cm" svg:y="13.433cm" svg:viewBox="0 0 95 177" svg:d="M91 32c0 0 4-7 4-13 0-11-11-19-21-19-15 0-19 11-21 15l-51 146c-2 4-2 6-2 6 0 6 15 10 15 10 2 0 4-2 6-6z">
            <text:p/>
          </draw:path>
        </draw:g>
        <draw:custom-shape draw:style-name="gr7" draw:text-style-name="P1" xml:id="id3" draw:id="id3" draw:layer="layout" svg:width="10.756cm" svg:height="1.27cm" svg:x="16.93cm" svg:y="15.57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3: $PMSI = p, P_{new} = p', p'' = null$§svg§600§TRUE§</svg:desc>
          <draw:polygon draw:style-name="gr2" draw:text-style-name="P2" draw:layer="layout" svg:width="10.282cm" svg:height="0.632cm" svg:x="17.076cm" svg:y="15.833cm" svg:viewBox="0 0 10283 633" draw:points="5141,633 0,633 0,0 10283,0 10283,633">
            <text:p/>
          </draw:polygon>
          <draw:path draw:style-name="gr3" draw:text-style-name="P3" draw:layer="layout" svg:width="0.278cm" svg:height="0.461cm" svg:x="17.105cm" svg:y="15.89cm" svg:viewBox="0 0 279 462" svg:d="M167 211c55-19 93-65 93-118 0-55-59-93-123-93-69 0-118 40-118 91 0 23 13 34 34 34s34-13 34-34c0-32-32-32-41-32 21-34 64-42 89-42 27 0 65 15 65 74 0 10-2 48-19 78-21 33-44 34-61 34-4 0-21 2-25 2-6 0-11 2-11 8 0 8 5 8 17 8h28c55 0 80 45 80 112 0 91-46 110-76 110-28 0-78-11-103-51 25 3 46-12 46-36 0-25-19-38-38-38-17 0-38 9-38 38 0 62 63 106 135 106 84 0 144-61 144-129 0-55-41-109-112-122z">
            <text:p/>
          </draw:path>
          <draw:path draw:style-name="gr3" draw:text-style-name="P3" draw:layer="layout" svg:width="0.071cm" svg:height="0.288cm" svg:x="17.466cm" svg:y="16.046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17.918cm" svg:y="15.879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8.438cm" svg:y="15.879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19.162cm" svg:y="15.863cm" svg:viewBox="0 0 397 489" svg:d="M397 8c0-4 0-8-6-8-3 0-5 0-13 10l-32 38c-17-31-51-48-95-48-86 0-165 78-165 158 0 55 34 85 68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9.597cm" svg:y="15.879cm" svg:viewBox="0 0 312 458" svg:d="M228 51c6-24 8-30 61-30 17 0 23 0 23-13 0-8-8-8-12-8-19 0-68 2-87 2-21 0-70-2-89-2-6 0-14 0-14 13 0 8 6 8 19 8 27 0 46 0 46 13 0 2 0 4-2 10l-89 363c-8 25-10 30-63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20.143cm" svg:y="16.0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0.787cm" svg:y="16.038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21.201cm" svg:y="16.263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478cm" svg:height="0.457cm" svg:x="21.465cm" svg:y="15.879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1.889cm" svg:y="16.228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2.227cm" svg:y="16.228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2.47cm" svg:y="16.228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23.105cm" svg:y="16.0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3.749cm" svg:y="16.038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4.127cm" svg:y="15.831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01cm" svg:x="24.349cm" svg:y="16.263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49cm" svg:height="0.427cm" svg:x="24.568cm" svg:y="16.038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4.946cm" svg:y="15.831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119cm" svg:height="0.242cm" svg:x="25.1cm" svg:y="15.831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446cm" svg:height="0.157cm" svg:x="25.487cm" svg:y="16.0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26.171cm" svg:y="16.038cm" svg:viewBox="0 0 363 304" svg:d="M40 257c-2 11-6 26-6 30 0 11 10 17 19 17 8 0 19-6 25-19 0 0 8-32 11-49l16-61c3-13 7-29 11-44 4-11 8-32 9-34 10-21 46-82 109-82 30 0 36 25 36 48 0 40-32 127-44 156-6 15-6 22-6 30 0 32 23 55 54 55 62 0 89-97 89-102 0-8-8-8-10-8-5 0-5 2-9 13-13 46-36 82-68 82-12 0-16-6-16-21 0-17 6-34 12-47 13-37 42-111 42-149 0-45-31-72-78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26.572cm" svg:y="16.038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6.962cm" svg:y="15.871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27.175cm" svg:y="15.871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5" draw:text-style-name="P4" draw:layer="layout" draw:type="curve" svg:x1="16.93cm" svg:y1="16.209cm" svg:x2="15.518cm" svg:y2="21.457cm" draw:start-shape="id3" draw:start-glue-point="3" draw:end-shape="id2" svg:d="M16930 16209c-2895 0-2189 5248-1412 5248" svg:viewBox="0 0 2097 5249">
          <text:p/>
        </draw:connector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15.739cm" svg:y="17.524cm" svg:viewBox="0 0 3844 519" draw:points="1923,519 0,519 0,0 3844,0 3844,519">
            <text:p/>
          </draw:polygon>
          <draw:path draw:style-name="gr3" draw:text-style-name="P3" draw:layer="layout" svg:width="0.314cm" svg:height="0.417cm" svg:x="15.756cm" svg:y="17.57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16.106cm" svg:y="17.577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16.455cm" svg:y="17.57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16.902cm" svg:y="17.522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17.153cm" svg:y="17.577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17.497cm" svg:y="17.577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17.869cm" svg:y="17.57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18.238cm" svg:y="17.577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18.593cm" svg:y="17.522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18.92cm" svg:y="17.758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9.268cm" svg:y="17.57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15.739cm" svg:y="18.326cm" svg:viewBox="0 0 3889 564" draw:points="1945,564 0,564 0,0 3889,0 3889,564">
            <text:p/>
          </draw:polygon>
          <draw:path draw:style-name="gr3" draw:text-style-name="P3" draw:layer="layout" svg:width="0.314cm" svg:height="0.417cm" svg:x="15.756cm" svg:y="18.37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16.106cm" svg:y="18.379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16.455cm" svg:y="18.37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16.902cm" svg:y="18.324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17.162cm" svg:y="18.33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7.586cm" svg:y="18.68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7.924cm" svg:y="18.68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8.167cm" svg:y="18.681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18.638cm" svg:y="18.324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18.965cm" svg:y="18.56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9.313cm" svg:y="18.373cm" svg:viewBox="0 0 283 424" svg:d="M163 234c19 3 76 17 76 76 0 34-30 74-83 74-17 0-52-2-78-21-29-19-31-46-32-59 0-11 0-23-23-23s-23 13-23 27v89c0 12 0 27 21 27 13 0 19-8 25-31 26 21 66 31 110 31 78 0 127-59 127-118 0-44-25-70-32-80-29-26-46-32-99-44l-55-11c-29-9-53-32-53-65 0-34 32-64 79-64 80 0 92 62 95 83 2 14 10 19 23 19 23 0 23-15 23-28v-89c0-10 0-27-21-27-15 0-19 11-25 32-26-24-62-32-93-32-74 0-125 53-125 110 0 46 30 89 87 105 2 2 67 17 76 19z">
            <text:p/>
          </draw:path>
        </draw:g>
        <draw:connector draw:style-name="gr5" draw:text-style-name="P4" draw:layer="layout" draw:type="curve" draw:line-skew="-0.612cm" svg:x1="22.308cm" svg:y1="15.574cm" svg:x2="27.686cm" svg:y2="16.209cm" draw:start-shape="id3" draw:start-glue-point="0" draw:end-shape="id3" draw:end-glue-point="1" svg:d="M22308 15574c0-1695 2948-1412 4487-830s1668 1465 891 1465" svg:viewBox="0 0 5845 1918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24.033cm" svg:y="12.902cm" svg:viewBox="0 0 977 598" draw:points="489,598 0,598 0,0 977,0 977,598">
            <text:p/>
          </draw:polygon>
          <draw:path draw:style-name="gr3" draw:text-style-name="P3" draw:layer="layout" svg:width="0.305cm" svg:height="0.409cm" svg:x="24.054cm" svg:y="12.9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4.385cm" svg:y="12.9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4.734cm" svg:y="13.202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24.032cm" svg:y="13.704cm" svg:viewBox="0 0 1125 598" draw:points="563,598 0,598 0,0 1125,0 1125,598">
            <text:p/>
          </draw:polygon>
          <draw:path draw:style-name="gr3" draw:text-style-name="P3" draw:layer="layout" svg:width="0.305cm" svg:height="0.409cm" svg:x="24.053cm" svg:y="13.70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4.384cm" svg:y="13.70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4.733cm" svg:y="14.00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5.039cm" svg:y="13.89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24.034cm" svg:y="14.604cm" svg:viewBox="0 0 1271 598" draw:points="635,598 0,598 0,0 1271,0 1271,598">
            <text:p/>
          </draw:polygon>
          <draw:path draw:style-name="gr3" draw:text-style-name="P3" draw:layer="layout" svg:width="0.305cm" svg:height="0.409cm" svg:x="24.055cm" svg:y="14.60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4.385cm" svg:y="14.602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24.735cm" svg:y="14.904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5.041cm" svg:y="14.79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5.187cm" svg:y="14.79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15.836cm" svg:y="8.51cm" svg:viewBox="0 0 1049 409" draw:points="525,409 0,409 0,0 1049,0 1049,409">
            <text:p/>
          </draw:polygon>
          <draw:path draw:style-name="gr3" draw:text-style-name="P3" draw:layer="layout" svg:width="0.314cm" svg:height="0.417cm" svg:x="15.853cm" svg:y="8.5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16.197cm" svg:y="8.508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16.549cm" svg:y="8.508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29.037cm" svg:y="19.302cm" svg:viewBox="0 0 1049 409" draw:points="525,409 0,409 0,0 1049,0 1049,409">
            <text:p/>
          </draw:polygon>
          <draw:path draw:style-name="gr3" draw:text-style-name="P3" draw:layer="layout" svg:width="0.314cm" svg:height="0.417cm" svg:x="29.054cm" svg:y="19.29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29.398cm" svg:y="19.3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29.75cm" svg:y="19.3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5" draw:text-style-name="P4" draw:layer="layout" draw:type="curve" svg:x1="22.308cm" svg:y1="15.574cm" svg:x2="21.465cm" svg:y2="11.326cm" draw:start-shape="id3" draw:start-glue-point="0" draw:end-shape="id1" draw:end-glue-point="2" svg:d="M22308 15574c0-3186-843-1062-843-4248" svg:viewBox="0 0 844 4249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20.737cm" svg:y="14.11cm" svg:viewBox="0 0 1049 409" draw:points="525,409 0,409 0,0 1049,0 1049,409">
            <text:p/>
          </draw:polygon>
          <draw:path draw:style-name="gr3" draw:text-style-name="P3" draw:layer="layout" svg:width="0.314cm" svg:height="0.417cm" svg:x="20.754cm" svg:y="14.1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21.098cm" svg:y="14.108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21.45cm" svg:y="14.108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ustom-shape draw:style-name="gr8" draw:text-style-name="P5" xml:id="id6" draw:id="id6" draw:layer="layout" svg:width="15.522cm" svg:height="1.27cm" svg:x="-1.806cm" svg:y="10.0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pmb{6: $PMSI \notin \left\lbrace p, p', p'' \right\rbrace , P_{new} \notin \left\lbrace p, p', p'' \right\rbrace, p'' = null$}§svg§600§TRUE§</svg:desc>
          <draw:polygon draw:style-name="gr2" draw:text-style-name="P2" draw:layer="layout" svg:width="15.131cm" svg:height="0.694cm" svg:x="-1.642cm" svg:y="10.363cm" svg:viewBox="0 0 15132 695" draw:points="7566,695 0,695 0,0 15132,0 15132,695">
            <text:p/>
          </draw:polygon>
          <draw:path draw:style-name="gr3" draw:text-style-name="P3" draw:layer="layout" svg:width="0.278cm" svg:height="0.461cm" svg:x="-1.613cm" svg:y="10.446cm" svg:viewBox="0 0 279 462" svg:d="M61 226v-15c0-169 83-194 118-194 15 0 43 4 59 27-10 0-38 0-38 30 0 21 17 30 32 30 9 0 30-5 30-32 0-40-30-72-85-72-86 0-177 87-177 235 0 179 78 227 141 227 74 0 138-63 138-152 0-86-60-150-135-150-45 0-70 34-83 66zM141 443c-42 0-63-40-67-52-11-30-11-83-11-97 0-51 21-119 81-119 10 0 42 0 63 42 12 24 12 58 12 93 0 32 0 64-12 89-21 40-51 44-66 44z">
            <text:p/>
          </draw:path>
          <draw:path draw:style-name="gr3" draw:text-style-name="P3" draw:layer="layout" svg:width="0.071cm" svg:height="0.288cm" svg:x="-1.252cm" svg:y="10.602cm" svg:viewBox="0 0 72 289" svg:d="M72 36c0-21-15-36-36-36-19 0-36 15-36 36 0 19 17 36 36 36 21 0 36-17 36-36zM72 254c0-20-15-36-36-36-19 0-36 16-36 36 0 19 17 35 36 35 21 0 36-16 36-35z">
            <text:p/>
          </draw:path>
          <draw:path draw:style-name="gr3" draw:text-style-name="P3" draw:layer="layout" svg:width="0.478cm" svg:height="0.457cm" svg:x="-0.8cm" svg:y="10.435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-0.28cm" svg:y="10.435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0.444cm" svg:y="10.42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0.879cm" svg:y="10.435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1 0-4 2-10 4-16z">
            <text:p/>
          </draw:path>
          <draw:path draw:style-name="gr3" draw:text-style-name="P3" draw:layer="layout" svg:width="0.261cm" svg:height="0.668cm" svg:x="1.499cm" svg:y="10.389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1.442cm" svg:y="10.53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2.065cm" svg:y="10.389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2.331cm" svg:y="10.595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2.743cm" svg:y="10.82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2.962cm" svg:y="10.595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3.34cm" svg:y="10.388cm" svg:viewBox="0 0 120 243" svg:d="M114 42c4-10 6-14 6-15 0-16-14-27-29-27-19 0-24 15-26 23l-63 203c0 2-2 8-2 8 0 5 15 9 19 9s4 0 6-8z">
            <text:p/>
          </draw:path>
          <draw:path draw:style-name="gr3" draw:text-style-name="P3" draw:layer="layout" svg:width="0.079cm" svg:height="0.2cm" svg:x="3.562cm" svg:y="10.82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3.779cm" svg:y="10.595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4.159cm" svg:y="10.388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4.311cm" svg:y="10.388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238cm" svg:height="0.668cm" svg:x="4.526cm" svg:y="10.389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4.985cm" svg:y="10.82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5.249cm" svg:y="10.435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5.673cm" svg:y="10.785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6.011cm" svg:y="10.785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6.255cm" svg:y="10.785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61cm" svg:height="0.668cm" svg:x="6.963cm" svg:y="10.389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6.906cm" svg:y="10.53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7.53cm" svg:y="10.389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7.796cm" svg:y="10.595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8.208cm" svg:y="10.82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8.426cm" svg:y="10.595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8.804cm" svg:y="10.388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079cm" svg:height="0.2cm" svg:x="9.027cm" svg:y="10.821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9.243cm" svg:y="10.595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9.621cm" svg:y="10.388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119cm" svg:height="0.242cm" svg:x="9.775cm" svg:y="10.388cm" svg:viewBox="0 0 120 243" svg:d="M114 42c4-10 6-14 6-15 0-16-14-27-29-27-19 0-24 15-26 23l-63 203c0 2-2 8-2 8 0 5 15 9 19 9s4 0 6-8z">
            <text:p/>
          </draw:path>
          <draw:path draw:style-name="gr3" draw:text-style-name="P3" draw:layer="layout" svg:width="0.238cm" svg:height="0.668cm" svg:x="9.99cm" svg:y="10.389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10.45cm" svg:y="10.821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0.667cm" svg:y="10.595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1.045cm" svg:y="10.388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11.199cm" svg:y="10.388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446cm" svg:height="0.157cm" svg:x="11.586cm" svg:y="10.646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4cm" svg:height="0.303cm" svg:x="12.272cm" svg:y="10.595cm" svg:viewBox="0 0 365 304" svg:d="M40 256c-2 12-6 27-6 31 0 11 10 17 19 17 8 0 21-6 25-19 0 0 9-32 13-50l14-60c5-14 9-29 11-44 4-11 9-32 9-34 10-21 46-82 111-82 30 0 36 25 36 48 0 40-34 127-44 155-6 16-8 23-8 31 0 32 25 55 56 55 62 0 89-97 89-103 0-7-8-7-10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text-style-name="P3" draw:layer="layout" svg:width="0.345cm" svg:height="0.303cm" svg:x="12.671cm" svg:y="10.595cm" svg:viewBox="0 0 346 304" svg:d="M215 260c7 27 32 44 61 44 22 0 38-15 49-36 11-25 21-67 21-67 0-7-8-7-10-7-5 0-5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text-style-name="P3" draw:layer="layout" svg:width="0.143cm" svg:height="0.472cm" svg:x="13.062cm" svg:y="10.427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143cm" svg:height="0.472cm" svg:x="13.273cm" svg:y="10.427cm" svg:viewBox="0 0 144 473" svg:d="M144 8c0 0 0-8-7-8-17 0-67 6-84 8-5 0-13 0-13 13 0 7 8 7 17 7 32 0 34 6 34 12l-2 13-85 334c-2 8-4 14-4 23 0 38 30 63 61 63 23 0 40-13 51-38 13-25 21-65 21-67 0-5-6-5-8-5-7 0-7 2-9 11-11 44-25 84-53 84-19 0-19-21-19-31 0-17 0-19 4-32z">
            <text:p/>
          </draw:path>
          <draw:path draw:style-name="gr3" draw:text-style-name="P3" draw:layer="layout" svg:width="0.278cm" svg:height="0.461cm" svg:x="-1.596cm" svg:y="10.42cm" svg:viewBox="0 0 279 462" svg:d="M61 226v-15c0-169 83-194 118-194 15 0 43 4 59 27-10 0-38 0-38 30 0 21 17 30 32 30 9 0 30-5 30-32 0-40-30-72-85-72-86 0-177 87-177 235 0 179 78 227 141 227 74 0 138-63 138-152 0-86-60-150-135-150-45 0-70 34-83 66zM141 443c-42 0-63-40-67-52-11-30-11-83-11-97 0-51 21-119 81-119 10 0 42 0 63 42 12 24 12 58 12 93 0 32 0 64-12 89-21 40-51 44-66 44z">
            <text:p/>
          </draw:path>
          <draw:path draw:style-name="gr3" draw:text-style-name="P3" draw:layer="layout" svg:width="0.071cm" svg:height="0.288cm" svg:x="-1.235cm" svg:y="10.576cm" svg:viewBox="0 0 72 289" svg:d="M72 36c0-21-15-36-36-36-19 0-36 15-36 36 0 19 17 36 36 36 21 0 36-17 36-36zM72 254c0-20-15-36-36-36-19 0-36 16-36 36 0 19 17 35 36 35 21 0 36-16 36-35z">
            <text:p/>
          </draw:path>
          <draw:path draw:style-name="gr3" draw:text-style-name="P3" draw:layer="layout" svg:width="0.478cm" svg:height="0.457cm" svg:x="-0.785cm" svg:y="10.40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-0.263cm" svg:y="10.408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0.461cm" svg:y="10.393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0.896cm" svg:y="10.408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1 0-4 2-10 4-16z">
            <text:p/>
          </draw:path>
          <draw:path draw:style-name="gr3" draw:text-style-name="P3" draw:layer="layout" svg:width="0.261cm" svg:height="0.668cm" svg:x="1.514cm" svg:y="10.363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1.459cm" svg:y="10.503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2.082cm" svg:y="10.363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2.346cm" svg:y="10.568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2.76cm" svg:y="10.79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2.977cm" svg:y="10.568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1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3.357cm" svg:y="10.361cm" svg:viewBox="0 0 120 243" svg:d="M116 42c2-10 4-14 4-15 0-16-14-27-29-27-19 0-24 15-26 23l-63 203c0 2-2 8-2 8 0 5 15 9 19 9s4 0 6-8z">
            <text:p/>
          </draw:path>
          <draw:path draw:style-name="gr3" draw:text-style-name="P3" draw:layer="layout" svg:width="0.079cm" svg:height="0.2cm" svg:x="3.579cm" svg:y="10.79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3.796cm" svg:y="10.568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4.174cm" svg:y="10.361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4.328cm" svg:y="10.361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238cm" svg:height="0.668cm" svg:x="4.541cm" svg:y="10.363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5.001cm" svg:y="10.79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5.267cm" svg:y="10.40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5.688cm" svg:y="10.758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6.027cm" svg:y="10.758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6.27cm" svg:y="10.758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61cm" svg:height="0.668cm" svg:x="6.979cm" svg:y="10.363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6.923cm" svg:y="10.503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7.547cm" svg:y="10.363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7.811cm" svg:y="10.568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8.225cm" svg:y="10.792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8.442cm" svg:y="10.568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8.822cm" svg:y="10.361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079cm" svg:height="0.2cm" svg:x="9.044cm" svg:y="10.792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9.26cm" svg:y="10.568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9.639cm" svg:y="10.361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119cm" svg:height="0.242cm" svg:x="9.793cm" svg:y="10.361cm" svg:viewBox="0 0 120 243" svg:d="M114 42c4-10 6-14 6-15 0-16-14-27-29-27-19 0-24 15-26 23l-63 203c0 2-2 8-2 8 0 5 15 9 19 9s4 0 6-8z">
            <text:p/>
          </draw:path>
          <draw:path draw:style-name="gr3" draw:text-style-name="P3" draw:layer="layout" svg:width="0.238cm" svg:height="0.668cm" svg:x="10.005cm" svg:y="10.363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10.465cm" svg:y="10.792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0.684cm" svg:y="10.568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1.062cm" svg:y="10.361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119cm" svg:height="0.242cm" svg:x="11.216cm" svg:y="10.361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446cm" svg:height="0.157cm" svg:x="11.603cm" svg:y="10.61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2.289cm" svg:y="10.568cm" svg:viewBox="0 0 363 304" svg:d="M40 256c-2 12-6 27-6 31 0 11 10 17 19 17 8 0 21-6 25-19 0 0 9-32 13-50l14-60c5-14 9-29 11-44 4-11 9-32 9-34 10-21 46-82 111-82 30 0 36 25 36 48 0 40-34 127-44 155-6 16-8 23-8 31 0 32 25 55 56 55 62 0 87-97 87-103 0-7-6-7-8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text-style-name="P3" draw:layer="layout" svg:width="0.345cm" svg:height="0.303cm" svg:x="12.688cm" svg:y="10.568cm" svg:viewBox="0 0 346 304" svg:d="M215 260c7 27 32 44 61 44 22 0 38-15 49-36 11-25 21-67 21-67 0-7-8-7-10-7-5 0-5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text-style-name="P3" draw:layer="layout" svg:width="0.143cm" svg:height="0.472cm" svg:x="13.078cm" svg:y="10.401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143cm" svg:height="0.472cm" svg:x="13.29cm" svg:y="10.401cm" svg:viewBox="0 0 144 473" svg:d="M144 8c0 0 0-8-7-8-17 0-67 6-84 8-5 0-13 0-13 13 0 7 8 7 17 7 32 0 34 6 34 12l-2 13-85 334c-2 8-4 14-4 23 0 38 30 63 61 63 23 0 40-13 51-38 13-25 21-65 21-67 0-5-6-5-8-5-7 0-7 2-9 11-11 44-25 84-53 84-19 0-19-21-19-31 0-17 0-19 4-32z">
            <text:p/>
          </draw:path>
          <draw:path draw:style-name="gr3" draw:text-style-name="P3" draw:layer="layout" svg:width="0.278cm" svg:height="0.461cm" svg:x="-1.581cm" svg:y="10.446cm" svg:viewBox="0 0 279 462" svg:d="M61 226v-15c0-169 83-194 118-194 15 0 43 4 59 27-10 0-38 0-38 30 0 21 17 30 32 30 9 0 30-5 30-32 0-40-30-72-85-72-86 0-177 87-177 235 0 179 78 227 141 227 74 0 138-63 138-152 0-86-60-150-135-150-45 0-70 34-83 66zM141 443c-42 0-63-40-67-52-11-30-11-83-11-97 0-51 21-119 81-119 10 0 42 0 63 42 12 24 12 58 12 93 0 32 0 64-12 89-21 40-51 44-66 44z">
            <text:p/>
          </draw:path>
          <draw:path draw:style-name="gr3" draw:text-style-name="P3" draw:layer="layout" svg:width="0.071cm" svg:height="0.288cm" svg:x="-1.218cm" svg:y="10.602cm" svg:viewBox="0 0 72 289" svg:d="M72 36c0-21-15-36-36-36-19 0-36 15-36 36 0 19 17 36 36 36 21 0 36-17 36-36zM72 254c0-20-15-36-36-36-19 0-36 16-36 36 0 19 17 35 36 35 21 0 36-16 36-35z">
            <text:p/>
          </draw:path>
          <draw:path draw:style-name="gr3" draw:text-style-name="P3" draw:layer="layout" svg:width="0.478cm" svg:height="0.457cm" svg:x="-0.768cm" svg:y="10.435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-0.247cm" svg:y="10.435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0.478cm" svg:y="10.42cm" svg:viewBox="0 0 397 488" svg:d="M397 8c0-4 0-8-6-8-3 0-5 0-13 9l-32 38c-17-30-51-47-95-47-86 0-165 78-165 158 0 55 34 85 68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0.914cm" svg:y="10.435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1 0-4 2-10 4-16z">
            <text:p/>
          </draw:path>
          <draw:path draw:style-name="gr3" draw:text-style-name="P3" draw:layer="layout" svg:width="0.261cm" svg:height="0.668cm" svg:x="1.531cm" svg:y="10.389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1.476cm" svg:y="10.53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2.099cm" svg:y="10.389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2.363cm" svg:y="10.595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2.778cm" svg:y="10.82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2.994cm" svg:y="10.595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3.372cm" svg:y="10.388cm" svg:viewBox="0 0 120 243" svg:d="M116 42c2-10 4-14 4-15 0-16-14-27-29-27-19 0-24 15-26 23l-63 203c0 2-2 8-2 8 0 5 15 9 19 9s4 0 6-8z">
            <text:p/>
          </draw:path>
          <draw:path draw:style-name="gr3" draw:text-style-name="P3" draw:layer="layout" svg:width="0.079cm" svg:height="0.2cm" svg:x="3.595cm" svg:y="10.821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3.813cm" svg:y="10.595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4.191cm" svg:y="10.388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4.345cm" svg:y="10.388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238cm" svg:height="0.668cm" svg:x="4.558cm" svg:y="10.389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5.018cm" svg:y="10.82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5.284cm" svg:y="10.435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5.705cm" svg:y="10.785cm" svg:viewBox="0 0 287 213" svg:d="M36 179c-2 5-6 17-6 19 0 9 10 15 18 15 7 0 15-6 17-12 2-3 5-19 9-28 2-10 8-31 10-42 3-11 5-21 7-32 6-19 6-23 21-42 13-19 34-44 70-44 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6.044cm" svg:y="10.785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6.287cm" svg:y="10.785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61cm" svg:height="0.668cm" svg:x="6.996cm" svg:y="10.389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6.941cm" svg:y="10.53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text-style-name="P3" draw:layer="layout" svg:width="0.238cm" svg:height="0.668cm" svg:x="7.564cm" svg:y="10.389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7.828cm" svg:y="10.595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8.242cm" svg:y="10.821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8.459cm" svg:y="10.595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8.837cm" svg:y="10.388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079cm" svg:height="0.2cm" svg:x="9.059cm" svg:y="10.821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9.278cm" svg:y="10.595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9.656cm" svg:y="10.388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119cm" svg:height="0.242cm" svg:x="9.81cm" svg:y="10.388cm" svg:viewBox="0 0 120 243" svg:d="M116 42c2-10 4-14 4-15 0-16-14-27-29-27-19 0-24 15-26 23l-63 203c0 2-2 8-2 8 0 5 15 9 19 9s4 0 6-8z">
            <text:p/>
          </draw:path>
          <draw:path draw:style-name="gr3" draw:text-style-name="P3" draw:layer="layout" svg:width="0.238cm" svg:height="0.668cm" svg:x="10.022cm" svg:y="10.389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10.482cm" svg:y="10.821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0.699cm" svg:y="10.595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1.079cm" svg:y="10.388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119cm" svg:height="0.242cm" svg:x="11.231cm" svg:y="10.388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446cm" svg:height="0.157cm" svg:x="11.62cm" svg:y="10.646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4cm" svg:height="0.303cm" svg:x="12.304cm" svg:y="10.595cm" svg:viewBox="0 0 365 304" svg:d="M40 256c-2 12-6 27-6 31 0 11 10 17 19 17 8 0 21-6 25-19 0 0 9-32 13-50l14-60c5-14 9-29 11-44 4-11 9-32 9-34 10-21 46-82 111-82 30 0 36 25 36 48 0 40-34 127-44 155-6 16-8 23-8 31 0 32 25 55 56 55 62 0 89-97 89-103 0-7-8-7-10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text-style-name="P3" draw:layer="layout" svg:width="0.345cm" svg:height="0.303cm" svg:x="12.703cm" svg:y="10.595cm" svg:viewBox="0 0 346 304" svg:d="M215 260c7 27 32 44 61 44 22 0 38-15 49-36 11-25 21-67 21-67 0-7-8-7-10-7-5 0-7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text-style-name="P3" draw:layer="layout" svg:width="0.143cm" svg:height="0.472cm" svg:x="13.095cm" svg:y="10.427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143cm" svg:height="0.472cm" svg:x="13.308cm" svg:y="10.427cm" svg:viewBox="0 0 144 473" svg:d="M144 8c0 0 0-8-7-8-17 0-67 6-84 8-5 0-13 0-13 13 0 7 8 7 17 7 32 0 34 6 34 12l-2 13-85 334c-2 8-4 14-4 23 0 38 30 63 61 63 23 0 40-13 51-38 13-25 21-65 21-67 0-5-6-5-8-5-7 0-7 2-9 11-11 44-25 84-53 84-19 0-19-21-19-31 0-17 0-19 4-32z">
            <text:p/>
          </draw:path>
        </draw:g>
        <draw:connector draw:style-name="gr5" draw:text-style-name="P4" draw:layer="layout" draw:type="curve" draw:line-skew="0.222cm 0.304cm" svg:x1="4.932cm" svg:y1="22.022cm" svg:x2="11.37cm" svg:y2="21.387cm" draw:start-shape="id4" draw:start-glue-point="2" draw:end-shape="id4" draw:end-glue-point="1" svg:d="M4932 22022c0 1110 3630 925 5548 489s2123-1124 890-1124" svg:viewBox="0 0 7211 1466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11.234cm" svg:y="22.883cm" svg:viewBox="0 0 977 598" draw:points="489,598 0,598 0,0 977,0 977,598">
            <text:p/>
          </draw:polygon>
          <draw:path draw:style-name="gr3" draw:text-style-name="P3" draw:layer="layout" svg:width="0.305cm" svg:height="0.409cm" svg:x="11.255cm" svg:y="22.88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1.586cm" svg:y="22.88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1.935cm" svg:y="23.18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11.233cm" svg:y="23.685cm" svg:viewBox="0 0 1125 598" draw:points="563,598 0,598 0,0 1125,0 1125,598">
            <text:p/>
          </draw:polygon>
          <draw:path draw:style-name="gr3" draw:text-style-name="P3" draw:layer="layout" svg:width="0.305cm" svg:height="0.409cm" svg:x="11.254cm" svg:y="23.6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1.585cm" svg:y="23.68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1.934cm" svg:y="23.98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2.24cm" svg:y="23.87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11.235cm" svg:y="24.585cm" svg:viewBox="0 0 1271 598" draw:points="635,598 0,598 0,0 1271,0 1271,598">
            <text:p/>
          </draw:polygon>
          <draw:path draw:style-name="gr3" draw:text-style-name="P3" draw:layer="layout" svg:width="0.305cm" svg:height="0.409cm" svg:x="11.256cm" svg:y="24.5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1.586cm" svg:y="24.58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11.936cm" svg:y="24.88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2.242cm" svg:y="24.77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2.388cm" svg:y="24.771cm" svg:viewBox="0 0 95 177" svg:d="M91 32c0 0 4-7 4-13 0-11-11-19-21-19-15 0-19 11-21 15l-51 146c-2 4-2 6-2 6 0 6 15 10 15 10 2 0 4-2 6-6z">
            <text:p/>
          </draw:path>
        </draw:g>
        <draw:custom-shape draw:style-name="gr9" draw:text-style-name="P1" xml:id="id5" draw:id="id5" draw:layer="layout" svg:width="13.076cm" svg:height="1.27cm" svg:x="-1.806cm" svg:y="15.6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5: $PMSI \notin \left\lbrace p, p', p'' \right\rbrace , P_{new} = p, p'' != null$§svg§600§TRUE§</svg:desc>
          <draw:polygon draw:style-name="gr2" draw:text-style-name="P2" draw:layer="layout" svg:width="12.78cm" svg:height="0.668cm" svg:x="-1.641cm" svg:y="15.962cm" svg:viewBox="0 0 12781 669" draw:points="6391,669 0,669 0,0 12781,0 12781,669">
            <text:p/>
          </draw:polygon>
          <draw:path draw:style-name="gr3" draw:text-style-name="P3" draw:layer="layout" svg:width="0.267cm" svg:height="0.461cm" svg:x="-1.607cm" svg:y="16.019cm" svg:viewBox="0 0 268 462" svg:d="M268 312c0-80-55-147-127-147-33 0-61 10-86 35v-132c13 4 36 10 57 10 84 0 129-63 129-70 0-4-2-8-5-8 0 0-2 0-6 2-13 6-46 19-91 19-27 0-59-4-90-19-5-2-7-2-7-2-8 0-8 6-8 17v198c0 13 0 17 10 17 3 0 5-2 9-6 8-9 32-45 86-45 36 0 53 30 57 41 11 25 13 52 13 86 0 23 0 63-17 91-15 27-40 44-72 44-48 0-88-36-99-76 2 2 4 2 11 2 23 0 34-17 34-33 0-17-11-32-34-32-9 0-32 4-32 34 0 59 46 124 122 124 77 0 146-65 146-150z">
            <text:p/>
          </draw:path>
          <draw:path draw:style-name="gr3" draw:text-style-name="P3" draw:layer="layout" svg:width="0.071cm" svg:height="0.288cm" svg:x="-1.252cm" svg:y="16.175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-0.799cm" svg:y="16.008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-0.279cm" svg:y="16.008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4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0.445cm" svg:y="15.992cm" svg:viewBox="0 0 397 489" svg:d="M397 8c0-4 0-8-6-8-3 0-5 0-13 10l-32 38c-17-31-52-48-95-48-86 0-166 78-166 158 0 55 35 85 69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0.88cm" svg:y="16.008cm" svg:viewBox="0 0 312 458" svg:d="M228 51c6-24 8-30 61-30 17 0 23 0 23-13 0-8-8-8-12-8-19 0-68 2-87 2-21 0-71-2-90-2-5 0-13 0-13 13 0 8 6 8 19 8 27 0 46 0 46 13 0 2 0 4-2 10l-89 363c-8 24-10 30-63 30-15 0-21 0-21 14 0 7 8 7 9 7 21 0 69-2 90-2 19 0 68 2 89 2 6 0 13 0 13-13 0-8-5-8-21-8-11 0-15 0-28-2-13 0-17-4-17-11 0-4 2-10 4-15z">
            <text:p/>
          </draw:path>
          <draw:path draw:style-name="gr3" draw:text-style-name="P3" draw:layer="layout" svg:width="0.261cm" svg:height="0.668cm" svg:x="1.5cm" svg:y="15.962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35cm" svg:height="0.389cm" svg:x="1.443cm" svg:y="16.103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238cm" svg:height="0.668cm" svg:x="2.066cm" svg:y="15.962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text-style-name="P3" draw:layer="layout" svg:width="0.349cm" svg:height="0.427cm" svg:x="2.332cm" svg:y="16.16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2.744cm" svg:y="16.39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.963cm" svg:y="16.16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3.341cm" svg:y="15.96cm" svg:viewBox="0 0 120 243" svg:d="M116 42c2-10 4-13 4-15 0-16-14-27-29-27-19 0-25 15-26 23l-63 203c0 2-2 8-2 8 0 6 15 9 19 9s4 0 6-7z">
            <text:p/>
          </draw:path>
          <draw:path draw:style-name="gr3" draw:text-style-name="P3" draw:layer="layout" svg:width="0.079cm" svg:height="0.2cm" svg:x="3.563cm" svg:y="16.39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3.78cm" svg:y="16.16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4.16cm" svg:y="15.96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19cm" svg:height="0.242cm" svg:x="4.312cm" svg:y="15.96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238cm" svg:height="0.668cm" svg:x="4.526cm" svg:y="15.962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079cm" svg:height="0.2cm" svg:x="4.986cm" svg:y="16.39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57cm" svg:x="5.25cm" svg:y="16.008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5.674cm" svg:y="16.357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6.012cm" svg:y="16.357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6.253cm" svg:y="16.357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6.89cm" svg:y="16.219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7.534cm" svg:y="16.16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7.948cm" svg:y="16.39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8.165cm" svg:y="16.16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8.543cm" svg:y="15.96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119cm" svg:height="0.242cm" svg:x="8.697cm" svg:y="15.96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1cm" svg:height="0.48cm" svg:x="8.919cm" svg:y="15.985cm" svg:viewBox="0 0 72 481" svg:d="M46 340l26-306c0-23-17-34-36-34-17 0-36 11-36 34l27 306c0 10 1 15 9 15s10-3 10-15zM72 445c0-19-15-36-36-36-19 0-36 17-36 36s17 36 36 36c21 0 36-17 36-36z">
            <text:p/>
          </draw:path>
          <draw:path draw:style-name="gr3" draw:text-style-name="P3" draw:layer="layout" svg:width="0.445cm" svg:height="0.157cm" svg:x="9.27cm" svg:y="16.219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9.954cm" svg:y="16.167cm" svg:viewBox="0 0 363 304" svg:d="M40 257c-2 11-6 26-6 30 0 11 10 17 19 17 8 0 21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10.353cm" svg:y="16.167cm" svg:viewBox="0 0 346 304" svg:d="M215 260c7 27 32 44 60 44 23 0 38-15 50-36 11-25 21-67 21-67 0-7-8-7-10-7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10.745cm" svg:y="16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  <draw:path draw:style-name="gr3" draw:text-style-name="P3" draw:layer="layout" svg:width="0.143cm" svg:height="0.472cm" svg:x="10.956cm" svg:y="16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</draw:g>
        <draw:connector draw:style-name="gr5" draw:text-style-name="P4" draw:layer="layout" draw:type="curve" svg:x1="4.932cm" svg:y1="20.752cm" svg:x2="4.732cm" svg:y2="16.922cm" draw:start-shape="id4" draw:start-glue-point="0" draw:end-shape="id5" svg:d="M4932 20752c0-2872-200-958-200-3830" svg:viewBox="0 0 201 3831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3.741cm" svg:y="19.892cm" svg:viewBox="0 0 1049 409" draw:points="525,409 0,409 0,0 1049,0 1049,409">
            <text:p/>
          </draw:polygon>
          <draw:path draw:style-name="gr3" draw:text-style-name="P3" draw:layer="layout" svg:width="0.314cm" svg:height="0.417cm" svg:x="3.758cm" svg:y="19.88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4.102cm" svg:y="19.89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4.454cm" svg:y="19.89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5" draw:text-style-name="P4" draw:layer="layout" draw:type="curve" svg:x1="4.732cm" svg:y1="15.652cm" svg:x2="5.955cm" svg:y2="11.322cm" draw:start-shape="id5" draw:start-glue-point="0" draw:end-shape="id6" svg:d="M4732 15652c0-3247 1223-1083 1223-4330" svg:viewBox="0 0 1224 4331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3.334cm" svg:y="13.686cm" svg:viewBox="0 0 1125 598" draw:points="563,598 0,598 0,0 1125,0 1125,598">
            <text:p/>
          </draw:polygon>
          <draw:path draw:style-name="gr3" draw:text-style-name="P3" draw:layer="layout" svg:width="0.305cm" svg:height="0.409cm" svg:x="3.355cm" svg:y="13.6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3.686cm" svg:y="13.684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4.035cm" svg:y="13.98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4.341cm" svg:y="13.8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3.336cm" svg:y="14.586cm" svg:viewBox="0 0 1271 598" draw:points="635,598 0,598 0,0 1271,0 1271,598">
            <text:p/>
          </draw:polygon>
          <draw:path draw:style-name="gr3" draw:text-style-name="P3" draw:layer="layout" svg:width="0.305cm" svg:height="0.409cm" svg:x="3.357cm" svg:y="14.5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3.687cm" svg:y="14.584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4.037cm" svg:y="14.886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4.343cm" svg:y="14.77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4.489cm" svg:y="14.772cm" svg:viewBox="0 0 95 177" svg:d="M91 32c0 0 4-7 4-13 0-11-11-19-21-19-15 0-19 11-21 15l-51 146c-2 4-2 6-2 6 0 6 15 10 15 10 2 0 4-2 6-6z">
            <text:p/>
          </draw:path>
        </draw:g>
        <draw:connector draw:style-name="gr5" draw:text-style-name="P4" draw:layer="layout" draw:type="curve" draw:line-skew="0cm 0.77cm" svg:x1="4.732cm" svg:y1="15.652cm" svg:x2="11.27cm" svg:y2="16.287cm" draw:start-shape="id5" draw:start-glue-point="0" draw:end-shape="id5" draw:end-glue-point="1" svg:d="M4732 15652c0-777 3913-648 6031-295s2439 930 507 930" svg:viewBox="0 0 7820 1209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7.534cm" svg:y="13.984cm" svg:viewBox="0 0 977 598" draw:points="489,598 0,598 0,0 977,0 977,598">
            <text:p/>
          </draw:polygon>
          <draw:path draw:style-name="gr3" draw:text-style-name="P3" draw:layer="layout" svg:width="0.305cm" svg:height="0.409cm" svg:x="7.555cm" svg:y="13.98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7.886cm" svg:y="13.98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8.235cm" svg:y="14.28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7.541cm" svg:y="13.293cm" svg:viewBox="0 0 1049 409" draw:points="525,409 0,409 0,0 1049,0 1049,409">
            <text:p/>
          </draw:polygon>
          <draw:path draw:style-name="gr3" draw:text-style-name="P3" draw:layer="layout" svg:width="0.314cm" svg:height="0.417cm" svg:x="7.558cm" svg:y="13.28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7.902cm" svg:y="13.29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8.254cm" svg:y="13.29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5" draw:text-style-name="P4" draw:layer="layout" draw:type="curve" draw:line-skew="1.834cm" svg:x1="26.694cm" svg:y1="21.457cm" svg:x2="27cm" svg:y2="10.691cm" draw:start-shape="id2" draw:start-glue-point="1" draw:end-shape="id1" draw:end-glue-point="1" svg:d="M26694 21457c3987 0 3834-10766 306-10766" svg:viewBox="0 0 2972 10767">
          <text:p/>
        </draw:connector>
        <draw:connector draw:style-name="gr5" draw:text-style-name="P4" draw:layer="layout" draw:type="curve" draw:line-skew="0cm 0.28cm" svg:x1="5.955cm" svg:y1="10.052cm" svg:x2="13.716cm" svg:y2="10.687cm" draw:start-shape="id6" draw:start-glue-point="0" draw:end-shape="id6" draw:end-glue-point="1" svg:d="M5955 10052c0-777 4280-648 6519-295s2439 930 1242 930" svg:viewBox="0 0 8487 1209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8.935cm" svg:y="6.784cm" svg:viewBox="0 0 977 598" draw:points="489,598 0,598 0,0 977,0 977,598">
            <text:p/>
          </draw:polygon>
          <draw:path draw:style-name="gr3" draw:text-style-name="P3" draw:layer="layout" svg:width="0.305cm" svg:height="0.409cm" svg:x="8.956cm" svg:y="6.78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9.287cm" svg:y="6.78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9.636cm" svg:y="7.08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8.935cm" svg:y="7.687cm" svg:viewBox="0 0 1125 598" draw:points="563,598 0,598 0,0 1125,0 1125,598">
            <text:p/>
          </draw:polygon>
          <draw:path draw:style-name="gr3" draw:text-style-name="P3" draw:layer="layout" svg:width="0.305cm" svg:height="0.409cm" svg:x="8.956cm" svg:y="7.685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9.287cm" svg:y="7.685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9.636cm" svg:y="7.98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9.942cm" svg:y="7.873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8.937cm" svg:y="8.587cm" svg:viewBox="0 0 1271 598" draw:points="635,598 0,598 0,0 1271,0 1271,598">
            <text:p/>
          </draw:polygon>
          <draw:path draw:style-name="gr3" draw:text-style-name="P3" draw:layer="layout" svg:width="0.305cm" svg:height="0.409cm" svg:x="8.958cm" svg:y="8.585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9.288cm" svg:y="8.585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9.638cm" svg:y="8.887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9.944cm" svg:y="8.77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0.09cm" svg:y="8.773cm" svg:viewBox="0 0 95 177" svg:d="M91 32c0 0 4-7 4-13 0-11-11-19-21-19-15 0-19 11-21 15l-51 146c-2 4-2 6-2 6 0 6 15 10 15 10 2 0 4-2 6-6z">
            <text:p/>
          </draw:path>
        </draw:g>
        <draw:custom-shape draw:style-name="gr10" draw:text-style-name="P1" xml:id="id7" draw:id="id7" draw:layer="layout" svg:width="4.824cm" svg:height="1.524cm" svg:x="14.008cm" svg:y="2.578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curve" svg:x1="18.832cm" svg:y1="3.34cm" svg:x2="25.317cm" svg:y2="-0.47cm" draw:start-shape="id7" draw:start-glue-point="1" draw:end-shape="id8" draw:end-glue-point="2" svg:d="M18832 3340c4324 0 6485-1270 6485-3810" svg:viewBox="0 0 6486 3811">
          <text:p/>
        </draw:connector>
        <draw:connector draw:style-name="gr5" draw:text-style-name="P4" draw:layer="layout" draw:type="curve" svg:x1="23.166cm" svg:y1="-1.232cm" svg:x2="16.42cm" svg:y2="2.578cm" draw:start-shape="id8" draw:start-glue-point="3" draw:end-shape="id7" draw:end-glue-point="0" svg:d="M23166-1232c-4498 0-6746 1270-6746 3810" svg:viewBox="0 0 6747 3811">
          <text:p/>
        </draw:connector>
        <draw:custom-shape draw:style-name="gr11" draw:text-style-name="P1" xml:id="id8" draw:id="id8" draw:layer="layout" svg:width="4.302cm" svg:height="1.524cm" svg:x="23.166cm" svg:y="-1.994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curve" draw:line-skew="-0.352cm 0.323cm" svg:x1="25.317cm" svg:y1="-1.994cm" svg:x2="27.468cm" svg:y2="-1.232cm" draw:start-shape="id8" draw:start-glue-point="0" draw:end-shape="id8" draw:end-glue-point="1" svg:d="M25317-1994c0-1318 1501-1099 2357-579s1069 1341-206 1341" svg:viewBox="0 0 3054 1748">
          <text:p/>
        </draw:connector>
        <draw:g>
          <svg:title>TexMaths</svg:title>
          <svg:desc>20§latex§$1: i, p, p', \pmb{p''}$§svg§600§TRUE§</svg:desc>
          <draw:polygon draw:style-name="gr2" draw:text-style-name="P2" draw:layer="layout" svg:width="3.689cm" svg:height="0.685cm" svg:x="23.459cm" svg:y="-1.551cm" svg:viewBox="0 0 3690 686" draw:points="1846,686 0,686 0,0 3690,0 3690,686">
            <text:p/>
          </draw:polygon>
          <draw:path draw:style-name="gr3" draw:text-style-name="P3" draw:layer="layout" svg:width="0.233cm" svg:height="0.469cm" svg:x="23.521cm" svg:y="-1.473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text-style-name="P3" draw:layer="layout" svg:width="0.075cm" svg:height="0.303cm" svg:x="24.065cm" svg:y="-1.307cm" svg:viewBox="0 0 76 304" svg:d="M76 38c0-22-16-38-38-38-20 0-38 16-38 38 0 20 18 38 38 38 22 0 38-18 38-38zM76 268c0-22-16-38-38-38-20 0-38 16-38 38 0 20 18 36 38 36 22 0 38-16 38-36z">
            <text:p/>
          </draw:path>
          <draw:path draw:style-name="gr3" draw:text-style-name="P3" draw:layer="layout" svg:width="0.187cm" svg:height="0.473cm" svg:x="24.415cm" svg:y="-1.469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3" draw:text-style-name="P3" draw:layer="layout" svg:width="0.083cm" svg:height="0.211cm" svg:x="24.695cm" svg:y="-1.07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text-style-name="P3" draw:layer="layout" svg:width="0.367cm" svg:height="0.449cm" svg:x="24.925cm" svg:y="-1.315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text-style-name="P3" draw:layer="layout" svg:width="0.083cm" svg:height="0.211cm" svg:x="25.359cm" svg:y="-1.079cm" svg:viewBox="0 0 84 212" svg:d="M84 74c0-46-18-74-46-74-24 0-38 18-38 38 0 18 14 38 38 38 8 0 18-4 26-10 2-2 2-2 4-2v10c0 54-24 96-48 120-8 6-8 8-8 10 0 6 4 8 6 8 8 0 66-54 66-138z">
            <text:p/>
          </draw:path>
          <draw:path draw:style-name="gr3" draw:text-style-name="P3" draw:layer="layout" svg:width="0.367cm" svg:height="0.449cm" svg:x="25.589cm" svg:y="-1.315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3" draw:text-style-name="P3" draw:layer="layout" svg:width="0.125cm" svg:height="0.255cm" svg:x="25.987cm" svg:y="-1.535cm" svg:viewBox="0 0 126 256" svg:d="M122 44c4-10 4-14 4-16 0-16-14-28-30-28-20 0-24 16-28 24l-66 214c0 2-2 8-2 8 0 6 16 10 20 10s4 0 8-8z">
            <text:p/>
          </draw:path>
          <draw:path draw:style-name="gr3" draw:text-style-name="P3" draw:layer="layout" svg:width="0.083cm" svg:height="0.211cm" svg:x="26.221cm" svg:y="-1.07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text-style-name="P3" draw:layer="layout" svg:width="0.367cm" svg:height="0.449cm" svg:x="26.419cm" svg:y="-1.315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2-16 14-50 28-84 52-84 12 0 22 6 22 32 0 16-2 24-4 36zM178 92c6-20 24-40 38-50 24-22 44-26 56-26 30 0 46 24 46 66s-24 122-36 150c-24 50-58 72-84 72-46 0-56-58-56-62 0-2 0-4 2-12z">
            <text:p/>
          </draw:path>
          <draw:path draw:style-name="gr3" draw:text-style-name="P3" draw:layer="layout" svg:width="0.125cm" svg:height="0.255cm" svg:x="26.817cm" svg:y="-1.535cm" svg:viewBox="0 0 126 256" svg:d="M122 44c2-10 4-14 4-16 0-16-14-28-30-28-20 0-26 16-28 24l-66 214c0 2-2 8-2 8 0 6 16 10 20 10s4 0 6-8z">
            <text:p/>
          </draw:path>
          <draw:path draw:style-name="gr3" draw:text-style-name="P3" draw:layer="layout" svg:width="0.125cm" svg:height="0.255cm" svg:x="26.979cm" svg:y="-1.535cm" svg:viewBox="0 0 126 256" svg:d="M122 44c4-10 4-14 4-16 0-16-14-28-30-28-20 0-24 16-28 24l-66 214c0 2-2 8-2 8 0 6 16 10 20 10s4 0 8-8z">
            <text:p/>
          </draw:path>
          <draw:path draw:style-name="gr3" draw:text-style-name="P3" draw:layer="layout" svg:width="0.367cm" svg:height="0.449cm" svg:x="26.435cm" svg:y="-1.335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3" draw:text-style-name="P3" draw:layer="layout" svg:width="0.125cm" svg:height="0.255cm" svg:x="26.833cm" svg:y="-1.553cm" svg:viewBox="0 0 126 256" svg:d="M122 44c4-10 4-14 4-16 0-16-14-28-30-28-20 0-24 16-28 24l-66 214c0 2-2 8-2 8 0 6 16 10 20 10s4 0 8-8z">
            <text:p/>
          </draw:path>
          <draw:path draw:style-name="gr3" draw:text-style-name="P3" draw:layer="layout" svg:width="0.125cm" svg:height="0.255cm" svg:x="26.995cm" svg:y="-1.553cm" svg:viewBox="0 0 126 256" svg:d="M120 44c4-10 6-14 6-16 0-16-14-28-30-28-20 0-26 16-28 24l-66 214c0 2-2 8-2 8 0 6 16 10 20 10 2 0 4 0 6-8z">
            <text:p/>
          </draw:path>
          <draw:path draw:style-name="gr3" draw:text-style-name="P3" draw:layer="layout" svg:width="0.367cm" svg:height="0.449cm" svg:x="26.449cm" svg:y="-1.315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text-style-name="P3" draw:layer="layout" svg:width="0.125cm" svg:height="0.255cm" svg:x="26.849cm" svg:y="-1.535cm" svg:viewBox="0 0 126 256" svg:d="M120 44c4-10 6-14 6-16 0-16-14-28-30-28-20 0-26 16-28 24l-66 214c0 2-2 8-2 8 0 6 16 10 20 10 2 0 4 0 6-8z">
            <text:p/>
          </draw:path>
          <draw:path draw:style-name="gr3" draw:text-style-name="P3" draw:layer="layout" svg:width="0.125cm" svg:height="0.255cm" svg:x="27.009cm" svg:y="-1.535cm" svg:viewBox="0 0 126 256" svg:d="M122 44c2-10 4-14 4-16 0-16-14-28-30-28-20 0-26 16-28 24l-66 214c0 2-2 8-2 8 0 6 16 10 20 10s4 0 8-8z">
            <text:p/>
          </draw:path>
        </draw:g>
        <draw:g>
          <svg:title>TexMaths</svg:title>
          <svg:desc>20§latex§$2: i, p, p',\pmb{null}$§svg§600§TRUE§</svg:desc>
          <draw:polygon draw:style-name="gr2" draw:text-style-name="P2" draw:layer="layout" svg:width="4.281cm" svg:height="0.665cm" svg:x="14.259cm" svg:y="3.05cm" svg:viewBox="0 0 4282 666" draw:points="2142,666 0,666 0,0 4282,0 4282,666">
            <text:p/>
          </draw:polygon>
          <draw:path draw:style-name="gr3" draw:text-style-name="P3" draw:layer="layout" svg:width="0.281cm" svg:height="0.469cm" svg:x="14.295cm" svg:y="3.1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text-style-name="P3" draw:layer="layout" svg:width="0.075cm" svg:height="0.303cm" svg:x="14.865cm" svg:y="3.274cm" svg:viewBox="0 0 76 304" svg:d="M76 38c0-22-16-38-38-38-20 0-38 16-38 38 0 20 18 38 38 38 22 0 38-18 38-38zM76 268c0-22-16-38-38-38-20 0-38 16-38 38 0 20 18 36 38 36 22 0 38-16 38-36z">
            <text:p/>
          </draw:path>
          <draw:path draw:style-name="gr3" draw:text-style-name="P3" draw:layer="layout" svg:width="0.187cm" svg:height="0.473cm" svg:x="15.215cm" svg:y="3.112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3" draw:text-style-name="P3" draw:layer="layout" svg:width="0.083cm" svg:height="0.211cm" svg:x="15.495cm" svg:y="3.502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text-style-name="P3" draw:layer="layout" svg:width="0.367cm" svg:height="0.449cm" svg:x="15.725cm" svg:y="3.26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text-style-name="P3" draw:layer="layout" svg:width="0.083cm" svg:height="0.211cm" svg:x="16.159cm" svg:y="3.502cm" svg:viewBox="0 0 84 212" svg:d="M84 74c0-46-18-74-46-74-24 0-38 18-38 38 0 18 14 38 38 38 8 0 18-4 26-10 2-2 2-2 4-2v10c0 54-24 96-48 120-8 6-8 8-8 10 0 6 4 8 6 8 8 0 66-54 66-138z">
            <text:p/>
          </draw:path>
          <draw:path draw:style-name="gr3" draw:text-style-name="P3" draw:layer="layout" svg:width="0.367cm" svg:height="0.449cm" svg:x="16.389cm" svg:y="3.26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3" draw:text-style-name="P3" draw:layer="layout" svg:width="0.125cm" svg:height="0.255cm" svg:x="16.787cm" svg:y="3.048cm" svg:viewBox="0 0 126 256" svg:d="M122 44c4-10 4-14 4-16 0-16-14-28-30-28-20 0-24 16-28 24l-66 214c0 2-2 8-2 8 0 6 16 10 20 10s4 0 8-8z">
            <text:p/>
          </draw:path>
          <draw:path draw:style-name="gr3" draw:text-style-name="P3" draw:layer="layout" svg:width="0.083cm" svg:height="0.211cm" svg:x="17.021cm" svg:y="3.502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text-style-name="P3" draw:layer="layout" svg:width="0.381cm" svg:height="0.319cm" svg:x="17.261cm" svg:y="3.266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3" draw:text-style-name="P3" draw:layer="layout" svg:width="0.363cm" svg:height="0.319cm" svg:x="17.681cm" svg:y="3.266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3" draw:text-style-name="P3" draw:layer="layout" svg:width="0.151cm" svg:height="0.497cm" svg:x="18.093cm" svg:y="3.09cm" svg:viewBox="0 0 152 498" svg:d="M152 8c0 0 0-8-8-8-18 0-70 6-88 8-6 0-14 0-14 14 0 8 8 8 18 8 34 0 36 6 36 12l-2 14-90 352c-2 8-4 14-4 24 0 40 32 66 64 66 24 0 42-14 54-40 14-26 22-68 22-70 0-6-6-6-8-6-8 0-8 2-10 12-12 46-26 88-56 88-20 0-20-22-20-32 0-18 0-20 4-34z">
            <text:p/>
          </draw:path>
          <draw:path draw:style-name="gr3" draw:text-style-name="P3" draw:layer="layout" svg:width="0.151cm" svg:height="0.497cm" svg:x="18.317cm" svg:y="3.09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3" draw:text-style-name="P3" draw:layer="layout" svg:width="0.381cm" svg:height="0.319cm" svg:x="17.277cm" svg:y="3.248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text-style-name="P3" draw:layer="layout" svg:width="0.363cm" svg:height="0.319cm" svg:x="17.697cm" svg:y="3.248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3" draw:text-style-name="P3" draw:layer="layout" svg:width="0.151cm" svg:height="0.497cm" svg:x="18.109cm" svg:y="3.07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3" draw:text-style-name="P3" draw:layer="layout" svg:width="0.151cm" svg:height="0.497cm" svg:x="18.331cm" svg:y="3.07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3" draw:text-style-name="P3" draw:layer="layout" svg:width="0.381cm" svg:height="0.319cm" svg:x="17.293cm" svg:y="3.266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3" draw:text-style-name="P3" draw:layer="layout" svg:width="0.363cm" svg:height="0.319cm" svg:x="17.713cm" svg:y="3.266cm" svg:viewBox="0 0 364 320" svg:d="M226 274c8 28 34 46 64 46 24 0 40-16 52-38 12-26 22-70 22-70 0-8-8-8-10-8-6 0-8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3" draw:text-style-name="P3" draw:layer="layout" svg:width="0.151cm" svg:height="0.497cm" svg:x="18.125cm" svg:y="3.09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3" draw:text-style-name="P3" draw:layer="layout" svg:width="0.151cm" svg:height="0.497cm" svg:x="18.347cm" svg:y="3.09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</draw:g>
        <draw:g>
          <svg:title>TexMaths</svg:title>
          <svg:desc>20§latex§$\texttt{LU}_{p'}/\texttt{FORGETP}$§svg§600§TRUE§</svg:desc>
          <draw:polygon draw:style-name="gr2" draw:text-style-name="P2" draw:layer="layout" svg:width="4.177cm" svg:height="0.727cm" svg:x="17.818cm" svg:y="0.242cm" svg:viewBox="0 0 4178 728" draw:points="2090,728 0,728 0,0 4178,0 4178,728">
            <text:p/>
          </draw:polygon>
          <draw:path draw:style-name="gr3" draw:text-style-name="P3" draw:layer="layout" svg:width="0.321cm" svg:height="0.431cm" svg:x="17.84cm" svg:y="0.338cm" svg:viewBox="0 0 322 432" svg:d="M104 44h38c10 0 30 0 30-22s-18-22-30-22h-114c-12 0-28 0-28 22s18 22 28 22h26v344h-26c-12 0-28 0-28 22s18 22 28 22h266c24 0 28-6 28-30v-62c0-14 0-30-24-30s-24 14-24 30v48h-170z">
            <text:p/>
          </draw:path>
          <draw:path draw:style-name="gr3" draw:text-style-name="P3" draw:layer="layout" svg:width="0.363cm" svg:height="0.439cm" svg:x="18.188cm" svg:y="0.338cm" svg:viewBox="0 0 364 440" svg:d="M314 44h22c12 0 28 0 28-22s-18-22-28-22h-92c-10 0-28 0-28 22s18 22 28 22h22v240c0 76-46 112-84 112s-84-36-84-112v-240h22c10 0 30 0 30-22s-20-22-30-22h-92c-10 0-28 0-28 22s18 22 28 22h22v244c0 86 62 152 132 152 72 0 132-66 132-152z">
            <text:p/>
          </draw:path>
          <draw:path draw:style-name="gr3" draw:text-style-name="P3" draw:layer="layout" svg:width="0.275cm" svg:height="0.313cm" svg:x="18.556cm" svg:y="0.656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text-style-name="P3" draw:layer="layout" svg:width="0.099cm" svg:height="0.185cm" svg:x="18.878cm" svg:y="0.536cm" svg:viewBox="0 0 100 186" svg:d="M96 34c0 0 4-8 4-14 0-12-12-20-22-20-16 0-20 12-22 16l-54 154c-2 4-2 6-2 6 0 6 16 10 16 10 2 0 4-2 6-6z">
            <text:p/>
          </draw:path>
          <draw:path draw:style-name="gr3" draw:text-style-name="P3" draw:layer="layout" svg:width="0.275cm" svg:height="0.703cm" svg:x="19.11cm" svg:y="0.24cm" svg:viewBox="0 0 276 704" svg:d="M272 26c4-8 4-12 4-12 0-8-6-14-14-14-6 0-10 2-12 6l-246 672c-4 10-4 12-4 12 0 8 6 14 14 14 10 0 12-4 16-16z">
            <text:p/>
          </draw:path>
          <draw:path draw:style-name="gr3" draw:text-style-name="P3" draw:layer="layout" svg:width="0.325cm" svg:height="0.431cm" svg:x="19.44cm" svg:y="0.338cm" svg:viewBox="0 0 326 432" svg:d="M102 238h96c0 28 0 40 24 40s24-16 24-30v-66c0-12 0-28-24-28s-24 12-24 40h-96v-150h176v36c0 14 0 30 24 30s24-16 24-30v-52c0-20-4-28-28-28h-270c-10 0-28 0-28 22s18 22 28 22h24v344h-24c-10 0-28 0-28 22s18 22 28 22h110c10 0 28 0 28-22s-16-22-28-22h-36z">
            <text:p/>
          </draw:path>
          <draw:path draw:style-name="gr3" draw:text-style-name="P3" draw:layer="layout" svg:width="0.291cm" svg:height="0.445cm" svg:x="19.828cm" svg:y="0.33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3" draw:text-style-name="P3" draw:layer="layout" svg:width="0.353cm" svg:height="0.439cm" svg:x="20.172cm" svg:y="0.338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3" draw:text-style-name="P3" draw:layer="layout" svg:width="0.323cm" svg:height="0.445cm" svg:x="20.55cm" svg:y="0.33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3" draw:text-style-name="P3" draw:layer="layout" svg:width="0.335cm" svg:height="0.431cm" svg:x="20.91cm" svg:y="0.338cm" svg:viewBox="0 0 336 432" svg:d="M50 388h-22c-10 0-28 0-28 22s18 22 28 22h280c24 0 28-6 28-30v-62c0-14 0-30-24-30s-24 16-24 30v48h-188v-158h92c0 28 0 40 24 40s24-16 24-30v-64c0-14 0-30-24-30s-24 12-24 40h-92v-142h172v36c0 14 0 30 24 30 26 0 26-16 26-30v-52c0-20-6-28-30-28h-264c-10 0-28 0-28 22s18 22 28 22h22z">
            <text:p/>
          </draw:path>
          <draw:path draw:style-name="gr3" draw:text-style-name="P3" draw:layer="layout" svg:width="0.333cm" svg:height="0.431cm" svg:x="21.278cm" svg:y="0.338cm" svg:viewBox="0 0 334 432" svg:d="M192 44h92v36c0 14 0 30 24 30 26 0 26-16 26-30v-52c0-20-4-28-28-28h-278c-22 0-28 6-28 28v52c0 14 0 30 24 30s24-16 24-30v-36h94v344h-36c-10 0-28 0-28 22s16 22 28 22h122c10 0 28 0 28-22s-16-22-28-22h-36z">
            <text:p/>
          </draw:path>
          <draw:path draw:style-name="gr3" draw:text-style-name="P3" draw:layer="layout" svg:width="0.321cm" svg:height="0.431cm" svg:x="21.646cm" svg:y="0.338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</draw:g>
        <draw:g>
          <svg:title>TexMaths</svg:title>
          <svg:desc>20§latex§$\texttt{AVR}/\texttt{AV}_{p''}$§svg§600§TRUE§</svg:desc>
          <draw:polygon draw:style-name="gr2" draw:text-style-name="P2" draw:layer="layout" svg:width="2.793cm" svg:height="0.727cm" svg:x="20.585cm" svg:y="3.41cm" svg:viewBox="0 0 2794 728" draw:points="1398,728 0,728 0,0 2794,0 2794,728">
            <text:p/>
          </draw:polygon>
          <draw:path draw:style-name="gr3" draw:text-style-name="P3" draw:layer="layout" svg:width="0.331cm" svg:height="0.439cm" svg:x="20.603cm" svg:y="3.498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3" draw:text-style-name="P3" draw:layer="layout" svg:width="0.345cm" svg:height="0.437cm" svg:x="20.965cm" svg:y="3.506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3" draw:text-style-name="P3" draw:layer="layout" svg:width="0.353cm" svg:height="0.439cm" svg:x="21.335cm" svg:y="3.506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3" draw:text-style-name="P3" draw:layer="layout" svg:width="0.275cm" svg:height="0.703cm" svg:x="21.731cm" svg:y="3.408cm" svg:viewBox="0 0 276 704" svg:d="M272 26c4-8 4-12 4-12 0-8-6-14-14-14-6 0-10 2-12 6l-246 672c-4 10-4 12-4 12 0 8 6 14 14 14 10 0 12-4 16-16z">
            <text:p/>
          </draw:path>
          <draw:path draw:style-name="gr3" draw:text-style-name="P3" draw:layer="layout" svg:width="0.331cm" svg:height="0.439cm" svg:x="22.061cm" svg:y="3.498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3" draw:text-style-name="P3" draw:layer="layout" svg:width="0.345cm" svg:height="0.437cm" svg:x="22.423cm" svg:y="3.506cm" svg:viewBox="0 0 346 438" svg:d="M304 44c26 0 42 0 42-22s-20-22-30-22h-72c-10 0-30 0-30 22s16 22 40 22l-54 216c-10 36-22 90-28 120-4-24-6-36-12-62l-70-274c26 0 40 0 40-22s-18-22-28-22h-72c-12 0-30 0-30 22s14 22 40 22l94 366c6 28 18 28 38 28s34 0 40-28z">
            <text:p/>
          </draw:path>
          <draw:path draw:style-name="gr3" draw:text-style-name="P3" draw:layer="layout" svg:width="0.275cm" svg:height="0.313cm" svg:x="22.779cm" svg:y="3.824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text-style-name="P3" draw:layer="layout" svg:width="0.099cm" svg:height="0.185cm" svg:x="23.101cm" svg:y="3.704cm" svg:viewBox="0 0 100 186" svg:d="M96 34c0 0 4-8 4-14 0-12-12-20-22-20-16 0-20 12-22 16l-54 154c-2 4-2 6-2 6 0 6 16 10 16 10 2 0 4-2 6-6z">
            <text:p/>
          </draw:path>
          <draw:path draw:style-name="gr3" draw:text-style-name="P3" draw:layer="layout" svg:width="0.099cm" svg:height="0.185cm" svg:x="23.257cm" svg:y="3.704cm" svg:viewBox="0 0 100 186" svg:d="M96 34c0 0 4-8 4-14 0-12-12-20-22-20-16 0-20 12-22 16l-54 154c-2 4-2 6-2 6 0 6 16 10 16 10 2 0 4-2 6-6z">
            <text:p/>
          </draw:path>
        </draw:g>
        <draw:custom-shape draw:style-name="gr12" draw:text-style-name="P1" draw:layer="layout" svg:width="24.832cm" svg:height="7.463cm" svg:x="-0.194cm" svg:y="-10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latex§$\texttt{AVR}$ = $AV$ request has arrived at HN§svg§600§TRUE§</svg:desc>
          <draw:polygon draw:style-name="gr2" draw:text-style-name="P2" draw:layer="layout" svg:width="11.419cm" svg:height="0.623cm" svg:x="0.185cm" svg:y="-9.784cm" svg:viewBox="0 0 11420 624" draw:points="5710,624 0,624 0,0 11420,0 11420,624">
            <text:p/>
          </draw:polygon>
          <draw:path draw:style-name="gr3" draw:text-style-name="P3" draw:layer="layout" svg:width="0.331cm" svg:height="0.439cm" svg:x="0.203cm" svg:y="-9.736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3" draw:text-style-name="P3" draw:layer="layout" svg:width="0.345cm" svg:height="0.437cm" svg:x="0.565cm" svg:y="-9.728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3" draw:text-style-name="P3" draw:layer="layout" svg:width="0.353cm" svg:height="0.439cm" svg:x="0.935cm" svg:y="-9.728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3" draw:text-style-name="P3" draw:layer="layout" svg:width="0.469cm" svg:height="0.165cm" svg:x="1.565cm" svg:y="-9.556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483cm" svg:height="0.505cm" svg:x="2.331cm" svg:y="-9.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text-style-name="P3" draw:layer="layout" svg:width="0.503cm" svg:height="0.497cm" svg:x="2.869cm" svg:y="-9.778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text-style-name="P3" draw:layer="layout" svg:width="0.237cm" svg:height="0.311cm" svg:x="3.649cm" svg:y="-9.608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text-style-name="P3" draw:layer="layout" svg:width="0.273cm" svg:height="0.323cm" svg:x="3.923cm" svg:y="-9.612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347cm" svg:height="0.449cm" svg:x="4.239cm" svg:y="-9.608cm" svg:viewBox="0 0 348 450" svg:d="M244 270v126c0 32-8 32-54 32v22c24-2 60-4 78-4 20 0 56 2 80 4v-22c-46 0-54 0-54-32v-396h-16l-28 64c-8-20-38-64-94-64-82 0-156 68-156 160 0 88 68 160 150 160 50 0 80-30 94-50zM246 116v100c0 22-12 42-28 60-8 10-32 28-64 28-52 0-96-62-96-144 0-84 50-142 102-142 58 0 86 62 86 98z">
            <text:p/>
          </draw:path>
          <draw:path draw:style-name="gr3" draw:text-style-name="P3" draw:layer="layout" svg:width="0.355cm" svg:height="0.319cm" svg:x="4.607cm" svg:y="-9.608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3" draw:text-style-name="P3" draw:layer="layout" svg:width="0.273cm" svg:height="0.323cm" svg:x="4.993cm" svg:y="-9.612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231cm" svg:height="0.323cm" svg:x="5.309cm" svg:y="-9.612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  <draw:path draw:style-name="gr3" draw:text-style-name="P3" draw:layer="layout" svg:width="0.221cm" svg:height="0.441cm" svg:x="5.575cm" svg:y="-9.73cm" svg:viewBox="0 0 222 442" svg:d="M110 152h100v-22h-100v-130h-18c-2 58-22 134-92 136v16h60v194c0 88 66 96 92 96 50 0 70-50 70-96v-40h-18v40c0 52-22 78-48 78-46 0-46-64-46-76z">
            <text:p/>
          </draw:path>
          <draw:path draw:style-name="gr3" draw:text-style-name="P3" draw:layer="layout" svg:width="0.355cm" svg:height="0.489cm" svg:x="6.091cm" svg:y="-9.786cm" svg:viewBox="0 0 356 490" svg:d="M56 436c0 32-8 32-56 32v22c24 0 60-2 80-2 18 0 56 2 80 2v-22c-48 0-56 0-56-32v-130c0-74 50-112 96-112 44 0 52 38 52 78v164c0 32-8 32-56 32v22c26 0 62-2 80-2s56 2 80 2v-22c-38 0-54 0-56-22v-134c0-60 0-82-22-108-10-12-32-26-74-26-60 0-90 42-102 70v-248l-102 8v22c50 0 56 4 56 40z">
            <text:p/>
          </draw:path>
          <draw:path draw:style-name="gr3" draw:text-style-name="P3" draw:layer="layout" svg:width="0.317cm" svg:height="0.323cm" svg:x="6.487cm" svg:y="-9.612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31cm" svg:height="0.323cm" svg:x="6.831cm" svg:y="-9.612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3" draw:text-style-name="P3" draw:layer="layout" svg:width="0.317cm" svg:height="0.323cm" svg:x="7.347cm" svg:y="-9.612cm" svg:viewBox="0 0 318 324" svg:d="M206 264c2 28 22 58 56 58 14 0 56-10 56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37cm" svg:height="0.311cm" svg:x="7.687cm" svg:y="-9.608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text-style-name="P3" draw:layer="layout" svg:width="0.237cm" svg:height="0.311cm" svg:x="7.961cm" svg:y="-9.608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text-style-name="P3" draw:layer="layout" svg:width="0.151cm" svg:height="0.471cm" svg:x="8.239cm" svg:y="-9.768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text-style-name="P3" draw:layer="layout" svg:width="0.345cm" svg:height="0.311cm" svg:x="8.425cm" svg:y="-9.6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3" draw:text-style-name="P3" draw:layer="layout" svg:width="0.273cm" svg:height="0.323cm" svg:x="8.781cm" svg:y="-9.612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347cm" svg:height="0.497cm" svg:x="9.097cm" svg:y="-9.786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text-style-name="P3" draw:layer="layout" svg:width="0.317cm" svg:height="0.323cm" svg:x="9.725cm" svg:y="-9.612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21cm" svg:height="0.441cm" svg:x="10.059cm" svg:y="-9.73cm" svg:viewBox="0 0 222 442" svg:d="M110 152h100v-22h-100v-130h-18c-2 58-22 134-92 136v16h60v194c0 88 66 96 92 96 50 0 70-50 70-96v-40h-18v40c0 52-22 78-48 78-46 0-46-64-46-76z">
            <text:p/>
          </draw:path>
          <draw:path draw:style-name="gr3" draw:text-style-name="P3" draw:layer="layout" svg:width="0.481cm" svg:height="0.481cm" svg:x="10.575cm" svg:y="-9.778cm" svg:viewBox="0 0 482 482" svg:d="M410 56c0-26 0-34 56-34h16v-22c-24 2-76 2-104 2-26 0-80 0-104-2v22h16c56 0 56 8 56 34v164h-210v-164c0-26 0-34 56-34h16v-22c-24 2-76 2-104 2-26 0-80 0-104-2v22h16c56 0 56 8 56 34v372c0 24 0 32-56 32h-16v22c24-2 76-2 104-2 26 0 80 0 104 2v-22h-16c-56 0-56-8-56-32v-186h210v186c0 24 0 32-56 32h-16v22c24-2 76-2 104-2 26 0 80 0 104 2v-22h-16c-56 0-56-8-56-32z">
            <text:p/>
          </draw:path>
          <draw:path draw:style-name="gr3" draw:text-style-name="P3" draw:layer="layout" svg:width="0.481cm" svg:height="0.481cm" svg:x="11.101cm" svg:y="-9.778cm" svg:viewBox="0 0 482 482" svg:d="M140 10c-6-10-6-10-20-10h-120v22h20c12 0 26 0 36 2 16 2 16 2 16 16v368c0 20 0 52-72 52v22c24 0 60-2 82-2 24 0 58 2 84 2v-22c-74 0-74-32-74-52v-368c4 4 4 6 8 10l288 422c6 10 6 10 12 10 10 0 10-4 10-18v-390c0-18 0-52 72-52v-22c-24 0-60 2-82 2-24 0-58-2-84-2v22c74 0 74 34 74 52v302z">
            <text:p/>
          </draw:path>
        </draw:g>
        <draw:g>
          <svg:title>TexMaths</svg:title>
          <svg:desc>20§latex§$\texttt{AV}_{x}$ =  HN has sent an $AV$ to the SN with $x$ in $RAND$§svg§600§TRUE§</svg:desc>
          <draw:polygon draw:style-name="gr2" draw:text-style-name="P2" draw:layer="layout" svg:width="16.963cm" svg:height="0.593cm" svg:x="0.184cm" svg:y="-8.984cm" svg:viewBox="0 0 16964 594" draw:points="8482,594 0,594 0,0 16964,0 16964,594">
            <text:p/>
          </draw:polygon>
          <draw:path draw:style-name="gr3" draw:text-style-name="P3" draw:layer="layout" svg:width="0.331cm" svg:height="0.439cm" svg:x="0.202cm" svg:y="-8.936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3" draw:text-style-name="P3" draw:layer="layout" svg:width="0.345cm" svg:height="0.437cm" svg:x="0.564cm" svg:y="-8.928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3" draw:text-style-name="P3" draw:layer="layout" svg:width="0.265cm" svg:height="0.223cm" svg:x="0.946cm" svg:y="-8.61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3" draw:text-style-name="P3" draw:layer="layout" svg:width="0.469cm" svg:height="0.165cm" svg:x="1.55cm" svg:y="-8.756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481cm" svg:height="0.481cm" svg:x="2.312cm" svg:y="-8.978cm" svg:viewBox="0 0 482 482" svg:d="M410 56c0-26 0-34 56-34h16v-22c-24 2-76 2-104 2-26 0-80 0-104-2v22h16c56 0 56 8 56 34v164h-210v-164c0-26 0-34 56-34h16v-22c-24 2-76 2-104 2-26 0-80 0-104-2v22h16c56 0 56 8 56 34v372c0 24 0 32-56 32h-16v22c24-2 76-2 104-2 26 0 80 0 104 2v-22h-16c-56 0-56-8-56-32v-186h210v186c0 24 0 32-56 32h-16v22c24-2 76-2 104-2 26 0 80 0 104 2v-22h-16c-56 0-56-8-56-32z">
            <text:p/>
          </draw:path>
          <draw:path draw:style-name="gr3" draw:text-style-name="P3" draw:layer="layout" svg:width="0.481cm" svg:height="0.481cm" svg:x="2.838cm" svg:y="-8.978cm" svg:viewBox="0 0 482 482" svg:d="M140 10c-6-10-6-10-20-10h-120v22h20c12 0 26 0 36 2 16 2 16 2 16 16v368c0 20 0 52-72 52v22c24 0 60-2 82-2 24 0 58 2 84 2v-22c-74 0-74-32-74-52v-368c4 4 4 6 8 10l288 422c6 10 6 10 12 10 10 0 10-4 10-18v-390c0-18 0-52 72-52v-22c-24 0-60 2-82 2-24 0-58-2-84-2v22c74 0 74 34 74 52v302z">
            <text:p/>
          </draw:path>
          <draw:path draw:style-name="gr3" draw:text-style-name="P3" draw:layer="layout" svg:width="0.355cm" svg:height="0.489cm" svg:x="3.596cm" svg:y="-8.986cm" svg:viewBox="0 0 356 490" svg:d="M56 436c0 32-8 32-56 32v22c24 0 60-2 80-2 18 0 56 2 80 2v-22c-48 0-56 0-56-32v-130c0-74 50-112 96-112 44 0 52 38 52 78v164c0 32-8 32-56 32v22c26 0 62-2 80-2s56 2 80 2v-22c-38 0-54 0-56-22v-134c0-60 0-82-22-108-10-12-32-26-74-26-60 0-90 42-102 70v-248l-102 8v22c50 0 56 4 56 40z">
            <text:p/>
          </draw:path>
          <draw:path draw:style-name="gr3" draw:text-style-name="P3" draw:layer="layout" svg:width="0.317cm" svg:height="0.323cm" svg:x="3.992cm" svg:y="-8.812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31cm" svg:height="0.323cm" svg:x="4.336cm" svg:y="-8.812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  <draw:path draw:style-name="gr3" draw:text-style-name="P3" draw:layer="layout" svg:width="0.231cm" svg:height="0.323cm" svg:x="4.846cm" svg:y="-8.812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  <draw:path draw:style-name="gr3" draw:text-style-name="P3" draw:layer="layout" svg:width="0.273cm" svg:height="0.323cm" svg:x="5.12cm" svg:y="-8.812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355cm" svg:height="0.311cm" svg:x="5.434cm" svg:y="-8.808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text-style-name="P3" draw:layer="layout" svg:width="0.221cm" svg:height="0.441cm" svg:x="5.794cm" svg:y="-8.93cm" svg:viewBox="0 0 222 442" svg:d="M110 152h100v-22h-100v-130h-18c-2 58-22 134-92 136v16h60v194c0 88 66 96 92 96 50 0 70-50 70-96v-40h-18v40c0 52-20 78-48 78-46 0-46-64-46-76z">
            <text:p/>
          </draw:path>
          <draw:path draw:style-name="gr3" draw:text-style-name="P3" draw:layer="layout" svg:width="0.317cm" svg:height="0.323cm" svg:x="6.316cm" svg:y="-8.812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355cm" svg:height="0.311cm" svg:x="6.66cm" svg:y="-8.808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text-style-name="P3" draw:layer="layout" svg:width="0.483cm" svg:height="0.505cm" svg:x="7.286cm" svg:y="-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text-style-name="P3" draw:layer="layout" svg:width="0.503cm" svg:height="0.497cm" svg:x="7.826cm" svg:y="-8.978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text-style-name="P3" draw:layer="layout" svg:width="0.221cm" svg:height="0.441cm" svg:x="8.598cm" svg:y="-8.93cm" svg:viewBox="0 0 222 442" svg:d="M110 152h100v-22h-100v-130h-18c-2 58-22 134-92 136v16h60v194c0 88 66 96 92 96 50 0 70-50 70-96v-40h-18v40c0 52-22 78-48 78-46 0-46-64-46-76z">
            <text:p/>
          </draw:path>
          <draw:path draw:style-name="gr3" draw:text-style-name="P3" draw:layer="layout" svg:width="0.313cm" svg:height="0.323cm" svg:x="8.878cm" svg:y="-8.812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text-style-name="P3" draw:layer="layout" svg:width="0.221cm" svg:height="0.441cm" svg:x="9.456cm" svg:y="-8.93cm" svg:viewBox="0 0 222 442" svg:d="M110 152h100v-22h-100v-130h-18c-2 58-22 134-92 136v16h60v194c0 88 66 96 92 96 50 0 70-50 70-96v-40h-18v40c0 52-22 78-48 78-46 0-46-64-46-76z">
            <text:p/>
          </draw:path>
          <draw:path draw:style-name="gr3" draw:text-style-name="P3" draw:layer="layout" svg:width="0.355cm" svg:height="0.489cm" svg:x="9.736cm" svg:y="-8.986cm" svg:viewBox="0 0 356 490" svg:d="M56 436c0 32-8 32-56 32v22c24 0 60-2 80-2 18 0 56 2 80 2v-22c-48 0-56 0-56-32v-130c0-74 50-112 96-112 44 0 52 38 52 78v164c0 32-8 32-56 32v22c26 0 62-2 80-2s56 2 80 2v-22c-38 0-54 0-56-22v-134c0-60 0-82-22-108-10-12-32-26-74-26-60 0-90 42-102 70v-248l-102 8v22c50 0 56 4 56 40z">
            <text:p/>
          </draw:path>
          <draw:path draw:style-name="gr3" draw:text-style-name="P3" draw:layer="layout" svg:width="0.273cm" svg:height="0.323cm" svg:x="10.122cm" svg:y="-8.812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313cm" svg:height="0.513cm" svg:x="10.688cm" svg:y="-8.994cm" svg:viewBox="0 0 314 514" svg:d="M208 224l-92-22c-44-10-70-48-70-90 0-50 38-92 92-92 118 0 134 116 138 148 2 4 2 8 10 8s8-4 8-18v-142c0-12 0-16-8-16-4 0-6 0-10 10l-24 40c-22-22-52-50-114-50-78 0-138 62-138 136 0 60 38 110 92 130 8 2 44 12 94 24 20 4 40 10 60 36 16 18 22 40 22 64 0 50-36 102-94 102-22 0-74-4-112-38-42-40-44-84-44-110-2-6-6-6-8-6-10 0-10 4-10 16v142c0 12 0 18 8 18 4 0 6-2 10-10 0 0 2-2 26-40 22 24 68 50 130 50 82 0 140-70 140-148 0-70-48-128-106-142z">
            <text:p/>
          </draw:path>
          <draw:path draw:style-name="gr3" draw:text-style-name="P3" draw:layer="layout" svg:width="0.481cm" svg:height="0.481cm" svg:x="11.062cm" svg:y="-8.978cm" svg:viewBox="0 0 482 482" svg:d="M140 10c-6-10-6-10-20-10h-120v22h20c12 0 26 0 36 2 16 2 16 2 16 16v368c0 20 0 52-72 52v22c24 0 60-2 82-2 24 0 58 2 84 2v-22c-74 0-74-32-74-52v-368c4 4 4 6 8 10l288 422c6 10 6 10 12 10 10 0 10-4 10-18v-390c0-18 0-52 72-52v-22c-24 0-60 2-82 2-24 0-58-2-84-2v22c74 0 74 34 74 52v302z">
            <text:p/>
          </draw:path>
          <draw:path draw:style-name="gr3" draw:text-style-name="P3" draw:layer="layout" svg:width="0.483cm" svg:height="0.311cm" svg:x="11.81cm" svg:y="-8.8cm" svg:viewBox="0 0 484 312" svg:d="M424 68c12-36 34-46 60-46v-22c-16 2-36 2-52 2-20 0-52-2-66-2v22c26 0 42 14 42 34 0 4 0 6-4 14l-64 182-70-198c-4-8-4-10-4-12 0-20 28-20 42-20v-22c-20 0-56 2-74 2-20 0-42 0-62-2v22c26 0 36 2 44 10 4 4 12 26 16 40l-60 170-68-188c-4-8-4-10-4-12 0-20 28-20 42-20v-22c-20 0-60 2-76 2-4 0-40 0-66-2v22c36 0 44 2 52 24l90 252c2 10 4 14 14 14s10-4 14-14l72-200 72 202c2 8 4 12 14 12 8 0 10-6 14-12z">
            <text:p/>
          </draw:path>
          <draw:path draw:style-name="gr3" draw:text-style-name="P3" draw:layer="layout" svg:width="0.151cm" svg:height="0.471cm" svg:x="12.326cm" svg:y="-8.968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text-style-name="P3" draw:layer="layout" svg:width="0.221cm" svg:height="0.441cm" svg:x="12.512cm" svg:y="-8.93cm" svg:viewBox="0 0 222 442" svg:d="M110 152h100v-22h-100v-130h-18c-2 58-22 134-92 136v16h60v194c0 88 66 96 92 96 50 0 70-50 70-96v-40h-18v40c0 52-22 78-48 78-46 0-46-64-46-76z">
            <text:p/>
          </draw:path>
          <draw:path draw:style-name="gr3" draw:text-style-name="P3" draw:layer="layout" svg:width="0.355cm" svg:height="0.489cm" svg:x="12.792cm" svg:y="-8.986cm" svg:viewBox="0 0 356 490" svg:d="M56 436c0 32-8 32-56 32v22c24 0 60-2 80-2 18 0 56 2 80 2v-22c-48 0-56 0-56-32v-130c0-74 50-112 96-112 44 0 52 38 52 78v164c0 32-8 32-56 32v22c26 0 62-2 80-2s56 2 80 2v-22c-38 0-54 0-56-22v-134c0-60 0-82-22-108-10-12-32-26-74-26-60 0-90 42-102 70v-248l-102 8v22c50 0 56 4 56 40z">
            <text:p/>
          </draw:path>
          <draw:path draw:style-name="gr3" draw:text-style-name="P3" draw:layer="layout" svg:width="0.351cm" svg:height="0.319cm" svg:x="13.414cm" svg:y="-8.808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3" draw:text-style-name="P3" draw:layer="layout" svg:width="0.151cm" svg:height="0.471cm" svg:x="14.052cm" svg:y="-8.968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text-style-name="P3" draw:layer="layout" svg:width="0.355cm" svg:height="0.311cm" svg:x="14.244cm" svg:y="-8.808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text-style-name="P3" draw:layer="layout" svg:width="0.503cm" svg:height="0.497cm" svg:x="14.874cm" svg:y="-8.978cm" svg:viewBox="0 0 504 498" svg:d="M236 48c4-16 6-24 20-26 6 0 28 0 42 0 50 0 128 0 128 70 0 24-10 72-38 100-18 18-56 40-120 40h-78zM338 242c70-16 154-64 154-136 0-60-62-106-156-106h-200c-14 0-22 0-22 14 0 8 8 8 20 8 2 0 16 0 28 2 12 0 18 2 18 10 0 4 0 6-2 14l-94 378c-8 28-10 34-64 34-14 0-20 0-20 14 0 8 8 8 10 8 20 0 68-2 88-2s70 2 90 2c6 0 14 0 14-14 0-8-6-8-20-8-26 0-46 0-46-12 0-4 2-8 2-12l48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3" draw:text-style-name="P3" draw:layer="layout" svg:width="0.483cm" svg:height="0.505cm" svg:x="15.408cm" svg:y="-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text-style-name="P3" draw:layer="layout" svg:width="0.593cm" svg:height="0.481cm" svg:x="15.936cm" svg:y="-8.978cm" svg:viewBox="0 0 594 482" svg:d="M506 74c6-28 20-50 76-52 4 0 12 0 12-14 0 0 0-8-10-8-22 0-48 2-70 2-24 0-50-2-72-2-4 0-14 0-14 14 0 8 8 8 14 8 40 0 48 16 48 30 0 4-2 14-2 16l-80 314-156-368c-6-14-6-14-22-14h-94c-14 0-22 0-22 14 0 8 8 8 20 8 4 0 48 0 48 6l-94 380c-6 28-18 50-76 52-4 0-12 0-12 14 0 6 4 8 10 8 22 0 46-2 70-2s50 2 72 2c4 0 14 0 14-14 0-8-8-8-16-8-40-2-46-16-46-30 0-6 2-10 4-18l92-372c4 4 4 6 6 12l176 416c6 12 8 14 14 14 8 0 8-2 10-14z">
            <text:p/>
          </draw:path>
          <draw:path draw:style-name="gr3" draw:text-style-name="P3" draw:layer="layout" svg:width="0.539cm" svg:height="0.481cm" svg:x="16.576cm" svg:y="-8.978cm" svg:viewBox="0 0 540 482" svg:d="M84 428c-8 26-8 32-64 32-12 0-20 0-20 14 0 8 6 8 20 8h234c146 0 286-148 286-304 0-98-60-178-166-178h-238c-14 0-20 0-20 14 0 8 6 8 20 8 8 0 22 0 30 2 12 0 16 2 16 10 0 4-2 6-4 14zM236 48c6-24 8-26 38-26h76c70 0 128 38 128 130 0 36-14 150-74 228-20 26-76 80-164 80h-80c-10 0-10 0-14 0-8-2-10-2-10-8 0-2 0-4 4-16z">
            <text:p/>
          </draw:path>
        </draw:g>
        <draw:g>
          <svg:title>TexMaths</svg:title>
          <svg:desc>20§latex§$\texttt{LU}_{x}$ = Location update for $x$ has arrived at HN§svg§600§TRUE§</svg:desc>
          <draw:polygon draw:style-name="gr2" draw:text-style-name="P2" draw:layer="layout" svg:width="14.613cm" svg:height="0.623cm" svg:x="0.184cm" svg:y="-8.19cm" svg:viewBox="0 0 14614 624" draw:points="7306,624 0,624 0,0 14614,0 14614,624">
            <text:p/>
          </draw:polygon>
          <draw:path draw:style-name="gr3" draw:text-style-name="P3" draw:layer="layout" svg:width="0.321cm" svg:height="0.431cm" svg:x="0.206cm" svg:y="-8.134cm" svg:viewBox="0 0 322 432" svg:d="M104 44h38c10 0 30 0 30-22s-18-22-30-22h-114c-12 0-28 0-28 22s18 22 28 22h26v344h-26c-12 0-28 0-28 22s18 22 28 22h266c24 0 28-6 28-30v-62c0-14 0-30-24-30s-24 14-24 30v48h-170z">
            <text:p/>
          </draw:path>
          <draw:path draw:style-name="gr3" draw:text-style-name="P3" draw:layer="layout" svg:width="0.363cm" svg:height="0.439cm" svg:x="0.554cm" svg:y="-8.134cm" svg:viewBox="0 0 364 440" svg:d="M314 44h22c12 0 28 0 28-22s-18-22-28-22h-92c-10 0-28 0-28 22s18 22 28 22h22v240c0 76-46 112-84 112s-84-36-84-112v-240h22c10 0 30 0 30-22s-20-22-30-22h-92c-10 0-28 0-28 22s18 22 28 22h22v244c0 86 62 152 132 152 72 0 132-66 132-152z">
            <text:p/>
          </draw:path>
          <draw:path draw:style-name="gr3" draw:text-style-name="P3" draw:layer="layout" svg:width="0.265cm" svg:height="0.223cm" svg:x="0.946cm" svg:y="-7.816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3" draw:text-style-name="P3" draw:layer="layout" svg:width="0.469cm" svg:height="0.165cm" svg:x="1.55cm" svg:y="-7.962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387cm" svg:height="0.481cm" svg:x="2.312cm" svg:y="-8.184cm" svg:viewBox="0 0 388 482" svg:d="M388 300h-18c-8 72-18 160-142 160h-58c-32 0-34-4-34-28v-376c0-24 0-34 66-34h24v-22c-26 2-90 2-118 2s-84 0-108-2v22h16c56 0 56 8 56 34v372c0 24 0 32-56 32h-16v22h368z">
            <text:p/>
          </draw:path>
          <draw:path draw:style-name="gr3" draw:text-style-name="P3" draw:layer="layout" svg:width="0.313cm" svg:height="0.323cm" svg:x="2.746cm" svg:y="-8.018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text-style-name="P3" draw:layer="layout" svg:width="0.269cm" svg:height="0.323cm" svg:x="3.12cm" svg:y="-8.018cm" svg:viewBox="0 0 270 324" svg:d="M58 162c0-114 58-144 96-144 6 0 52 0 76 26-28 2-34 24-34 32 0 18 14 32 34 32 18 0 32-12 32-32 0-48-54-76-108-76-88 0-154 76-154 164 0 90 70 160 152 160 96 0 118-84 118-92 0-6-8-6-10-6-6 0-8 2-8 6-22 66-68 74-94 74-36 0-100-30-100-144z">
            <text:p/>
          </draw:path>
          <draw:path draw:style-name="gr3" draw:text-style-name="P3" draw:layer="layout" svg:width="0.317cm" svg:height="0.323cm" svg:x="3.438cm" svg:y="-8.018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21cm" svg:height="0.441cm" svg:x="3.772cm" svg:y="-8.136cm" svg:viewBox="0 0 222 442" svg:d="M110 152h100v-22h-100v-130h-18c-2 58-22 134-92 136v16h60v194c0 88 66 96 92 96 50 0 70-50 70-96v-40h-18v40c0 52-22 78-48 78-46 0-46-64-46-76z">
            <text:p/>
          </draw:path>
          <draw:path draw:style-name="gr3" draw:text-style-name="P3" draw:layer="layout" svg:width="0.151cm" svg:height="0.471cm" svg:x="4.054cm" svg:y="-8.174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text-style-name="P3" draw:layer="layout" svg:width="0.313cm" svg:height="0.323cm" svg:x="4.244cm" svg:y="-8.018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text-style-name="P3" draw:layer="layout" svg:width="0.355cm" svg:height="0.311cm" svg:x="4.598cm" svg:y="-8.014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text-style-name="P3" draw:layer="layout" svg:width="0.355cm" svg:height="0.319cm" svg:x="5.22cm" svg:y="-8.014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3" draw:text-style-name="P3" draw:layer="layout" svg:width="0.347cm" svg:height="0.449cm" svg:x="5.608cm" svg:y="-8.014cm" svg:viewBox="0 0 348 450" svg:d="M102 46v-46l-102 8v22c50 0 56 4 56 34v332c0 32-8 32-56 32v22c24-2 60-4 80-4 18 0 54 2 80 4v-22c-48 0-56 0-56-32v-120-6c4 12 34 50 86 50 86 0 158-70 158-160s-68-160-148-160c-54 0-84 32-98 46zM104 232v-158c20-36 56-56 92-56 50 0 94 62 94 142 0 86-50 144-102 144-28 0-56-14-74-42-10-16-10-16-10-30z">
            <text:p/>
          </draw:path>
          <draw:path draw:style-name="gr3" draw:text-style-name="P3" draw:layer="layout" svg:width="0.347cm" svg:height="0.497cm" svg:x="6.02cm" svg:y="-8.19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text-style-name="P3" draw:layer="layout" svg:width="0.317cm" svg:height="0.323cm" svg:x="6.414cm" svg:y="-8.018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21cm" svg:height="0.441cm" svg:x="6.748cm" svg:y="-8.136cm" svg:viewBox="0 0 222 442" svg:d="M110 152h100v-22h-100v-130h-18c-2 58-22 134-92 136v16h60v194c0 88 66 96 92 96 50 0 70-50 70-96v-40h-18v40c0 52-20 78-48 78-46 0-46-64-46-76z">
            <text:p/>
          </draw:path>
          <draw:path draw:style-name="gr3" draw:text-style-name="P3" draw:layer="layout" svg:width="0.273cm" svg:height="0.323cm" svg:x="7.028cm" svg:y="-8.01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229cm" svg:height="0.497cm" svg:x="7.576cm" svg:y="-8.2cm" svg:viewBox="0 0 230 498" svg:d="M100 194v-82c0-62 34-96 66-96 2 0 12 0 24 4-10 4-22 12-22 30 0 16 12 30 30 30 22 0 32-14 32-30 0-26-26-50-64-50-50 0-110 38-110 112v82h-56v22h56v228c0 32-8 32-56 32v22c28-2 62-2 82-2 28 0 62 0 90 2v-22h-16c-52 0-54-8-54-34v-226h82v-22z">
            <text:p/>
          </draw:path>
          <draw:path draw:style-name="gr3" draw:text-style-name="P3" draw:layer="layout" svg:width="0.313cm" svg:height="0.323cm" svg:x="7.786cm" svg:y="-8.018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text-style-name="P3" draw:layer="layout" svg:width="0.237cm" svg:height="0.311cm" svg:x="8.136cm" svg:y="-8.014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text-style-name="P3" draw:layer="layout" svg:width="0.351cm" svg:height="0.319cm" svg:x="8.646cm" svg:y="-8.014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3" draw:text-style-name="P3" draw:layer="layout" svg:width="0.355cm" svg:height="0.489cm" svg:x="9.282cm" svg:y="-8.192cm" svg:viewBox="0 0 356 490" svg:d="M56 436c0 32-8 32-56 32v22c24 0 60-2 80-2 18 0 56 2 80 2v-22c-48 0-56 0-56-32v-130c0-74 50-112 96-112 44 0 52 38 52 78v164c0 32-8 32-56 32v22c26 0 62-2 80-2s56 2 80 2v-22c-38 0-54 0-56-22v-134c0-60 0-82-22-108-10-12-32-26-74-26-60 0-90 42-102 70v-248l-102 8v22c50 0 56 4 56 40z">
            <text:p/>
          </draw:path>
          <draw:path draw:style-name="gr3" draw:text-style-name="P3" draw:layer="layout" svg:width="0.317cm" svg:height="0.323cm" svg:x="9.678cm" svg:y="-8.018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31cm" svg:height="0.323cm" svg:x="10.022cm" svg:y="-8.018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  <draw:path draw:style-name="gr3" draw:text-style-name="P3" draw:layer="layout" svg:width="0.317cm" svg:height="0.323cm" svg:x="10.54cm" svg:y="-8.018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37cm" svg:height="0.311cm" svg:x="10.88cm" svg:y="-8.014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text-style-name="P3" draw:layer="layout" svg:width="0.237cm" svg:height="0.311cm" svg:x="11.154cm" svg:y="-8.014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text-style-name="P3" draw:layer="layout" svg:width="0.151cm" svg:height="0.471cm" svg:x="11.432cm" svg:y="-8.174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text-style-name="P3" draw:layer="layout" svg:width="0.345cm" svg:height="0.311cm" svg:x="11.616cm" svg:y="-8.006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3" draw:text-style-name="P3" draw:layer="layout" svg:width="0.273cm" svg:height="0.323cm" svg:x="11.974cm" svg:y="-8.01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347cm" svg:height="0.497cm" svg:x="12.288cm" svg:y="-8.19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text-style-name="P3" draw:layer="layout" svg:width="0.319cm" svg:height="0.323cm" svg:x="12.918cm" svg:y="-8.018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21cm" svg:height="0.441cm" svg:x="13.252cm" svg:y="-8.136cm" svg:viewBox="0 0 222 442" svg:d="M110 152h100v-22h-100v-130h-18c-2 58-22 134-92 136v16h60v194c0 88 66 96 92 96 50 0 70-50 70-96v-40h-18v40c0 52-22 78-48 78-46 0-46-64-46-76z">
            <text:p/>
          </draw:path>
          <draw:path draw:style-name="gr3" draw:text-style-name="P3" draw:layer="layout" svg:width="0.481cm" svg:height="0.481cm" svg:x="13.768cm" svg:y="-8.184cm" svg:viewBox="0 0 482 482" svg:d="M410 56c0-26 0-34 56-34h16v-22c-24 2-76 2-104 2-26 0-80 0-104-2v22h16c56 0 56 8 56 34v164h-210v-164c0-26 0-34 56-34h16v-22c-24 2-76 2-104 2-26 0-80 0-104-2v22h16c56 0 56 8 56 34v372c0 24 0 32-56 32h-16v22c24-2 76-2 104-2 26 0 80 0 104 2v-22h-16c-56 0-56-8-56-32v-186h210v186c0 24 0 32-56 32h-16v22c24-2 76-2 104-2 26 0 80 0 104 2v-22h-16c-56 0-56-8-56-32z">
            <text:p/>
          </draw:path>
          <draw:path draw:style-name="gr3" draw:text-style-name="P3" draw:layer="layout" svg:width="0.481cm" svg:height="0.481cm" svg:x="14.294cm" svg:y="-8.184cm" svg:viewBox="0 0 482 482" svg:d="M140 10c-6-10-6-10-20-10h-120v22h20c12 0 26 0 36 2 16 2 16 2 16 16v368c0 20 0 52-72 52v22c24 0 60-2 82-2 24 0 58 2 84 2v-22c-74 0-74-32-74-52v-368c4 4 4 6 8 10l288 422c6 10 6 10 12 10 10 0 10-4 10-18v-390c0-18 0-52 72-52v-22c-24 0-60 2-82 2-24 0-58-2-84-2v22c74 0 74 34 74 52v302z">
            <text:p/>
          </draw:path>
        </draw:g>
        <draw:g>
          <svg:title>TexMaths</svg:title>
          <svg:desc>20§latex§\begin{eqnarray*}
\texttt{FORGETP} =
\begin{cases} p \leftarrow p' \\ 
p' \leftarrow p''\\
p'' \leftarrow null
\end{cases}
\end{eqnarray*} §svg§600§TRUE§</svg:desc>
          <draw:polygon draw:style-name="gr2" draw:text-style-name="P2" draw:layer="layout" svg:width="7.213cm" svg:height="2.951cm" svg:x="0.086cm" svg:y="-5.799cm" svg:viewBox="0 0 7214 2952" draw:points="3608,2952 0,2952 0,0 7214,0 7214,2952">
            <text:p/>
          </draw:polygon>
          <draw:path draw:style-name="gr3" draw:text-style-name="P3" draw:layer="layout" svg:width="0.325cm" svg:height="0.431cm" svg:x="0.106cm" svg:y="-4.577cm" svg:viewBox="0 0 326 432" svg:d="M102 238h96c0 28 0 40 24 40s24-16 24-30v-66c0-12 0-28-24-28s-24 12-24 40h-96v-150h176v36c0 14 0 30 24 30s24-16 24-30v-52c0-20-4-28-28-28h-268c-12 0-30 0-30 22s18 22 30 22h22v344h-22c-12 0-30 0-30 22s18 22 30 22h108c10 0 28 0 28-22s-16-22-28-22h-36z">
            <text:p/>
          </draw:path>
          <draw:path draw:style-name="gr3" draw:text-style-name="P3" draw:layer="layout" svg:width="0.291cm" svg:height="0.445cm" svg:x="0.494cm" svg:y="-4.585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3" draw:text-style-name="P3" draw:layer="layout" svg:width="0.353cm" svg:height="0.439cm" svg:x="0.836cm" svg:y="-4.577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3" draw:text-style-name="P3" draw:layer="layout" svg:width="0.323cm" svg:height="0.445cm" svg:x="1.216cm" svg:y="-4.585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3" draw:text-style-name="P3" draw:layer="layout" svg:width="0.335cm" svg:height="0.431cm" svg:x="1.574cm" svg:y="-4.577cm" svg:viewBox="0 0 336 432" svg:d="M50 388h-22c-10 0-28 0-28 22s18 22 28 22h280c24 0 28-6 28-30v-62c0-14 0-30-24-30s-24 16-24 30v48h-190v-158h94c0 28 0 40 24 40s24-16 24-30v-64c0-14 0-30-24-30s-24 12-24 40h-94v-142h174v36c0 14 0 30 24 30 26 0 26-16 26-30v-52c0-20-6-28-30-28h-264c-10 0-28 0-28 22s18 22 28 22h22z">
            <text:p/>
          </draw:path>
          <draw:path draw:style-name="gr3" draw:text-style-name="P3" draw:layer="layout" svg:width="0.333cm" svg:height="0.431cm" svg:x="1.942cm" svg:y="-4.577cm" svg:viewBox="0 0 334 432" svg:d="M192 44h92v36c0 14 0 30 26 30 24 0 24-16 24-30v-52c0-20-4-28-28-28h-276c-24 0-30 6-30 28v52c0 14 0 30 24 30s24-16 24-30v-36h94v344h-36c-10 0-28 0-28 22s16 22 28 22h122c12 0 28 0 28-22s-16-22-28-22h-36z">
            <text:p/>
          </draw:path>
          <draw:path draw:style-name="gr3" draw:text-style-name="P3" draw:layer="layout" svg:width="0.321cm" svg:height="0.431cm" svg:x="2.31cm" svg:y="-4.577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  <draw:path draw:style-name="gr3" draw:text-style-name="P3" draw:layer="layout" svg:width="0.469cm" svg:height="0.165cm" svg:x="2.904cm" svg:y="-4.405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235cm" svg:height="0.639cm" svg:x="3.874cm" svg:y="-5.799cm" svg:viewBox="0 0 236 640" svg:d="M86 318c0-58 14-192 140-280 10-8 10-8 10-22 0-16 0-16-18-16h-10c-154 82-208 216-208 318v304c0 18 0 18 20 18h46c18 0 20 0 20-18z">
            <text:p/>
          </draw:path>
          <draw:path draw:style-name="gr3" draw:text-style-name="P3" draw:layer="layout" svg:width="0.085cm" svg:height="0.225cm" svg:x="3.874cm" svg:y="-5.173cm" svg:viewBox="0 0 86 226" svg:d="M86 20c0-20 0-20-20-20h-46c-20 0-20 0-20 20v188c0 18 0 18 20 18h46c20 0 20 0 20-18z">
            <text:p/>
          </draw:path>
          <draw:path draw:style-name="gr3" draw:text-style-name="P3" draw:layer="layout" svg:width="0.235cm" svg:height="1.281cm" svg:x="3.724cm" svg:y="-4.963cm" svg:viewBox="0 0 236 1282" svg:d="M152 1262c0 18 0 20 20 20h44c20 0 20-2 20-20v-296c0-86-36-230-194-326 160-96 194-240 194-324v-296c0-20 0-20-20-20h-44c-20 0-20 0-20 20v296c0 60-14 206-144 304-8 8-8 8-8 20 0 14 0 14 8 20 18 14 68 52 102 122 28 58 42 120 42 182z">
            <text:p/>
          </draw:path>
          <draw:path draw:style-name="gr3" draw:text-style-name="P3" draw:layer="layout" svg:width="0.085cm" svg:height="0.225cm" svg:x="3.874cm" svg:y="-3.697cm" svg:viewBox="0 0 86 226" svg:d="M86 20c0-20 0-20-20-20h-46c-20 0-20 0-20 20v188c0 18 0 18 20 18h46c20 0 20 0 20-18z">
            <text:p/>
          </draw:path>
          <draw:path draw:style-name="gr3" draw:text-style-name="P3" draw:layer="layout" svg:width="0.235cm" svg:height="0.639cm" svg:x="3.874cm" svg:y="-3.487cm" svg:viewBox="0 0 236 640" svg:d="M218 640c18 0 18 0 18-16 0-12 0-14-2-16-22-16-74-52-108-116-26-54-40-108-40-170v-302c0-20-2-20-20-20h-46c-20 0-20 0-20 20v302c0 104 54 238 208 318z">
            <text:p/>
          </draw:path>
          <draw:path draw:style-name="gr3" draw:text-style-name="P3" draw:layer="layout" svg:width="0.367cm" svg:height="0.449cm" svg:x="4.206cm" svg:y="-5.4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3" draw:text-style-name="P3" draw:layer="layout" svg:width="0.625cm" svg:height="0.367cm" svg:x="4.816cm" svg:y="-5.491cm" svg:viewBox="0 0 626 368" svg:d="M600 198c14 0 26 0 26-14s-12-14-26-14h-524c40-30 58-58 64-68 32-48 38-92 38-94 0-8-8-8-14-8-12 0-14 2-16 14-16 70-58 128-138 162-8 2-10 4-10 8 0 6 4 6 10 10 74 30 122 86 138 164 2 8 4 10 16 10 6 0 14 0 14-8 0 0-6-46-36-92-14-22-34-46-66-70z">
            <text:p/>
          </draw:path>
          <draw:path draw:style-name="gr3" draw:text-style-name="P3" draw:layer="layout" svg:width="0.367cm" svg:height="0.449cm" svg:x="5.65cm" svg:y="-5.4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2-16 14-50 28-84 52-84 12 0 22 6 22 32 0 16-2 24-4 36zM178 92c6-20 24-40 38-50 24-22 44-26 56-26 30 0 46 24 46 66s-24 122-36 150c-24 50-58 72-84 72-46 0-56-58-56-62 0-2 0-4 2-12z">
            <text:p/>
          </draw:path>
          <draw:path draw:style-name="gr3" draw:text-style-name="P3" draw:layer="layout" svg:width="0.125cm" svg:height="0.255cm" svg:x="6.048cm" svg:y="-5.663cm" svg:viewBox="0 0 126 256" svg:d="M122 44c4-10 4-14 4-16 0-16-14-28-30-28-20 0-26 16-28 24l-66 214c0 2-2 8-2 8 0 6 16 10 20 10s4 0 8-8z">
            <text:p/>
          </draw:path>
          <draw:path draw:style-name="gr3" draw:text-style-name="P3" draw:layer="layout" svg:width="0.367cm" svg:height="0.449cm" svg:x="4.206cm" svg:y="-4.431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3" draw:text-style-name="P3" draw:layer="layout" svg:width="0.125cm" svg:height="0.255cm" svg:x="4.606cm" svg:y="-4.651cm" svg:viewBox="0 0 126 256" svg:d="M122 44c4-10 4-14 4-16 0-16-14-28-30-28-20 0-24 16-28 24l-66 214c0 2-2 8-2 8 0 6 16 10 20 10s4 0 8-8z">
            <text:p/>
          </draw:path>
          <draw:path draw:style-name="gr3" draw:text-style-name="P3" draw:layer="layout" svg:width="0.625cm" svg:height="0.367cm" svg:x="5.014cm" svg:y="-4.479cm" svg:viewBox="0 0 626 368" svg:d="M600 198c14 0 26 0 26-14s-12-14-26-14h-524c40-30 58-58 64-68 32-48 38-92 38-94 0-8-8-8-14-8-12 0-14 2-16 14-16 70-58 128-138 162-8 2-10 4-10 8 0 6 4 6 10 10 74 30 122 86 138 164 2 8 4 10 16 10 6 0 14 0 14-8 0 0-6-46-36-92-14-22-34-46-66-70z">
            <text:p/>
          </draw:path>
          <draw:path draw:style-name="gr3" draw:text-style-name="P3" draw:layer="layout" svg:width="0.367cm" svg:height="0.449cm" svg:x="5.848cm" svg:y="-4.431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3" draw:text-style-name="P3" draw:layer="layout" svg:width="0.125cm" svg:height="0.255cm" svg:x="6.246cm" svg:y="-4.651cm" svg:viewBox="0 0 126 256" svg:d="M122 44c4-10 4-14 4-16 0-16-14-28-30-28-20 0-24 16-28 24l-66 214c0 2-2 8-2 8 0 6 16 10 20 10s4 0 8-8z">
            <text:p/>
          </draw:path>
          <draw:path draw:style-name="gr3" draw:text-style-name="P3" draw:layer="layout" svg:width="0.125cm" svg:height="0.255cm" svg:x="6.408cm" svg:y="-4.651cm" svg:viewBox="0 0 126 256" svg:d="M120 44c4-10 6-14 6-16 0-16-14-28-30-28-20 0-26 16-28 24l-66 214c0 2-2 8-2 8 0 6 16 10 20 10 2 0 4 0 6-8z">
            <text:p/>
          </draw:path>
          <draw:path draw:style-name="gr3" draw:text-style-name="P3" draw:layer="layout" svg:width="0.367cm" svg:height="0.449cm" svg:x="4.206cm" svg:y="-3.419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3" draw:text-style-name="P3" draw:layer="layout" svg:width="0.125cm" svg:height="0.255cm" svg:x="4.606cm" svg:y="-3.639cm" svg:viewBox="0 0 126 256" svg:d="M122 44c4-10 4-14 4-16 0-16-14-28-30-28-20 0-24 16-28 24l-66 214c0 2-2 8-2 8 0 6 16 10 20 10s4 0 8-8z">
            <text:p/>
          </draw:path>
          <draw:path draw:style-name="gr3" draw:text-style-name="P3" draw:layer="layout" svg:width="0.125cm" svg:height="0.255cm" svg:x="4.766cm" svg:y="-3.639cm" svg:viewBox="0 0 126 256" svg:d="M120 44c4-10 6-14 6-16 0-16-14-28-30-28-20 0-26 16-28 24l-66 214c0 2-2 8-2 8 0 6 16 10 20 10 2 0 4 0 6-8z">
            <text:p/>
          </draw:path>
          <draw:path draw:style-name="gr3" draw:text-style-name="P3" draw:layer="layout" svg:width="0.625cm" svg:height="0.367cm" svg:x="5.176cm" svg:y="-3.467cm" svg:viewBox="0 0 626 368" svg:d="M600 198c14 0 26 0 26-14s-12-14-26-14h-524c40-30 58-58 64-68 32-48 38-92 38-94 0-8-8-8-14-8-12 0-14 2-16 14-16 70-58 128-138 162-8 2-10 4-10 8 0 6 4 6 10 10 74 30 122 86 138 164 2 8 4 10 16 10 6 0 14 0 14-8 0 0-6-46-36-92-14-22-34-46-66-70z">
            <text:p/>
          </draw:path>
          <draw:path draw:style-name="gr3" draw:text-style-name="P3" draw:layer="layout" svg:width="0.381cm" svg:height="0.319cm" svg:x="6.052cm" svg:y="-3.419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text-style-name="P3" draw:layer="layout" svg:width="0.363cm" svg:height="0.319cm" svg:x="6.472cm" svg:y="-3.419cm" svg:viewBox="0 0 364 320" svg:d="M226 272c8 30 34 48 64 48 24 0 40-16 52-38 12-26 22-70 22-70 0-8-8-8-10-8-6 0-6 4-10 14-8 38-22 86-52 86-14 0-22-8-22-32 0-16 8-48 14-74l20-76c2-10 10-38 12-48 4-16 10-42 10-48 0-12-10-18-20-18-4 0-22 0-28 24-12 52-44 176-52 214-2 2-30 58-82 58-36 0-42-32-42-58 0-38 18-94 38-144 8-20 12-30 12-44 0-32-24-58-58-58-68 0-94 102-94 108 0 8 8 8 8 8 8 0 8-2 12-12 18-62 44-88 72-88 6 0 16 0 16 22 0 18-6 38-12 48-26 70-40 114-40 150 0 66 48 84 86 84 48 0 72-32 84-48z">
            <text:p/>
          </draw:path>
          <draw:path draw:style-name="gr3" draw:text-style-name="P3" draw:layer="layout" svg:width="0.151cm" svg:height="0.497cm" svg:x="6.884cm" svg:y="-3.597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3" draw:text-style-name="P3" draw:layer="layout" svg:width="0.151cm" svg:height="0.497cm" svg:x="7.106cm" svg:y="-3.597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</draw:g>
        <draw:g>
          <svg:title>TexMaths</svg:title>
          <svg:desc>20§latex§$\texttt{AVR}/\texttt{AV}_{p''}$§svg§600§TRUE§</svg:desc>
          <draw:polygon draw:style-name="gr2" draw:text-style-name="P2" draw:layer="layout" svg:width="2.793cm" svg:height="0.727cm" svg:x="25.186cm" svg:y="-3.988cm" svg:viewBox="0 0 2794 728" draw:points="1398,728 0,728 0,0 2794,0 2794,728">
            <text:p/>
          </draw:polygon>
          <draw:path draw:style-name="gr3" draw:text-style-name="P3" draw:layer="layout" svg:width="0.331cm" svg:height="0.439cm" svg:x="25.204cm" svg:y="-3.9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3" draw:text-style-name="P3" draw:layer="layout" svg:width="0.345cm" svg:height="0.437cm" svg:x="25.566cm" svg:y="-3.892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3" draw:text-style-name="P3" draw:layer="layout" svg:width="0.353cm" svg:height="0.439cm" svg:x="25.936cm" svg:y="-3.892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3" draw:text-style-name="P3" draw:layer="layout" svg:width="0.275cm" svg:height="0.703cm" svg:x="26.332cm" svg:y="-3.99cm" svg:viewBox="0 0 276 704" svg:d="M272 26c4-8 4-12 4-12 0-8-6-14-14-14-6 0-10 2-12 6l-246 672c-4 10-4 12-4 12 0 8 6 14 14 14 10 0 12-4 16-16z">
            <text:p/>
          </draw:path>
          <draw:path draw:style-name="gr3" draw:text-style-name="P3" draw:layer="layout" svg:width="0.331cm" svg:height="0.439cm" svg:x="26.662cm" svg:y="-3.9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3" draw:text-style-name="P3" draw:layer="layout" svg:width="0.345cm" svg:height="0.437cm" svg:x="27.024cm" svg:y="-3.892cm" svg:viewBox="0 0 346 438" svg:d="M304 44c26 0 42 0 42-22s-20-22-30-22h-72c-10 0-30 0-30 22s16 22 40 22l-54 216c-10 36-22 90-28 120-4-24-6-36-12-62l-70-274c26 0 40 0 40-22s-18-22-28-22h-72c-12 0-30 0-30 22s14 22 40 22l94 366c6 28 18 28 38 28s34 0 40-28z">
            <text:p/>
          </draw:path>
          <draw:path draw:style-name="gr3" draw:text-style-name="P3" draw:layer="layout" svg:width="0.275cm" svg:height="0.313cm" svg:x="27.38cm" svg:y="-3.574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text-style-name="P3" draw:layer="layout" svg:width="0.099cm" svg:height="0.185cm" svg:x="27.702cm" svg:y="-3.694cm" svg:viewBox="0 0 100 186" svg:d="M96 34c0 0 4-8 4-14 0-12-12-20-22-20-16 0-20 12-22 16l-54 154c-2 4-2 6-2 6 0 6 16 10 16 10 2 0 4-2 6-6z">
            <text:p/>
          </draw:path>
          <draw:path draw:style-name="gr3" draw:text-style-name="P3" draw:layer="layout" svg:width="0.099cm" svg:height="0.185cm" svg:x="27.858cm" svg:y="-3.694cm" svg:viewBox="0 0 100 186" svg:d="M96 34c0 0 4-8 4-14 0-12-12-20-22-20-16 0-20 12-22 16l-54 154c-2 4-2 6-2 6 0 6 16 10 16 10 2 0 4-2 6-6z">
            <text:p/>
          </draw:path>
        </draw:g>
        <draw:g>
          <svg:title>TexMaths</svg:title>
          <svg:desc>20§latex§$\texttt{LU}_{p''}/\texttt{FORGETP}$§svg§600§TRUE§</svg:desc>
          <draw:polygon draw:style-name="gr2" draw:text-style-name="P2" draw:layer="layout" svg:width="4.333cm" svg:height="0.727cm" svg:x="17.773cm" svg:y="1.058cm" svg:viewBox="0 0 4334 728" draw:points="2166,728 0,728 0,0 4334,0 4334,728">
            <text:p/>
          </draw:polygon>
          <draw:path draw:style-name="gr3" draw:text-style-name="P3" draw:layer="layout" svg:width="0.321cm" svg:height="0.431cm" svg:x="17.795cm" svg:y="1.154cm" svg:viewBox="0 0 322 432" svg:d="M104 44h38c10 0 30 0 30-22s-18-22-30-22h-114c-12 0-28 0-28 22s18 22 28 22h26v344h-26c-12 0-28 0-28 22s18 22 28 22h266c24 0 28-6 28-30v-62c0-14 0-30-24-30s-24 14-24 30v48h-170z">
            <text:p/>
          </draw:path>
          <draw:path draw:style-name="gr3" draw:text-style-name="P3" draw:layer="layout" svg:width="0.363cm" svg:height="0.439cm" svg:x="18.143cm" svg:y="1.154cm" svg:viewBox="0 0 364 440" svg:d="M314 44h22c12 0 28 0 28-22s-18-22-28-22h-92c-10 0-28 0-28 22s18 22 28 22h22v240c0 76-46 112-84 112s-84-36-84-112v-240h22c10 0 30 0 30-22s-20-22-30-22h-92c-10 0-28 0-28 22s18 22 28 22h22v244c0 86 62 152 132 152 72 0 132-66 132-152z">
            <text:p/>
          </draw:path>
          <draw:path draw:style-name="gr3" draw:text-style-name="P3" draw:layer="layout" svg:width="0.275cm" svg:height="0.313cm" svg:x="18.511cm" svg:y="1.472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text-style-name="P3" draw:layer="layout" svg:width="0.099cm" svg:height="0.185cm" svg:x="18.833cm" svg:y="1.352cm" svg:viewBox="0 0 100 186" svg:d="M96 34c0 0 4-8 4-14 0-12-12-20-22-20-16 0-20 12-22 16l-54 154c-2 4-2 6-2 6 0 6 16 10 16 10 2 0 4-2 6-6z">
            <text:p/>
          </draw:path>
          <draw:path draw:style-name="gr3" draw:text-style-name="P3" draw:layer="layout" svg:width="0.099cm" svg:height="0.185cm" svg:x="18.987cm" svg:y="1.352cm" svg:viewBox="0 0 100 186" svg:d="M96 34c0 0 4-8 4-14 0-12-12-20-22-20-16 0-20 12-22 16l-54 154c-2 4-2 6-2 6 0 6 16 10 16 10 2 0 4-2 6-6z">
            <text:p/>
          </draw:path>
          <draw:path draw:style-name="gr3" draw:text-style-name="P3" draw:layer="layout" svg:width="0.275cm" svg:height="0.703cm" svg:x="19.219cm" svg:y="1.056cm" svg:viewBox="0 0 276 704" svg:d="M272 26c4-8 4-12 4-12 0-8-6-14-14-14-6 0-10 2-12 6l-246 672c-4 10-4 12-4 12 0 8 6 14 14 14 10 0 12-4 16-16z">
            <text:p/>
          </draw:path>
          <draw:path draw:style-name="gr3" draw:text-style-name="P3" draw:layer="layout" svg:width="0.325cm" svg:height="0.431cm" svg:x="19.551cm" svg:y="1.154cm" svg:viewBox="0 0 326 432" svg:d="M102 238h96c0 28 0 40 24 40s24-16 24-30v-66c0-12 0-28-24-28s-24 12-24 40h-96v-150h176v36c0 14 0 30 24 30s24-16 24-30v-52c0-20-4-28-28-28h-268c-12 0-30 0-30 22s18 22 30 22h22v344h-22c-12 0-30 0-30 22s18 22 30 22h108c10 0 28 0 28-22s-16-22-28-22h-36z">
            <text:p/>
          </draw:path>
          <draw:path draw:style-name="gr3" draw:text-style-name="P3" draw:layer="layout" svg:width="0.291cm" svg:height="0.445cm" svg:x="19.939cm" svg:y="1.146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3" draw:text-style-name="P3" draw:layer="layout" svg:width="0.353cm" svg:height="0.439cm" svg:x="20.283cm" svg:y="1.154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3" draw:text-style-name="P3" draw:layer="layout" svg:width="0.323cm" svg:height="0.445cm" svg:x="20.661cm" svg:y="1.146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3" draw:text-style-name="P3" draw:layer="layout" svg:width="0.335cm" svg:height="0.431cm" svg:x="21.021cm" svg:y="1.154cm" svg:viewBox="0 0 336 432" svg:d="M50 388h-20c-12 0-30 0-30 22s18 22 30 22h278c24 0 28-6 28-30v-62c0-14 0-30-24-30s-24 16-24 30v48h-188v-158h92c0 28 0 40 24 40s24-16 24-30v-64c0-14 0-30-24-30s-24 12-24 40h-92v-142h172v36c0 14 0 30 24 30 26 0 26-16 26-30v-52c0-20-6-28-30-28h-262c-12 0-30 0-30 22s18 22 30 22h20z">
            <text:p/>
          </draw:path>
          <draw:path draw:style-name="gr3" draw:text-style-name="P3" draw:layer="layout" svg:width="0.333cm" svg:height="0.431cm" svg:x="21.387cm" svg:y="1.154cm" svg:viewBox="0 0 334 432" svg:d="M192 44h92v36c0 14 0 30 26 30 24 0 24-16 24-30v-52c0-20-4-28-28-28h-276c-24 0-30 6-30 28v52c0 14 0 30 24 30s24-16 24-30v-36h94v344h-36c-10 0-28 0-28 22s16 22 28 22h122c12 0 28 0 28-22s-16-22-28-22h-36z">
            <text:p/>
          </draw:path>
          <draw:path draw:style-name="gr3" draw:text-style-name="P3" draw:layer="layout" svg:width="0.321cm" svg:height="0.431cm" svg:x="21.755cm" svg:y="1.154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</draw:g>
        <draw:g>
          <svg:title>TexMaths</svg:title>
          <svg:desc>19§latex§$\texttt{AKA($x$)-S}$ = UE was identified with $x$ and the AKA was successful§svg§600§TRUE§</svg:desc>
          <draw:polygon draw:style-name="gr2" draw:text-style-name="P2" draw:layer="layout" svg:width="19.535cm" svg:height="0.518cm" svg:x="0.143cm" svg:y="-6.464cm" svg:viewBox="0 0 19536 519" draw:points="9768,519 0,519 0,0 19536,0 19536,519">
            <text:p/>
          </draw:polygon>
          <draw:path draw:style-name="gr3" draw:text-style-name="P3" draw:layer="layout" svg:width="0.314cm" svg:height="0.417cm" svg:x="0.16cm" svg:y="-6.418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09cm" svg:x="0.51cm" svg:y="-6.411cm" svg:viewBox="0 0 315 410" svg:d="M167 169l103-127c25 0 38 0 38-21s-17-21-27-21h-59c-11 0-28 0-28 21s19 21 28 21l-142 177v-177h15c10 0 27 0 27-21s-16-21-27-21h-68c-10 0-27 0-27 21s17 21 27 21h15v327h-15c-10 0-27 0-27 21 0 20 17 20 27 20h68c10 0 27 0 27-20 0-21-16-21-27-21h-15v-90l63-78 93 168c-8 0-27 0-27 21 0 20 17 20 29 20h49c11 0 28 0 28-20 0-21-15-21-36-21 0-2-3-6-3-8z">
            <text:p/>
          </draw:path>
          <draw:path draw:style-name="gr3" draw:text-style-name="P3" draw:layer="layout" svg:width="0.314cm" svg:height="0.417cm" svg:x="0.859cm" svg:y="-6.418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1.306cm" svg:y="-6.466cm" svg:viewBox="0 0 179 521" svg:d="M179 502c0-10-6-14-17-21-84-57-114-147-114-221 0-66 24-159 115-222 10-6 16-9 16-19 0-6-4-19-21-19-21 0-158 89-158 260 0 80 30 141 55 173 36 50 86 88 103 88s21-14 21-19z">
            <text:p/>
          </draw:path>
          <draw:path draw:style-name="gr3" draw:text-style-name="P3" draw:layer="layout" svg:width="0.333cm" svg:height="0.303cm" svg:x="1.559cm" svg:y="-6.297cm" svg:viewBox="0 0 334 304" svg:d="M205 95c4-19 19-80 67-80 4 0 19 0 32 8-17 4-32 21-32 36 0 11 7 25 26 25 16 0 36-14 36-40 0-34-39-44-62-44-38 0-63 36-71 51-17-43-53-51-72-51-70 0-108 87-108 103 0 7 6 7 8 7 5 0 7-2 9-7 23-71 67-88 89-88 14 0 36 6 36 44 0 21-11 66-36 161-9 42-34 69-62 69-6 0-21 0-35-8 18-4 33-17 33-36s-15-25-27-25c-19 0-36 19-36 40 0 31 34 44 63 44 45 0 68-47 70-51 10 24 32 51 74 51 69 0 107-85 107-103 0-7-6-7-8-7-6 0-8 4-10 7-20 73-66 88-89 88-26 0-36-21-36-44 0-15 4-28 11-59z">
            <text:p/>
          </draw:path>
          <draw:path draw:style-name="gr3" draw:text-style-name="P3" draw:layer="layout" svg:width="0.178cm" svg:height="0.52cm" svg:x="1.978cm" svg:y="-6.466cm" svg:viewBox="0 0 179 521" svg:d="M179 260c0-79-33-140-55-173-37-49-86-87-103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2.307cm" svg:y="-6.23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.653cm" svg:y="-6.416cm" svg:viewBox="0 0 283 424" svg:d="M163 234c19 4 76 17 76 76 0 34-30 74-83 74-17 0-51-2-78-21-29-19-30-46-32-59 0-11 0-23-23-23s-23 14-23 27v89c0 12 0 27 21 27 13 0 19-8 25-31 26 21 66 31 110 31 78 0 127-59 127-118 0-44-25-70-32-80-29-26-46-32-99-44l-55-11c-29-9-53-32-53-65 0-34 32-64 80-64 79 0 91 63 95 83 1 14 9 19 22 19 23 0 23-15 23-28v-89c0-10 0-27-21-27-15 0-19 11-24 32-27-24-63-32-94-32-74 0-125 53-125 110 0 46 30 90 87 105 2 2 67 17 76 19z">
            <text:p/>
          </draw:path>
          <draw:path draw:style-name="gr3" draw:text-style-name="P3" draw:layer="layout" svg:width="0.446cm" svg:height="0.157cm" svg:x="3.238cm" svg:y="-6.24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457cm" svg:height="0.472cm" svg:x="3.964cm" svg:y="-6.458cm" svg:viewBox="0 0 458 473" svg:d="M369 304c0 95-65 148-130 148-32 0-110-17-110-144v-255c0-24 0-32 53-32h16v-21c-23 2-73 2-99 2-25 0-76 0-99-2v21h15c53 0 53 8 53 32v253c0 93 78 167 170 167 77 0 138-63 150-139 2-13 2-19 2-47v-215c0-21 0-51 68-51v-21c-25 0-57 2-80 2s-55-2-80-2v21c71 0 71 32 71 49z">
            <text:p/>
          </draw:path>
          <draw:path draw:style-name="gr3" draw:text-style-name="P3" draw:layer="layout" svg:width="0.415cm" svg:height="0.455cm" svg:x="4.462cm" svg:y="-6.456cm" svg:viewBox="0 0 416 456" svg:d="M68 403c0 25 0 32-53 32h-15v21h388l28-173h-17c-17 103-32 152-148 152h-89c-31 0-33-4-33-26v-179h61c65 0 72 21 72 78h17v-179h-17c0 59-7 80-72 80h-61v-161c0-23 2-27 33-27h87c103 0 120 36 131 129h17l-19-150h-378v21h15c53 0 53 8 53 32z">
            <text:p/>
          </draw:path>
          <draw:path draw:style-name="gr3" draw:text-style-name="P3" draw:layer="layout" svg:width="0.459cm" svg:height="0.295cm" svg:x="5.127cm" svg:y="-6.289cm" svg:viewBox="0 0 460 296" svg:d="M403 65c11-35 32-44 57-44v-21c-15 2-34 2-50 2-19 0-49-2-62-2v21c24 0 40 13 40 32 0 4 0 6-4 14l-61 172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text-style-name="P3" draw:layer="layout" svg:width="0.301cm" svg:height="0.307cm" svg:x="5.606cm" svg:y="-6.3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9cm" svg:height="0.307cm" svg:x="5.932cm" svg:y="-6.3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143cm" svg:height="0.447cm" svg:x="6.417cm" svg:y="-6.449cm" svg:viewBox="0 0 144 448" svg:d="M97 152l-95 8v21c46 0 51 3 51 36v180c0 31-7 31-53 31v20c21 0 59-1 74-1 25 0 48 1 70 1v-20c-43 0-47-4-47-29zM101 36c0-23-17-36-36-36-21 0-36 19-36 36s15 34 36 34c19 0 36-13 36-34z">
            <text:p/>
          </draw:path>
          <draw:path draw:style-name="gr3" draw:text-style-name="P3" draw:layer="layout" svg:width="0.33cm" svg:height="0.472cm" svg:x="6.603cm" svg:y="-6.466cm" svg:viewBox="0 0 331 473" svg:d="M232 428v45l99-7v-21c-46 0-52-6-52-38v-407l-97 8v21c48 0 52 3 52 38v144c-19-25-48-42-84-42-80 0-150 67-150 152 0 86 67 152 143 152 43 0 72-23 89-45zM232 249v137c0 13 0 13-8 24-19 33-49 48-78 48-30 0-55-17-70-44-19-26-21-64-21-93 0-25 2-64 21-95 15-21 40-42 76-42 25 0 51 10 72 40 8 12 8 14 8 25z">
            <text:p/>
          </draw:path>
          <draw:path draw:style-name="gr3" draw:text-style-name="P3" draw:layer="layout" svg:width="0.259cm" svg:height="0.307cm" svg:x="6.968cm" svg:y="-6.3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7cm" svg:height="0.295cm" svg:x="7.266cm" svg:y="-6.297cm" svg:viewBox="0 0 338 296" svg:d="M53 67v178c0 31-7 31-53 31v20c23 0 57-1 76-1 17 0 51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cm" svg:height="0.419cm" svg:x="7.608cm" svg:y="-6.412cm" svg:viewBox="0 0 211 420" svg:d="M105 144h95v-20h-95v-124h-18c-1 55-20 127-87 129v15h57v185c0 83 63 91 87 91 48 0 67-48 67-91v-38h-17v38c0 49-19 74-46 74-43 0-43-61-43-72z">
            <text:p/>
          </draw:path>
          <draw:path draw:style-name="gr3" draw:text-style-name="P3" draw:layer="layout" svg:width="0.143cm" svg:height="0.447cm" svg:x="7.878cm" svg:y="-6.449cm" svg:viewBox="0 0 144 448" svg:d="M97 152l-95 8v21c46 0 51 3 51 36v180c0 31-7 31-53 31v20c21 0 59-1 74-1 25 0 48 1 70 1v-20c-43 0-47-4-47-29zM101 36c0-23-17-36-36-36-21 0-36 19-36 36s15 34 36 34c19 0 36-13 36-34z">
            <text:p/>
          </draw:path>
          <draw:path draw:style-name="gr3" draw:text-style-name="P3" draw:layer="layout" svg:width="0.335cm" svg:height="0.472cm" svg:x="8.058cm" svg:y="-6.473cm" svg:viewBox="0 0 336 473" svg:d="M203 205c31 0 36 8 36 36v181c0 30-7 30-53 30v21c23-2 59-2 76-2 15 0 50 0 74 2v-21c-45 0-53 0-53-30v-247l-83 7c-12 0-12 0-14 0 0 2-2 2-11 2h-80v-76c0-66 59-93 99-93 21 0 45 6 59 21-29 2-33 21-33 32 0 21 18 31 31 31 15 0 30-12 30-31 0-39-36-68-85-68-63 0-143 34-143 106v78h-53v21h53v217c0 30-7 30-53 30v21c23-2 59-2 76-2 15 0 49 0 74 2v-21c-45 0-53 0-53-30v-217z">
            <text:p/>
          </draw:path>
          <draw:path draw:style-name="gr3" draw:text-style-name="P3" draw:layer="layout" svg:width="0.259cm" svg:height="0.307cm" svg:x="8.429cm" svg:y="-6.3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cm" svg:height="0.472cm" svg:x="8.727cm" svg:y="-6.466cm" svg:viewBox="0 0 331 473" svg:d="M232 428v45l99-7v-21c-46 0-52-6-52-38v-407l-97 8v21c48 0 52 3 52 38v144c-19-25-48-42-84-42-80 0-150 67-150 152 0 86 67 152 143 152 43 0 72-23 89-45zM232 249v137c0 13 0 13-8 24-19 33-49 48-78 48-30 0-55-17-70-44-19-26-21-64-21-93 0-25 2-64 21-95 15-21 40-42 76-42 25 0 51 10 72 40 8 12 8 14 8 25z">
            <text:p/>
          </draw:path>
          <draw:path draw:style-name="gr3" draw:text-style-name="P3" draw:layer="layout" svg:width="0.459cm" svg:height="0.295cm" svg:x="9.309cm" svg:y="-6.289cm" svg:viewBox="0 0 460 296" svg:d="M403 65c11-35 32-44 57-44v-21c-15 2-34 2-50 2-19 0-49-2-62-2v21c24 0 40 13 40 32 0 4 0 6-4 14l-61 172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text-style-name="P3" draw:layer="layout" svg:width="0.143cm" svg:height="0.447cm" svg:x="9.801cm" svg:y="-6.449cm" svg:viewBox="0 0 144 448" svg:d="M97 152l-95 8v21c46 0 51 3 51 36v180c0 31-7 31-53 31v20c21 0 59-1 74-1 25 0 48 1 70 1v-20c-43 0-47-4-47-29zM101 36c0-23-17-36-36-36-21 0-36 19-36 36s15 34 36 34c19 0 36-13 36-34z">
            <text:p/>
          </draw:path>
          <draw:path draw:style-name="gr3" draw:text-style-name="P3" draw:layer="layout" svg:width="0.21cm" svg:height="0.419cm" svg:x="9.976cm" svg:y="-6.412cm" svg:viewBox="0 0 211 420" svg:d="M105 144h95v-20h-95v-124h-18c-1 55-20 127-87 129v15h57v185c0 83 63 91 87 91 48 0 67-48 67-91v-38h-17v38c0 49-19 74-46 74-43 0-43-61-43-72z">
            <text:p/>
          </draw:path>
          <draw:path draw:style-name="gr3" draw:text-style-name="P3" draw:layer="layout" svg:width="0.337cm" svg:height="0.465cm" svg:x="10.244cm" svg:y="-6.466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text-style-name="P3" draw:layer="layout" svg:width="0.333cm" svg:height="0.303cm" svg:x="10.833cm" svg:y="-6.297cm" svg:viewBox="0 0 334 304" svg:d="M205 95c4-19 19-80 67-80 4 0 19 0 32 8-17 4-30 21-30 36 0 11 5 25 24 25 16 0 36-14 36-40 0-34-39-44-62-44-38 0-63 36-71 51-17-43-53-51-72-51-70 0-108 87-108 103 0 7 6 7 8 7 5 0 7-2 9-7 23-71 67-88 89-88 14 0 36 6 36 44 0 21-11 66-36 161-11 42-34 69-62 69-6 0-21 0-35-8 18-4 31-17 31-36s-13-25-25-25c-19 0-36 19-36 40 0 31 34 44 63 44 45 0 68-47 70-51 10 24 32 51 72 51 71 0 109-85 109-103 0-7-6-7-8-7-6 0-8 4-10 7-20 73-66 88-89 88-26 0-36-21-36-44 0-15 4-28 11-59z">
            <text:p/>
          </draw:path>
          <draw:path draw:style-name="gr3" draw:text-style-name="P3" draw:layer="layout" svg:width="0.301cm" svg:height="0.307cm" svg:x="11.444cm" svg:y="-6.3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337cm" svg:height="0.295cm" svg:x="11.771cm" svg:y="-6.29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33cm" svg:height="0.472cm" svg:x="12.142cm" svg:y="-6.466cm" svg:viewBox="0 0 331 473" svg:d="M232 428v45l99-7v-21c-46 0-52-6-52-38v-407l-97 8v21c48 0 52 3 52 38v144c-19-25-48-42-84-42-80 0-150 67-150 152 0 86 67 152 143 152 43 0 72-23 89-45zM232 249v137c0 13 0 13-8 24-19 33-49 48-78 48-30 0-55-17-70-44-19-26-21-64-21-93 0-25 2-64 21-95 15-21 40-42 76-42 25 0 51 10 72 40 8 12 8 14 8 25z">
            <text:p/>
          </draw:path>
          <draw:path draw:style-name="gr3" draw:text-style-name="P3" draw:layer="layout" svg:width="0.21cm" svg:height="0.419cm" svg:x="12.723cm" svg:y="-6.412cm" svg:viewBox="0 0 211 420" svg:d="M105 144h95v-20h-95v-124h-18c-1 55-20 127-87 129v15h57v185c0 83 63 91 87 91 48 0 67-48 67-91v-38h-17v38c0 49-21 74-46 74-43 0-43-61-43-72z">
            <text:p/>
          </draw:path>
          <draw:path draw:style-name="gr3" draw:text-style-name="P3" draw:layer="layout" svg:width="0.337cm" svg:height="0.465cm" svg:x="12.991cm" svg:y="-6.466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text-style-name="P3" draw:layer="layout" svg:width="0.259cm" svg:height="0.307cm" svg:x="13.358cm" svg:y="-6.3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459cm" svg:height="0.48cm" svg:x="13.878cm" svg:y="-6.479cm" svg:viewBox="0 0 460 481" svg:d="M245 13c-4-9-4-13-15-13s-13 4-15 13l-139 401c-13 34-40 44-76 46v21c15-2 44-2 68-2 21 0 56 0 78 2v-21c-34 0-51-17-51-34 0-2 0-10 2-12l30-87h166l36 102c0 4 2 8 2 10 0 21-38 21-55 21v21c22-2 70-2 96-2 29 0 59 0 88 2v-21h-13c-40 0-50-6-57-27zM209 89l76 217h-150z">
            <text:p/>
          </draw:path>
          <draw:path draw:style-name="gr3" draw:text-style-name="P3" draw:layer="layout" svg:width="0.47cm" svg:height="0.457cm" svg:x="14.378cm" svg:y="-6.458cm" svg:viewBox="0 0 471 458" svg:d="M247 177l120-116c5-6 42-40 95-40v-21c-17 2-38 2-57 2-25 0-63 0-86-2v21c27 0 33 15 33 23 0 9-8 17-14 21l-209 201v-213c0-24 0-32 53-32h16v-21c-23 2-73 2-99 2-25 0-76 0-99-2v21h17c51 0 51 8 51 32v354c0 22 0 30-51 30h-17v21c23-2 72-2 99-2 25 0 76 0 99 2v-21h-16c-53 0-53-8-53-30v-118l78-74 122 180c4 6 9 14 9 23 0 19-26 19-40 19v21c23-2 71-2 95-2 25 0 50 0 78 2v-21c-36 0-49-2-70-32z">
            <text:p/>
          </draw:path>
          <draw:path draw:style-name="gr3" draw:text-style-name="P3" draw:layer="layout" svg:width="0.459cm" svg:height="0.48cm" svg:x="14.895cm" svg:y="-6.479cm" svg:viewBox="0 0 460 481" svg:d="M245 13c-4-9-4-13-15-13s-13 4-15 13l-139 401c-13 34-40 44-76 46v21c15-2 44-2 68-2 21 0 56 0 78 2v-21c-34 0-51-17-51-34 0-2 0-10 2-12l30-87h166l36 102c0 4 2 8 2 10 0 21-38 21-55 21v21c22-2 70-2 96-2 29 0 59 0 88 2v-21h-13c-40 0-50-6-57-27zM209 89l76 217h-150z">
            <text:p/>
          </draw:path>
          <draw:path draw:style-name="gr3" draw:text-style-name="P3" draw:layer="layout" svg:width="0.459cm" svg:height="0.295cm" svg:x="15.607cm" svg:y="-6.289cm" svg:viewBox="0 0 460 296" svg:d="M403 65c11-35 32-44 57-44v-21c-15 2-34 2-50 2-19 0-49-2-62-2v21c24 0 40 13 40 32 0 4 0 6-4 14l-61 172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text-style-name="P3" draw:layer="layout" svg:width="0.303cm" svg:height="0.307cm" svg:x="16.086cm" svg:y="-6.3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9cm" svg:height="0.307cm" svg:x="16.413cm" svg:y="-6.3cm" svg:viewBox="0 0 220 308" svg:d="M118 171c15 2 70 13 70 61 0 34-25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19cm" svg:height="0.307cm" svg:x="16.897cm" svg:y="-6.3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337cm" svg:height="0.303cm" svg:x="17.16cm" svg:y="-6.297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56cm" svg:height="0.307cm" svg:x="17.53cm" svg:y="-6.3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256cm" svg:height="0.307cm" svg:x="17.825cm" svg:y="-6.3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259cm" svg:height="0.307cm" svg:x="18.117cm" svg:y="-6.3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19cm" svg:height="0.307cm" svg:x="18.415cm" svg:y="-6.3cm" svg:viewBox="0 0 220 308" svg:d="M118 171c15 2 70 13 70 61 0 34-25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19cm" svg:height="0.307cm" svg:x="18.678cm" svg:y="-6.3cm" svg:viewBox="0 0 220 308" svg:d="M118 171c15 2 70 13 70 61 0 34-25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18cm" svg:height="0.472cm" svg:x="18.942cm" svg:y="-6.473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337cm" svg:height="0.303cm" svg:x="19.143cm" svg:y="-6.297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149cm" svg:height="0.465cm" svg:x="19.514cm" svg:y="-6.466cm" svg:viewBox="0 0 150 466" svg:d="M97 0l-97 8v21c48 0 53 3 53 38v347c0 31-7 31-53 31v21c23 0 59-2 74-2 17 0 51 2 76 2v-21c-45 0-53 0-53-31z">
            <text:p/>
          </draw:path>
        </draw:g>
        <draw:custom-shape draw:style-name="gr10" draw:text-style-name="P1" xml:id="id9" draw:id="id9" draw:layer="layout" svg:width="4.824cm" svg:height="1.524cm" svg:x="2.508cm" svg:y="2.5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latex§$PMSI, P_{new}$§svg§600§TRUE§</svg:desc>
          <draw:polygon draw:style-name="gr2" draw:text-style-name="P2" draw:layer="layout" svg:width="3.929cm" svg:height="0.615cm" svg:x="2.659cm" svg:y="3.066cm" svg:viewBox="0 0 3930 616" draw:points="1964,616 0,616 0,0 3930,0 3930,616">
            <text:p/>
          </draw:polygon>
          <draw:path draw:style-name="gr3" draw:text-style-name="P3" draw:layer="layout" svg:width="0.503cm" svg:height="0.481cm" svg:x="2.687cm" svg:y="3.064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<text:p/>
          </draw:path>
          <draw:path draw:style-name="gr3" draw:text-style-name="P3" draw:layer="layout" svg:width="0.705cm" svg:height="0.481cm" svg:x="3.235cm" svg:y="3.064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text-style-name="P3" draw:layer="layout" svg:width="0.417cm" svg:height="0.513cm" svg:x="3.999cm" svg:y="3.048cm" svg:viewBox="0 0 418 514" svg:d="M418 8c0-4 0-8-6-8-4 0-6 0-14 10l-34 40c-18-32-54-50-100-50-90 0-176 82-176 166 0 58 38 90 74 100l76 20c26 6 66 18 66 76 0 62-58 130-128 130-46 0-124-16-124-104 0-16 4-34 4-38 2-2 2-4 2-4 0-8-6-8-8-8-4 0-6 0-8 2s-42 164-42 166c0 4 4 8 8 8s4-2 12-12l36-40c30 42 78 52 118 52 96 0 180-94 180-182 0-50-24-74-34-82-16-18-28-20-90-36-16-4-42-12-48-12-18-8-42-28-42-66 0-56 56-116 122-116 60 0 102 30 102 110 0 22-2 34-2 38 0 2 0 8 8 8s8-2 10-14z">
            <text:p/>
          </draw:path>
          <draw:path draw:style-name="gr3" draw:text-style-name="P3" draw:layer="layout" svg:width="0.327cm" svg:height="0.481cm" svg:x="4.457cm" svg:y="3.064cm" svg:viewBox="0 0 328 482" svg:d="M240 54c6-26 8-32 64-32 18 0 24 0 24-14 0-8-8-8-12-8-20 0-72 2-92 2-22 0-74-2-94-2-6 0-14 0-14 14 0 8 6 8 20 8 28 0 48 0 48 14 0 2 0 4-2 10l-96 382c-6 26-8 32-64 32-16 0-22 0-22 14 0 8 8 8 10 8 22 0 72-2 94-2 20 0 72 2 94 2 6 0 14 0 14-14 0-8-6-8-22-8-12 0-16 0-30-2-14 0-18-4-18-12 0-4 2-10 4-16z">
            <text:p/>
          </draw:path>
          <draw:path draw:style-name="gr3" draw:text-style-name="P3" draw:layer="layout" svg:width="0.083cm" svg:height="0.211cm" svg:x="4.855cm" svg:y="3.47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text-style-name="P3" draw:layer="layout" svg:width="0.503cm" svg:height="0.481cm" svg:x="5.135cm" svg:y="3.064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8-8-20-8-26 0-46 0-46-12 0-4 2-8 2-12zM236 48c6-24 8-26 38-26h68c58 0 96 18 96 68 0 28-14 88-42 114-34 32-78 36-108 36h-100z">
            <text:p/>
          </draw:path>
          <draw:path draw:style-name="gr3" draw:text-style-name="P3" draw:layer="layout" svg:width="0.301cm" svg:height="0.223cm" svg:x="5.579cm" svg:y="3.432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3" draw:text-style-name="P3" draw:layer="layout" svg:width="0.211cm" svg:height="0.223cm" svg:x="5.935cm" svg:y="3.432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3" draw:text-style-name="P3" draw:layer="layout" svg:width="0.361cm" svg:height="0.223cm" svg:x="6.191cm" svg:y="3.432cm" svg:viewBox="0 0 362 224" svg:d="M236 62c4-14 10-38 10-40 0-10-8-16-16-16-10 0-18 6-22 14 0 4-6 24-10 38-6 28-6 28-14 56-6 28-6 32-8 46 2 10-2 20-14 34-6 8-16 16-32 16-20 0-44-6-44-46 0-24 12-62 22-86 10-22 12-26 12-36 0-24-22-42-48-42-50 0-72 68-72 76 0 6 6 6 8 6 8 0 8-2 10-8 12-40 32-60 52-60 10 0 14 6 14 18s-6 22-8 28c-28 74-28 82-28 98 0 58 52 66 80 66 8 0 34 0 56-32 10 22 38 32 68 32 44 0 66-38 76-58 22-42 34-104 34-126 0-38-20-40-24-40-12 0-26 14-26 26 0 8 4 12 8 16 12 10 18 24 18 40 0 6-20 128-84 128-40 0-40-36-40-44 0-14 2-22 10-50z">
            <text:p/>
          </draw:path>
        </draw:g>
        <draw:connector draw:style-name="gr5" draw:text-style-name="P4" draw:layer="layout" draw:type="curve" draw:line-skew="-0.076cm" svg:x1="4.92cm" svg:y1="2.578cm" svg:x2="7.332cm" svg:y2="3.34cm" draw:start-shape="id9" draw:start-glue-point="0" draw:end-shape="id9" draw:end-glue-point="1" svg:d="M4920 2578c0-904 1470-753 2270-337s932 1099 142 1099" svg:viewBox="0 0 2943 1429">
          <text:p/>
        </draw:connector>
        <draw:g>
          <svg:title>TexMaths</svg:title>
          <svg:desc>19§latex§$\texttt{AKA-S}/\texttt{FORGETPMSI}$§svg§600§TRUE§</svg:desc>
          <draw:polygon draw:style-name="gr2" draw:text-style-name="P2" draw:layer="layout" svg:width="5.579cm" svg:height="0.666cm" svg:x="5.242cm" svg:y="0.325cm" svg:viewBox="0 0 5580 667" draw:points="2789,667 0,667 0,0 5580,0 5580,667">
            <text:p/>
          </draw:polygon>
          <draw:path draw:style-name="gr3" draw:text-style-name="P3" draw:layer="layout" svg:width="0.314cm" svg:height="0.417cm" svg:x="5.259cm" svg:y="0.409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314cm" svg:height="0.41cm" svg:x="5.609cm" svg:y="0.416cm" svg:viewBox="0 0 315 411" svg:d="M167 169l103-127c24 0 38 0 38-21s-17-21-27-21h-59c-11 0-28 0-28 21s19 21 28 21l-142 177v-177h15c9 0 27 0 27-21s-16-21-27-21h-68c-10 0-27 0-27 21s17 21 27 21h15v327h-15c-10 0-27 0-27 21s17 21 27 21h68c9 0 27 0 27-21s-16-21-27-21h-15v-90l62-78 94 168c-8 0-27 0-27 21s17 21 28 21h50c11 0 28 0 28-21s-15-21-36-21c0-2-4-6-4-8z">
            <text:p/>
          </draw:path>
          <draw:path draw:style-name="gr3" draw:text-style-name="P3" draw:layer="layout" svg:width="0.314cm" svg:height="0.417cm" svg:x="5.958cm" svg:y="0.409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276cm" svg:height="0.048cm" svg:x="6.327cm" svg:y="0.597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6.675cm" svg:y="0.409cm" svg:viewBox="0 0 283 424" svg:d="M163 234c19 4 76 17 76 76 0 34-30 74-83 74-17 0-52-2-78-21-29-19-31-46-32-59 0-11 0-23-23-23s-23 14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  <draw:path draw:style-name="gr3" draw:text-style-name="P3" draw:layer="layout" svg:width="0.261cm" svg:height="0.668cm" svg:x="7.032cm" svg:y="0.323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09cm" svg:height="0.41cm" svg:x="7.345cm" svg:y="0.416cm" svg:viewBox="0 0 310 411" svg:d="M97 226h91c0 27 0 38 23 38s23-15 23-28v-63c0-11 0-27-23-27s-23 12-23 38h-91v-142h167v34c0 13 0 29 23 29s23-16 23-29v-49c0-19-4-27-27-27h-256c-10 0-27 0-27 21s17 21 27 21h22v327h-22c-10 0-27 0-27 21s17 21 27 21h104c10 0 27 0 27-21s-16-21-27-21h-34z">
            <text:p/>
          </draw:path>
          <draw:path draw:style-name="gr3" draw:text-style-name="P3" draw:layer="layout" svg:width="0.276cm" svg:height="0.423cm" svg:x="7.714cm" svg:y="0.409cm" svg:viewBox="0 0 277 424" svg:d="M277 213c0-194-15-213-138-213-126 0-139 19-139 213s13 211 139 211c123 0 138-17 138-211zM139 384c-59 0-76-13-84-48-9-34-9-93-9-129 0-42 0-87 7-118 10-40 31-47 86-47 49 0 74 6 83 42 8 32 8 81 8 123s0 89-6 126c-7 38-26 51-85 51z">
            <text:p/>
          </draw:path>
          <draw:path draw:style-name="gr3" draw:text-style-name="P3" draw:layer="layout" svg:width="0.335cm" svg:height="0.417cm" svg:x="8.041cm" svg:y="0.416cm" svg:viewBox="0 0 336 418" svg:d="M89 42h50c60 0 91 38 91 70 0 34-31 72-91 72h-50zM218 205c46-24 57-64 57-93 0-57-51-112-129-112h-119c-12 0-27 0-27 21s17 21 27 21h17v327h-17c-12 0-27 0-27 21s17 21 27 21h79c10 0 27 0 27-21s-15-21-27-21h-17v-143h53c14 0 33 0 56 19 13 13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307cm" svg:height="0.423cm" svg:x="8.4cm" svg:y="0.409cm" svg:viewBox="0 0 308 424" svg:d="M275 277c18 0 33 0 33-20 0-21-17-21-29-21h-80c-9 0-26 0-26 21 0 20 17 20 26 20h29c-8 75-40 107-76 107-55 0-106-72-106-171 0-103 55-171 106-171 25 0 66 15 78 87 2 12 6 19 23 19 22 0 22-13 22-26v-95c0-10 0-27-19-27-15 0-17 8-28 30-23-20-49-30-78-30-82 0-150 91-150 213 0 123 70 211 150 211 38 0 67-19 80-34 0 15 0 28 23 28 22 0 22-15 22-28z">
            <text:p/>
          </draw:path>
          <draw:path draw:style-name="gr3" draw:text-style-name="P3" draw:layer="layout" svg:width="0.318cm" svg:height="0.41cm" svg:x="8.742cm" svg:y="0.416cm" svg:viewBox="0 0 319 411" svg:d="M47 369h-20c-10 0-27 0-27 21s17 21 27 21h266c22 0 26-6 26-29v-59c0-13 0-28-23-28-22 0-22 15-22 28v46h-179v-150h87c0 26 0 38 23 38s23-16 23-29v-61c0-13 0-28-23-28s-23 11-23 38h-87v-135h163v34c0 13 0 29 23 29 25 0 25-16 25-29v-49c0-19-6-27-29-27h-250c-10 0-27 0-27 21s17 21 27 21h20z">
            <text:p/>
          </draw:path>
          <draw:path draw:style-name="gr3" draw:text-style-name="P3" draw:layer="layout" svg:width="0.316cm" svg:height="0.41cm" svg:x="9.091cm" svg:y="0.416cm" svg:viewBox="0 0 317 411" svg:d="M182 42h88v34c0 13 0 29 23 29 24 0 24-16 24-29v-49c0-19-4-27-26-27h-264c-21 0-27 6-27 27v49c0 13 0 29 23 29s23-16 23-29v-34h89v327h-34c-10 0-27 0-27 21s15 21 27 21h116c9 0 26 0 26-21s-15-21-26-21h-35z">
            <text:p/>
          </draw:path>
          <draw:path draw:style-name="gr3" draw:text-style-name="P3" draw:layer="layout" svg:width="0.305cm" svg:height="0.41cm" svg:x="9.441cm" svg:y="0.416cm" svg:viewBox="0 0 306 411" svg:d="M93 245h86c77 0 127-61 127-121 0-63-51-124-127-124h-152c-10 0-27 0-27 21s17 21 27 21h20v327h-20c-10 0-27 0-27 21s17 21 27 21h87c9 0 28 0 28-21s-19-21-28-21h-21zM93 42h72c65 0 93 45 93 82 0 34-28 81-93 81h-72z">
            <text:p/>
          </draw:path>
          <draw:path draw:style-name="gr3" draw:text-style-name="P3" draw:layer="layout" svg:width="0.328cm" svg:height="0.41cm" svg:x="9.783cm" svg:y="0.416cm" svg:viewBox="0 0 329 411" svg:d="M184 162c-9 24-15 43-19 64-7-32-66-205-68-211-6-15-23-15-32-15h-38c-10 0-27 0-27 21s13 21 36 21v327c-23 0-36 0-36 21s17 21 27 21h55c9 0 26 0 26-21s-13-21-34-21v-320c8 31 49 160 53 168 6 17 14 41 17 45 4 6 12 12 21 12 8 0 17-6 23-16 2-3 59-174 67-209h1v320c-22 0-36 0-36 21s17 21 27 21h55c10 0 27 0 27-21s-14-21-36-21v-327c22 0 36 0 36-21s-17-21-27-21h-38c-27 0-30 10-36 27z">
            <text:p/>
          </draw:path>
          <draw:path draw:style-name="gr3" draw:text-style-name="P3" draw:layer="layout" svg:width="0.282cm" svg:height="0.423cm" svg:x="10.157cm" svg:y="0.409cm" svg:viewBox="0 0 283 424" svg:d="M163 234c19 4 76 17 76 76 0 34-30 74-83 74-17 0-52-2-78-21-29-19-31-46-32-59 0-11 0-23-23-23s-23 14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  <draw:path draw:style-name="gr3" draw:text-style-name="P3" draw:layer="layout" svg:width="0.246cm" svg:height="0.41cm" svg:x="10.524cm" svg:y="0.416cm" svg:viewBox="0 0 247 411" svg:d="M146 42h72c12 0 29 0 29-21s-17-21-29-21h-190c-11 0-28 0-28 21s17 21 28 21h73v327h-73c-11 0-28 0-28 21s17 21 28 21h190c12 0 29 0 29-21s-17-21-29-21h-72z">
            <text:p/>
          </draw:path>
        </draw:g>
        <draw:g>
          <svg:title>TexMaths</svg:title>
          <svg:desc>19§latex§$\texttt{AKA-F}$§svg§600§TRUE§</svg:desc>
          <draw:polygon draw:style-name="gr2" draw:text-style-name="P2" draw:layer="layout" svg:width="1.747cm" svg:height="0.408cm" svg:x="5.241cm" svg:y="1.031cm" svg:viewBox="0 0 1748 409" draw:points="874,409 0,409 0,0 1748,0 1748,409">
            <text:p/>
          </draw:polygon>
          <draw:path draw:style-name="gr3" draw:text-style-name="P3" draw:layer="layout" svg:width="0.314cm" svg:height="0.417cm" svg:x="5.258cm" svg:y="1.02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09cm" svg:x="5.608cm" svg:y="1.029cm" svg:viewBox="0 0 315 410" svg:d="M167 169l103-127c24 0 38 0 38-21s-17-21-27-21h-59c-11 0-28 0-28 21s19 21 28 21l-142 177v-177h15c10 0 27 0 27-21s-16-21-27-21h-68c-10 0-27 0-27 21s17 21 27 21h15v327h-15c-10 0-27 0-27 21 0 20 17 20 27 20h68c10 0 27 0 27-20 0-21-16-21-27-21h-15v-90l63-78 93 168c-8 0-27 0-27 21 0 20 17 20 29 20h49c11 0 28 0 28-20 0-21-15-21-36-21 0-2-3-6-3-8z">
            <text:p/>
          </draw:path>
          <draw:path draw:style-name="gr3" draw:text-style-name="P3" draw:layer="layout" svg:width="0.314cm" svg:height="0.417cm" svg:x="5.957cm" svg:y="1.02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276cm" svg:height="0.048cm" svg:x="6.326cm" svg:y="1.209cm" svg:viewBox="0 0 277 49" svg:d="M245 49c8 0 32 0 32-24 0-25-24-25-32-25h-213c-9 0-32 0-32 25 0 24 23 24 32 24z">
            <text:p/>
          </draw:path>
          <draw:path draw:style-name="gr3" draw:text-style-name="P3" draw:layer="layout" svg:width="0.309cm" svg:height="0.409cm" svg:x="6.657cm" svg:y="1.029cm" svg:viewBox="0 0 310 410" svg:d="M97 226h91c0 27 0 38 23 38s23-15 23-28v-63c0-11 0-27-23-27s-23 12-23 38h-91v-142h167v34c0 13 0 29 23 29s23-16 23-29v-49c0-19-4-27-27-27h-256c-10 0-27 0-27 21s17 21 27 21h22v327h-22c-10 0-27 0-27 21 0 20 17 20 27 20h104c10 0 27 0 27-20 0-21-15-21-27-21h-34z">
            <text:p/>
          </draw:path>
        </draw:g>
        <draw:g>
          <svg:title>TexMaths</svg:title>
          <svg:desc>19§latex§$\texttt{AKA-S},\texttt{AKA-F}$ = AKA has been successful or failed respectively at UE§svg§600§TRUE§</svg:desc>
          <draw:polygon draw:style-name="gr2" draw:text-style-name="P2" draw:layer="layout" svg:width="20.289cm" svg:height="0.592cm" svg:x="0.141cm" svg:y="-7.364cm" svg:viewBox="0 0 20290 593" draw:points="10146,593 0,593 0,0 20290,0 20290,593">
            <text:p/>
          </draw:polygon>
          <draw:path draw:style-name="gr3" draw:text-style-name="P3" draw:layer="layout" svg:width="0.314cm" svg:height="0.417cm" svg:x="0.158cm" svg:y="-7.318cm" svg:viewBox="0 0 315 418" svg:d="M194 27c-6-27-15-27-36-27-19 0-31 0-36 25l-82 352c-10 0-25 0-29 1-7 4-11 12-11 19 0 21 17 21 28 21h69c13 0 28 0 28-21 0-20-13-20-38-20l16-69h110l15 69c-25 0-38 0-38 20 0 21 17 21 28 21h69c11 0 28 0 28-21 0-7-3-15-11-19-4-1-19-1-29-1zM158 55l43 211h-87z">
            <text:p/>
          </draw:path>
          <draw:path draw:style-name="gr3" draw:text-style-name="P3" draw:layer="layout" svg:width="0.314cm" svg:height="0.41cm" svg:x="0.508cm" svg:y="-7.311cm" svg:viewBox="0 0 315 411" svg:d="M167 169l103-127c24 0 38 0 38-21s-17-21-27-21h-59c-11 0-28 0-28 21s19 21 28 21l-142 177v-177h15c9 0 27 0 27-21s-16-21-27-21h-68c-10 0-27 0-27 21s17 21 27 21h15v327h-15c-10 0-27 0-27 21s17 21 27 21h68c9 0 27 0 27-21s-16-21-27-21h-15v-89l62-78 94 167c-8 0-27 0-27 21s17 21 28 21h50c11 0 28 0 28-21s-15-21-36-21c0-2-4-6-4-8z">
            <text:p/>
          </draw:path>
          <draw:path draw:style-name="gr3" draw:text-style-name="P3" draw:layer="layout" svg:width="0.314cm" svg:height="0.417cm" svg:x="0.857cm" svg:y="-7.318cm" svg:viewBox="0 0 315 418" svg:d="M194 27c-6-27-15-27-36-27-19 0-31 0-36 25l-82 352c-10 0-25 0-29 1-7 4-11 12-11 19 0 21 17 21 28 21h69c13 0 28 0 28-21 0-20-13-20-38-20l16-69h110l15 69c-25 0-38 0-38 20 0 21 17 21 28 21h69c11 0 28 0 28-21 0-7-3-15-11-19-4-1-19-1-29-1zM158 55l43 211h-87z">
            <text:p/>
          </draw:path>
          <draw:path draw:style-name="gr3" draw:text-style-name="P3" draw:layer="layout" svg:width="0.276cm" svg:height="0.048cm" svg:x="1.226cm" svg:y="-7.13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.574cm" svg:y="-7.316cm" svg:viewBox="0 0 283 424" svg:d="M163 234c19 4 76 17 76 76 0 34-30 74-83 74-17 0-52-2-78-21-29-19-31-45-32-59 0-11 0-23-23-23s-23 14-23 27v89c0 12 0 27 21 27 13 0 19-8 25-30 26 21 66 30 110 30 78 0 127-59 127-118 0-44-25-70-32-80-29-26-46-32-99-43l-55-12c-29-9-53-32-53-65 0-34 32-64 79-64 80 0 92 63 95 84 2 13 10 19 23 19 23 0 23-16 23-29v-89c0-10 0-27-21-27-15 0-19 11-25 32-26-24-62-32-93-32-74 0-125 53-125 110 0 46 30 90 87 105 2 2 67 17 76 19z">
            <text:p/>
          </draw:path>
          <draw:path draw:style-name="gr3" draw:text-style-name="P3" draw:layer="layout" svg:width="0.079cm" svg:height="0.201cm" svg:x="1.952cm" svg:y="-6.972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14cm" svg:height="0.417cm" svg:x="2.208cm" svg:y="-7.318cm" svg:viewBox="0 0 315 418" svg:d="M194 27c-6-27-15-27-36-27-19 0-31 0-36 25l-82 352c-10 0-25 0-29 1-7 4-11 12-11 19 0 21 17 21 28 21h69c13 0 28 0 28-21 0-20-13-20-38-20l16-69h110l15 69c-25 0-38 0-38 20 0 21 17 21 28 21h69c11 0 28 0 28-21 0-7-3-15-11-19-4-1-19-1-29-1zM158 55l43 211h-87z">
            <text:p/>
          </draw:path>
          <draw:path draw:style-name="gr3" draw:text-style-name="P3" draw:layer="layout" svg:width="0.314cm" svg:height="0.41cm" svg:x="2.556cm" svg:y="-7.311cm" svg:viewBox="0 0 315 411" svg:d="M167 169l103-127c24 0 38 0 38-21s-17-21-27-21h-59c-11 0-28 0-28 21s19 21 28 21l-142 177v-177h15c9 0 27 0 27-21s-16-21-27-21h-67c-11 0-28 0-28 21s17 21 28 21h14v327h-14c-11 0-28 0-28 21s17 21 28 21h67c9 0 27 0 27-21s-16-21-27-21h-15v-89l62-78 94 167c-8 0-27 0-27 21s17 21 28 21h50c11 0 28 0 28-21s-15-21-36-21c0-2-4-6-4-8z">
            <text:p/>
          </draw:path>
          <draw:path draw:style-name="gr3" draw:text-style-name="P3" draw:layer="layout" svg:width="0.314cm" svg:height="0.417cm" svg:x="2.907cm" svg:y="-7.318cm" svg:viewBox="0 0 315 418" svg:d="M194 27c-6-27-15-27-36-27-19 0-31 0-36 25l-82 352c-10 0-25 0-29 1-7 4-11 12-11 19 0 21 17 21 28 21h69c13 0 28 0 28-21 0-20-13-20-38-20l16-69h110l15 69c-25 0-38 0-38 20 0 21 17 21 28 21h69c11 0 28 0 28-21 0-7-3-15-11-19-4-1-19-1-29-1zM158 55l43 211h-87z">
            <text:p/>
          </draw:path>
          <draw:path draw:style-name="gr3" draw:text-style-name="P3" draw:layer="layout" svg:width="0.276cm" svg:height="0.048cm" svg:x="3.276cm" svg:y="-7.13cm" svg:viewBox="0 0 277 49" svg:d="M245 49c8 0 32 0 32-24 0-25-24-25-32-25h-213c-9 0-32 0-32 25 0 24 23 24 32 24z">
            <text:p/>
          </draw:path>
          <draw:path draw:style-name="gr3" draw:text-style-name="P3" draw:layer="layout" svg:width="0.309cm" svg:height="0.41cm" svg:x="3.607cm" svg:y="-7.311cm" svg:viewBox="0 0 310 411" svg:d="M97 226h91c0 27 0 38 23 38s23-15 23-28v-63c0-11 0-27-23-27s-23 12-23 38h-91v-142h167v34c0 13 0 29 23 29s23-16 23-29v-49c0-19-4-27-27-27h-256c-10 0-27 0-27 21s17 21 27 21h22v327h-22c-10 0-27 0-27 21s17 21 27 21h104c10 0 27 0 27-21s-16-21-27-21h-34z">
            <text:p/>
          </draw:path>
          <draw:path draw:style-name="gr3" draw:text-style-name="P3" draw:layer="layout" svg:width="0.445cm" svg:height="0.157cm" svg:x="4.203cm" svg:y="-7.147cm" svg:viewBox="0 0 446 158" svg:d="M424 27c9 0 22 0 22-14 0-13-13-13-22-13h-401c-10 0-23 0-23 13 0 14 13 14 23 14zM424 158c9 0 22 0 22-13 0-14-13-14-22-14h-401c-10 0-23 0-23 14 0 13 13 13 23 13z">
            <text:p/>
          </draw:path>
          <draw:path draw:style-name="gr3" draw:text-style-name="P3" draw:layer="layout" svg:width="0.459cm" svg:height="0.48cm" svg:x="4.927cm" svg:y="-7.379cm" svg:viewBox="0 0 460 481" svg:d="M245 13c-4-9-4-13-15-13-12 0-13 4-15 13l-141 402c-11 34-38 43-74 45v21c15-2 44-2 68-2 21 0 55 0 78 2v-21c-34 0-51-17-51-34 0-2 0-10 2-11l30-88h166l36 103c0 4 2 7 2 9 0 21-38 21-56 21v21c23-2 71-2 97-2 29 0 59 0 88 2v-21h-14c-39 0-49-6-57-26zM209 89l76 217h-150z">
            <text:p/>
          </draw:path>
          <draw:path draw:style-name="gr3" draw:text-style-name="P3" draw:layer="layout" svg:width="0.47cm" svg:height="0.457cm" svg:x="5.427cm" svg:y="-7.358cm" svg:viewBox="0 0 471 458" svg:d="M245 177l122-116c5-6 41-40 95-40v-21c-17 2-38 2-57 2-25 0-63 0-86-2v21c27 0 32 15 32 23 0 9-7 17-13 21l-209 201v-213c0-24 0-32 53-32h16v-21c-23 2-73 2-99 2-25 0-76 0-99-2v21h15c53 0 53 8 53 32v354c0 23 0 30-53 30h-15v21c23-2 72-2 99-2 24 0 76 0 99 2v-21h-16c-53 0-53-7-53-30v-118l78-74 122 181c3 5 9 13 9 22 0 19-26 19-40 19v21c23-2 71-2 95-2 25 0 50 0 78 2v-21c-36 0-49-2-70-32z">
            <text:p/>
          </draw:path>
          <draw:path draw:style-name="gr3" draw:text-style-name="P3" draw:layer="layout" svg:width="0.459cm" svg:height="0.48cm" svg:x="5.944cm" svg:y="-7.379cm" svg:viewBox="0 0 460 481" svg:d="M245 13c-4-9-4-13-15-13-12 0-13 4-15 13l-139 402c-13 34-40 43-76 45v21c15-2 44-2 68-2 21 0 55 0 78 2v-21c-34 0-51-17-51-34 0-2 0-10 2-11l30-88h166l36 103c0 4 2 7 2 9 0 21-38 21-56 21v21c23-2 71-2 97-2 29 0 59 0 88 2v-21h-14c-39 0-49-6-57-26zM209 89l76 217h-150z">
            <text:p/>
          </draw:path>
          <draw:path draw:style-name="gr3" draw:text-style-name="P3" draw:layer="layout" svg:width="0.337cm" svg:height="0.465cm" svg:x="6.666cm" svg:y="-7.366cm" svg:viewBox="0 0 338 466" svg:d="M53 415c0 30-7 30-53 30v21c23 0 57-2 76-2 17 0 53 2 76 2v-21c-46 0-53 0-53-30v-124c0-70 47-107 91-107 42 0 49 37 49 75v156c0 30-7 30-53 30v21c25 0 59-2 76-2s53 2 76 2v-21c-36 0-51 0-53-21v-127c0-57 0-78-21-103-9-11-30-25-70-25-57 0-86 40-97 67v-236l-97 8v21c47 0 53 3 53 38z">
            <text:p/>
          </draw:path>
          <draw:path draw:style-name="gr3" draw:text-style-name="P3" draw:layer="layout" svg:width="0.301cm" svg:height="0.307cm" svg:x="7.042cm" svg:y="-7.2cm" svg:viewBox="0 0 302 308" svg:d="M196 251c2 27 21 55 51 55 15 0 55-9 55-65v-38h-15v38c0 39-17 44-25 44-23 0-25-30-25-34v-135c0-29 0-53-24-80-27-25-59-36-91-36-56 0-103 32-103 76 0 21 13 32 32 32 17 0 31-13 31-32 0-8-4-30-35-30 18-23 52-31 73-31 32 0 70 27 70 86v25c-34 1-80 3-124 24-49 23-66 57-66 88 0 53 65 70 108 70 44 0 74-27 88-57zM190 141v66c0 65-48 88-78 88-32 0-61-25-61-59 0-36 29-91 139-95z">
            <text:p/>
          </draw:path>
          <draw:path draw:style-name="gr3" draw:text-style-name="P3" draw:layer="layout" svg:width="0.219cm" svg:height="0.307cm" svg:x="7.369cm" svg:y="-7.2cm" svg:viewBox="0 0 220 308" svg:d="M118 171c15 2 70 13 70 61 0 34-23 63-76 63-57 0-82-40-93-97-2-8-4-12-10-12-9 0-9 6-9 17v90c0 11 0 15 8 15 3 0 3 0 17-13 0 0 0-2 13-15 28 28 59 28 74 28 78 0 108-44 108-93 0-36-21-55-28-63-23-23-48-28-76-32-38-8-84-17-84-55 0-25 17-52 76-52 74 0 78 61 78 82 2 6 8 6 8 6 9 0 9-4 9-17v-69c0-11 0-15-7-15-4 0-4 0-14 8-2 3-9 9-11 11-25-19-53-19-63-19-83 0-108 46-108 82 0 24 11 44 28 59 23 17 42 21 90 30z">
            <text:p/>
          </draw:path>
          <draw:path draw:style-name="gr3" draw:text-style-name="P3" draw:layer="layout" svg:width="0.33cm" svg:height="0.472cm" svg:x="7.849cm" svg:y="-7.366cm" svg:viewBox="0 0 331 473" svg:d="M97 213v-213l-97 8v21c47 0 53 3 53 38v399h15c2 0 8-10 25-42 10 15 38 49 87 49 82 0 151-66 151-152 0-85-65-152-143-152-51 0-80 33-91 44zM99 390v-139c0-13 0-13 7-25 27-36 63-42 80-42 29 0 53 18 70 42 18 29 19 67 19 93 0 25-1 67-20 96-14 20-40 43-76 43-31 0-56-15-71-42-9-13-9-15-9-26z">
            <text:p/>
          </draw:path>
          <draw:path draw:style-name="gr3" draw:text-style-name="P3" draw:layer="layout" svg:width="0.259cm" svg:height="0.307cm" svg:x="8.237cm" svg:y="-7.2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text-style-name="P3" draw:layer="layout" svg:width="0.259cm" svg:height="0.307cm" svg:x="8.533cm" svg:y="-7.2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text-style-name="P3" draw:layer="layout" svg:width="0.337cm" svg:height="0.296cm" svg:x="8.832cm" svg:y="-7.196cm" svg:viewBox="0 0 338 297" svg:d="M53 67v178c0 31-7 31-53 31v21c23 0 57-2 76-2 17 0 53 2 76 2v-21c-46 0-53 0-53-31v-123c0-69 47-107 91-107 42 0 49 36 49 74v156c0 31-7 31-53 31v21c25 0 59-2 76-2s53 2 76 2v-21c-36 0-51 0-53-19v-130c0-57 0-78-21-102-9-12-30-25-70-25-50 0-80 29-99 70v-70l-95 8v21c47 0 53 3 53 38z">
            <text:p/>
          </draw:path>
          <draw:path draw:style-name="gr3" draw:text-style-name="P3" draw:layer="layout" svg:width="0.219cm" svg:height="0.307cm" svg:x="9.424cm" svg:y="-7.2cm" svg:viewBox="0 0 220 308" svg:d="M118 171c15 2 70 13 70 61 0 34-23 63-76 63-57 0-82-40-93-97-2-8-4-12-10-12-9 0-9 6-9 17v90c0 11 0 15 8 15 3 0 3 0 17-13 0 0 0-2 13-15 28 28 59 28 74 28 78 0 108-44 108-93 0-36-21-55-28-63-23-23-48-28-76-32-38-8-84-17-84-55 0-25 17-52 76-52 74 0 76 61 78 82 2 6 8 6 8 6 9 0 9-4 9-17v-69c0-11 0-15-7-15-4 0-4 0-14 8-2 3-9 9-11 11-25-19-53-19-63-19-83 0-108 46-108 82 0 24 11 44 28 59 23 17 42 21 90 30z">
            <text:p/>
          </draw:path>
          <draw:path draw:style-name="gr3" draw:text-style-name="P3" draw:layer="layout" svg:width="0.337cm" svg:height="0.303cm" svg:x="9.687cm" svg:y="-7.196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3" draw:text-style-name="P3" draw:layer="layout" svg:width="0.255cm" svg:height="0.307cm" svg:x="10.057cm" svg:y="-7.2cm" svg:viewBox="0 0 256 308" svg:d="M55 154c0-108 55-137 91-137 6 0 50 0 72 25-26 2-32 23-32 30 0 17 13 31 32 31 18 0 31-12 31-31 0-45-51-72-103-72-83 0-146 72-146 156 0 85 66 152 144 152 92 0 112-80 112-87 0-6-7-6-9-6-6 0-8 2-8 6-21 62-64 70-89 70-34 0-95-29-95-137z">
            <text:p/>
          </draw:path>
          <draw:path draw:style-name="gr3" draw:text-style-name="P3" draw:layer="layout" svg:width="0.255cm" svg:height="0.307cm" svg:x="10.353cm" svg:y="-7.2cm" svg:viewBox="0 0 256 308" svg:d="M55 154c0-108 55-137 91-137 6 0 50 0 72 25-26 2-32 23-32 30 0 17 13 31 32 31 18 0 31-12 31-31 0-45-51-72-103-72-83 0-146 72-146 156 0 85 66 152 144 152 92 0 112-80 112-87 0-6-7-6-9-6-6 0-8 2-8 6-21 62-64 70-89 70-34 0-95-29-95-137z">
            <text:p/>
          </draw:path>
          <draw:path draw:style-name="gr3" draw:text-style-name="P3" draw:layer="layout" svg:width="0.259cm" svg:height="0.307cm" svg:x="10.644cm" svg:y="-7.2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text-style-name="P3" draw:layer="layout" svg:width="0.219cm" svg:height="0.307cm" svg:x="10.944cm" svg:y="-7.2cm" svg:viewBox="0 0 220 308" svg:d="M118 171c15 2 70 13 70 61 0 34-23 63-76 63-57 0-82-40-93-97-2-8-4-12-10-12-9 0-9 6-9 17v90c0 11 0 15 8 15 3 0 3 0 17-13 0 0 0-2 13-15 28 28 59 28 74 28 78 0 108-44 108-93 0-36-21-55-28-63-23-23-48-28-76-32-38-8-84-17-84-55 0-25 17-52 76-52 74 0 76 61 78 82 2 6 8 6 8 6 9 0 9-4 9-17v-69c0-11 0-15-7-15-4 0-4 0-14 8-2 3-9 9-11 11-25-19-53-19-63-19-83 0-108 46-108 82 0 24 11 44 28 59 23 17 42 21 90 30z">
            <text:p/>
          </draw:path>
          <draw:path draw:style-name="gr3" draw:text-style-name="P3" draw:layer="layout" svg:width="0.219cm" svg:height="0.307cm" svg:x="11.207cm" svg:y="-7.2cm" svg:viewBox="0 0 220 308" svg:d="M118 171c15 2 70 13 70 61 0 34-23 63-76 63-57 0-82-40-93-97-2-8-4-12-10-12-9 0-9 6-9 17v90c0 11 0 15 8 15 3 0 3 0 17-13 0 0 0-2 13-15 28 28 59 28 74 28 78 0 108-44 108-93 0-36-21-55-28-63-23-23-48-28-76-32-38-8-84-17-84-55 0-25 17-52 76-52 74 0 78 61 78 82 2 6 8 6 8 6 9 0 9-4 9-17v-69c0-11 0-15-7-15-4 0-4 0-14 8-2 3-9 9-11 11-25-19-53-19-63-19-83 0-108 46-108 82 0 24 11 44 28 59 23 17 42 21 90 30z">
            <text:p/>
          </draw:path>
          <draw:path draw:style-name="gr3" draw:text-style-name="P3" draw:layer="layout" svg:width="0.217cm" svg:height="0.472cm" svg:x="11.469cm" svg:y="-7.373cm" svg:viewBox="0 0 218 473" svg:d="M95 184v-78c0-58 32-91 63-91 2 0 11 0 22 4-9 4-20 11-20 29 0 15 11 28 28 28 21 0 30-13 30-28 0-25-24-48-60-48-48 0-105 36-105 106v78h-53v21h53v217c0 31-7 31-53 31v20c27-1 59-1 78-1 26 0 59 0 85 1v-20h-15c-49 0-51-8-51-33v-215h78v-21z">
            <text:p/>
          </draw:path>
          <draw:path draw:style-name="gr3" draw:text-style-name="P3" draw:layer="layout" svg:width="0.337cm" svg:height="0.303cm" svg:x="11.67cm" svg:y="-7.196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3" draw:text-style-name="P3" draw:layer="layout" svg:width="0.149cm" svg:height="0.465cm" svg:x="12.041cm" svg:y="-7.366cm" svg:viewBox="0 0 150 466" svg:d="M97 0l-97 8v21c47 0 53 3 53 38v348c0 30-7 30-53 30v21c23 0 59-2 76-2 15 0 49 2 74 2v-21c-46 0-53 0-53-30z">
            <text:p/>
          </draw:path>
          <draw:path draw:style-name="gr3" draw:text-style-name="P3" draw:layer="layout" svg:width="0.297cm" svg:height="0.307cm" svg:x="12.445cm" svg:y="-7.2cm" svg:viewBox="0 0 298 308" svg:d="M298 158c0-88-68-158-148-158-85 0-150 74-150 158 0 85 70 150 148 150 82 0 150-65 150-150zM150 291c-30 0-59-13-78-44-17-30-17-70-17-95 0-26 0-63 17-93s50-44 76-44c31 0 59 15 76 44 17 28 17 67 17 93 0 25 0 61-13 89-15 31-46 50-78 50z">
            <text:p/>
          </draw:path>
          <draw:path draw:style-name="gr3" draw:text-style-name="P3" draw:layer="layout" svg:width="0.225cm" svg:height="0.296cm" svg:x="12.778cm" svg:y="-7.196cm" svg:viewBox="0 0 226 297" svg:d="M93 74v-74l-93 8v21c47 0 53 3 53 38v178c0 31-7 31-53 31v21c27 0 57-2 76-2 28 0 59 0 85 2v-21h-13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217cm" svg:height="0.472cm" svg:x="13.264cm" svg:y="-7.373cm" svg:viewBox="0 0 218 473" svg:d="M95 184v-78c0-58 32-91 63-91 2 0 11 0 22 4-9 4-20 11-20 29 0 15 11 28 28 28 21 0 30-13 30-28 0-25-24-48-60-48-48 0-105 36-105 106v78h-53v21h53v217c0 31-7 31-53 31v20c27-1 59-1 78-1 26 0 59 0 85 1v-20h-15c-49 0-51-8-51-33v-215h78v-21z">
            <text:p/>
          </draw:path>
          <draw:path draw:style-name="gr3" draw:text-style-name="P3" draw:layer="layout" svg:width="0.301cm" svg:height="0.307cm" svg:x="13.473cm" svg:y="-7.2cm" svg:viewBox="0 0 302 308" svg:d="M196 251c2 27 21 55 51 55 15 0 55-9 55-65v-38h-15v38c0 39-17 44-25 44-23 0-25-30-25-34v-135c0-29 0-53-24-80-27-25-59-36-91-36-56 0-103 32-103 76 0 21 13 32 32 32 17 0 31-13 31-32 0-8-4-30-35-30 18-23 52-31 73-31 32 0 70 27 70 86v25c-34 1-80 3-124 24-49 23-66 57-66 88 0 53 65 70 108 70 44 0 74-27 88-57zM190 141v66c0 65-48 88-78 88-32 0-61-25-61-59 0-36 29-91 139-95z">
            <text:p/>
          </draw:path>
          <draw:path draw:style-name="gr3" draw:text-style-name="P3" draw:layer="layout" svg:width="0.143cm" svg:height="0.448cm" svg:x="13.8cm" svg:y="-7.349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149cm" svg:height="0.465cm" svg:x="13.984cm" svg:y="-7.366cm" svg:viewBox="0 0 150 466" svg:d="M97 0l-97 8v21c47 0 53 3 53 38v348c0 30-7 30-53 30v21c23 0 59-2 76-2 15 0 49 2 74 2v-21c-46 0-53 0-53-30z">
            <text:p/>
          </draw:path>
          <draw:path draw:style-name="gr3" draw:text-style-name="P3" draw:layer="layout" svg:width="0.259cm" svg:height="0.307cm" svg:x="14.167cm" svg:y="-7.2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text-style-name="P3" draw:layer="layout" svg:width="0.33cm" svg:height="0.472cm" svg:x="14.467cm" svg:y="-7.366cm" svg:viewBox="0 0 331 473" svg:d="M232 428v45l99-7v-21c-46 0-52-6-52-38v-407l-97 8v21c48 0 52 3 52 38v144c-19-25-48-42-84-42-80 0-150 67-150 152 0 86 66 152 142 152 44 0 73-22 90-45zM232 249v137c0 13 0 13-8 25-19 32-49 47-78 47-30 0-55-17-70-43-19-27-21-65-21-94 0-24 2-64 21-95 15-21 40-42 76-42 25 0 51 10 72 40 8 12 8 14 8 25z">
            <text:p/>
          </draw:path>
          <draw:path draw:style-name="gr3" draw:text-style-name="P3" draw:layer="layout" svg:width="0.225cm" svg:height="0.296cm" svg:x="15.054cm" svg:y="-7.196cm" svg:viewBox="0 0 226 297" svg:d="M93 74v-74l-93 8v21c47 0 53 3 53 38v178c0 31-7 31-53 31v21c27 0 57-2 76-2 28 0 59 0 85 2v-21h-13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259cm" svg:height="0.307cm" svg:x="15.314cm" svg:y="-7.2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text-style-name="P3" draw:layer="layout" svg:width="0.219cm" svg:height="0.307cm" svg:x="15.615cm" svg:y="-7.2cm" svg:viewBox="0 0 220 308" svg:d="M118 171c15 2 70 13 70 61 0 34-25 63-76 63-57 0-82-40-93-97-2-8-4-12-10-12-9 0-9 6-9 17v90c0 11 0 15 8 15 3 0 3 0 17-13 0 0 0-2 13-15 28 28 59 28 74 28 78 0 108-44 108-93 0-36-21-55-28-63-23-23-48-28-76-32-38-8-84-17-84-55 0-25 17-52 76-52 74 0 76 61 78 82 2 6 8 6 8 6 9 0 9-4 9-17v-69c0-11 0-15-7-15-4 0-4 0-14 8-2 3-9 9-11 11-25-19-53-19-63-19-83 0-108 46-108 82 0 24 11 44 28 59 23 17 42 21 90 30z">
            <text:p/>
          </draw:path>
          <draw:path draw:style-name="gr3" draw:text-style-name="P3" draw:layer="layout" svg:width="0.33cm" svg:height="0.427cm" svg:x="15.873cm" svg:y="-7.196cm" svg:viewBox="0 0 331 428" svg:d="M97 44v-44l-97 8v21c47 0 53 3 53 32v316c0 30-7 30-53 30v21c23-2 57-4 76-4 17 0 51 2 76 4v-21c-46 0-53 0-53-30v-115-5c4 11 32 47 81 47 80 0 151-66 151-152 0-85-65-152-141-152-51 0-80 30-93 44zM99 221v-151c19-34 53-53 87-53 48 0 89 59 89 135 0 82-47 137-96 137-27 0-54-13-71-40-9-15-9-15-9-28z">
            <text:p/>
          </draw:path>
          <draw:path draw:style-name="gr3" draw:text-style-name="P3" draw:layer="layout" svg:width="0.259cm" svg:height="0.307cm" svg:x="16.261cm" svg:y="-7.2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text-style-name="P3" draw:layer="layout" svg:width="0.255cm" svg:height="0.307cm" svg:x="16.561cm" svg:y="-7.2cm" svg:viewBox="0 0 256 308" svg:d="M55 154c0-108 55-137 91-137 6 0 50 0 72 25-26 2-32 23-32 30 0 17 13 31 32 31 18 0 31-12 31-31 0-45-51-72-103-72-83 0-146 72-146 156 0 85 66 152 144 152 92 0 112-80 112-87 0-6-7-6-9-6-6 0-8 2-8 6-21 62-64 70-89 70-34 0-95-29-95-137z">
            <text:p/>
          </draw:path>
          <draw:path draw:style-name="gr3" draw:text-style-name="P3" draw:layer="layout" svg:width="0.21cm" svg:height="0.419cm" svg:x="16.846cm" svg:y="-7.312cm" svg:viewBox="0 0 211 420" svg:d="M104 145h95v-21h-95v-124h-17c-2 55-21 127-87 129v16h57v184c0 84 63 91 87 91 48 0 67-47 67-91v-38h-17v38c0 49-21 74-46 74-44 0-44-61-44-72z">
            <text:p/>
          </draw:path>
          <draw:path draw:style-name="gr3" draw:text-style-name="P3" draw:layer="layout" svg:width="0.143cm" svg:height="0.448cm" svg:x="17.116cm" svg:y="-7.349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328cm" svg:height="0.296cm" svg:x="17.29cm" svg:y="-7.189cm" svg:viewBox="0 0 329 297" svg:d="M266 67c6-16 19-46 63-46v-21c-16 2-36 2-52 2-15 0-45-2-57-2v21c25 0 33 15 33 28 0 6-2 10-6 18l-68 171-75-189c-3-7-3-9-3-11 0-17 24-17 38-17v-21c-21 0-59 2-74 2-18 0-44 0-65-2v21c42 0 46 4 53 25l97 239c4 10 6 12 15 12 8 0 12-6 14-12z">
            <text:p/>
          </draw:path>
          <draw:path draw:style-name="gr3" draw:text-style-name="P3" draw:layer="layout" svg:width="0.259cm" svg:height="0.307cm" svg:x="17.629cm" svg:y="-7.2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text-style-name="P3" draw:layer="layout" svg:width="0.149cm" svg:height="0.465cm" svg:x="17.927cm" svg:y="-7.366cm" svg:viewBox="0 0 150 466" svg:d="M97 0l-97 8v21c47 0 53 3 53 38v348c0 30-7 30-53 30v21c23 0 59-2 76-2 15 0 49 2 74 2v-21c-46 0-53 0-53-30z">
            <text:p/>
          </draw:path>
          <draw:path draw:style-name="gr3" draw:text-style-name="P3" draw:layer="layout" svg:width="0.328cm" svg:height="0.427cm" svg:x="18.104cm" svg:y="-7.189cm" svg:viewBox="0 0 329 428" svg:d="M266 65c17-44 51-44 63-44v-21c-16 2-36 2-52 2-11 0-43-2-57-2v21c21 0 31 11 31 28 0 8 0 8-4 18l-68 163-75-181c-1-5-3-7-3-11 0-17 24-17 38-17v-21c-17 0-63 2-74 2-18 0-44 0-65-2v21c32 0 46 0 55 23l101 245c-4 10-14 30-17 40-16 36-35 84-76 84-4 0-19 0-33-14 21-2 27-17 27-26 0-19-13-29-29-29-13 0-28 8-28 29 0 30 28 55 63 55 41 0 68-40 85-78z">
            <text:p/>
          </draw:path>
          <draw:path draw:style-name="gr3" draw:text-style-name="P3" draw:layer="layout" svg:width="0.301cm" svg:height="0.307cm" svg:x="18.693cm" svg:y="-7.2cm" svg:viewBox="0 0 302 308" svg:d="M196 251c2 27 21 55 51 55 15 0 55-9 55-65v-38h-15v38c0 39-17 44-25 44-23 0-25-30-25-34v-135c0-29 0-53-24-80-27-25-59-36-91-36-56 0-103 32-103 76 0 21 13 32 32 32 17 0 31-13 31-32 0-8-4-30-35-30 18-23 52-31 73-31 32 0 70 27 70 86v25c-34 1-80 3-124 24-49 23-66 57-66 88 0 53 65 70 108 70 44 0 74-27 88-57zM190 141v66c0 65-48 88-78 88-32 0-61-25-61-59 0-36 29-91 139-95z">
            <text:p/>
          </draw:path>
          <draw:path draw:style-name="gr3" draw:text-style-name="P3" draw:layer="layout" svg:width="0.21cm" svg:height="0.419cm" svg:x="19.01cm" svg:y="-7.312cm" svg:viewBox="0 0 211 420" svg:d="M104 145h95v-21h-95v-124h-17c-2 55-21 127-87 129v16h57v184c0 84 63 91 87 91 48 0 67-47 67-91v-38h-17v38c0 49-21 74-46 74-44 0-44-61-44-72z">
            <text:p/>
          </draw:path>
          <draw:path draw:style-name="gr3" draw:text-style-name="P3" draw:layer="layout" svg:width="0.457cm" svg:height="0.472cm" svg:x="19.5cm" svg:y="-7.358cm" svg:viewBox="0 0 458 473" svg:d="M369 304c0 95-65 149-130 149-32 0-110-18-110-145v-255c0-24 0-32 53-32h16v-21c-23 2-73 2-99 2-25 0-76 0-99-2v21h15c53 0 53 8 53 32v253c0 93 78 167 169 167 78 0 139-62 151-138 1-14 1-19 1-48v-215c0-21 0-51 69-51v-21c-25 0-57 2-80 2s-55-2-80-2v21c71 0 71 32 71 49z">
            <text:p/>
          </draw:path>
          <draw:path draw:style-name="gr3" draw:text-style-name="P3" draw:layer="layout" svg:width="0.415cm" svg:height="0.455cm" svg:x="20cm" svg:y="-7.356cm" svg:viewBox="0 0 416 456" svg:d="M68 403c0 25 0 32-53 32h-15v21h388l28-173h-17c-17 103-32 152-148 152h-90c-30 0-32-3-32-26v-179h61c65 0 72 21 72 78h17v-179h-17c0 59-7 80-72 80h-61v-161c0-23 2-27 32-27h88c102 0 120 36 131 129h17l-19-150h-378v21h15c53 0 53 8 53 32z">
            <text:p/>
          </draw:path>
        </draw:g>
        <draw:frame draw:style-name="gr13" draw:text-style-name="P6" draw:layer="layout" svg:width="9.906cm" svg:height="1.216cm" svg:x="0.078cm" svg:y="4.88cm">
          <draw:text-box>
            <text:p><text:span text:style-name="T1">The single state in a </text:span><text:span text:style-name="T1">UE</text:span></text:p>
          </draw:text-box>
        </draw:frame>
        <draw:frame draw:style-name="gr13" draw:text-style-name="P6" draw:layer="layout" svg:width="7.62cm" svg:height="1.216cm" svg:x="15.748cm" svg:y="4.88cm">
          <draw:text-box>
            <text:p><text:span text:style-name="T1">States in the HN</text:span></text:p>
          </draw:text-box>
        </draw:frame>
        <draw:frame draw:style-name="gr14" draw:text-style-name="P8" draw:layer="layout" svg:width="23.114cm" svg:height="1.135cm" svg:x="2.286cm" svg:y="25.908cm">
          <draw:text-box>
            <text:p text:style-name="P7"><text:span text:style-name="T1">States of the </text:span><text:span text:style-name="T1">solution. Only a </text:span><text:span text:style-name="T1">partial </text:span><text:span text:style-name="T1">representation</text:span></text:p>
          </draw:text-box>
        </draw:frame>
        <draw:g>
          <svg:title>TexMaths</svg:title>
          <svg:desc>20§latex§\begin{eqnarray*}
\texttt{FORGETPMSI} =
\begin{cases} 
PMSI \leftarrow P_{new}\\
P_{new} \leftarrow p''
\end{cases}
\end{eqnarray*} §svg§600§TRUE§</svg:desc>
          <draw:polygon draw:style-name="gr2" draw:text-style-name="P2" draw:layer="layout" svg:width="9.899cm" svg:height="2.101cm" svg:x="9.586cm" svg:y="-5.799cm" svg:viewBox="0 0 9900 2102" draw:points="4950,2102 0,2102 0,0 9900,0 9900,2102">
            <text:p/>
          </draw:polygon>
          <draw:path draw:style-name="gr3" draw:text-style-name="P3" draw:layer="layout" svg:width="0.325cm" svg:height="0.431cm" svg:x="9.606cm" svg:y="-4.999cm" svg:viewBox="0 0 326 432" svg:d="M102 238h96c0 28 0 40 24 40s24-16 24-30v-66c0-12 0-28-24-28s-24 12-24 40h-96v-150h176v36c0 14 0 30 24 30s24-16 24-30v-52c0-20-4-28-28-28h-268c-12 0-30 0-30 22s18 22 30 22h22v344h-22c-12 0-30 0-30 22s18 22 30 22h108c10 0 28 0 28-22s-16-22-28-22h-36z">
            <text:p/>
          </draw:path>
          <draw:path draw:style-name="gr3" draw:text-style-name="P3" draw:layer="layout" svg:width="0.291cm" svg:height="0.445cm" svg:x="9.994cm" svg:y="-5.007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3" draw:text-style-name="P3" draw:layer="layout" svg:width="0.353cm" svg:height="0.439cm" svg:x="10.336cm" svg:y="-4.999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3" draw:text-style-name="P3" draw:layer="layout" svg:width="0.323cm" svg:height="0.445cm" svg:x="10.716cm" svg:y="-5.007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3" draw:text-style-name="P3" draw:layer="layout" svg:width="0.335cm" svg:height="0.431cm" svg:x="11.074cm" svg:y="-4.999cm" svg:viewBox="0 0 336 432" svg:d="M50 388h-22c-10 0-28 0-28 22s18 22 28 22h280c24 0 28-6 28-30v-62c0-14 0-30-24-30s-24 16-24 30v48h-190v-158h94c0 28 0 40 24 40s24-16 24-30v-64c0-14 0-30-24-30s-24 12-24 40h-94v-142h174v36c0 14 0 30 24 30 26 0 26-16 26-30v-52c0-20-6-28-30-28h-264c-10 0-28 0-28 22s18 22 28 22h22z">
            <text:p/>
          </draw:path>
          <draw:path draw:style-name="gr3" draw:text-style-name="P3" draw:layer="layout" svg:width="0.333cm" svg:height="0.431cm" svg:x="11.442cm" svg:y="-4.999cm" svg:viewBox="0 0 334 432" svg:d="M192 44h92v36c0 14 0 30 24 30 26 0 26-16 26-30v-52c0-20-4-28-28-28h-278c-22 0-28 6-28 28v52c0 14 0 30 24 30s24-16 24-30v-36h94v344h-36c-10 0-28 0-28 22s16 22 28 22h122c10 0 28 0 28-22s-16-22-28-22h-36z">
            <text:p/>
          </draw:path>
          <draw:path draw:style-name="gr3" draw:text-style-name="P3" draw:layer="layout" svg:width="0.321cm" svg:height="0.431cm" svg:x="11.81cm" svg:y="-4.999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  <draw:path draw:style-name="gr3" draw:text-style-name="P3" draw:layer="layout" svg:width="0.345cm" svg:height="0.431cm" svg:x="12.172cm" svg:y="-4.999cm" svg:viewBox="0 0 346 432" svg:d="M194 170c-10 26-16 46-20 68-8-34-70-216-72-222-6-16-24-16-34-16h-40c-10 0-28 0-28 22s14 22 38 22v344c-24 0-38 0-38 22s18 22 28 22h58c10 0 28 0 28-22s-14-22-36-22v-336c8 32 52 168 56 176 6 18 14 44 18 48 4 6 12 12 22 12 8 0 18-6 24-16 2-4 62-184 70-220h2v336c-24 0-38 0-38 22s18 22 28 22h58c10 0 28 0 28-22s-14-22-38-22v-344c24 0 38 0 38-22s-18-22-28-22h-40c-28 0-32 10-38 28z">
            <text:p/>
          </draw:path>
          <draw:path draw:style-name="gr3" draw:text-style-name="P3" draw:layer="layout" svg:width="0.297cm" svg:height="0.445cm" svg:x="12.564cm" svg:y="-5.007cm" svg:viewBox="0 0 298 446" svg:d="M172 246c20 4 80 18 80 80 0 36-32 78-88 78-18 0-54-2-82-22-30-20-32-48-34-62 0-12 0-24-24-24s-24 14-24 28v94c0 12 0 28 22 28 14 0 20-8 26-32 28 22 70 32 116 32 82 0 134-62 134-124 0-46-26-74-34-84-30-28-48-34-104-46l-58-12c-30-10-56-34-56-68 0-36 34-68 84-68 84 0 96 66 100 88 2 14 10 20 24 20 24 0 24-16 24-30v-94c0-10 0-28-22-28-16 0-20 12-26 34-28-26-66-34-98-34-78 0-132 56-132 116 0 48 32 94 92 110 2 2 70 18 80 20z">
            <text:p/>
          </draw:path>
          <draw:path draw:style-name="gr3" draw:text-style-name="P3" draw:layer="layout" svg:width="0.259cm" svg:height="0.431cm" svg:x="12.95cm" svg:y="-4.999cm" svg:viewBox="0 0 260 432" svg:d="M154 44h76c12 0 30 0 30-22s-18-22-30-22h-200c-12 0-30 0-30 22s18 22 30 22h76v344h-76c-12 0-30 0-30 22s18 22 30 22h200c12 0 30 0 30-22s-18-22-30-22h-76z">
            <text:p/>
          </draw:path>
          <draw:path draw:style-name="gr3" draw:text-style-name="P3" draw:layer="layout" svg:width="0.469cm" svg:height="0.165cm" svg:x="13.51cm" svg:y="-4.827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365cm" svg:height="2.109cm" svg:x="14.312cm" svg:y="-5.799cm" svg:viewBox="0 0 366 2110" svg:d="M216 1314c0-78-52-196-176-258 76-42 168-124 176-256v-4-488c0-56 0-70 6-96 14-56 48-126 138-178 4-4 6-6 6-18 0-16-2-16-16-16s-16 0-34 12c-158 88-168 220-168 244v500c0 52 0 108-36 172-32 58-70 88-102 108-10 6-10 6-10 18 0 14 0 14 6 18 60 38 124 102 140 216 2 16 2 18 2 26v540c0 56 36 176 172 246 16 10 18 10 30 10 14 0 16 0 16-16 0-12-2-14-4-14-30-20-124-76-142-198-4-18-4-20-4-28z">
            <text:p/>
          </draw:path>
          <draw:path draw:style-name="gr3" draw:text-style-name="P3" draw:layer="layout" svg:width="0.503cm" svg:height="0.481cm" svg:x="14.806cm" svg:y="-5.529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<text:p/>
          </draw:path>
          <draw:path draw:style-name="gr3" draw:text-style-name="P3" draw:layer="layout" svg:width="0.705cm" svg:height="0.481cm" svg:x="15.354cm" svg:y="-5.529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text-style-name="P3" draw:layer="layout" svg:width="0.417cm" svg:height="0.513cm" svg:x="16.118cm" svg:y="-5.543cm" svg:viewBox="0 0 418 514" svg:d="M418 8c0-4 0-8-6-8-4 0-6 0-14 10l-34 40c-18-32-54-50-100-50-90 0-176 82-176 166 0 58 38 90 74 100l76 20c26 6 66 18 66 76 0 62-58 130-128 130-46 0-124-16-124-104 0-16 4-34 4-38 2-2 2-4 2-4 0-8-6-8-8-8-4 0-6 0-8 2s-42 164-42 166c0 4 4 8 8 8s4-2 12-12l36-40c30 42 78 52 118 52 96 0 180-94 180-182 0-50-24-74-34-82-16-18-28-20-90-36-16-4-42-12-48-12-18-8-42-28-42-66 0-56 56-116 122-116 60 0 102 30 102 110 0 22-2 34-2 38 0 2 0 8 8 8s8-2 10-14z">
            <text:p/>
          </draw:path>
          <draw:path draw:style-name="gr3" draw:text-style-name="P3" draw:layer="layout" svg:width="0.327cm" svg:height="0.481cm" svg:x="16.574cm" svg:y="-5.529cm" svg:viewBox="0 0 328 482" svg:d="M240 54c6-26 8-32 64-32 18 0 24 0 24-14 0-8-8-8-12-8-20 0-72 2-92 2-22 0-74-2-94-2-6 0-14 0-14 14 0 8 6 8 20 8 28 0 48 0 48 14 0 2 0 4-2 10l-94 382c-8 26-10 32-66 32-16 0-22 0-22 14 0 8 8 8 10 8 22 0 72-2 94-2 20 0 72 2 94 2 6 0 14 0 14-14 0-8-6-8-22-8-12 0-16 0-30-2-14 0-18-4-18-12 0-4 2-10 4-16z">
            <text:p/>
          </draw:path>
          <draw:path draw:style-name="gr3" draw:text-style-name="P3" draw:layer="layout" svg:width="0.625cm" svg:height="0.367cm" svg:x="17.148cm" svg:y="-5.407cm" svg:viewBox="0 0 626 368" svg:d="M600 198c14 0 26 0 26-14s-12-14-26-14h-524c40-30 58-58 64-68 32-48 38-92 38-94 0-8-8-8-14-8-12 0-14 2-16 14-16 70-58 128-138 162-8 2-10 4-10 8 0 6 4 6 10 10 74 30 122 86 138 164 2 8 4 10 16 10 6 0 14 0 14-8 0 0-6-46-36-92-14-22-34-46-66-70z">
            <text:p/>
          </draw:path>
          <draw:path draw:style-name="gr3" draw:text-style-name="P3" draw:layer="layout" svg:width="0.503cm" svg:height="0.481cm" svg:x="18.032cm" svg:y="-5.529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8-8-20-8-26 0-46 0-46-12 0-4 2-8 2-12zM236 48c6-24 8-26 38-26h68c58 0 96 18 96 68 0 28-14 88-42 114-34 32-78 36-108 36h-100z">
            <text:p/>
          </draw:path>
          <draw:path draw:style-name="gr3" draw:text-style-name="P3" draw:layer="layout" svg:width="0.301cm" svg:height="0.223cm" svg:x="18.478cm" svg:y="-5.159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0 44z">
            <text:p/>
          </draw:path>
          <draw:path draw:style-name="gr3" draw:text-style-name="P3" draw:layer="layout" svg:width="0.211cm" svg:height="0.223cm" svg:x="18.834cm" svg:y="-5.159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3" draw:text-style-name="P3" draw:layer="layout" svg:width="0.361cm" svg:height="0.223cm" svg:x="19.09cm" svg:y="-5.161cm" svg:viewBox="0 0 362 224" svg:d="M236 62c4-14 10-38 10-40 0-10-8-16-16-16-10 0-18 6-22 14 0 4-6 24-10 38-6 28-6 28-14 56-6 28-6 32-8 46 2 10-2 20-14 34-6 8-16 16-32 16-20 0-44-6-44-46 0-24 12-62 22-86 10-22 12-26 12-36 0-24-22-42-48-42-50 0-72 68-72 76 0 6 6 6 8 6 8 0 8-2 10-8 12-40 32-60 52-60 10 0 14 6 14 18s-6 22-8 28c-28 74-28 82-28 98 0 58 52 66 80 66 8 0 34 0 56-32 10 22 38 32 68 32 44 0 66-38 76-58 22-42 34-104 34-126 0-38-20-40-24-40-12 0-26 14-26 26 0 8 4 12 8 16 12 10 18 24 18 40 0 6-20 128-84 128-40 0-40-36-40-44 0-14 2-22 10-50z">
            <text:p/>
          </draw:path>
          <draw:path draw:style-name="gr3" draw:text-style-name="P3" draw:layer="layout" svg:width="0.503cm" svg:height="0.481cm" svg:x="14.806cm" svg:y="-4.517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<text:p/>
          </draw:path>
          <draw:path draw:style-name="gr3" draw:text-style-name="P3" draw:layer="layout" svg:width="0.301cm" svg:height="0.223cm" svg:x="15.25cm" svg:y="-4.147cm" svg:viewBox="0 0 302 224" svg:d="M38 188c-2 6-6 18-6 20 0 10 10 16 18 16s16-6 18-10c2-6 6-22 10-32 2-10 8-32 10-44 4-12 6-22 8-34 6-20 6-24 22-44 14-20 36-46 74-46 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3" draw:text-style-name="P3" draw:layer="layout" svg:width="0.211cm" svg:height="0.223cm" svg:x="15.606cm" svg:y="-4.147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3" draw:text-style-name="P3" draw:layer="layout" svg:width="0.361cm" svg:height="0.223cm" svg:x="15.862cm" svg:y="-4.149cm" svg:viewBox="0 0 362 224" svg:d="M238 62c2-14 8-38 8-40 0-10-8-16-16-16-10 0-18 6-22 14 0 4-6 24-10 38-6 28-6 28-14 56-6 28-6 32-8 46 2 10-2 20-14 34-6 8-16 16-32 16-20 0-44-6-44-46 0-24 12-62 22-86 10-22 12-26 12-36 0-24-22-42-48-42-50 0-72 68-72 76 0 6 6 6 8 6 8 0 8-2 10-8 12-40 32-60 52-60 10 0 14 6 14 18s-6 22-8 28c-28 74-28 82-28 98 0 58 52 66 80 66 10 0 34 0 56-32 10 22 38 32 68 32 44 0 66-38 76-58 22-42 34-104 34-126 0-38-20-40-24-40-12 0-26 14-26 26 0 8 4 12 8 16 12 10 18 24 18 40 0 6-20 128-84 128-40 0-40-36-40-44 0-14 2-22 10-50z">
            <text:p/>
          </draw:path>
          <draw:path draw:style-name="gr3" draw:text-style-name="P3" draw:layer="layout" svg:width="0.625cm" svg:height="0.367cm" svg:x="16.532cm" svg:y="-4.395cm" svg:viewBox="0 0 626 368" svg:d="M600 198c14 0 26 0 26-14s-12-14-26-14h-524c40-30 58-58 64-68 32-48 38-92 38-94 0-8-8-8-14-8-12 0-14 2-16 14-16 70-58 128-138 162-8 2-10 4-10 8 0 6 4 6 10 10 74 30 122 86 138 164 2 8 4 10 16 10 6 0 14 0 14-8 0 0-6-46-36-92-14-22-34-46-66-70z">
            <text:p/>
          </draw:path>
          <draw:path draw:style-name="gr3" draw:text-style-name="P3" draw:layer="layout" svg:width="0.367cm" svg:height="0.449cm" svg:x="17.364cm" svg:y="-4.347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text-style-name="P3" draw:layer="layout" svg:width="0.125cm" svg:height="0.255cm" svg:x="17.764cm" svg:y="-4.567cm" svg:viewBox="0 0 126 256" svg:d="M120 44c4-10 6-14 6-16 0-16-14-28-30-28-20 0-26 16-28 24l-66 214c0 2-2 8-2 8 0 6 16 10 20 10s4 0 6-8z">
            <text:p/>
          </draw:path>
          <draw:path draw:style-name="gr3" draw:text-style-name="P3" draw:layer="layout" svg:width="0.125cm" svg:height="0.255cm" svg:x="17.924cm" svg:y="-4.567cm" svg:viewBox="0 0 126 256" svg:d="M122 44c4-10 4-14 4-16 0-16-14-28-30-28-20 0-26 16-28 24l-66 214c0 2-2 8-2 8 0 6 16 10 20 10s4 0 8-8z">
            <text:p/>
          </draw:path>
        </draw:g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onnector draw:style-name="gr5" draw:text-style-name="P4" draw:layer="layout" draw:type="curve" svg:x1="21.106cm" svg:y1="22.092cm" svg:x2="26.694cm" svg:y2="21.457cm" svg:d="M21106 22092c4191 0 1397-635 5588-635" svg:viewBox="0 0 5589 636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29.037cm" svg:y="19.302cm" svg:viewBox="0 0 1049 409" draw:points="525,409 0,409 0,0 1049,0 1049,409">
            <text:p/>
          </draw:polygon>
          <draw:path draw:style-name="gr3" draw:text-style-name="P3" draw:layer="layout" svg:width="0.314cm" svg:height="0.417cm" svg:x="29.054cm" svg:y="19.29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29.398cm" svg:y="19.3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29.75cm" svg:y="19.3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ustom-shape draw:style-name="gr10" draw:text-style-name="P1" xml:id="id10" draw:id="id10" draw:layer="layout" svg:width="4.824cm" svg:height="1.524cm" svg:x="14.008cm" svg:y="2.578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curve" svg:x1="18.832cm" svg:y1="3.34cm" svg:x2="25.317cm" svg:y2="-0.47cm" draw:start-shape="id10" draw:start-glue-point="1" draw:end-shape="id11" draw:end-glue-point="2" svg:d="M18832 3340c4324 0 6485-1270 6485-3810" svg:viewBox="0 0 6486 3811">
          <text:p/>
        </draw:connector>
        <draw:connector draw:style-name="gr5" draw:text-style-name="P4" draw:layer="layout" draw:type="curve" svg:x1="23.166cm" svg:y1="-1.232cm" svg:x2="16.42cm" svg:y2="2.578cm" draw:start-shape="id11" draw:start-glue-point="3" draw:end-shape="id10" draw:end-glue-point="0" svg:d="M23166-1232c-4498 0-6746 1270-6746 3810" svg:viewBox="0 0 6747 3811">
          <text:p/>
        </draw:connector>
        <draw:custom-shape draw:style-name="gr11" draw:text-style-name="P1" xml:id="id11" draw:id="id11" draw:layer="layout" svg:width="4.302cm" svg:height="1.524cm" svg:x="23.166cm" svg:y="-1.994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curve" draw:line-skew="-0.352cm 0.323cm" svg:x1="25.317cm" svg:y1="-1.994cm" svg:x2="27.468cm" svg:y2="-1.232cm" draw:start-shape="id11" draw:start-glue-point="0" draw:end-shape="id11" draw:end-glue-point="1" svg:d="M25317-1994c0-1318 1501-1099 2357-579s1069 1341-206 1341" svg:viewBox="0 0 3054 1748">
          <text:p/>
        </draw:connector>
        <draw:g>
          <svg:title>TexMaths</svg:title>
          <svg:desc>20§latex§$1: i, p, p', \pmb{p''}$§svg§600§TRUE§</svg:desc>
          <draw:polygon draw:style-name="gr2" draw:text-style-name="P2" draw:layer="layout" svg:width="3.689cm" svg:height="0.685cm" svg:x="23.459cm" svg:y="-1.551cm" svg:viewBox="0 0 3690 686" draw:points="1846,686 0,686 0,0 3690,0 3690,686">
            <text:p/>
          </draw:polygon>
          <draw:path draw:style-name="gr3" draw:text-style-name="P3" draw:layer="layout" svg:width="0.233cm" svg:height="0.469cm" svg:x="23.521cm" svg:y="-1.473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text-style-name="P3" draw:layer="layout" svg:width="0.075cm" svg:height="0.303cm" svg:x="24.065cm" svg:y="-1.307cm" svg:viewBox="0 0 76 304" svg:d="M76 38c0-22-16-38-38-38-20 0-38 16-38 38 0 20 18 38 38 38 22 0 38-18 38-38zM76 268c0-22-16-38-38-38-20 0-38 16-38 38 0 20 18 36 38 36 22 0 38-16 38-36z">
            <text:p/>
          </draw:path>
          <draw:path draw:style-name="gr3" draw:text-style-name="P3" draw:layer="layout" svg:width="0.187cm" svg:height="0.473cm" svg:x="24.415cm" svg:y="-1.469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3" draw:text-style-name="P3" draw:layer="layout" svg:width="0.083cm" svg:height="0.211cm" svg:x="24.695cm" svg:y="-1.07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text-style-name="P3" draw:layer="layout" svg:width="0.367cm" svg:height="0.449cm" svg:x="24.925cm" svg:y="-1.315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text-style-name="P3" draw:layer="layout" svg:width="0.083cm" svg:height="0.211cm" svg:x="25.359cm" svg:y="-1.079cm" svg:viewBox="0 0 84 212" svg:d="M84 74c0-46-18-74-46-74-24 0-38 18-38 38 0 18 14 38 38 38 8 0 18-4 26-10 2-2 2-2 4-2v10c0 54-24 96-48 120-8 6-8 8-8 10 0 6 4 8 6 8 8 0 66-54 66-138z">
            <text:p/>
          </draw:path>
          <draw:path draw:style-name="gr3" draw:text-style-name="P3" draw:layer="layout" svg:width="0.367cm" svg:height="0.449cm" svg:x="25.589cm" svg:y="-1.315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3" draw:text-style-name="P3" draw:layer="layout" svg:width="0.125cm" svg:height="0.255cm" svg:x="25.987cm" svg:y="-1.535cm" svg:viewBox="0 0 126 256" svg:d="M122 44c4-10 4-14 4-16 0-16-14-28-30-28-20 0-24 16-28 24l-66 214c0 2-2 8-2 8 0 6 16 10 20 10s4 0 8-8z">
            <text:p/>
          </draw:path>
          <draw:path draw:style-name="gr3" draw:text-style-name="P3" draw:layer="layout" svg:width="0.083cm" svg:height="0.211cm" svg:x="26.221cm" svg:y="-1.07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text-style-name="P3" draw:layer="layout" svg:width="0.367cm" svg:height="0.449cm" svg:x="26.419cm" svg:y="-1.315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2-16 14-50 28-84 52-84 12 0 22 6 22 32 0 16-2 24-4 36zM178 92c6-20 24-40 38-50 24-22 44-26 56-26 30 0 46 24 46 66s-24 122-36 150c-24 50-58 72-84 72-46 0-56-58-56-62 0-2 0-4 2-12z">
            <text:p/>
          </draw:path>
          <draw:path draw:style-name="gr3" draw:text-style-name="P3" draw:layer="layout" svg:width="0.125cm" svg:height="0.255cm" svg:x="26.817cm" svg:y="-1.535cm" svg:viewBox="0 0 126 256" svg:d="M122 44c2-10 4-14 4-16 0-16-14-28-30-28-20 0-26 16-28 24l-66 214c0 2-2 8-2 8 0 6 16 10 20 10s4 0 6-8z">
            <text:p/>
          </draw:path>
          <draw:path draw:style-name="gr3" draw:text-style-name="P3" draw:layer="layout" svg:width="0.125cm" svg:height="0.255cm" svg:x="26.979cm" svg:y="-1.535cm" svg:viewBox="0 0 126 256" svg:d="M122 44c4-10 4-14 4-16 0-16-14-28-30-28-20 0-24 16-28 24l-66 214c0 2-2 8-2 8 0 6 16 10 20 10s4 0 8-8z">
            <text:p/>
          </draw:path>
          <draw:path draw:style-name="gr3" draw:text-style-name="P3" draw:layer="layout" svg:width="0.367cm" svg:height="0.449cm" svg:x="26.435cm" svg:y="-1.335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3" draw:text-style-name="P3" draw:layer="layout" svg:width="0.125cm" svg:height="0.255cm" svg:x="26.833cm" svg:y="-1.553cm" svg:viewBox="0 0 126 256" svg:d="M122 44c4-10 4-14 4-16 0-16-14-28-30-28-20 0-24 16-28 24l-66 214c0 2-2 8-2 8 0 6 16 10 20 10s4 0 8-8z">
            <text:p/>
          </draw:path>
          <draw:path draw:style-name="gr3" draw:text-style-name="P3" draw:layer="layout" svg:width="0.125cm" svg:height="0.255cm" svg:x="26.995cm" svg:y="-1.553cm" svg:viewBox="0 0 126 256" svg:d="M120 44c4-10 6-14 6-16 0-16-14-28-30-28-20 0-26 16-28 24l-66 214c0 2-2 8-2 8 0 6 16 10 20 10 2 0 4 0 6-8z">
            <text:p/>
          </draw:path>
          <draw:path draw:style-name="gr3" draw:text-style-name="P3" draw:layer="layout" svg:width="0.367cm" svg:height="0.449cm" svg:x="26.449cm" svg:y="-1.315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text-style-name="P3" draw:layer="layout" svg:width="0.125cm" svg:height="0.255cm" svg:x="26.849cm" svg:y="-1.535cm" svg:viewBox="0 0 126 256" svg:d="M120 44c4-10 6-14 6-16 0-16-14-28-30-28-20 0-26 16-28 24l-66 214c0 2-2 8-2 8 0 6 16 10 20 10 2 0 4 0 6-8z">
            <text:p/>
          </draw:path>
          <draw:path draw:style-name="gr3" draw:text-style-name="P3" draw:layer="layout" svg:width="0.125cm" svg:height="0.255cm" svg:x="27.009cm" svg:y="-1.535cm" svg:viewBox="0 0 126 256" svg:d="M122 44c2-10 4-14 4-16 0-16-14-28-30-28-20 0-26 16-28 24l-66 214c0 2-2 8-2 8 0 6 16 10 20 10s4 0 8-8z">
            <text:p/>
          </draw:path>
        </draw:g>
        <draw:g>
          <svg:title>TexMaths</svg:title>
          <svg:desc>20§latex§$2: i, p, p',\pmb{null}$§svg§600§TRUE§</svg:desc>
          <draw:polygon draw:style-name="gr2" draw:text-style-name="P2" draw:layer="layout" svg:width="4.281cm" svg:height="0.665cm" svg:x="14.259cm" svg:y="3.05cm" svg:viewBox="0 0 4282 666" draw:points="2142,666 0,666 0,0 4282,0 4282,666">
            <text:p/>
          </draw:polygon>
          <draw:path draw:style-name="gr3" draw:text-style-name="P3" draw:layer="layout" svg:width="0.281cm" svg:height="0.469cm" svg:x="14.295cm" svg:y="3.1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text-style-name="P3" draw:layer="layout" svg:width="0.075cm" svg:height="0.303cm" svg:x="14.865cm" svg:y="3.274cm" svg:viewBox="0 0 76 304" svg:d="M76 38c0-22-16-38-38-38-20 0-38 16-38 38 0 20 18 38 38 38 22 0 38-18 38-38zM76 268c0-22-16-38-38-38-20 0-38 16-38 38 0 20 18 36 38 36 22 0 38-16 38-36z">
            <text:p/>
          </draw:path>
          <draw:path draw:style-name="gr3" draw:text-style-name="P3" draw:layer="layout" svg:width="0.187cm" svg:height="0.473cm" svg:x="15.215cm" svg:y="3.112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3" draw:text-style-name="P3" draw:layer="layout" svg:width="0.083cm" svg:height="0.211cm" svg:x="15.495cm" svg:y="3.502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text-style-name="P3" draw:layer="layout" svg:width="0.367cm" svg:height="0.449cm" svg:x="15.725cm" svg:y="3.26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text-style-name="P3" draw:layer="layout" svg:width="0.083cm" svg:height="0.211cm" svg:x="16.159cm" svg:y="3.502cm" svg:viewBox="0 0 84 212" svg:d="M84 74c0-46-18-74-46-74-24 0-38 18-38 38 0 18 14 38 38 38 8 0 18-4 26-10 2-2 2-2 4-2v10c0 54-24 96-48 120-8 6-8 8-8 10 0 6 4 8 6 8 8 0 66-54 66-138z">
            <text:p/>
          </draw:path>
          <draw:path draw:style-name="gr3" draw:text-style-name="P3" draw:layer="layout" svg:width="0.367cm" svg:height="0.449cm" svg:x="16.389cm" svg:y="3.26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3" draw:text-style-name="P3" draw:layer="layout" svg:width="0.125cm" svg:height="0.255cm" svg:x="16.787cm" svg:y="3.048cm" svg:viewBox="0 0 126 256" svg:d="M122 44c4-10 4-14 4-16 0-16-14-28-30-28-20 0-24 16-28 24l-66 214c0 2-2 8-2 8 0 6 16 10 20 10s4 0 8-8z">
            <text:p/>
          </draw:path>
          <draw:path draw:style-name="gr3" draw:text-style-name="P3" draw:layer="layout" svg:width="0.083cm" svg:height="0.211cm" svg:x="17.021cm" svg:y="3.502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text-style-name="P3" draw:layer="layout" svg:width="0.381cm" svg:height="0.319cm" svg:x="17.261cm" svg:y="3.266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3" draw:text-style-name="P3" draw:layer="layout" svg:width="0.363cm" svg:height="0.319cm" svg:x="17.681cm" svg:y="3.266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3" draw:text-style-name="P3" draw:layer="layout" svg:width="0.151cm" svg:height="0.497cm" svg:x="18.093cm" svg:y="3.09cm" svg:viewBox="0 0 152 498" svg:d="M152 8c0 0 0-8-8-8-18 0-70 6-88 8-6 0-14 0-14 14 0 8 8 8 18 8 34 0 36 6 36 12l-2 14-90 352c-2 8-4 14-4 24 0 40 32 66 64 66 24 0 42-14 54-40 14-26 22-68 22-70 0-6-6-6-8-6-8 0-8 2-10 12-12 46-26 88-56 88-20 0-20-22-20-32 0-18 0-20 4-34z">
            <text:p/>
          </draw:path>
          <draw:path draw:style-name="gr3" draw:text-style-name="P3" draw:layer="layout" svg:width="0.151cm" svg:height="0.497cm" svg:x="18.317cm" svg:y="3.09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3" draw:text-style-name="P3" draw:layer="layout" svg:width="0.381cm" svg:height="0.319cm" svg:x="17.277cm" svg:y="3.248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text-style-name="P3" draw:layer="layout" svg:width="0.363cm" svg:height="0.319cm" svg:x="17.697cm" svg:y="3.248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3" draw:text-style-name="P3" draw:layer="layout" svg:width="0.151cm" svg:height="0.497cm" svg:x="18.109cm" svg:y="3.07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3" draw:text-style-name="P3" draw:layer="layout" svg:width="0.151cm" svg:height="0.497cm" svg:x="18.331cm" svg:y="3.07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3" draw:text-style-name="P3" draw:layer="layout" svg:width="0.381cm" svg:height="0.319cm" svg:x="17.293cm" svg:y="3.266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3" draw:text-style-name="P3" draw:layer="layout" svg:width="0.363cm" svg:height="0.319cm" svg:x="17.713cm" svg:y="3.266cm" svg:viewBox="0 0 364 320" svg:d="M226 274c8 28 34 46 64 46 24 0 40-16 52-38 12-26 22-70 22-70 0-8-8-8-10-8-6 0-8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3" draw:text-style-name="P3" draw:layer="layout" svg:width="0.151cm" svg:height="0.497cm" svg:x="18.125cm" svg:y="3.09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3" draw:text-style-name="P3" draw:layer="layout" svg:width="0.151cm" svg:height="0.497cm" svg:x="18.347cm" svg:y="3.09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</draw:g>
        <draw:g>
          <svg:title>TexMaths</svg:title>
          <svg:desc>20§latex§$\texttt{LU}_{p'}/\texttt{FORGETP}$§svg§600§TRUE§</svg:desc>
          <draw:polygon draw:style-name="gr2" draw:text-style-name="P2" draw:layer="layout" svg:width="4.177cm" svg:height="0.727cm" svg:x="17.818cm" svg:y="0.242cm" svg:viewBox="0 0 4178 728" draw:points="2090,728 0,728 0,0 4178,0 4178,728">
            <text:p/>
          </draw:polygon>
          <draw:path draw:style-name="gr3" draw:text-style-name="P3" draw:layer="layout" svg:width="0.321cm" svg:height="0.431cm" svg:x="17.84cm" svg:y="0.338cm" svg:viewBox="0 0 322 432" svg:d="M104 44h38c10 0 30 0 30-22s-18-22-30-22h-114c-12 0-28 0-28 22s18 22 28 22h26v344h-26c-12 0-28 0-28 22s18 22 28 22h266c24 0 28-6 28-30v-62c0-14 0-30-24-30s-24 14-24 30v48h-170z">
            <text:p/>
          </draw:path>
          <draw:path draw:style-name="gr3" draw:text-style-name="P3" draw:layer="layout" svg:width="0.363cm" svg:height="0.439cm" svg:x="18.188cm" svg:y="0.338cm" svg:viewBox="0 0 364 440" svg:d="M314 44h22c12 0 28 0 28-22s-18-22-28-22h-92c-10 0-28 0-28 22s18 22 28 22h22v240c0 76-46 112-84 112s-84-36-84-112v-240h22c10 0 30 0 30-22s-20-22-30-22h-92c-10 0-28 0-28 22s18 22 28 22h22v244c0 86 62 152 132 152 72 0 132-66 132-152z">
            <text:p/>
          </draw:path>
          <draw:path draw:style-name="gr3" draw:text-style-name="P3" draw:layer="layout" svg:width="0.275cm" svg:height="0.313cm" svg:x="18.556cm" svg:y="0.656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text-style-name="P3" draw:layer="layout" svg:width="0.099cm" svg:height="0.185cm" svg:x="18.878cm" svg:y="0.536cm" svg:viewBox="0 0 100 186" svg:d="M96 34c0 0 4-8 4-14 0-12-12-20-22-20-16 0-20 12-22 16l-54 154c-2 4-2 6-2 6 0 6 16 10 16 10 2 0 4-2 6-6z">
            <text:p/>
          </draw:path>
          <draw:path draw:style-name="gr3" draw:text-style-name="P3" draw:layer="layout" svg:width="0.275cm" svg:height="0.703cm" svg:x="19.11cm" svg:y="0.24cm" svg:viewBox="0 0 276 704" svg:d="M272 26c4-8 4-12 4-12 0-8-6-14-14-14-6 0-10 2-12 6l-246 672c-4 10-4 12-4 12 0 8 6 14 14 14 10 0 12-4 16-16z">
            <text:p/>
          </draw:path>
          <draw:path draw:style-name="gr3" draw:text-style-name="P3" draw:layer="layout" svg:width="0.325cm" svg:height="0.431cm" svg:x="19.44cm" svg:y="0.338cm" svg:viewBox="0 0 326 432" svg:d="M102 238h96c0 28 0 40 24 40s24-16 24-30v-66c0-12 0-28-24-28s-24 12-24 40h-96v-150h176v36c0 14 0 30 24 30s24-16 24-30v-52c0-20-4-28-28-28h-270c-10 0-28 0-28 22s18 22 28 22h24v344h-24c-10 0-28 0-28 22s18 22 28 22h110c10 0 28 0 28-22s-16-22-28-22h-36z">
            <text:p/>
          </draw:path>
          <draw:path draw:style-name="gr3" draw:text-style-name="P3" draw:layer="layout" svg:width="0.291cm" svg:height="0.445cm" svg:x="19.828cm" svg:y="0.33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3" draw:text-style-name="P3" draw:layer="layout" svg:width="0.353cm" svg:height="0.439cm" svg:x="20.172cm" svg:y="0.338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3" draw:text-style-name="P3" draw:layer="layout" svg:width="0.323cm" svg:height="0.445cm" svg:x="20.55cm" svg:y="0.33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3" draw:text-style-name="P3" draw:layer="layout" svg:width="0.335cm" svg:height="0.431cm" svg:x="20.91cm" svg:y="0.338cm" svg:viewBox="0 0 336 432" svg:d="M50 388h-22c-10 0-28 0-28 22s18 22 28 22h280c24 0 28-6 28-30v-62c0-14 0-30-24-30s-24 16-24 30v48h-188v-158h92c0 28 0 40 24 40s24-16 24-30v-64c0-14 0-30-24-30s-24 12-24 40h-92v-142h172v36c0 14 0 30 24 30 26 0 26-16 26-30v-52c0-20-6-28-30-28h-264c-10 0-28 0-28 22s18 22 28 22h22z">
            <text:p/>
          </draw:path>
          <draw:path draw:style-name="gr3" draw:text-style-name="P3" draw:layer="layout" svg:width="0.333cm" svg:height="0.431cm" svg:x="21.278cm" svg:y="0.338cm" svg:viewBox="0 0 334 432" svg:d="M192 44h92v36c0 14 0 30 24 30 26 0 26-16 26-30v-52c0-20-4-28-28-28h-278c-22 0-28 6-28 28v52c0 14 0 30 24 30s24-16 24-30v-36h94v344h-36c-10 0-28 0-28 22s16 22 28 22h122c10 0 28 0 28-22s-16-22-28-22h-36z">
            <text:p/>
          </draw:path>
          <draw:path draw:style-name="gr3" draw:text-style-name="P3" draw:layer="layout" svg:width="0.321cm" svg:height="0.431cm" svg:x="21.646cm" svg:y="0.338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</draw:g>
        <draw:g>
          <svg:title>TexMaths</svg:title>
          <svg:desc>20§latex§$\texttt{AVR}/\texttt{AV}_{p''}$§svg§600§TRUE§</svg:desc>
          <draw:polygon draw:style-name="gr2" draw:text-style-name="P2" draw:layer="layout" svg:width="2.793cm" svg:height="0.727cm" svg:x="20.585cm" svg:y="3.41cm" svg:viewBox="0 0 2794 728" draw:points="1398,728 0,728 0,0 2794,0 2794,728">
            <text:p/>
          </draw:polygon>
          <draw:path draw:style-name="gr3" draw:text-style-name="P3" draw:layer="layout" svg:width="0.331cm" svg:height="0.439cm" svg:x="20.603cm" svg:y="3.498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3" draw:text-style-name="P3" draw:layer="layout" svg:width="0.345cm" svg:height="0.437cm" svg:x="20.965cm" svg:y="3.506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3" draw:text-style-name="P3" draw:layer="layout" svg:width="0.353cm" svg:height="0.439cm" svg:x="21.335cm" svg:y="3.506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3" draw:text-style-name="P3" draw:layer="layout" svg:width="0.275cm" svg:height="0.703cm" svg:x="21.731cm" svg:y="3.408cm" svg:viewBox="0 0 276 704" svg:d="M272 26c4-8 4-12 4-12 0-8-6-14-14-14-6 0-10 2-12 6l-246 672c-4 10-4 12-4 12 0 8 6 14 14 14 10 0 12-4 16-16z">
            <text:p/>
          </draw:path>
          <draw:path draw:style-name="gr3" draw:text-style-name="P3" draw:layer="layout" svg:width="0.331cm" svg:height="0.439cm" svg:x="22.061cm" svg:y="3.498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3" draw:text-style-name="P3" draw:layer="layout" svg:width="0.345cm" svg:height="0.437cm" svg:x="22.423cm" svg:y="3.506cm" svg:viewBox="0 0 346 438" svg:d="M304 44c26 0 42 0 42-22s-20-22-30-22h-72c-10 0-30 0-30 22s16 22 40 22l-54 216c-10 36-22 90-28 120-4-24-6-36-12-62l-70-274c26 0 40 0 40-22s-18-22-28-22h-72c-12 0-30 0-30 22s14 22 40 22l94 366c6 28 18 28 38 28s34 0 40-28z">
            <text:p/>
          </draw:path>
          <draw:path draw:style-name="gr3" draw:text-style-name="P3" draw:layer="layout" svg:width="0.275cm" svg:height="0.313cm" svg:x="22.779cm" svg:y="3.824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text-style-name="P3" draw:layer="layout" svg:width="0.099cm" svg:height="0.185cm" svg:x="23.101cm" svg:y="3.704cm" svg:viewBox="0 0 100 186" svg:d="M96 34c0 0 4-8 4-14 0-12-12-20-22-20-16 0-20 12-22 16l-54 154c-2 4-2 6-2 6 0 6 16 10 16 10 2 0 4-2 6-6z">
            <text:p/>
          </draw:path>
          <draw:path draw:style-name="gr3" draw:text-style-name="P3" draw:layer="layout" svg:width="0.099cm" svg:height="0.185cm" svg:x="23.257cm" svg:y="3.704cm" svg:viewBox="0 0 100 186" svg:d="M96 34c0 0 4-8 4-14 0-12-12-20-22-20-16 0-20 12-22 16l-54 154c-2 4-2 6-2 6 0 6 16 10 16 10 2 0 4-2 6-6z">
            <text:p/>
          </draw:path>
        </draw:g>
        <draw:custom-shape draw:style-name="gr12" draw:text-style-name="P1" draw:layer="layout" svg:width="24.832cm" svg:height="7.463cm" svg:x="-0.194cm" svg:y="-10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latex§$\texttt{AVR}$ = $AV$ request has arrived at HN§svg§600§TRUE§</svg:desc>
          <draw:polygon draw:style-name="gr2" draw:text-style-name="P2" draw:layer="layout" svg:width="11.419cm" svg:height="0.623cm" svg:x="0.185cm" svg:y="-9.784cm" svg:viewBox="0 0 11420 624" draw:points="5710,624 0,624 0,0 11420,0 11420,624">
            <text:p/>
          </draw:polygon>
          <draw:path draw:style-name="gr3" draw:text-style-name="P3" draw:layer="layout" svg:width="0.331cm" svg:height="0.439cm" svg:x="0.203cm" svg:y="-9.736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3" draw:text-style-name="P3" draw:layer="layout" svg:width="0.345cm" svg:height="0.437cm" svg:x="0.565cm" svg:y="-9.728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3" draw:text-style-name="P3" draw:layer="layout" svg:width="0.353cm" svg:height="0.439cm" svg:x="0.935cm" svg:y="-9.728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3" draw:text-style-name="P3" draw:layer="layout" svg:width="0.469cm" svg:height="0.165cm" svg:x="1.565cm" svg:y="-9.556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483cm" svg:height="0.505cm" svg:x="2.331cm" svg:y="-9.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text-style-name="P3" draw:layer="layout" svg:width="0.503cm" svg:height="0.497cm" svg:x="2.869cm" svg:y="-9.778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text-style-name="P3" draw:layer="layout" svg:width="0.237cm" svg:height="0.311cm" svg:x="3.649cm" svg:y="-9.608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text-style-name="P3" draw:layer="layout" svg:width="0.273cm" svg:height="0.323cm" svg:x="3.923cm" svg:y="-9.612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347cm" svg:height="0.449cm" svg:x="4.239cm" svg:y="-9.608cm" svg:viewBox="0 0 348 450" svg:d="M244 270v126c0 32-8 32-54 32v22c24-2 60-4 78-4 20 0 56 2 80 4v-22c-46 0-54 0-54-32v-396h-16l-28 64c-8-20-38-64-94-64-82 0-156 68-156 160 0 88 68 160 150 160 50 0 80-30 94-50zM246 116v100c0 22-12 42-28 60-8 10-32 28-64 28-52 0-96-62-96-144 0-84 50-142 102-142 58 0 86 62 86 98z">
            <text:p/>
          </draw:path>
          <draw:path draw:style-name="gr3" draw:text-style-name="P3" draw:layer="layout" svg:width="0.355cm" svg:height="0.319cm" svg:x="4.607cm" svg:y="-9.608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3" draw:text-style-name="P3" draw:layer="layout" svg:width="0.273cm" svg:height="0.323cm" svg:x="4.993cm" svg:y="-9.612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231cm" svg:height="0.323cm" svg:x="5.309cm" svg:y="-9.612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  <draw:path draw:style-name="gr3" draw:text-style-name="P3" draw:layer="layout" svg:width="0.221cm" svg:height="0.441cm" svg:x="5.575cm" svg:y="-9.73cm" svg:viewBox="0 0 222 442" svg:d="M110 152h100v-22h-100v-130h-18c-2 58-22 134-92 136v16h60v194c0 88 66 96 92 96 50 0 70-50 70-96v-40h-18v40c0 52-22 78-48 78-46 0-46-64-46-76z">
            <text:p/>
          </draw:path>
          <draw:path draw:style-name="gr3" draw:text-style-name="P3" draw:layer="layout" svg:width="0.355cm" svg:height="0.489cm" svg:x="6.091cm" svg:y="-9.786cm" svg:viewBox="0 0 356 490" svg:d="M56 436c0 32-8 32-56 32v22c24 0 60-2 80-2 18 0 56 2 80 2v-22c-48 0-56 0-56-32v-130c0-74 50-112 96-112 44 0 52 38 52 78v164c0 32-8 32-56 32v22c26 0 62-2 80-2s56 2 80 2v-22c-38 0-54 0-56-22v-134c0-60 0-82-22-108-10-12-32-26-74-26-60 0-90 42-102 70v-248l-102 8v22c50 0 56 4 56 40z">
            <text:p/>
          </draw:path>
          <draw:path draw:style-name="gr3" draw:text-style-name="P3" draw:layer="layout" svg:width="0.317cm" svg:height="0.323cm" svg:x="6.487cm" svg:y="-9.612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31cm" svg:height="0.323cm" svg:x="6.831cm" svg:y="-9.612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3" draw:text-style-name="P3" draw:layer="layout" svg:width="0.317cm" svg:height="0.323cm" svg:x="7.347cm" svg:y="-9.612cm" svg:viewBox="0 0 318 324" svg:d="M206 264c2 28 22 58 56 58 14 0 56-10 56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37cm" svg:height="0.311cm" svg:x="7.687cm" svg:y="-9.608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text-style-name="P3" draw:layer="layout" svg:width="0.237cm" svg:height="0.311cm" svg:x="7.961cm" svg:y="-9.608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text-style-name="P3" draw:layer="layout" svg:width="0.151cm" svg:height="0.471cm" svg:x="8.239cm" svg:y="-9.768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text-style-name="P3" draw:layer="layout" svg:width="0.345cm" svg:height="0.311cm" svg:x="8.425cm" svg:y="-9.6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3" draw:text-style-name="P3" draw:layer="layout" svg:width="0.273cm" svg:height="0.323cm" svg:x="8.781cm" svg:y="-9.612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347cm" svg:height="0.497cm" svg:x="9.097cm" svg:y="-9.786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text-style-name="P3" draw:layer="layout" svg:width="0.317cm" svg:height="0.323cm" svg:x="9.725cm" svg:y="-9.612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21cm" svg:height="0.441cm" svg:x="10.059cm" svg:y="-9.73cm" svg:viewBox="0 0 222 442" svg:d="M110 152h100v-22h-100v-130h-18c-2 58-22 134-92 136v16h60v194c0 88 66 96 92 96 50 0 70-50 70-96v-40h-18v40c0 52-22 78-48 78-46 0-46-64-46-76z">
            <text:p/>
          </draw:path>
          <draw:path draw:style-name="gr3" draw:text-style-name="P3" draw:layer="layout" svg:width="0.481cm" svg:height="0.481cm" svg:x="10.575cm" svg:y="-9.778cm" svg:viewBox="0 0 482 482" svg:d="M410 56c0-26 0-34 56-34h16v-22c-24 2-76 2-104 2-26 0-80 0-104-2v22h16c56 0 56 8 56 34v164h-210v-164c0-26 0-34 56-34h16v-22c-24 2-76 2-104 2-26 0-80 0-104-2v22h16c56 0 56 8 56 34v372c0 24 0 32-56 32h-16v22c24-2 76-2 104-2 26 0 80 0 104 2v-22h-16c-56 0-56-8-56-32v-186h210v186c0 24 0 32-56 32h-16v22c24-2 76-2 104-2 26 0 80 0 104 2v-22h-16c-56 0-56-8-56-32z">
            <text:p/>
          </draw:path>
          <draw:path draw:style-name="gr3" draw:text-style-name="P3" draw:layer="layout" svg:width="0.481cm" svg:height="0.481cm" svg:x="11.101cm" svg:y="-9.778cm" svg:viewBox="0 0 482 482" svg:d="M140 10c-6-10-6-10-20-10h-120v22h20c12 0 26 0 36 2 16 2 16 2 16 16v368c0 20 0 52-72 52v22c24 0 60-2 82-2 24 0 58 2 84 2v-22c-74 0-74-32-74-52v-368c4 4 4 6 8 10l288 422c6 10 6 10 12 10 10 0 10-4 10-18v-390c0-18 0-52 72-52v-22c-24 0-60 2-82 2-24 0-58-2-84-2v22c74 0 74 34 74 52v302z">
            <text:p/>
          </draw:path>
        </draw:g>
        <draw:g>
          <svg:title>TexMaths</svg:title>
          <svg:desc>20§latex§$\texttt{AV}_{x}$ =  HN has sent an $AV$ to the SN with $x$ in $RAND$§svg§600§TRUE§</svg:desc>
          <draw:polygon draw:style-name="gr2" draw:text-style-name="P2" draw:layer="layout" svg:width="16.963cm" svg:height="0.593cm" svg:x="0.184cm" svg:y="-8.984cm" svg:viewBox="0 0 16964 594" draw:points="8482,594 0,594 0,0 16964,0 16964,594">
            <text:p/>
          </draw:polygon>
          <draw:path draw:style-name="gr3" draw:text-style-name="P3" draw:layer="layout" svg:width="0.331cm" svg:height="0.439cm" svg:x="0.202cm" svg:y="-8.936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3" draw:text-style-name="P3" draw:layer="layout" svg:width="0.345cm" svg:height="0.437cm" svg:x="0.564cm" svg:y="-8.928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3" draw:text-style-name="P3" draw:layer="layout" svg:width="0.265cm" svg:height="0.223cm" svg:x="0.946cm" svg:y="-8.61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3" draw:text-style-name="P3" draw:layer="layout" svg:width="0.469cm" svg:height="0.165cm" svg:x="1.55cm" svg:y="-8.756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481cm" svg:height="0.481cm" svg:x="2.312cm" svg:y="-8.978cm" svg:viewBox="0 0 482 482" svg:d="M410 56c0-26 0-34 56-34h16v-22c-24 2-76 2-104 2-26 0-80 0-104-2v22h16c56 0 56 8 56 34v164h-210v-164c0-26 0-34 56-34h16v-22c-24 2-76 2-104 2-26 0-80 0-104-2v22h16c56 0 56 8 56 34v372c0 24 0 32-56 32h-16v22c24-2 76-2 104-2 26 0 80 0 104 2v-22h-16c-56 0-56-8-56-32v-186h210v186c0 24 0 32-56 32h-16v22c24-2 76-2 104-2 26 0 80 0 104 2v-22h-16c-56 0-56-8-56-32z">
            <text:p/>
          </draw:path>
          <draw:path draw:style-name="gr3" draw:text-style-name="P3" draw:layer="layout" svg:width="0.481cm" svg:height="0.481cm" svg:x="2.838cm" svg:y="-8.978cm" svg:viewBox="0 0 482 482" svg:d="M140 10c-6-10-6-10-20-10h-120v22h20c12 0 26 0 36 2 16 2 16 2 16 16v368c0 20 0 52-72 52v22c24 0 60-2 82-2 24 0 58 2 84 2v-22c-74 0-74-32-74-52v-368c4 4 4 6 8 10l288 422c6 10 6 10 12 10 10 0 10-4 10-18v-390c0-18 0-52 72-52v-22c-24 0-60 2-82 2-24 0-58-2-84-2v22c74 0 74 34 74 52v302z">
            <text:p/>
          </draw:path>
          <draw:path draw:style-name="gr3" draw:text-style-name="P3" draw:layer="layout" svg:width="0.355cm" svg:height="0.489cm" svg:x="3.596cm" svg:y="-8.986cm" svg:viewBox="0 0 356 490" svg:d="M56 436c0 32-8 32-56 32v22c24 0 60-2 80-2 18 0 56 2 80 2v-22c-48 0-56 0-56-32v-130c0-74 50-112 96-112 44 0 52 38 52 78v164c0 32-8 32-56 32v22c26 0 62-2 80-2s56 2 80 2v-22c-38 0-54 0-56-22v-134c0-60 0-82-22-108-10-12-32-26-74-26-60 0-90 42-102 70v-248l-102 8v22c50 0 56 4 56 40z">
            <text:p/>
          </draw:path>
          <draw:path draw:style-name="gr3" draw:text-style-name="P3" draw:layer="layout" svg:width="0.317cm" svg:height="0.323cm" svg:x="3.992cm" svg:y="-8.812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31cm" svg:height="0.323cm" svg:x="4.336cm" svg:y="-8.812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  <draw:path draw:style-name="gr3" draw:text-style-name="P3" draw:layer="layout" svg:width="0.231cm" svg:height="0.323cm" svg:x="4.846cm" svg:y="-8.812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  <draw:path draw:style-name="gr3" draw:text-style-name="P3" draw:layer="layout" svg:width="0.273cm" svg:height="0.323cm" svg:x="5.12cm" svg:y="-8.812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355cm" svg:height="0.311cm" svg:x="5.434cm" svg:y="-8.808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text-style-name="P3" draw:layer="layout" svg:width="0.221cm" svg:height="0.441cm" svg:x="5.794cm" svg:y="-8.93cm" svg:viewBox="0 0 222 442" svg:d="M110 152h100v-22h-100v-130h-18c-2 58-22 134-92 136v16h60v194c0 88 66 96 92 96 50 0 70-50 70-96v-40h-18v40c0 52-20 78-48 78-46 0-46-64-46-76z">
            <text:p/>
          </draw:path>
          <draw:path draw:style-name="gr3" draw:text-style-name="P3" draw:layer="layout" svg:width="0.317cm" svg:height="0.323cm" svg:x="6.316cm" svg:y="-8.812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355cm" svg:height="0.311cm" svg:x="6.66cm" svg:y="-8.808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text-style-name="P3" draw:layer="layout" svg:width="0.483cm" svg:height="0.505cm" svg:x="7.286cm" svg:y="-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text-style-name="P3" draw:layer="layout" svg:width="0.503cm" svg:height="0.497cm" svg:x="7.826cm" svg:y="-8.978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text-style-name="P3" draw:layer="layout" svg:width="0.221cm" svg:height="0.441cm" svg:x="8.598cm" svg:y="-8.93cm" svg:viewBox="0 0 222 442" svg:d="M110 152h100v-22h-100v-130h-18c-2 58-22 134-92 136v16h60v194c0 88 66 96 92 96 50 0 70-50 70-96v-40h-18v40c0 52-22 78-48 78-46 0-46-64-46-76z">
            <text:p/>
          </draw:path>
          <draw:path draw:style-name="gr3" draw:text-style-name="P3" draw:layer="layout" svg:width="0.313cm" svg:height="0.323cm" svg:x="8.878cm" svg:y="-8.812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text-style-name="P3" draw:layer="layout" svg:width="0.221cm" svg:height="0.441cm" svg:x="9.456cm" svg:y="-8.93cm" svg:viewBox="0 0 222 442" svg:d="M110 152h100v-22h-100v-130h-18c-2 58-22 134-92 136v16h60v194c0 88 66 96 92 96 50 0 70-50 70-96v-40h-18v40c0 52-22 78-48 78-46 0-46-64-46-76z">
            <text:p/>
          </draw:path>
          <draw:path draw:style-name="gr3" draw:text-style-name="P3" draw:layer="layout" svg:width="0.355cm" svg:height="0.489cm" svg:x="9.736cm" svg:y="-8.986cm" svg:viewBox="0 0 356 490" svg:d="M56 436c0 32-8 32-56 32v22c24 0 60-2 80-2 18 0 56 2 80 2v-22c-48 0-56 0-56-32v-130c0-74 50-112 96-112 44 0 52 38 52 78v164c0 32-8 32-56 32v22c26 0 62-2 80-2s56 2 80 2v-22c-38 0-54 0-56-22v-134c0-60 0-82-22-108-10-12-32-26-74-26-60 0-90 42-102 70v-248l-102 8v22c50 0 56 4 56 40z">
            <text:p/>
          </draw:path>
          <draw:path draw:style-name="gr3" draw:text-style-name="P3" draw:layer="layout" svg:width="0.273cm" svg:height="0.323cm" svg:x="10.122cm" svg:y="-8.812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313cm" svg:height="0.513cm" svg:x="10.688cm" svg:y="-8.994cm" svg:viewBox="0 0 314 514" svg:d="M208 224l-92-22c-44-10-70-48-70-90 0-50 38-92 92-92 118 0 134 116 138 148 2 4 2 8 10 8s8-4 8-18v-142c0-12 0-16-8-16-4 0-6 0-10 10l-24 40c-22-22-52-50-114-50-78 0-138 62-138 136 0 60 38 110 92 130 8 2 44 12 94 24 20 4 40 10 60 36 16 18 22 40 22 64 0 50-36 102-94 102-22 0-74-4-112-38-42-40-44-84-44-110-2-6-6-6-8-6-10 0-10 4-10 16v142c0 12 0 18 8 18 4 0 6-2 10-10 0 0 2-2 26-40 22 24 68 50 130 50 82 0 140-70 140-148 0-70-48-128-106-142z">
            <text:p/>
          </draw:path>
          <draw:path draw:style-name="gr3" draw:text-style-name="P3" draw:layer="layout" svg:width="0.481cm" svg:height="0.481cm" svg:x="11.062cm" svg:y="-8.978cm" svg:viewBox="0 0 482 482" svg:d="M140 10c-6-10-6-10-20-10h-120v22h20c12 0 26 0 36 2 16 2 16 2 16 16v368c0 20 0 52-72 52v22c24 0 60-2 82-2 24 0 58 2 84 2v-22c-74 0-74-32-74-52v-368c4 4 4 6 8 10l288 422c6 10 6 10 12 10 10 0 10-4 10-18v-390c0-18 0-52 72-52v-22c-24 0-60 2-82 2-24 0-58-2-84-2v22c74 0 74 34 74 52v302z">
            <text:p/>
          </draw:path>
          <draw:path draw:style-name="gr3" draw:text-style-name="P3" draw:layer="layout" svg:width="0.483cm" svg:height="0.311cm" svg:x="11.81cm" svg:y="-8.8cm" svg:viewBox="0 0 484 312" svg:d="M424 68c12-36 34-46 60-46v-22c-16 2-36 2-52 2-20 0-52-2-66-2v22c26 0 42 14 42 34 0 4 0 6-4 14l-64 182-70-198c-4-8-4-10-4-12 0-20 28-20 42-20v-22c-20 0-56 2-74 2-20 0-42 0-62-2v22c26 0 36 2 44 10 4 4 12 26 16 40l-60 170-68-188c-4-8-4-10-4-12 0-20 28-20 42-20v-22c-20 0-60 2-76 2-4 0-40 0-66-2v22c36 0 44 2 52 24l90 252c2 10 4 14 14 14s10-4 14-14l72-200 72 202c2 8 4 12 14 12 8 0 10-6 14-12z">
            <text:p/>
          </draw:path>
          <draw:path draw:style-name="gr3" draw:text-style-name="P3" draw:layer="layout" svg:width="0.151cm" svg:height="0.471cm" svg:x="12.326cm" svg:y="-8.968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text-style-name="P3" draw:layer="layout" svg:width="0.221cm" svg:height="0.441cm" svg:x="12.512cm" svg:y="-8.93cm" svg:viewBox="0 0 222 442" svg:d="M110 152h100v-22h-100v-130h-18c-2 58-22 134-92 136v16h60v194c0 88 66 96 92 96 50 0 70-50 70-96v-40h-18v40c0 52-22 78-48 78-46 0-46-64-46-76z">
            <text:p/>
          </draw:path>
          <draw:path draw:style-name="gr3" draw:text-style-name="P3" draw:layer="layout" svg:width="0.355cm" svg:height="0.489cm" svg:x="12.792cm" svg:y="-8.986cm" svg:viewBox="0 0 356 490" svg:d="M56 436c0 32-8 32-56 32v22c24 0 60-2 80-2 18 0 56 2 80 2v-22c-48 0-56 0-56-32v-130c0-74 50-112 96-112 44 0 52 38 52 78v164c0 32-8 32-56 32v22c26 0 62-2 80-2s56 2 80 2v-22c-38 0-54 0-56-22v-134c0-60 0-82-22-108-10-12-32-26-74-26-60 0-90 42-102 70v-248l-102 8v22c50 0 56 4 56 40z">
            <text:p/>
          </draw:path>
          <draw:path draw:style-name="gr3" draw:text-style-name="P3" draw:layer="layout" svg:width="0.351cm" svg:height="0.319cm" svg:x="13.414cm" svg:y="-8.808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3" draw:text-style-name="P3" draw:layer="layout" svg:width="0.151cm" svg:height="0.471cm" svg:x="14.052cm" svg:y="-8.968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text-style-name="P3" draw:layer="layout" svg:width="0.355cm" svg:height="0.311cm" svg:x="14.244cm" svg:y="-8.808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text-style-name="P3" draw:layer="layout" svg:width="0.503cm" svg:height="0.497cm" svg:x="14.874cm" svg:y="-8.978cm" svg:viewBox="0 0 504 498" svg:d="M236 48c4-16 6-24 20-26 6 0 28 0 42 0 50 0 128 0 128 70 0 24-10 72-38 100-18 18-56 40-120 40h-78zM338 242c70-16 154-64 154-136 0-60-62-106-156-106h-200c-14 0-22 0-22 14 0 8 8 8 20 8 2 0 16 0 28 2 12 0 18 2 18 10 0 4 0 6-2 14l-94 378c-8 28-10 34-64 34-14 0-20 0-20 14 0 8 8 8 10 8 20 0 68-2 88-2s70 2 90 2c6 0 14 0 14-14 0-8-6-8-20-8-26 0-46 0-46-12 0-4 2-8 2-12l48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3" draw:text-style-name="P3" draw:layer="layout" svg:width="0.483cm" svg:height="0.505cm" svg:x="15.408cm" svg:y="-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text-style-name="P3" draw:layer="layout" svg:width="0.593cm" svg:height="0.481cm" svg:x="15.936cm" svg:y="-8.978cm" svg:viewBox="0 0 594 482" svg:d="M506 74c6-28 20-50 76-52 4 0 12 0 12-14 0 0 0-8-10-8-22 0-48 2-70 2-24 0-50-2-72-2-4 0-14 0-14 14 0 8 8 8 14 8 40 0 48 16 48 30 0 4-2 14-2 16l-80 314-156-368c-6-14-6-14-22-14h-94c-14 0-22 0-22 14 0 8 8 8 20 8 4 0 48 0 48 6l-94 380c-6 28-18 50-76 52-4 0-12 0-12 14 0 6 4 8 10 8 22 0 46-2 70-2s50 2 72 2c4 0 14 0 14-14 0-8-8-8-16-8-40-2-46-16-46-30 0-6 2-10 4-18l92-372c4 4 4 6 6 12l176 416c6 12 8 14 14 14 8 0 8-2 10-14z">
            <text:p/>
          </draw:path>
          <draw:path draw:style-name="gr3" draw:text-style-name="P3" draw:layer="layout" svg:width="0.539cm" svg:height="0.481cm" svg:x="16.576cm" svg:y="-8.978cm" svg:viewBox="0 0 540 482" svg:d="M84 428c-8 26-8 32-64 32-12 0-20 0-20 14 0 8 6 8 20 8h234c146 0 286-148 286-304 0-98-60-178-166-178h-238c-14 0-20 0-20 14 0 8 6 8 20 8 8 0 22 0 30 2 12 0 16 2 16 10 0 4-2 6-4 14zM236 48c6-24 8-26 38-26h76c70 0 128 38 128 130 0 36-14 150-74 228-20 26-76 80-164 80h-80c-10 0-10 0-14 0-8-2-10-2-10-8 0-2 0-4 4-16z">
            <text:p/>
          </draw:path>
        </draw:g>
        <draw:g>
          <svg:title>TexMaths</svg:title>
          <svg:desc>20§latex§$\texttt{LU}_{x}$ = Location update for $x$ has arrived at HN§svg§600§TRUE§</svg:desc>
          <draw:polygon draw:style-name="gr2" draw:text-style-name="P2" draw:layer="layout" svg:width="14.613cm" svg:height="0.623cm" svg:x="0.184cm" svg:y="-8.19cm" svg:viewBox="0 0 14614 624" draw:points="7306,624 0,624 0,0 14614,0 14614,624">
            <text:p/>
          </draw:polygon>
          <draw:path draw:style-name="gr3" draw:text-style-name="P3" draw:layer="layout" svg:width="0.321cm" svg:height="0.431cm" svg:x="0.206cm" svg:y="-8.134cm" svg:viewBox="0 0 322 432" svg:d="M104 44h38c10 0 30 0 30-22s-18-22-30-22h-114c-12 0-28 0-28 22s18 22 28 22h26v344h-26c-12 0-28 0-28 22s18 22 28 22h266c24 0 28-6 28-30v-62c0-14 0-30-24-30s-24 14-24 30v48h-170z">
            <text:p/>
          </draw:path>
          <draw:path draw:style-name="gr3" draw:text-style-name="P3" draw:layer="layout" svg:width="0.363cm" svg:height="0.439cm" svg:x="0.554cm" svg:y="-8.134cm" svg:viewBox="0 0 364 440" svg:d="M314 44h22c12 0 28 0 28-22s-18-22-28-22h-92c-10 0-28 0-28 22s18 22 28 22h22v240c0 76-46 112-84 112s-84-36-84-112v-240h22c10 0 30 0 30-22s-20-22-30-22h-92c-10 0-28 0-28 22s18 22 28 22h22v244c0 86 62 152 132 152 72 0 132-66 132-152z">
            <text:p/>
          </draw:path>
          <draw:path draw:style-name="gr3" draw:text-style-name="P3" draw:layer="layout" svg:width="0.265cm" svg:height="0.223cm" svg:x="0.946cm" svg:y="-7.816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3" draw:text-style-name="P3" draw:layer="layout" svg:width="0.469cm" svg:height="0.165cm" svg:x="1.55cm" svg:y="-7.962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387cm" svg:height="0.481cm" svg:x="2.312cm" svg:y="-8.184cm" svg:viewBox="0 0 388 482" svg:d="M388 300h-18c-8 72-18 160-142 160h-58c-32 0-34-4-34-28v-376c0-24 0-34 66-34h24v-22c-26 2-90 2-118 2s-84 0-108-2v22h16c56 0 56 8 56 34v372c0 24 0 32-56 32h-16v22h368z">
            <text:p/>
          </draw:path>
          <draw:path draw:style-name="gr3" draw:text-style-name="P3" draw:layer="layout" svg:width="0.313cm" svg:height="0.323cm" svg:x="2.746cm" svg:y="-8.018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text-style-name="P3" draw:layer="layout" svg:width="0.269cm" svg:height="0.323cm" svg:x="3.12cm" svg:y="-8.018cm" svg:viewBox="0 0 270 324" svg:d="M58 162c0-114 58-144 96-144 6 0 52 0 76 26-28 2-34 24-34 32 0 18 14 32 34 32 18 0 32-12 32-32 0-48-54-76-108-76-88 0-154 76-154 164 0 90 70 160 152 160 96 0 118-84 118-92 0-6-8-6-10-6-6 0-8 2-8 6-22 66-68 74-94 74-36 0-100-30-100-144z">
            <text:p/>
          </draw:path>
          <draw:path draw:style-name="gr3" draw:text-style-name="P3" draw:layer="layout" svg:width="0.317cm" svg:height="0.323cm" svg:x="3.438cm" svg:y="-8.018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21cm" svg:height="0.441cm" svg:x="3.772cm" svg:y="-8.136cm" svg:viewBox="0 0 222 442" svg:d="M110 152h100v-22h-100v-130h-18c-2 58-22 134-92 136v16h60v194c0 88 66 96 92 96 50 0 70-50 70-96v-40h-18v40c0 52-22 78-48 78-46 0-46-64-46-76z">
            <text:p/>
          </draw:path>
          <draw:path draw:style-name="gr3" draw:text-style-name="P3" draw:layer="layout" svg:width="0.151cm" svg:height="0.471cm" svg:x="4.054cm" svg:y="-8.174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text-style-name="P3" draw:layer="layout" svg:width="0.313cm" svg:height="0.323cm" svg:x="4.244cm" svg:y="-8.018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text-style-name="P3" draw:layer="layout" svg:width="0.355cm" svg:height="0.311cm" svg:x="4.598cm" svg:y="-8.014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text-style-name="P3" draw:layer="layout" svg:width="0.355cm" svg:height="0.319cm" svg:x="5.22cm" svg:y="-8.014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3" draw:text-style-name="P3" draw:layer="layout" svg:width="0.347cm" svg:height="0.449cm" svg:x="5.608cm" svg:y="-8.014cm" svg:viewBox="0 0 348 450" svg:d="M102 46v-46l-102 8v22c50 0 56 4 56 34v332c0 32-8 32-56 32v22c24-2 60-4 80-4 18 0 54 2 80 4v-22c-48 0-56 0-56-32v-120-6c4 12 34 50 86 50 86 0 158-70 158-160s-68-160-148-160c-54 0-84 32-98 46zM104 232v-158c20-36 56-56 92-56 50 0 94 62 94 142 0 86-50 144-102 144-28 0-56-14-74-42-10-16-10-16-10-30z">
            <text:p/>
          </draw:path>
          <draw:path draw:style-name="gr3" draw:text-style-name="P3" draw:layer="layout" svg:width="0.347cm" svg:height="0.497cm" svg:x="6.02cm" svg:y="-8.19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text-style-name="P3" draw:layer="layout" svg:width="0.317cm" svg:height="0.323cm" svg:x="6.414cm" svg:y="-8.018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21cm" svg:height="0.441cm" svg:x="6.748cm" svg:y="-8.136cm" svg:viewBox="0 0 222 442" svg:d="M110 152h100v-22h-100v-130h-18c-2 58-22 134-92 136v16h60v194c0 88 66 96 92 96 50 0 70-50 70-96v-40h-18v40c0 52-20 78-48 78-46 0-46-64-46-76z">
            <text:p/>
          </draw:path>
          <draw:path draw:style-name="gr3" draw:text-style-name="P3" draw:layer="layout" svg:width="0.273cm" svg:height="0.323cm" svg:x="7.028cm" svg:y="-8.01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229cm" svg:height="0.497cm" svg:x="7.576cm" svg:y="-8.2cm" svg:viewBox="0 0 230 498" svg:d="M100 194v-82c0-62 34-96 66-96 2 0 12 0 24 4-10 4-22 12-22 30 0 16 12 30 30 30 22 0 32-14 32-30 0-26-26-50-64-50-50 0-110 38-110 112v82h-56v22h56v228c0 32-8 32-56 32v22c28-2 62-2 82-2 28 0 62 0 90 2v-22h-16c-52 0-54-8-54-34v-226h82v-22z">
            <text:p/>
          </draw:path>
          <draw:path draw:style-name="gr3" draw:text-style-name="P3" draw:layer="layout" svg:width="0.313cm" svg:height="0.323cm" svg:x="7.786cm" svg:y="-8.018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text-style-name="P3" draw:layer="layout" svg:width="0.237cm" svg:height="0.311cm" svg:x="8.136cm" svg:y="-8.014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text-style-name="P3" draw:layer="layout" svg:width="0.351cm" svg:height="0.319cm" svg:x="8.646cm" svg:y="-8.014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3" draw:text-style-name="P3" draw:layer="layout" svg:width="0.355cm" svg:height="0.489cm" svg:x="9.282cm" svg:y="-8.192cm" svg:viewBox="0 0 356 490" svg:d="M56 436c0 32-8 32-56 32v22c24 0 60-2 80-2 18 0 56 2 80 2v-22c-48 0-56 0-56-32v-130c0-74 50-112 96-112 44 0 52 38 52 78v164c0 32-8 32-56 32v22c26 0 62-2 80-2s56 2 80 2v-22c-38 0-54 0-56-22v-134c0-60 0-82-22-108-10-12-32-26-74-26-60 0-90 42-102 70v-248l-102 8v22c50 0 56 4 56 40z">
            <text:p/>
          </draw:path>
          <draw:path draw:style-name="gr3" draw:text-style-name="P3" draw:layer="layout" svg:width="0.317cm" svg:height="0.323cm" svg:x="9.678cm" svg:y="-8.018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31cm" svg:height="0.323cm" svg:x="10.022cm" svg:y="-8.018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  <draw:path draw:style-name="gr3" draw:text-style-name="P3" draw:layer="layout" svg:width="0.317cm" svg:height="0.323cm" svg:x="10.54cm" svg:y="-8.018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37cm" svg:height="0.311cm" svg:x="10.88cm" svg:y="-8.014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text-style-name="P3" draw:layer="layout" svg:width="0.237cm" svg:height="0.311cm" svg:x="11.154cm" svg:y="-8.014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text-style-name="P3" draw:layer="layout" svg:width="0.151cm" svg:height="0.471cm" svg:x="11.432cm" svg:y="-8.174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text-style-name="P3" draw:layer="layout" svg:width="0.345cm" svg:height="0.311cm" svg:x="11.616cm" svg:y="-8.006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3" draw:text-style-name="P3" draw:layer="layout" svg:width="0.273cm" svg:height="0.323cm" svg:x="11.974cm" svg:y="-8.01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347cm" svg:height="0.497cm" svg:x="12.288cm" svg:y="-8.19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text-style-name="P3" draw:layer="layout" svg:width="0.319cm" svg:height="0.323cm" svg:x="12.918cm" svg:y="-8.018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21cm" svg:height="0.441cm" svg:x="13.252cm" svg:y="-8.136cm" svg:viewBox="0 0 222 442" svg:d="M110 152h100v-22h-100v-130h-18c-2 58-22 134-92 136v16h60v194c0 88 66 96 92 96 50 0 70-50 70-96v-40h-18v40c0 52-22 78-48 78-46 0-46-64-46-76z">
            <text:p/>
          </draw:path>
          <draw:path draw:style-name="gr3" draw:text-style-name="P3" draw:layer="layout" svg:width="0.481cm" svg:height="0.481cm" svg:x="13.768cm" svg:y="-8.184cm" svg:viewBox="0 0 482 482" svg:d="M410 56c0-26 0-34 56-34h16v-22c-24 2-76 2-104 2-26 0-80 0-104-2v22h16c56 0 56 8 56 34v164h-210v-164c0-26 0-34 56-34h16v-22c-24 2-76 2-104 2-26 0-80 0-104-2v22h16c56 0 56 8 56 34v372c0 24 0 32-56 32h-16v22c24-2 76-2 104-2 26 0 80 0 104 2v-22h-16c-56 0-56-8-56-32v-186h210v186c0 24 0 32-56 32h-16v22c24-2 76-2 104-2 26 0 80 0 104 2v-22h-16c-56 0-56-8-56-32z">
            <text:p/>
          </draw:path>
          <draw:path draw:style-name="gr3" draw:text-style-name="P3" draw:layer="layout" svg:width="0.481cm" svg:height="0.481cm" svg:x="14.294cm" svg:y="-8.184cm" svg:viewBox="0 0 482 482" svg:d="M140 10c-6-10-6-10-20-10h-120v22h20c12 0 26 0 36 2 16 2 16 2 16 16v368c0 20 0 52-72 52v22c24 0 60-2 82-2 24 0 58 2 84 2v-22c-74 0-74-32-74-52v-368c4 4 4 6 8 10l288 422c6 10 6 10 12 10 10 0 10-4 10-18v-390c0-18 0-52 72-52v-22c-24 0-60 2-82 2-24 0-58-2-84-2v22c74 0 74 34 74 52v302z">
            <text:p/>
          </draw:path>
        </draw:g>
        <draw:g>
          <svg:title>TexMaths</svg:title>
          <svg:desc>20§latex§\begin{eqnarray*}
\texttt{FORGETP} =
\begin{cases} p \leftarrow p' \\ 
p' \leftarrow p''\\
p'' \leftarrow null
\end{cases}
\end{eqnarray*} §svg§600§TRUE§</svg:desc>
          <draw:polygon draw:style-name="gr2" draw:text-style-name="P2" draw:layer="layout" svg:width="7.213cm" svg:height="2.951cm" svg:x="0.086cm" svg:y="-5.799cm" svg:viewBox="0 0 7214 2952" draw:points="3608,2952 0,2952 0,0 7214,0 7214,2952">
            <text:p/>
          </draw:polygon>
          <draw:path draw:style-name="gr3" draw:text-style-name="P3" draw:layer="layout" svg:width="0.325cm" svg:height="0.431cm" svg:x="0.106cm" svg:y="-4.577cm" svg:viewBox="0 0 326 432" svg:d="M102 238h96c0 28 0 40 24 40s24-16 24-30v-66c0-12 0-28-24-28s-24 12-24 40h-96v-150h176v36c0 14 0 30 24 30s24-16 24-30v-52c0-20-4-28-28-28h-268c-12 0-30 0-30 22s18 22 30 22h22v344h-22c-12 0-30 0-30 22s18 22 30 22h108c10 0 28 0 28-22s-16-22-28-22h-36z">
            <text:p/>
          </draw:path>
          <draw:path draw:style-name="gr3" draw:text-style-name="P3" draw:layer="layout" svg:width="0.291cm" svg:height="0.445cm" svg:x="0.494cm" svg:y="-4.585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3" draw:text-style-name="P3" draw:layer="layout" svg:width="0.353cm" svg:height="0.439cm" svg:x="0.836cm" svg:y="-4.577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3" draw:text-style-name="P3" draw:layer="layout" svg:width="0.323cm" svg:height="0.445cm" svg:x="1.216cm" svg:y="-4.585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3" draw:text-style-name="P3" draw:layer="layout" svg:width="0.335cm" svg:height="0.431cm" svg:x="1.574cm" svg:y="-4.577cm" svg:viewBox="0 0 336 432" svg:d="M50 388h-22c-10 0-28 0-28 22s18 22 28 22h280c24 0 28-6 28-30v-62c0-14 0-30-24-30s-24 16-24 30v48h-190v-158h94c0 28 0 40 24 40s24-16 24-30v-64c0-14 0-30-24-30s-24 12-24 40h-94v-142h174v36c0 14 0 30 24 30 26 0 26-16 26-30v-52c0-20-6-28-30-28h-264c-10 0-28 0-28 22s18 22 28 22h22z">
            <text:p/>
          </draw:path>
          <draw:path draw:style-name="gr3" draw:text-style-name="P3" draw:layer="layout" svg:width="0.333cm" svg:height="0.431cm" svg:x="1.942cm" svg:y="-4.577cm" svg:viewBox="0 0 334 432" svg:d="M192 44h92v36c0 14 0 30 26 30 24 0 24-16 24-30v-52c0-20-4-28-28-28h-276c-24 0-30 6-30 28v52c0 14 0 30 24 30s24-16 24-30v-36h94v344h-36c-10 0-28 0-28 22s16 22 28 22h122c12 0 28 0 28-22s-16-22-28-22h-36z">
            <text:p/>
          </draw:path>
          <draw:path draw:style-name="gr3" draw:text-style-name="P3" draw:layer="layout" svg:width="0.321cm" svg:height="0.431cm" svg:x="2.31cm" svg:y="-4.577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  <draw:path draw:style-name="gr3" draw:text-style-name="P3" draw:layer="layout" svg:width="0.469cm" svg:height="0.165cm" svg:x="2.904cm" svg:y="-4.405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235cm" svg:height="0.639cm" svg:x="3.874cm" svg:y="-5.799cm" svg:viewBox="0 0 236 640" svg:d="M86 318c0-58 14-192 140-280 10-8 10-8 10-22 0-16 0-16-18-16h-10c-154 82-208 216-208 318v304c0 18 0 18 20 18h46c18 0 20 0 20-18z">
            <text:p/>
          </draw:path>
          <draw:path draw:style-name="gr3" draw:text-style-name="P3" draw:layer="layout" svg:width="0.085cm" svg:height="0.225cm" svg:x="3.874cm" svg:y="-5.173cm" svg:viewBox="0 0 86 226" svg:d="M86 20c0-20 0-20-20-20h-46c-20 0-20 0-20 20v188c0 18 0 18 20 18h46c20 0 20 0 20-18z">
            <text:p/>
          </draw:path>
          <draw:path draw:style-name="gr3" draw:text-style-name="P3" draw:layer="layout" svg:width="0.235cm" svg:height="1.281cm" svg:x="3.724cm" svg:y="-4.963cm" svg:viewBox="0 0 236 1282" svg:d="M152 1262c0 18 0 20 20 20h44c20 0 20-2 20-20v-296c0-86-36-230-194-326 160-96 194-240 194-324v-296c0-20 0-20-20-20h-44c-20 0-20 0-20 20v296c0 60-14 206-144 304-8 8-8 8-8 20 0 14 0 14 8 20 18 14 68 52 102 122 28 58 42 120 42 182z">
            <text:p/>
          </draw:path>
          <draw:path draw:style-name="gr3" draw:text-style-name="P3" draw:layer="layout" svg:width="0.085cm" svg:height="0.225cm" svg:x="3.874cm" svg:y="-3.697cm" svg:viewBox="0 0 86 226" svg:d="M86 20c0-20 0-20-20-20h-46c-20 0-20 0-20 20v188c0 18 0 18 20 18h46c20 0 20 0 20-18z">
            <text:p/>
          </draw:path>
          <draw:path draw:style-name="gr3" draw:text-style-name="P3" draw:layer="layout" svg:width="0.235cm" svg:height="0.639cm" svg:x="3.874cm" svg:y="-3.487cm" svg:viewBox="0 0 236 640" svg:d="M218 640c18 0 18 0 18-16 0-12 0-14-2-16-22-16-74-52-108-116-26-54-40-108-40-170v-302c0-20-2-20-20-20h-46c-20 0-20 0-20 20v302c0 104 54 238 208 318z">
            <text:p/>
          </draw:path>
          <draw:path draw:style-name="gr3" draw:text-style-name="P3" draw:layer="layout" svg:width="0.367cm" svg:height="0.449cm" svg:x="4.206cm" svg:y="-5.4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3" draw:text-style-name="P3" draw:layer="layout" svg:width="0.625cm" svg:height="0.367cm" svg:x="4.816cm" svg:y="-5.491cm" svg:viewBox="0 0 626 368" svg:d="M600 198c14 0 26 0 26-14s-12-14-26-14h-524c40-30 58-58 64-68 32-48 38-92 38-94 0-8-8-8-14-8-12 0-14 2-16 14-16 70-58 128-138 162-8 2-10 4-10 8 0 6 4 6 10 10 74 30 122 86 138 164 2 8 4 10 16 10 6 0 14 0 14-8 0 0-6-46-36-92-14-22-34-46-66-70z">
            <text:p/>
          </draw:path>
          <draw:path draw:style-name="gr3" draw:text-style-name="P3" draw:layer="layout" svg:width="0.367cm" svg:height="0.449cm" svg:x="5.65cm" svg:y="-5.4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2-16 14-50 28-84 52-84 12 0 22 6 22 32 0 16-2 24-4 36zM178 92c6-20 24-40 38-50 24-22 44-26 56-26 30 0 46 24 46 66s-24 122-36 150c-24 50-58 72-84 72-46 0-56-58-56-62 0-2 0-4 2-12z">
            <text:p/>
          </draw:path>
          <draw:path draw:style-name="gr3" draw:text-style-name="P3" draw:layer="layout" svg:width="0.125cm" svg:height="0.255cm" svg:x="6.048cm" svg:y="-5.663cm" svg:viewBox="0 0 126 256" svg:d="M122 44c4-10 4-14 4-16 0-16-14-28-30-28-20 0-26 16-28 24l-66 214c0 2-2 8-2 8 0 6 16 10 20 10s4 0 8-8z">
            <text:p/>
          </draw:path>
          <draw:path draw:style-name="gr3" draw:text-style-name="P3" draw:layer="layout" svg:width="0.367cm" svg:height="0.449cm" svg:x="4.206cm" svg:y="-4.431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3" draw:text-style-name="P3" draw:layer="layout" svg:width="0.125cm" svg:height="0.255cm" svg:x="4.606cm" svg:y="-4.651cm" svg:viewBox="0 0 126 256" svg:d="M122 44c4-10 4-14 4-16 0-16-14-28-30-28-20 0-24 16-28 24l-66 214c0 2-2 8-2 8 0 6 16 10 20 10s4 0 8-8z">
            <text:p/>
          </draw:path>
          <draw:path draw:style-name="gr3" draw:text-style-name="P3" draw:layer="layout" svg:width="0.625cm" svg:height="0.367cm" svg:x="5.014cm" svg:y="-4.479cm" svg:viewBox="0 0 626 368" svg:d="M600 198c14 0 26 0 26-14s-12-14-26-14h-524c40-30 58-58 64-68 32-48 38-92 38-94 0-8-8-8-14-8-12 0-14 2-16 14-16 70-58 128-138 162-8 2-10 4-10 8 0 6 4 6 10 10 74 30 122 86 138 164 2 8 4 10 16 10 6 0 14 0 14-8 0 0-6-46-36-92-14-22-34-46-66-70z">
            <text:p/>
          </draw:path>
          <draw:path draw:style-name="gr3" draw:text-style-name="P3" draw:layer="layout" svg:width="0.367cm" svg:height="0.449cm" svg:x="5.848cm" svg:y="-4.431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3" draw:text-style-name="P3" draw:layer="layout" svg:width="0.125cm" svg:height="0.255cm" svg:x="6.246cm" svg:y="-4.651cm" svg:viewBox="0 0 126 256" svg:d="M122 44c4-10 4-14 4-16 0-16-14-28-30-28-20 0-24 16-28 24l-66 214c0 2-2 8-2 8 0 6 16 10 20 10s4 0 8-8z">
            <text:p/>
          </draw:path>
          <draw:path draw:style-name="gr3" draw:text-style-name="P3" draw:layer="layout" svg:width="0.125cm" svg:height="0.255cm" svg:x="6.408cm" svg:y="-4.651cm" svg:viewBox="0 0 126 256" svg:d="M120 44c4-10 6-14 6-16 0-16-14-28-30-28-20 0-26 16-28 24l-66 214c0 2-2 8-2 8 0 6 16 10 20 10 2 0 4 0 6-8z">
            <text:p/>
          </draw:path>
          <draw:path draw:style-name="gr3" draw:text-style-name="P3" draw:layer="layout" svg:width="0.367cm" svg:height="0.449cm" svg:x="4.206cm" svg:y="-3.419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3" draw:text-style-name="P3" draw:layer="layout" svg:width="0.125cm" svg:height="0.255cm" svg:x="4.606cm" svg:y="-3.639cm" svg:viewBox="0 0 126 256" svg:d="M122 44c4-10 4-14 4-16 0-16-14-28-30-28-20 0-24 16-28 24l-66 214c0 2-2 8-2 8 0 6 16 10 20 10s4 0 8-8z">
            <text:p/>
          </draw:path>
          <draw:path draw:style-name="gr3" draw:text-style-name="P3" draw:layer="layout" svg:width="0.125cm" svg:height="0.255cm" svg:x="4.766cm" svg:y="-3.639cm" svg:viewBox="0 0 126 256" svg:d="M120 44c4-10 6-14 6-16 0-16-14-28-30-28-20 0-26 16-28 24l-66 214c0 2-2 8-2 8 0 6 16 10 20 10 2 0 4 0 6-8z">
            <text:p/>
          </draw:path>
          <draw:path draw:style-name="gr3" draw:text-style-name="P3" draw:layer="layout" svg:width="0.625cm" svg:height="0.367cm" svg:x="5.176cm" svg:y="-3.467cm" svg:viewBox="0 0 626 368" svg:d="M600 198c14 0 26 0 26-14s-12-14-26-14h-524c40-30 58-58 64-68 32-48 38-92 38-94 0-8-8-8-14-8-12 0-14 2-16 14-16 70-58 128-138 162-8 2-10 4-10 8 0 6 4 6 10 10 74 30 122 86 138 164 2 8 4 10 16 10 6 0 14 0 14-8 0 0-6-46-36-92-14-22-34-46-66-70z">
            <text:p/>
          </draw:path>
          <draw:path draw:style-name="gr3" draw:text-style-name="P3" draw:layer="layout" svg:width="0.381cm" svg:height="0.319cm" svg:x="6.052cm" svg:y="-3.419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text-style-name="P3" draw:layer="layout" svg:width="0.363cm" svg:height="0.319cm" svg:x="6.472cm" svg:y="-3.419cm" svg:viewBox="0 0 364 320" svg:d="M226 272c8 30 34 48 64 48 24 0 40-16 52-38 12-26 22-70 22-70 0-8-8-8-10-8-6 0-6 4-10 14-8 38-22 86-52 86-14 0-22-8-22-32 0-16 8-48 14-74l20-76c2-10 10-38 12-48 4-16 10-42 10-48 0-12-10-18-20-18-4 0-22 0-28 24-12 52-44 176-52 214-2 2-30 58-82 58-36 0-42-32-42-58 0-38 18-94 38-144 8-20 12-30 12-44 0-32-24-58-58-58-68 0-94 102-94 108 0 8 8 8 8 8 8 0 8-2 12-12 18-62 44-88 72-88 6 0 16 0 16 22 0 18-6 38-12 48-26 70-40 114-40 150 0 66 48 84 86 84 48 0 72-32 84-48z">
            <text:p/>
          </draw:path>
          <draw:path draw:style-name="gr3" draw:text-style-name="P3" draw:layer="layout" svg:width="0.151cm" svg:height="0.497cm" svg:x="6.884cm" svg:y="-3.597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3" draw:text-style-name="P3" draw:layer="layout" svg:width="0.151cm" svg:height="0.497cm" svg:x="7.106cm" svg:y="-3.597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</draw:g>
        <draw:g>
          <svg:title>TexMaths</svg:title>
          <svg:desc>20§latex§$\texttt{AVR}/\texttt{AV}_{p''}$§svg§600§TRUE§</svg:desc>
          <draw:polygon draw:style-name="gr2" draw:text-style-name="P2" draw:layer="layout" svg:width="2.793cm" svg:height="0.727cm" svg:x="25.186cm" svg:y="-3.988cm" svg:viewBox="0 0 2794 728" draw:points="1398,728 0,728 0,0 2794,0 2794,728">
            <text:p/>
          </draw:polygon>
          <draw:path draw:style-name="gr3" draw:text-style-name="P3" draw:layer="layout" svg:width="0.331cm" svg:height="0.439cm" svg:x="25.204cm" svg:y="-3.9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3" draw:text-style-name="P3" draw:layer="layout" svg:width="0.345cm" svg:height="0.437cm" svg:x="25.566cm" svg:y="-3.892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3" draw:text-style-name="P3" draw:layer="layout" svg:width="0.353cm" svg:height="0.439cm" svg:x="25.936cm" svg:y="-3.892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3" draw:text-style-name="P3" draw:layer="layout" svg:width="0.275cm" svg:height="0.703cm" svg:x="26.332cm" svg:y="-3.99cm" svg:viewBox="0 0 276 704" svg:d="M272 26c4-8 4-12 4-12 0-8-6-14-14-14-6 0-10 2-12 6l-246 672c-4 10-4 12-4 12 0 8 6 14 14 14 10 0 12-4 16-16z">
            <text:p/>
          </draw:path>
          <draw:path draw:style-name="gr3" draw:text-style-name="P3" draw:layer="layout" svg:width="0.331cm" svg:height="0.439cm" svg:x="26.662cm" svg:y="-3.9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3" draw:text-style-name="P3" draw:layer="layout" svg:width="0.345cm" svg:height="0.437cm" svg:x="27.024cm" svg:y="-3.892cm" svg:viewBox="0 0 346 438" svg:d="M304 44c26 0 42 0 42-22s-20-22-30-22h-72c-10 0-30 0-30 22s16 22 40 22l-54 216c-10 36-22 90-28 120-4-24-6-36-12-62l-70-274c26 0 40 0 40-22s-18-22-28-22h-72c-12 0-30 0-30 22s14 22 40 22l94 366c6 28 18 28 38 28s34 0 40-28z">
            <text:p/>
          </draw:path>
          <draw:path draw:style-name="gr3" draw:text-style-name="P3" draw:layer="layout" svg:width="0.275cm" svg:height="0.313cm" svg:x="27.38cm" svg:y="-3.574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text-style-name="P3" draw:layer="layout" svg:width="0.099cm" svg:height="0.185cm" svg:x="27.702cm" svg:y="-3.694cm" svg:viewBox="0 0 100 186" svg:d="M96 34c0 0 4-8 4-14 0-12-12-20-22-20-16 0-20 12-22 16l-54 154c-2 4-2 6-2 6 0 6 16 10 16 10 2 0 4-2 6-6z">
            <text:p/>
          </draw:path>
          <draw:path draw:style-name="gr3" draw:text-style-name="P3" draw:layer="layout" svg:width="0.099cm" svg:height="0.185cm" svg:x="27.858cm" svg:y="-3.694cm" svg:viewBox="0 0 100 186" svg:d="M96 34c0 0 4-8 4-14 0-12-12-20-22-20-16 0-20 12-22 16l-54 154c-2 4-2 6-2 6 0 6 16 10 16 10 2 0 4-2 6-6z">
            <text:p/>
          </draw:path>
        </draw:g>
        <draw:g>
          <svg:title>TexMaths</svg:title>
          <svg:desc>20§latex§$\texttt{LU}_{p''}/\texttt{FORGETP}$§svg§600§TRUE§</svg:desc>
          <draw:polygon draw:style-name="gr2" draw:text-style-name="P2" draw:layer="layout" svg:width="4.333cm" svg:height="0.727cm" svg:x="17.773cm" svg:y="1.058cm" svg:viewBox="0 0 4334 728" draw:points="2166,728 0,728 0,0 4334,0 4334,728">
            <text:p/>
          </draw:polygon>
          <draw:path draw:style-name="gr3" draw:text-style-name="P3" draw:layer="layout" svg:width="0.321cm" svg:height="0.431cm" svg:x="17.795cm" svg:y="1.154cm" svg:viewBox="0 0 322 432" svg:d="M104 44h38c10 0 30 0 30-22s-18-22-30-22h-114c-12 0-28 0-28 22s18 22 28 22h26v344h-26c-12 0-28 0-28 22s18 22 28 22h266c24 0 28-6 28-30v-62c0-14 0-30-24-30s-24 14-24 30v48h-170z">
            <text:p/>
          </draw:path>
          <draw:path draw:style-name="gr3" draw:text-style-name="P3" draw:layer="layout" svg:width="0.363cm" svg:height="0.439cm" svg:x="18.143cm" svg:y="1.154cm" svg:viewBox="0 0 364 440" svg:d="M314 44h22c12 0 28 0 28-22s-18-22-28-22h-92c-10 0-28 0-28 22s18 22 28 22h22v240c0 76-46 112-84 112s-84-36-84-112v-240h22c10 0 30 0 30-22s-20-22-30-22h-92c-10 0-28 0-28 22s18 22 28 22h22v244c0 86 62 152 132 152 72 0 132-66 132-152z">
            <text:p/>
          </draw:path>
          <draw:path draw:style-name="gr3" draw:text-style-name="P3" draw:layer="layout" svg:width="0.275cm" svg:height="0.313cm" svg:x="18.511cm" svg:y="1.472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text-style-name="P3" draw:layer="layout" svg:width="0.099cm" svg:height="0.185cm" svg:x="18.833cm" svg:y="1.352cm" svg:viewBox="0 0 100 186" svg:d="M96 34c0 0 4-8 4-14 0-12-12-20-22-20-16 0-20 12-22 16l-54 154c-2 4-2 6-2 6 0 6 16 10 16 10 2 0 4-2 6-6z">
            <text:p/>
          </draw:path>
          <draw:path draw:style-name="gr3" draw:text-style-name="P3" draw:layer="layout" svg:width="0.099cm" svg:height="0.185cm" svg:x="18.987cm" svg:y="1.352cm" svg:viewBox="0 0 100 186" svg:d="M96 34c0 0 4-8 4-14 0-12-12-20-22-20-16 0-20 12-22 16l-54 154c-2 4-2 6-2 6 0 6 16 10 16 10 2 0 4-2 6-6z">
            <text:p/>
          </draw:path>
          <draw:path draw:style-name="gr3" draw:text-style-name="P3" draw:layer="layout" svg:width="0.275cm" svg:height="0.703cm" svg:x="19.219cm" svg:y="1.056cm" svg:viewBox="0 0 276 704" svg:d="M272 26c4-8 4-12 4-12 0-8-6-14-14-14-6 0-10 2-12 6l-246 672c-4 10-4 12-4 12 0 8 6 14 14 14 10 0 12-4 16-16z">
            <text:p/>
          </draw:path>
          <draw:path draw:style-name="gr3" draw:text-style-name="P3" draw:layer="layout" svg:width="0.325cm" svg:height="0.431cm" svg:x="19.551cm" svg:y="1.154cm" svg:viewBox="0 0 326 432" svg:d="M102 238h96c0 28 0 40 24 40s24-16 24-30v-66c0-12 0-28-24-28s-24 12-24 40h-96v-150h176v36c0 14 0 30 24 30s24-16 24-30v-52c0-20-4-28-28-28h-268c-12 0-30 0-30 22s18 22 30 22h22v344h-22c-12 0-30 0-30 22s18 22 30 22h108c10 0 28 0 28-22s-16-22-28-22h-36z">
            <text:p/>
          </draw:path>
          <draw:path draw:style-name="gr3" draw:text-style-name="P3" draw:layer="layout" svg:width="0.291cm" svg:height="0.445cm" svg:x="19.939cm" svg:y="1.146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3" draw:text-style-name="P3" draw:layer="layout" svg:width="0.353cm" svg:height="0.439cm" svg:x="20.283cm" svg:y="1.154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3" draw:text-style-name="P3" draw:layer="layout" svg:width="0.323cm" svg:height="0.445cm" svg:x="20.661cm" svg:y="1.146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3" draw:text-style-name="P3" draw:layer="layout" svg:width="0.335cm" svg:height="0.431cm" svg:x="21.021cm" svg:y="1.154cm" svg:viewBox="0 0 336 432" svg:d="M50 388h-20c-12 0-30 0-30 22s18 22 30 22h278c24 0 28-6 28-30v-62c0-14 0-30-24-30s-24 16-24 30v48h-188v-158h92c0 28 0 40 24 40s24-16 24-30v-64c0-14 0-30-24-30s-24 12-24 40h-92v-142h172v36c0 14 0 30 24 30 26 0 26-16 26-30v-52c0-20-6-28-30-28h-262c-12 0-30 0-30 22s18 22 30 22h20z">
            <text:p/>
          </draw:path>
          <draw:path draw:style-name="gr3" draw:text-style-name="P3" draw:layer="layout" svg:width="0.333cm" svg:height="0.431cm" svg:x="21.387cm" svg:y="1.154cm" svg:viewBox="0 0 334 432" svg:d="M192 44h92v36c0 14 0 30 26 30 24 0 24-16 24-30v-52c0-20-4-28-28-28h-276c-24 0-30 6-30 28v52c0 14 0 30 24 30s24-16 24-30v-36h94v344h-36c-10 0-28 0-28 22s16 22 28 22h122c12 0 28 0 28-22s-16-22-28-22h-36z">
            <text:p/>
          </draw:path>
          <draw:path draw:style-name="gr3" draw:text-style-name="P3" draw:layer="layout" svg:width="0.321cm" svg:height="0.431cm" svg:x="21.755cm" svg:y="1.154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</draw:g>
        <draw:g>
          <svg:title>TexMaths</svg:title>
          <svg:desc>19§latex§$\texttt{AKA($x$)-S}$ = UE was identified with $x$ and the AKA was successful§svg§600§TRUE§</svg:desc>
          <draw:polygon draw:style-name="gr2" draw:text-style-name="P2" draw:layer="layout" svg:width="19.535cm" svg:height="0.518cm" svg:x="0.143cm" svg:y="-6.464cm" svg:viewBox="0 0 19536 519" draw:points="9768,519 0,519 0,0 19536,0 19536,519">
            <text:p/>
          </draw:polygon>
          <draw:path draw:style-name="gr3" draw:text-style-name="P3" draw:layer="layout" svg:width="0.314cm" svg:height="0.417cm" svg:x="0.16cm" svg:y="-6.418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09cm" svg:x="0.51cm" svg:y="-6.411cm" svg:viewBox="0 0 315 410" svg:d="M167 169l103-127c25 0 38 0 38-21s-17-21-27-21h-59c-11 0-28 0-28 21s19 21 28 21l-142 177v-177h15c10 0 27 0 27-21s-16-21-27-21h-68c-10 0-27 0-27 21s17 21 27 21h15v327h-15c-10 0-27 0-27 21 0 20 17 20 27 20h68c10 0 27 0 27-20 0-21-16-21-27-21h-15v-90l63-78 93 168c-8 0-27 0-27 21 0 20 17 20 29 20h49c11 0 28 0 28-20 0-21-15-21-36-21 0-2-3-6-3-8z">
            <text:p/>
          </draw:path>
          <draw:path draw:style-name="gr3" draw:text-style-name="P3" draw:layer="layout" svg:width="0.314cm" svg:height="0.417cm" svg:x="0.859cm" svg:y="-6.418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1.306cm" svg:y="-6.466cm" svg:viewBox="0 0 179 521" svg:d="M179 502c0-10-6-14-17-21-84-57-114-147-114-221 0-66 24-159 115-222 10-6 16-9 16-19 0-6-4-19-21-19-21 0-158 89-158 260 0 80 30 141 55 173 36 50 86 88 103 88s21-14 21-19z">
            <text:p/>
          </draw:path>
          <draw:path draw:style-name="gr3" draw:text-style-name="P3" draw:layer="layout" svg:width="0.333cm" svg:height="0.303cm" svg:x="1.559cm" svg:y="-6.297cm" svg:viewBox="0 0 334 304" svg:d="M205 95c4-19 19-80 67-80 4 0 19 0 32 8-17 4-32 21-32 36 0 11 7 25 26 25 16 0 36-14 36-40 0-34-39-44-62-44-38 0-63 36-71 51-17-43-53-51-72-51-70 0-108 87-108 103 0 7 6 7 8 7 5 0 7-2 9-7 23-71 67-88 89-88 14 0 36 6 36 44 0 21-11 66-36 161-9 42-34 69-62 69-6 0-21 0-35-8 18-4 33-17 33-36s-15-25-27-25c-19 0-36 19-36 40 0 31 34 44 63 44 45 0 68-47 70-51 10 24 32 51 74 51 69 0 107-85 107-103 0-7-6-7-8-7-6 0-8 4-10 7-20 73-66 88-89 88-26 0-36-21-36-44 0-15 4-28 11-59z">
            <text:p/>
          </draw:path>
          <draw:path draw:style-name="gr3" draw:text-style-name="P3" draw:layer="layout" svg:width="0.178cm" svg:height="0.52cm" svg:x="1.978cm" svg:y="-6.466cm" svg:viewBox="0 0 179 521" svg:d="M179 260c0-79-33-140-55-173-37-49-86-87-103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2.307cm" svg:y="-6.23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.653cm" svg:y="-6.416cm" svg:viewBox="0 0 283 424" svg:d="M163 234c19 4 76 17 76 76 0 34-30 74-83 74-17 0-51-2-78-21-29-19-30-46-32-59 0-11 0-23-23-23s-23 14-23 27v89c0 12 0 27 21 27 13 0 19-8 25-31 26 21 66 31 110 31 78 0 127-59 127-118 0-44-25-70-32-80-29-26-46-32-99-44l-55-11c-29-9-53-32-53-65 0-34 32-64 80-64 79 0 91 63 95 83 1 14 9 19 22 19 23 0 23-15 23-28v-89c0-10 0-27-21-27-15 0-19 11-24 32-27-24-63-32-94-32-74 0-125 53-125 110 0 46 30 90 87 105 2 2 67 17 76 19z">
            <text:p/>
          </draw:path>
          <draw:path draw:style-name="gr3" draw:text-style-name="P3" draw:layer="layout" svg:width="0.446cm" svg:height="0.157cm" svg:x="3.238cm" svg:y="-6.24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457cm" svg:height="0.472cm" svg:x="3.964cm" svg:y="-6.458cm" svg:viewBox="0 0 458 473" svg:d="M369 304c0 95-65 148-130 148-32 0-110-17-110-144v-255c0-24 0-32 53-32h16v-21c-23 2-73 2-99 2-25 0-76 0-99-2v21h15c53 0 53 8 53 32v253c0 93 78 167 170 167 77 0 138-63 150-139 2-13 2-19 2-47v-215c0-21 0-51 68-51v-21c-25 0-57 2-80 2s-55-2-80-2v21c71 0 71 32 71 49z">
            <text:p/>
          </draw:path>
          <draw:path draw:style-name="gr3" draw:text-style-name="P3" draw:layer="layout" svg:width="0.415cm" svg:height="0.455cm" svg:x="4.462cm" svg:y="-6.456cm" svg:viewBox="0 0 416 456" svg:d="M68 403c0 25 0 32-53 32h-15v21h388l28-173h-17c-17 103-32 152-148 152h-89c-31 0-33-4-33-26v-179h61c65 0 72 21 72 78h17v-179h-17c0 59-7 80-72 80h-61v-161c0-23 2-27 33-27h87c103 0 120 36 131 129h17l-19-150h-378v21h15c53 0 53 8 53 32z">
            <text:p/>
          </draw:path>
          <draw:path draw:style-name="gr3" draw:text-style-name="P3" draw:layer="layout" svg:width="0.459cm" svg:height="0.295cm" svg:x="5.127cm" svg:y="-6.289cm" svg:viewBox="0 0 460 296" svg:d="M403 65c11-35 32-44 57-44v-21c-15 2-34 2-50 2-19 0-49-2-62-2v21c24 0 40 13 40 32 0 4 0 6-4 14l-61 172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text-style-name="P3" draw:layer="layout" svg:width="0.301cm" svg:height="0.307cm" svg:x="5.606cm" svg:y="-6.3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9cm" svg:height="0.307cm" svg:x="5.932cm" svg:y="-6.3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143cm" svg:height="0.447cm" svg:x="6.417cm" svg:y="-6.449cm" svg:viewBox="0 0 144 448" svg:d="M97 152l-95 8v21c46 0 51 3 51 36v180c0 31-7 31-53 31v20c21 0 59-1 74-1 25 0 48 1 70 1v-20c-43 0-47-4-47-29zM101 36c0-23-17-36-36-36-21 0-36 19-36 36s15 34 36 34c19 0 36-13 36-34z">
            <text:p/>
          </draw:path>
          <draw:path draw:style-name="gr3" draw:text-style-name="P3" draw:layer="layout" svg:width="0.33cm" svg:height="0.472cm" svg:x="6.603cm" svg:y="-6.466cm" svg:viewBox="0 0 331 473" svg:d="M232 428v45l99-7v-21c-46 0-52-6-52-38v-407l-97 8v21c48 0 52 3 52 38v144c-19-25-48-42-84-42-80 0-150 67-150 152 0 86 67 152 143 152 43 0 72-23 89-45zM232 249v137c0 13 0 13-8 24-19 33-49 48-78 48-30 0-55-17-70-44-19-26-21-64-21-93 0-25 2-64 21-95 15-21 40-42 76-42 25 0 51 10 72 40 8 12 8 14 8 25z">
            <text:p/>
          </draw:path>
          <draw:path draw:style-name="gr3" draw:text-style-name="P3" draw:layer="layout" svg:width="0.259cm" svg:height="0.307cm" svg:x="6.968cm" svg:y="-6.3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7cm" svg:height="0.295cm" svg:x="7.266cm" svg:y="-6.297cm" svg:viewBox="0 0 338 296" svg:d="M53 67v178c0 31-7 31-53 31v20c23 0 57-1 76-1 17 0 51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cm" svg:height="0.419cm" svg:x="7.608cm" svg:y="-6.412cm" svg:viewBox="0 0 211 420" svg:d="M105 144h95v-20h-95v-124h-18c-1 55-20 127-87 129v15h57v185c0 83 63 91 87 91 48 0 67-48 67-91v-38h-17v38c0 49-19 74-46 74-43 0-43-61-43-72z">
            <text:p/>
          </draw:path>
          <draw:path draw:style-name="gr3" draw:text-style-name="P3" draw:layer="layout" svg:width="0.143cm" svg:height="0.447cm" svg:x="7.878cm" svg:y="-6.449cm" svg:viewBox="0 0 144 448" svg:d="M97 152l-95 8v21c46 0 51 3 51 36v180c0 31-7 31-53 31v20c21 0 59-1 74-1 25 0 48 1 70 1v-20c-43 0-47-4-47-29zM101 36c0-23-17-36-36-36-21 0-36 19-36 36s15 34 36 34c19 0 36-13 36-34z">
            <text:p/>
          </draw:path>
          <draw:path draw:style-name="gr3" draw:text-style-name="P3" draw:layer="layout" svg:width="0.335cm" svg:height="0.472cm" svg:x="8.058cm" svg:y="-6.473cm" svg:viewBox="0 0 336 473" svg:d="M203 205c31 0 36 8 36 36v181c0 30-7 30-53 30v21c23-2 59-2 76-2 15 0 50 0 74 2v-21c-45 0-53 0-53-30v-247l-83 7c-12 0-12 0-14 0 0 2-2 2-11 2h-80v-76c0-66 59-93 99-93 21 0 45 6 59 21-29 2-33 21-33 32 0 21 18 31 31 31 15 0 30-12 30-31 0-39-36-68-85-68-63 0-143 34-143 106v78h-53v21h53v217c0 30-7 30-53 30v21c23-2 59-2 76-2 15 0 49 0 74 2v-21c-45 0-53 0-53-30v-217z">
            <text:p/>
          </draw:path>
          <draw:path draw:style-name="gr3" draw:text-style-name="P3" draw:layer="layout" svg:width="0.259cm" svg:height="0.307cm" svg:x="8.429cm" svg:y="-6.3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cm" svg:height="0.472cm" svg:x="8.727cm" svg:y="-6.466cm" svg:viewBox="0 0 331 473" svg:d="M232 428v45l99-7v-21c-46 0-52-6-52-38v-407l-97 8v21c48 0 52 3 52 38v144c-19-25-48-42-84-42-80 0-150 67-150 152 0 86 67 152 143 152 43 0 72-23 89-45zM232 249v137c0 13 0 13-8 24-19 33-49 48-78 48-30 0-55-17-70-44-19-26-21-64-21-93 0-25 2-64 21-95 15-21 40-42 76-42 25 0 51 10 72 40 8 12 8 14 8 25z">
            <text:p/>
          </draw:path>
          <draw:path draw:style-name="gr3" draw:text-style-name="P3" draw:layer="layout" svg:width="0.459cm" svg:height="0.295cm" svg:x="9.309cm" svg:y="-6.289cm" svg:viewBox="0 0 460 296" svg:d="M403 65c11-35 32-44 57-44v-21c-15 2-34 2-50 2-19 0-49-2-62-2v21c24 0 40 13 40 32 0 4 0 6-4 14l-61 172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text-style-name="P3" draw:layer="layout" svg:width="0.143cm" svg:height="0.447cm" svg:x="9.801cm" svg:y="-6.449cm" svg:viewBox="0 0 144 448" svg:d="M97 152l-95 8v21c46 0 51 3 51 36v180c0 31-7 31-53 31v20c21 0 59-1 74-1 25 0 48 1 70 1v-20c-43 0-47-4-47-29zM101 36c0-23-17-36-36-36-21 0-36 19-36 36s15 34 36 34c19 0 36-13 36-34z">
            <text:p/>
          </draw:path>
          <draw:path draw:style-name="gr3" draw:text-style-name="P3" draw:layer="layout" svg:width="0.21cm" svg:height="0.419cm" svg:x="9.976cm" svg:y="-6.412cm" svg:viewBox="0 0 211 420" svg:d="M105 144h95v-20h-95v-124h-18c-1 55-20 127-87 129v15h57v185c0 83 63 91 87 91 48 0 67-48 67-91v-38h-17v38c0 49-19 74-46 74-43 0-43-61-43-72z">
            <text:p/>
          </draw:path>
          <draw:path draw:style-name="gr3" draw:text-style-name="P3" draw:layer="layout" svg:width="0.337cm" svg:height="0.465cm" svg:x="10.244cm" svg:y="-6.466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text-style-name="P3" draw:layer="layout" svg:width="0.333cm" svg:height="0.303cm" svg:x="10.833cm" svg:y="-6.297cm" svg:viewBox="0 0 334 304" svg:d="M205 95c4-19 19-80 67-80 4 0 19 0 32 8-17 4-30 21-30 36 0 11 5 25 24 25 16 0 36-14 36-40 0-34-39-44-62-44-38 0-63 36-71 51-17-43-53-51-72-51-70 0-108 87-108 103 0 7 6 7 8 7 5 0 7-2 9-7 23-71 67-88 89-88 14 0 36 6 36 44 0 21-11 66-36 161-11 42-34 69-62 69-6 0-21 0-35-8 18-4 31-17 31-36s-13-25-25-25c-19 0-36 19-36 40 0 31 34 44 63 44 45 0 68-47 70-51 10 24 32 51 72 51 71 0 109-85 109-103 0-7-6-7-8-7-6 0-8 4-10 7-20 73-66 88-89 88-26 0-36-21-36-44 0-15 4-28 11-59z">
            <text:p/>
          </draw:path>
          <draw:path draw:style-name="gr3" draw:text-style-name="P3" draw:layer="layout" svg:width="0.301cm" svg:height="0.307cm" svg:x="11.444cm" svg:y="-6.3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337cm" svg:height="0.295cm" svg:x="11.771cm" svg:y="-6.29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33cm" svg:height="0.472cm" svg:x="12.142cm" svg:y="-6.466cm" svg:viewBox="0 0 331 473" svg:d="M232 428v45l99-7v-21c-46 0-52-6-52-38v-407l-97 8v21c48 0 52 3 52 38v144c-19-25-48-42-84-42-80 0-150 67-150 152 0 86 67 152 143 152 43 0 72-23 89-45zM232 249v137c0 13 0 13-8 24-19 33-49 48-78 48-30 0-55-17-70-44-19-26-21-64-21-93 0-25 2-64 21-95 15-21 40-42 76-42 25 0 51 10 72 40 8 12 8 14 8 25z">
            <text:p/>
          </draw:path>
          <draw:path draw:style-name="gr3" draw:text-style-name="P3" draw:layer="layout" svg:width="0.21cm" svg:height="0.419cm" svg:x="12.723cm" svg:y="-6.412cm" svg:viewBox="0 0 211 420" svg:d="M105 144h95v-20h-95v-124h-18c-1 55-20 127-87 129v15h57v185c0 83 63 91 87 91 48 0 67-48 67-91v-38h-17v38c0 49-21 74-46 74-43 0-43-61-43-72z">
            <text:p/>
          </draw:path>
          <draw:path draw:style-name="gr3" draw:text-style-name="P3" draw:layer="layout" svg:width="0.337cm" svg:height="0.465cm" svg:x="12.991cm" svg:y="-6.466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text-style-name="P3" draw:layer="layout" svg:width="0.259cm" svg:height="0.307cm" svg:x="13.358cm" svg:y="-6.3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459cm" svg:height="0.48cm" svg:x="13.878cm" svg:y="-6.479cm" svg:viewBox="0 0 460 481" svg:d="M245 13c-4-9-4-13-15-13s-13 4-15 13l-139 401c-13 34-40 44-76 46v21c15-2 44-2 68-2 21 0 56 0 78 2v-21c-34 0-51-17-51-34 0-2 0-10 2-12l30-87h166l36 102c0 4 2 8 2 10 0 21-38 21-55 21v21c22-2 70-2 96-2 29 0 59 0 88 2v-21h-13c-40 0-50-6-57-27zM209 89l76 217h-150z">
            <text:p/>
          </draw:path>
          <draw:path draw:style-name="gr3" draw:text-style-name="P3" draw:layer="layout" svg:width="0.47cm" svg:height="0.457cm" svg:x="14.378cm" svg:y="-6.458cm" svg:viewBox="0 0 471 458" svg:d="M247 177l120-116c5-6 42-40 95-40v-21c-17 2-38 2-57 2-25 0-63 0-86-2v21c27 0 33 15 33 23 0 9-8 17-14 21l-209 201v-213c0-24 0-32 53-32h16v-21c-23 2-73 2-99 2-25 0-76 0-99-2v21h17c51 0 51 8 51 32v354c0 22 0 30-51 30h-17v21c23-2 72-2 99-2 25 0 76 0 99 2v-21h-16c-53 0-53-8-53-30v-118l78-74 122 180c4 6 9 14 9 23 0 19-26 19-40 19v21c23-2 71-2 95-2 25 0 50 0 78 2v-21c-36 0-49-2-70-32z">
            <text:p/>
          </draw:path>
          <draw:path draw:style-name="gr3" draw:text-style-name="P3" draw:layer="layout" svg:width="0.459cm" svg:height="0.48cm" svg:x="14.895cm" svg:y="-6.479cm" svg:viewBox="0 0 460 481" svg:d="M245 13c-4-9-4-13-15-13s-13 4-15 13l-139 401c-13 34-40 44-76 46v21c15-2 44-2 68-2 21 0 56 0 78 2v-21c-34 0-51-17-51-34 0-2 0-10 2-12l30-87h166l36 102c0 4 2 8 2 10 0 21-38 21-55 21v21c22-2 70-2 96-2 29 0 59 0 88 2v-21h-13c-40 0-50-6-57-27zM209 89l76 217h-150z">
            <text:p/>
          </draw:path>
          <draw:path draw:style-name="gr3" draw:text-style-name="P3" draw:layer="layout" svg:width="0.459cm" svg:height="0.295cm" svg:x="15.607cm" svg:y="-6.289cm" svg:viewBox="0 0 460 296" svg:d="M403 65c11-35 32-44 57-44v-21c-15 2-34 2-50 2-19 0-49-2-62-2v21c24 0 40 13 40 32 0 4 0 6-4 14l-61 172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text-style-name="P3" draw:layer="layout" svg:width="0.303cm" svg:height="0.307cm" svg:x="16.086cm" svg:y="-6.3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9cm" svg:height="0.307cm" svg:x="16.413cm" svg:y="-6.3cm" svg:viewBox="0 0 220 308" svg:d="M118 171c15 2 70 13 70 61 0 34-25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19cm" svg:height="0.307cm" svg:x="16.897cm" svg:y="-6.3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337cm" svg:height="0.303cm" svg:x="17.16cm" svg:y="-6.297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56cm" svg:height="0.307cm" svg:x="17.53cm" svg:y="-6.3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256cm" svg:height="0.307cm" svg:x="17.825cm" svg:y="-6.3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259cm" svg:height="0.307cm" svg:x="18.117cm" svg:y="-6.3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19cm" svg:height="0.307cm" svg:x="18.415cm" svg:y="-6.3cm" svg:viewBox="0 0 220 308" svg:d="M118 171c15 2 70 13 70 61 0 34-25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19cm" svg:height="0.307cm" svg:x="18.678cm" svg:y="-6.3cm" svg:viewBox="0 0 220 308" svg:d="M118 171c15 2 70 13 70 61 0 34-25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18cm" svg:height="0.472cm" svg:x="18.942cm" svg:y="-6.473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337cm" svg:height="0.303cm" svg:x="19.143cm" svg:y="-6.297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149cm" svg:height="0.465cm" svg:x="19.514cm" svg:y="-6.466cm" svg:viewBox="0 0 150 466" svg:d="M97 0l-97 8v21c48 0 53 3 53 38v347c0 31-7 31-53 31v21c23 0 59-2 74-2 17 0 51 2 76 2v-21c-45 0-53 0-53-31z">
            <text:p/>
          </draw:path>
        </draw:g>
        <draw:custom-shape draw:style-name="gr10" draw:text-style-name="P1" xml:id="id12" draw:id="id12" draw:layer="layout" svg:width="4.824cm" svg:height="1.524cm" svg:x="2.508cm" svg:y="2.5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latex§$PMSI, P_{new}$§svg§600§TRUE§</svg:desc>
          <draw:polygon draw:style-name="gr2" draw:text-style-name="P2" draw:layer="layout" svg:width="3.929cm" svg:height="0.615cm" svg:x="2.659cm" svg:y="3.066cm" svg:viewBox="0 0 3930 616" draw:points="1964,616 0,616 0,0 3930,0 3930,616">
            <text:p/>
          </draw:polygon>
          <draw:path draw:style-name="gr3" draw:text-style-name="P3" draw:layer="layout" svg:width="0.503cm" svg:height="0.481cm" svg:x="2.687cm" svg:y="3.064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<text:p/>
          </draw:path>
          <draw:path draw:style-name="gr3" draw:text-style-name="P3" draw:layer="layout" svg:width="0.705cm" svg:height="0.481cm" svg:x="3.235cm" svg:y="3.064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text-style-name="P3" draw:layer="layout" svg:width="0.417cm" svg:height="0.513cm" svg:x="3.999cm" svg:y="3.048cm" svg:viewBox="0 0 418 514" svg:d="M418 8c0-4 0-8-6-8-4 0-6 0-14 10l-34 40c-18-32-54-50-100-50-90 0-176 82-176 166 0 58 38 90 74 100l76 20c26 6 66 18 66 76 0 62-58 130-128 130-46 0-124-16-124-104 0-16 4-34 4-38 2-2 2-4 2-4 0-8-6-8-8-8-4 0-6 0-8 2s-42 164-42 166c0 4 4 8 8 8s4-2 12-12l36-40c30 42 78 52 118 52 96 0 180-94 180-182 0-50-24-74-34-82-16-18-28-20-90-36-16-4-42-12-48-12-18-8-42-28-42-66 0-56 56-116 122-116 60 0 102 30 102 110 0 22-2 34-2 38 0 2 0 8 8 8s8-2 10-14z">
            <text:p/>
          </draw:path>
          <draw:path draw:style-name="gr3" draw:text-style-name="P3" draw:layer="layout" svg:width="0.327cm" svg:height="0.481cm" svg:x="4.457cm" svg:y="3.064cm" svg:viewBox="0 0 328 482" svg:d="M240 54c6-26 8-32 64-32 18 0 24 0 24-14 0-8-8-8-12-8-20 0-72 2-92 2-22 0-74-2-94-2-6 0-14 0-14 14 0 8 6 8 20 8 28 0 48 0 48 14 0 2 0 4-2 10l-96 382c-6 26-8 32-64 32-16 0-22 0-22 14 0 8 8 8 10 8 22 0 72-2 94-2 20 0 72 2 94 2 6 0 14 0 14-14 0-8-6-8-22-8-12 0-16 0-30-2-14 0-18-4-18-12 0-4 2-10 4-16z">
            <text:p/>
          </draw:path>
          <draw:path draw:style-name="gr3" draw:text-style-name="P3" draw:layer="layout" svg:width="0.083cm" svg:height="0.211cm" svg:x="4.855cm" svg:y="3.47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text-style-name="P3" draw:layer="layout" svg:width="0.503cm" svg:height="0.481cm" svg:x="5.135cm" svg:y="3.064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8-8-20-8-26 0-46 0-46-12 0-4 2-8 2-12zM236 48c6-24 8-26 38-26h68c58 0 96 18 96 68 0 28-14 88-42 114-34 32-78 36-108 36h-100z">
            <text:p/>
          </draw:path>
          <draw:path draw:style-name="gr3" draw:text-style-name="P3" draw:layer="layout" svg:width="0.301cm" svg:height="0.223cm" svg:x="5.579cm" svg:y="3.432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3" draw:text-style-name="P3" draw:layer="layout" svg:width="0.211cm" svg:height="0.223cm" svg:x="5.935cm" svg:y="3.432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3" draw:text-style-name="P3" draw:layer="layout" svg:width="0.361cm" svg:height="0.223cm" svg:x="6.191cm" svg:y="3.432cm" svg:viewBox="0 0 362 224" svg:d="M236 62c4-14 10-38 10-40 0-10-8-16-16-16-10 0-18 6-22 14 0 4-6 24-10 38-6 28-6 28-14 56-6 28-6 32-8 46 2 10-2 20-14 34-6 8-16 16-32 16-20 0-44-6-44-46 0-24 12-62 22-86 10-22 12-26 12-36 0-24-22-42-48-42-50 0-72 68-72 76 0 6 6 6 8 6 8 0 8-2 10-8 12-40 32-60 52-60 10 0 14 6 14 18s-6 22-8 28c-28 74-28 82-28 98 0 58 52 66 80 66 8 0 34 0 56-32 10 22 38 32 68 32 44 0 66-38 76-58 22-42 34-104 34-126 0-38-20-40-24-40-12 0-26 14-26 26 0 8 4 12 8 16 12 10 18 24 18 40 0 6-20 128-84 128-40 0-40-36-40-44 0-14 2-22 10-50z">
            <text:p/>
          </draw:path>
        </draw:g>
        <draw:connector draw:style-name="gr5" draw:text-style-name="P4" draw:layer="layout" draw:type="curve" draw:line-skew="-0.076cm" svg:x1="4.92cm" svg:y1="2.578cm" svg:x2="7.332cm" svg:y2="3.34cm" draw:start-shape="id12" draw:start-glue-point="0" draw:end-shape="id12" draw:end-glue-point="1" svg:d="M4920 2578c0-904 1470-753 2270-337s932 1099 142 1099" svg:viewBox="0 0 2943 1429">
          <text:p/>
        </draw:connector>
        <draw:g>
          <svg:title>TexMaths</svg:title>
          <svg:desc>19§latex§$\texttt{AKA-S}/\texttt{FORGETPMSI}$§svg§600§TRUE§</svg:desc>
          <draw:polygon draw:style-name="gr2" draw:text-style-name="P2" draw:layer="layout" svg:width="5.579cm" svg:height="0.666cm" svg:x="5.242cm" svg:y="0.325cm" svg:viewBox="0 0 5580 667" draw:points="2789,667 0,667 0,0 5580,0 5580,667">
            <text:p/>
          </draw:polygon>
          <draw:path draw:style-name="gr3" draw:text-style-name="P3" draw:layer="layout" svg:width="0.314cm" svg:height="0.417cm" svg:x="5.259cm" svg:y="0.409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314cm" svg:height="0.41cm" svg:x="5.609cm" svg:y="0.416cm" svg:viewBox="0 0 315 411" svg:d="M167 169l103-127c24 0 38 0 38-21s-17-21-27-21h-59c-11 0-28 0-28 21s19 21 28 21l-142 177v-177h15c9 0 27 0 27-21s-16-21-27-21h-68c-10 0-27 0-27 21s17 21 27 21h15v327h-15c-10 0-27 0-27 21s17 21 27 21h68c9 0 27 0 27-21s-16-21-27-21h-15v-90l62-78 94 168c-8 0-27 0-27 21s17 21 28 21h50c11 0 28 0 28-21s-15-21-36-21c0-2-4-6-4-8z">
            <text:p/>
          </draw:path>
          <draw:path draw:style-name="gr3" draw:text-style-name="P3" draw:layer="layout" svg:width="0.314cm" svg:height="0.417cm" svg:x="5.958cm" svg:y="0.409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276cm" svg:height="0.048cm" svg:x="6.327cm" svg:y="0.597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6.675cm" svg:y="0.409cm" svg:viewBox="0 0 283 424" svg:d="M163 234c19 4 76 17 76 76 0 34-30 74-83 74-17 0-52-2-78-21-29-19-31-46-32-59 0-11 0-23-23-23s-23 14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  <draw:path draw:style-name="gr3" draw:text-style-name="P3" draw:layer="layout" svg:width="0.261cm" svg:height="0.668cm" svg:x="7.032cm" svg:y="0.323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09cm" svg:height="0.41cm" svg:x="7.345cm" svg:y="0.416cm" svg:viewBox="0 0 310 411" svg:d="M97 226h91c0 27 0 38 23 38s23-15 23-28v-63c0-11 0-27-23-27s-23 12-23 38h-91v-142h167v34c0 13 0 29 23 29s23-16 23-29v-49c0-19-4-27-27-27h-256c-10 0-27 0-27 21s17 21 27 21h22v327h-22c-10 0-27 0-27 21s17 21 27 21h104c10 0 27 0 27-21s-16-21-27-21h-34z">
            <text:p/>
          </draw:path>
          <draw:path draw:style-name="gr3" draw:text-style-name="P3" draw:layer="layout" svg:width="0.276cm" svg:height="0.423cm" svg:x="7.714cm" svg:y="0.409cm" svg:viewBox="0 0 277 424" svg:d="M277 213c0-194-15-213-138-213-126 0-139 19-139 213s13 211 139 211c123 0 138-17 138-211zM139 384c-59 0-76-13-84-48-9-34-9-93-9-129 0-42 0-87 7-118 10-40 31-47 86-47 49 0 74 6 83 42 8 32 8 81 8 123s0 89-6 126c-7 38-26 51-85 51z">
            <text:p/>
          </draw:path>
          <draw:path draw:style-name="gr3" draw:text-style-name="P3" draw:layer="layout" svg:width="0.335cm" svg:height="0.417cm" svg:x="8.041cm" svg:y="0.416cm" svg:viewBox="0 0 336 418" svg:d="M89 42h50c60 0 91 38 91 70 0 34-31 72-91 72h-50zM218 205c46-24 57-64 57-93 0-57-51-112-129-112h-119c-12 0-27 0-27 21s17 21 27 21h17v327h-17c-12 0-27 0-27 21s17 21 27 21h79c10 0 27 0 27-21s-15-21-27-21h-17v-143h53c14 0 33 0 56 19 13 13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307cm" svg:height="0.423cm" svg:x="8.4cm" svg:y="0.409cm" svg:viewBox="0 0 308 424" svg:d="M275 277c18 0 33 0 33-20 0-21-17-21-29-21h-80c-9 0-26 0-26 21 0 20 17 20 26 20h29c-8 75-40 107-76 107-55 0-106-72-106-171 0-103 55-171 106-171 25 0 66 15 78 87 2 12 6 19 23 19 22 0 22-13 22-26v-95c0-10 0-27-19-27-15 0-17 8-28 30-23-20-49-30-78-30-82 0-150 91-150 213 0 123 70 211 150 211 38 0 67-19 80-34 0 15 0 28 23 28 22 0 22-15 22-28z">
            <text:p/>
          </draw:path>
          <draw:path draw:style-name="gr3" draw:text-style-name="P3" draw:layer="layout" svg:width="0.318cm" svg:height="0.41cm" svg:x="8.742cm" svg:y="0.416cm" svg:viewBox="0 0 319 411" svg:d="M47 369h-20c-10 0-27 0-27 21s17 21 27 21h266c22 0 26-6 26-29v-59c0-13 0-28-23-28-22 0-22 15-22 28v46h-179v-150h87c0 26 0 38 23 38s23-16 23-29v-61c0-13 0-28-23-28s-23 11-23 38h-87v-135h163v34c0 13 0 29 23 29 25 0 25-16 25-29v-49c0-19-6-27-29-27h-250c-10 0-27 0-27 21s17 21 27 21h20z">
            <text:p/>
          </draw:path>
          <draw:path draw:style-name="gr3" draw:text-style-name="P3" draw:layer="layout" svg:width="0.316cm" svg:height="0.41cm" svg:x="9.091cm" svg:y="0.416cm" svg:viewBox="0 0 317 411" svg:d="M182 42h88v34c0 13 0 29 23 29 24 0 24-16 24-29v-49c0-19-4-27-26-27h-264c-21 0-27 6-27 27v49c0 13 0 29 23 29s23-16 23-29v-34h89v327h-34c-10 0-27 0-27 21s15 21 27 21h116c9 0 26 0 26-21s-15-21-26-21h-35z">
            <text:p/>
          </draw:path>
          <draw:path draw:style-name="gr3" draw:text-style-name="P3" draw:layer="layout" svg:width="0.305cm" svg:height="0.41cm" svg:x="9.441cm" svg:y="0.416cm" svg:viewBox="0 0 306 411" svg:d="M93 245h86c77 0 127-61 127-121 0-63-51-124-127-124h-152c-10 0-27 0-27 21s17 21 27 21h20v327h-20c-10 0-27 0-27 21s17 21 27 21h87c9 0 28 0 28-21s-19-21-28-21h-21zM93 42h72c65 0 93 45 93 82 0 34-28 81-93 81h-72z">
            <text:p/>
          </draw:path>
          <draw:path draw:style-name="gr3" draw:text-style-name="P3" draw:layer="layout" svg:width="0.328cm" svg:height="0.41cm" svg:x="9.783cm" svg:y="0.416cm" svg:viewBox="0 0 329 411" svg:d="M184 162c-9 24-15 43-19 64-7-32-66-205-68-211-6-15-23-15-32-15h-38c-10 0-27 0-27 21s13 21 36 21v327c-23 0-36 0-36 21s17 21 27 21h55c9 0 26 0 26-21s-13-21-34-21v-320c8 31 49 160 53 168 6 17 14 41 17 45 4 6 12 12 21 12 8 0 17-6 23-16 2-3 59-174 67-209h1v320c-22 0-36 0-36 21s17 21 27 21h55c10 0 27 0 27-21s-14-21-36-21v-327c22 0 36 0 36-21s-17-21-27-21h-38c-27 0-30 10-36 27z">
            <text:p/>
          </draw:path>
          <draw:path draw:style-name="gr3" draw:text-style-name="P3" draw:layer="layout" svg:width="0.282cm" svg:height="0.423cm" svg:x="10.157cm" svg:y="0.409cm" svg:viewBox="0 0 283 424" svg:d="M163 234c19 4 76 17 76 76 0 34-30 74-83 74-17 0-52-2-78-21-29-19-31-46-32-59 0-11 0-23-23-23s-23 14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  <draw:path draw:style-name="gr3" draw:text-style-name="P3" draw:layer="layout" svg:width="0.246cm" svg:height="0.41cm" svg:x="10.524cm" svg:y="0.416cm" svg:viewBox="0 0 247 411" svg:d="M146 42h72c12 0 29 0 29-21s-17-21-29-21h-190c-11 0-28 0-28 21s17 21 28 21h73v327h-73c-11 0-28 0-28 21s17 21 28 21h190c12 0 29 0 29-21s-17-21-29-21h-72z">
            <text:p/>
          </draw:path>
        </draw:g>
        <draw:g>
          <svg:title>TexMaths</svg:title>
          <svg:desc>19§latex§$\texttt{AKA-F}$§svg§600§TRUE§</svg:desc>
          <draw:polygon draw:style-name="gr2" draw:text-style-name="P2" draw:layer="layout" svg:width="1.747cm" svg:height="0.408cm" svg:x="5.241cm" svg:y="1.031cm" svg:viewBox="0 0 1748 409" draw:points="874,409 0,409 0,0 1748,0 1748,409">
            <text:p/>
          </draw:polygon>
          <draw:path draw:style-name="gr3" draw:text-style-name="P3" draw:layer="layout" svg:width="0.314cm" svg:height="0.417cm" svg:x="5.258cm" svg:y="1.02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09cm" svg:x="5.608cm" svg:y="1.029cm" svg:viewBox="0 0 315 410" svg:d="M167 169l103-127c24 0 38 0 38-21s-17-21-27-21h-59c-11 0-28 0-28 21s19 21 28 21l-142 177v-177h15c10 0 27 0 27-21s-16-21-27-21h-68c-10 0-27 0-27 21s17 21 27 21h15v327h-15c-10 0-27 0-27 21 0 20 17 20 27 20h68c10 0 27 0 27-20 0-21-16-21-27-21h-15v-90l63-78 93 168c-8 0-27 0-27 21 0 20 17 20 29 20h49c11 0 28 0 28-20 0-21-15-21-36-21 0-2-3-6-3-8z">
            <text:p/>
          </draw:path>
          <draw:path draw:style-name="gr3" draw:text-style-name="P3" draw:layer="layout" svg:width="0.314cm" svg:height="0.417cm" svg:x="5.957cm" svg:y="1.02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276cm" svg:height="0.048cm" svg:x="6.326cm" svg:y="1.209cm" svg:viewBox="0 0 277 49" svg:d="M245 49c8 0 32 0 32-24 0-25-24-25-32-25h-213c-9 0-32 0-32 25 0 24 23 24 32 24z">
            <text:p/>
          </draw:path>
          <draw:path draw:style-name="gr3" draw:text-style-name="P3" draw:layer="layout" svg:width="0.309cm" svg:height="0.409cm" svg:x="6.657cm" svg:y="1.029cm" svg:viewBox="0 0 310 410" svg:d="M97 226h91c0 27 0 38 23 38s23-15 23-28v-63c0-11 0-27-23-27s-23 12-23 38h-91v-142h167v34c0 13 0 29 23 29s23-16 23-29v-49c0-19-4-27-27-27h-256c-10 0-27 0-27 21s17 21 27 21h22v327h-22c-10 0-27 0-27 21 0 20 17 20 27 20h104c10 0 27 0 27-20 0-21-15-21-27-21h-34z">
            <text:p/>
          </draw:path>
        </draw:g>
        <draw:g>
          <svg:title>TexMaths</svg:title>
          <svg:desc>19§latex§$\texttt{AKA-S},\texttt{AKA-F}$ = AKA has been successful or failed respectively at UE§svg§600§TRUE§</svg:desc>
          <draw:polygon draw:style-name="gr2" draw:text-style-name="P2" draw:layer="layout" svg:width="20.289cm" svg:height="0.592cm" svg:x="0.141cm" svg:y="-7.364cm" svg:viewBox="0 0 20290 593" draw:points="10146,593 0,593 0,0 20290,0 20290,593">
            <text:p/>
          </draw:polygon>
          <draw:path draw:style-name="gr3" draw:text-style-name="P3" draw:layer="layout" svg:width="0.314cm" svg:height="0.417cm" svg:x="0.158cm" svg:y="-7.318cm" svg:viewBox="0 0 315 418" svg:d="M194 27c-6-27-15-27-36-27-19 0-31 0-36 25l-82 352c-10 0-25 0-29 1-7 4-11 12-11 19 0 21 17 21 28 21h69c13 0 28 0 28-21 0-20-13-20-38-20l16-69h110l15 69c-25 0-38 0-38 20 0 21 17 21 28 21h69c11 0 28 0 28-21 0-7-3-15-11-19-4-1-19-1-29-1zM158 55l43 211h-87z">
            <text:p/>
          </draw:path>
          <draw:path draw:style-name="gr3" draw:text-style-name="P3" draw:layer="layout" svg:width="0.314cm" svg:height="0.41cm" svg:x="0.508cm" svg:y="-7.311cm" svg:viewBox="0 0 315 411" svg:d="M167 169l103-127c24 0 38 0 38-21s-17-21-27-21h-59c-11 0-28 0-28 21s19 21 28 21l-142 177v-177h15c9 0 27 0 27-21s-16-21-27-21h-68c-10 0-27 0-27 21s17 21 27 21h15v327h-15c-10 0-27 0-27 21s17 21 27 21h68c9 0 27 0 27-21s-16-21-27-21h-15v-89l62-78 94 167c-8 0-27 0-27 21s17 21 28 21h50c11 0 28 0 28-21s-15-21-36-21c0-2-4-6-4-8z">
            <text:p/>
          </draw:path>
          <draw:path draw:style-name="gr3" draw:text-style-name="P3" draw:layer="layout" svg:width="0.314cm" svg:height="0.417cm" svg:x="0.857cm" svg:y="-7.318cm" svg:viewBox="0 0 315 418" svg:d="M194 27c-6-27-15-27-36-27-19 0-31 0-36 25l-82 352c-10 0-25 0-29 1-7 4-11 12-11 19 0 21 17 21 28 21h69c13 0 28 0 28-21 0-20-13-20-38-20l16-69h110l15 69c-25 0-38 0-38 20 0 21 17 21 28 21h69c11 0 28 0 28-21 0-7-3-15-11-19-4-1-19-1-29-1zM158 55l43 211h-87z">
            <text:p/>
          </draw:path>
          <draw:path draw:style-name="gr3" draw:text-style-name="P3" draw:layer="layout" svg:width="0.276cm" svg:height="0.048cm" svg:x="1.226cm" svg:y="-7.13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.574cm" svg:y="-7.316cm" svg:viewBox="0 0 283 424" svg:d="M163 234c19 4 76 17 76 76 0 34-30 74-83 74-17 0-52-2-78-21-29-19-31-45-32-59 0-11 0-23-23-23s-23 14-23 27v89c0 12 0 27 21 27 13 0 19-8 25-30 26 21 66 30 110 30 78 0 127-59 127-118 0-44-25-70-32-80-29-26-46-32-99-43l-55-12c-29-9-53-32-53-65 0-34 32-64 79-64 80 0 92 63 95 84 2 13 10 19 23 19 23 0 23-16 23-29v-89c0-10 0-27-21-27-15 0-19 11-25 32-26-24-62-32-93-32-74 0-125 53-125 110 0 46 30 90 87 105 2 2 67 17 76 19z">
            <text:p/>
          </draw:path>
          <draw:path draw:style-name="gr3" draw:text-style-name="P3" draw:layer="layout" svg:width="0.079cm" svg:height="0.201cm" svg:x="1.952cm" svg:y="-6.972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14cm" svg:height="0.417cm" svg:x="2.208cm" svg:y="-7.318cm" svg:viewBox="0 0 315 418" svg:d="M194 27c-6-27-15-27-36-27-19 0-31 0-36 25l-82 352c-10 0-25 0-29 1-7 4-11 12-11 19 0 21 17 21 28 21h69c13 0 28 0 28-21 0-20-13-20-38-20l16-69h110l15 69c-25 0-38 0-38 20 0 21 17 21 28 21h69c11 0 28 0 28-21 0-7-3-15-11-19-4-1-19-1-29-1zM158 55l43 211h-87z">
            <text:p/>
          </draw:path>
          <draw:path draw:style-name="gr3" draw:text-style-name="P3" draw:layer="layout" svg:width="0.314cm" svg:height="0.41cm" svg:x="2.556cm" svg:y="-7.311cm" svg:viewBox="0 0 315 411" svg:d="M167 169l103-127c24 0 38 0 38-21s-17-21-27-21h-59c-11 0-28 0-28 21s19 21 28 21l-142 177v-177h15c9 0 27 0 27-21s-16-21-27-21h-67c-11 0-28 0-28 21s17 21 28 21h14v327h-14c-11 0-28 0-28 21s17 21 28 21h67c9 0 27 0 27-21s-16-21-27-21h-15v-89l62-78 94 167c-8 0-27 0-27 21s17 21 28 21h50c11 0 28 0 28-21s-15-21-36-21c0-2-4-6-4-8z">
            <text:p/>
          </draw:path>
          <draw:path draw:style-name="gr3" draw:text-style-name="P3" draw:layer="layout" svg:width="0.314cm" svg:height="0.417cm" svg:x="2.907cm" svg:y="-7.318cm" svg:viewBox="0 0 315 418" svg:d="M194 27c-6-27-15-27-36-27-19 0-31 0-36 25l-82 352c-10 0-25 0-29 1-7 4-11 12-11 19 0 21 17 21 28 21h69c13 0 28 0 28-21 0-20-13-20-38-20l16-69h110l15 69c-25 0-38 0-38 20 0 21 17 21 28 21h69c11 0 28 0 28-21 0-7-3-15-11-19-4-1-19-1-29-1zM158 55l43 211h-87z">
            <text:p/>
          </draw:path>
          <draw:path draw:style-name="gr3" draw:text-style-name="P3" draw:layer="layout" svg:width="0.276cm" svg:height="0.048cm" svg:x="3.276cm" svg:y="-7.13cm" svg:viewBox="0 0 277 49" svg:d="M245 49c8 0 32 0 32-24 0-25-24-25-32-25h-213c-9 0-32 0-32 25 0 24 23 24 32 24z">
            <text:p/>
          </draw:path>
          <draw:path draw:style-name="gr3" draw:text-style-name="P3" draw:layer="layout" svg:width="0.309cm" svg:height="0.41cm" svg:x="3.607cm" svg:y="-7.311cm" svg:viewBox="0 0 310 411" svg:d="M97 226h91c0 27 0 38 23 38s23-15 23-28v-63c0-11 0-27-23-27s-23 12-23 38h-91v-142h167v34c0 13 0 29 23 29s23-16 23-29v-49c0-19-4-27-27-27h-256c-10 0-27 0-27 21s17 21 27 21h22v327h-22c-10 0-27 0-27 21s17 21 27 21h104c10 0 27 0 27-21s-16-21-27-21h-34z">
            <text:p/>
          </draw:path>
          <draw:path draw:style-name="gr3" draw:text-style-name="P3" draw:layer="layout" svg:width="0.445cm" svg:height="0.157cm" svg:x="4.203cm" svg:y="-7.147cm" svg:viewBox="0 0 446 158" svg:d="M424 27c9 0 22 0 22-14 0-13-13-13-22-13h-401c-10 0-23 0-23 13 0 14 13 14 23 14zM424 158c9 0 22 0 22-13 0-14-13-14-22-14h-401c-10 0-23 0-23 14 0 13 13 13 23 13z">
            <text:p/>
          </draw:path>
          <draw:path draw:style-name="gr3" draw:text-style-name="P3" draw:layer="layout" svg:width="0.459cm" svg:height="0.48cm" svg:x="4.927cm" svg:y="-7.379cm" svg:viewBox="0 0 460 481" svg:d="M245 13c-4-9-4-13-15-13-12 0-13 4-15 13l-141 402c-11 34-38 43-74 45v21c15-2 44-2 68-2 21 0 55 0 78 2v-21c-34 0-51-17-51-34 0-2 0-10 2-11l30-88h166l36 103c0 4 2 7 2 9 0 21-38 21-56 21v21c23-2 71-2 97-2 29 0 59 0 88 2v-21h-14c-39 0-49-6-57-26zM209 89l76 217h-150z">
            <text:p/>
          </draw:path>
          <draw:path draw:style-name="gr3" draw:text-style-name="P3" draw:layer="layout" svg:width="0.47cm" svg:height="0.457cm" svg:x="5.427cm" svg:y="-7.358cm" svg:viewBox="0 0 471 458" svg:d="M245 177l122-116c5-6 41-40 95-40v-21c-17 2-38 2-57 2-25 0-63 0-86-2v21c27 0 32 15 32 23 0 9-7 17-13 21l-209 201v-213c0-24 0-32 53-32h16v-21c-23 2-73 2-99 2-25 0-76 0-99-2v21h15c53 0 53 8 53 32v354c0 23 0 30-53 30h-15v21c23-2 72-2 99-2 24 0 76 0 99 2v-21h-16c-53 0-53-7-53-30v-118l78-74 122 181c3 5 9 13 9 22 0 19-26 19-40 19v21c23-2 71-2 95-2 25 0 50 0 78 2v-21c-36 0-49-2-70-32z">
            <text:p/>
          </draw:path>
          <draw:path draw:style-name="gr3" draw:text-style-name="P3" draw:layer="layout" svg:width="0.459cm" svg:height="0.48cm" svg:x="5.944cm" svg:y="-7.379cm" svg:viewBox="0 0 460 481" svg:d="M245 13c-4-9-4-13-15-13-12 0-13 4-15 13l-139 402c-13 34-40 43-76 45v21c15-2 44-2 68-2 21 0 55 0 78 2v-21c-34 0-51-17-51-34 0-2 0-10 2-11l30-88h166l36 103c0 4 2 7 2 9 0 21-38 21-56 21v21c23-2 71-2 97-2 29 0 59 0 88 2v-21h-14c-39 0-49-6-57-26zM209 89l76 217h-150z">
            <text:p/>
          </draw:path>
          <draw:path draw:style-name="gr3" draw:text-style-name="P3" draw:layer="layout" svg:width="0.337cm" svg:height="0.465cm" svg:x="6.666cm" svg:y="-7.366cm" svg:viewBox="0 0 338 466" svg:d="M53 415c0 30-7 30-53 30v21c23 0 57-2 76-2 17 0 53 2 76 2v-21c-46 0-53 0-53-30v-124c0-70 47-107 91-107 42 0 49 37 49 75v156c0 30-7 30-53 30v21c25 0 59-2 76-2s53 2 76 2v-21c-36 0-51 0-53-21v-127c0-57 0-78-21-103-9-11-30-25-70-25-57 0-86 40-97 67v-236l-97 8v21c47 0 53 3 53 38z">
            <text:p/>
          </draw:path>
          <draw:path draw:style-name="gr3" draw:text-style-name="P3" draw:layer="layout" svg:width="0.301cm" svg:height="0.307cm" svg:x="7.042cm" svg:y="-7.2cm" svg:viewBox="0 0 302 308" svg:d="M196 251c2 27 21 55 51 55 15 0 55-9 55-65v-38h-15v38c0 39-17 44-25 44-23 0-25-30-25-34v-135c0-29 0-53-24-80-27-25-59-36-91-36-56 0-103 32-103 76 0 21 13 32 32 32 17 0 31-13 31-32 0-8-4-30-35-30 18-23 52-31 73-31 32 0 70 27 70 86v25c-34 1-80 3-124 24-49 23-66 57-66 88 0 53 65 70 108 70 44 0 74-27 88-57zM190 141v66c0 65-48 88-78 88-32 0-61-25-61-59 0-36 29-91 139-95z">
            <text:p/>
          </draw:path>
          <draw:path draw:style-name="gr3" draw:text-style-name="P3" draw:layer="layout" svg:width="0.219cm" svg:height="0.307cm" svg:x="7.369cm" svg:y="-7.2cm" svg:viewBox="0 0 220 308" svg:d="M118 171c15 2 70 13 70 61 0 34-23 63-76 63-57 0-82-40-93-97-2-8-4-12-10-12-9 0-9 6-9 17v90c0 11 0 15 8 15 3 0 3 0 17-13 0 0 0-2 13-15 28 28 59 28 74 28 78 0 108-44 108-93 0-36-21-55-28-63-23-23-48-28-76-32-38-8-84-17-84-55 0-25 17-52 76-52 74 0 78 61 78 82 2 6 8 6 8 6 9 0 9-4 9-17v-69c0-11 0-15-7-15-4 0-4 0-14 8-2 3-9 9-11 11-25-19-53-19-63-19-83 0-108 46-108 82 0 24 11 44 28 59 23 17 42 21 90 30z">
            <text:p/>
          </draw:path>
          <draw:path draw:style-name="gr3" draw:text-style-name="P3" draw:layer="layout" svg:width="0.33cm" svg:height="0.472cm" svg:x="7.849cm" svg:y="-7.366cm" svg:viewBox="0 0 331 473" svg:d="M97 213v-213l-97 8v21c47 0 53 3 53 38v399h15c2 0 8-10 25-42 10 15 38 49 87 49 82 0 151-66 151-152 0-85-65-152-143-152-51 0-80 33-91 44zM99 390v-139c0-13 0-13 7-25 27-36 63-42 80-42 29 0 53 18 70 42 18 29 19 67 19 93 0 25-1 67-20 96-14 20-40 43-76 43-31 0-56-15-71-42-9-13-9-15-9-26z">
            <text:p/>
          </draw:path>
          <draw:path draw:style-name="gr3" draw:text-style-name="P3" draw:layer="layout" svg:width="0.259cm" svg:height="0.307cm" svg:x="8.237cm" svg:y="-7.2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text-style-name="P3" draw:layer="layout" svg:width="0.259cm" svg:height="0.307cm" svg:x="8.533cm" svg:y="-7.2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text-style-name="P3" draw:layer="layout" svg:width="0.337cm" svg:height="0.296cm" svg:x="8.832cm" svg:y="-7.196cm" svg:viewBox="0 0 338 297" svg:d="M53 67v178c0 31-7 31-53 31v21c23 0 57-2 76-2 17 0 53 2 76 2v-21c-46 0-53 0-53-31v-123c0-69 47-107 91-107 42 0 49 36 49 74v156c0 31-7 31-53 31v21c25 0 59-2 76-2s53 2 76 2v-21c-36 0-51 0-53-19v-130c0-57 0-78-21-102-9-12-30-25-70-25-50 0-80 29-99 70v-70l-95 8v21c47 0 53 3 53 38z">
            <text:p/>
          </draw:path>
          <draw:path draw:style-name="gr3" draw:text-style-name="P3" draw:layer="layout" svg:width="0.219cm" svg:height="0.307cm" svg:x="9.424cm" svg:y="-7.2cm" svg:viewBox="0 0 220 308" svg:d="M118 171c15 2 70 13 70 61 0 34-23 63-76 63-57 0-82-40-93-97-2-8-4-12-10-12-9 0-9 6-9 17v90c0 11 0 15 8 15 3 0 3 0 17-13 0 0 0-2 13-15 28 28 59 28 74 28 78 0 108-44 108-93 0-36-21-55-28-63-23-23-48-28-76-32-38-8-84-17-84-55 0-25 17-52 76-52 74 0 76 61 78 82 2 6 8 6 8 6 9 0 9-4 9-17v-69c0-11 0-15-7-15-4 0-4 0-14 8-2 3-9 9-11 11-25-19-53-19-63-19-83 0-108 46-108 82 0 24 11 44 28 59 23 17 42 21 90 30z">
            <text:p/>
          </draw:path>
          <draw:path draw:style-name="gr3" draw:text-style-name="P3" draw:layer="layout" svg:width="0.337cm" svg:height="0.303cm" svg:x="9.687cm" svg:y="-7.196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3" draw:text-style-name="P3" draw:layer="layout" svg:width="0.255cm" svg:height="0.307cm" svg:x="10.057cm" svg:y="-7.2cm" svg:viewBox="0 0 256 308" svg:d="M55 154c0-108 55-137 91-137 6 0 50 0 72 25-26 2-32 23-32 30 0 17 13 31 32 31 18 0 31-12 31-31 0-45-51-72-103-72-83 0-146 72-146 156 0 85 66 152 144 152 92 0 112-80 112-87 0-6-7-6-9-6-6 0-8 2-8 6-21 62-64 70-89 70-34 0-95-29-95-137z">
            <text:p/>
          </draw:path>
          <draw:path draw:style-name="gr3" draw:text-style-name="P3" draw:layer="layout" svg:width="0.255cm" svg:height="0.307cm" svg:x="10.353cm" svg:y="-7.2cm" svg:viewBox="0 0 256 308" svg:d="M55 154c0-108 55-137 91-137 6 0 50 0 72 25-26 2-32 23-32 30 0 17 13 31 32 31 18 0 31-12 31-31 0-45-51-72-103-72-83 0-146 72-146 156 0 85 66 152 144 152 92 0 112-80 112-87 0-6-7-6-9-6-6 0-8 2-8 6-21 62-64 70-89 70-34 0-95-29-95-137z">
            <text:p/>
          </draw:path>
          <draw:path draw:style-name="gr3" draw:text-style-name="P3" draw:layer="layout" svg:width="0.259cm" svg:height="0.307cm" svg:x="10.644cm" svg:y="-7.2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text-style-name="P3" draw:layer="layout" svg:width="0.219cm" svg:height="0.307cm" svg:x="10.944cm" svg:y="-7.2cm" svg:viewBox="0 0 220 308" svg:d="M118 171c15 2 70 13 70 61 0 34-23 63-76 63-57 0-82-40-93-97-2-8-4-12-10-12-9 0-9 6-9 17v90c0 11 0 15 8 15 3 0 3 0 17-13 0 0 0-2 13-15 28 28 59 28 74 28 78 0 108-44 108-93 0-36-21-55-28-63-23-23-48-28-76-32-38-8-84-17-84-55 0-25 17-52 76-52 74 0 76 61 78 82 2 6 8 6 8 6 9 0 9-4 9-17v-69c0-11 0-15-7-15-4 0-4 0-14 8-2 3-9 9-11 11-25-19-53-19-63-19-83 0-108 46-108 82 0 24 11 44 28 59 23 17 42 21 90 30z">
            <text:p/>
          </draw:path>
          <draw:path draw:style-name="gr3" draw:text-style-name="P3" draw:layer="layout" svg:width="0.219cm" svg:height="0.307cm" svg:x="11.207cm" svg:y="-7.2cm" svg:viewBox="0 0 220 308" svg:d="M118 171c15 2 70 13 70 61 0 34-23 63-76 63-57 0-82-40-93-97-2-8-4-12-10-12-9 0-9 6-9 17v90c0 11 0 15 8 15 3 0 3 0 17-13 0 0 0-2 13-15 28 28 59 28 74 28 78 0 108-44 108-93 0-36-21-55-28-63-23-23-48-28-76-32-38-8-84-17-84-55 0-25 17-52 76-52 74 0 78 61 78 82 2 6 8 6 8 6 9 0 9-4 9-17v-69c0-11 0-15-7-15-4 0-4 0-14 8-2 3-9 9-11 11-25-19-53-19-63-19-83 0-108 46-108 82 0 24 11 44 28 59 23 17 42 21 90 30z">
            <text:p/>
          </draw:path>
          <draw:path draw:style-name="gr3" draw:text-style-name="P3" draw:layer="layout" svg:width="0.217cm" svg:height="0.472cm" svg:x="11.469cm" svg:y="-7.373cm" svg:viewBox="0 0 218 473" svg:d="M95 184v-78c0-58 32-91 63-91 2 0 11 0 22 4-9 4-20 11-20 29 0 15 11 28 28 28 21 0 30-13 30-28 0-25-24-48-60-48-48 0-105 36-105 106v78h-53v21h53v217c0 31-7 31-53 31v20c27-1 59-1 78-1 26 0 59 0 85 1v-20h-15c-49 0-51-8-51-33v-215h78v-21z">
            <text:p/>
          </draw:path>
          <draw:path draw:style-name="gr3" draw:text-style-name="P3" draw:layer="layout" svg:width="0.337cm" svg:height="0.303cm" svg:x="11.67cm" svg:y="-7.196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3" draw:text-style-name="P3" draw:layer="layout" svg:width="0.149cm" svg:height="0.465cm" svg:x="12.041cm" svg:y="-7.366cm" svg:viewBox="0 0 150 466" svg:d="M97 0l-97 8v21c47 0 53 3 53 38v348c0 30-7 30-53 30v21c23 0 59-2 76-2 15 0 49 2 74 2v-21c-46 0-53 0-53-30z">
            <text:p/>
          </draw:path>
          <draw:path draw:style-name="gr3" draw:text-style-name="P3" draw:layer="layout" svg:width="0.297cm" svg:height="0.307cm" svg:x="12.445cm" svg:y="-7.2cm" svg:viewBox="0 0 298 308" svg:d="M298 158c0-88-68-158-148-158-85 0-150 74-150 158 0 85 70 150 148 150 82 0 150-65 150-150zM150 291c-30 0-59-13-78-44-17-30-17-70-17-95 0-26 0-63 17-93s50-44 76-44c31 0 59 15 76 44 17 28 17 67 17 93 0 25 0 61-13 89-15 31-46 50-78 50z">
            <text:p/>
          </draw:path>
          <draw:path draw:style-name="gr3" draw:text-style-name="P3" draw:layer="layout" svg:width="0.225cm" svg:height="0.296cm" svg:x="12.778cm" svg:y="-7.196cm" svg:viewBox="0 0 226 297" svg:d="M93 74v-74l-93 8v21c47 0 53 3 53 38v178c0 31-7 31-53 31v21c27 0 57-2 76-2 28 0 59 0 85 2v-21h-13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217cm" svg:height="0.472cm" svg:x="13.264cm" svg:y="-7.373cm" svg:viewBox="0 0 218 473" svg:d="M95 184v-78c0-58 32-91 63-91 2 0 11 0 22 4-9 4-20 11-20 29 0 15 11 28 28 28 21 0 30-13 30-28 0-25-24-48-60-48-48 0-105 36-105 106v78h-53v21h53v217c0 31-7 31-53 31v20c27-1 59-1 78-1 26 0 59 0 85 1v-20h-15c-49 0-51-8-51-33v-215h78v-21z">
            <text:p/>
          </draw:path>
          <draw:path draw:style-name="gr3" draw:text-style-name="P3" draw:layer="layout" svg:width="0.301cm" svg:height="0.307cm" svg:x="13.473cm" svg:y="-7.2cm" svg:viewBox="0 0 302 308" svg:d="M196 251c2 27 21 55 51 55 15 0 55-9 55-65v-38h-15v38c0 39-17 44-25 44-23 0-25-30-25-34v-135c0-29 0-53-24-80-27-25-59-36-91-36-56 0-103 32-103 76 0 21 13 32 32 32 17 0 31-13 31-32 0-8-4-30-35-30 18-23 52-31 73-31 32 0 70 27 70 86v25c-34 1-80 3-124 24-49 23-66 57-66 88 0 53 65 70 108 70 44 0 74-27 88-57zM190 141v66c0 65-48 88-78 88-32 0-61-25-61-59 0-36 29-91 139-95z">
            <text:p/>
          </draw:path>
          <draw:path draw:style-name="gr3" draw:text-style-name="P3" draw:layer="layout" svg:width="0.143cm" svg:height="0.448cm" svg:x="13.8cm" svg:y="-7.349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149cm" svg:height="0.465cm" svg:x="13.984cm" svg:y="-7.366cm" svg:viewBox="0 0 150 466" svg:d="M97 0l-97 8v21c47 0 53 3 53 38v348c0 30-7 30-53 30v21c23 0 59-2 76-2 15 0 49 2 74 2v-21c-46 0-53 0-53-30z">
            <text:p/>
          </draw:path>
          <draw:path draw:style-name="gr3" draw:text-style-name="P3" draw:layer="layout" svg:width="0.259cm" svg:height="0.307cm" svg:x="14.167cm" svg:y="-7.2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text-style-name="P3" draw:layer="layout" svg:width="0.33cm" svg:height="0.472cm" svg:x="14.467cm" svg:y="-7.366cm" svg:viewBox="0 0 331 473" svg:d="M232 428v45l99-7v-21c-46 0-52-6-52-38v-407l-97 8v21c48 0 52 3 52 38v144c-19-25-48-42-84-42-80 0-150 67-150 152 0 86 66 152 142 152 44 0 73-22 90-45zM232 249v137c0 13 0 13-8 25-19 32-49 47-78 47-30 0-55-17-70-43-19-27-21-65-21-94 0-24 2-64 21-95 15-21 40-42 76-42 25 0 51 10 72 40 8 12 8 14 8 25z">
            <text:p/>
          </draw:path>
          <draw:path draw:style-name="gr3" draw:text-style-name="P3" draw:layer="layout" svg:width="0.225cm" svg:height="0.296cm" svg:x="15.054cm" svg:y="-7.196cm" svg:viewBox="0 0 226 297" svg:d="M93 74v-74l-93 8v21c47 0 53 3 53 38v178c0 31-7 31-53 31v21c27 0 57-2 76-2 28 0 59 0 85 2v-21h-13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259cm" svg:height="0.307cm" svg:x="15.314cm" svg:y="-7.2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text-style-name="P3" draw:layer="layout" svg:width="0.219cm" svg:height="0.307cm" svg:x="15.615cm" svg:y="-7.2cm" svg:viewBox="0 0 220 308" svg:d="M118 171c15 2 70 13 70 61 0 34-25 63-76 63-57 0-82-40-93-97-2-8-4-12-10-12-9 0-9 6-9 17v90c0 11 0 15 8 15 3 0 3 0 17-13 0 0 0-2 13-15 28 28 59 28 74 28 78 0 108-44 108-93 0-36-21-55-28-63-23-23-48-28-76-32-38-8-84-17-84-55 0-25 17-52 76-52 74 0 76 61 78 82 2 6 8 6 8 6 9 0 9-4 9-17v-69c0-11 0-15-7-15-4 0-4 0-14 8-2 3-9 9-11 11-25-19-53-19-63-19-83 0-108 46-108 82 0 24 11 44 28 59 23 17 42 21 90 30z">
            <text:p/>
          </draw:path>
          <draw:path draw:style-name="gr3" draw:text-style-name="P3" draw:layer="layout" svg:width="0.33cm" svg:height="0.427cm" svg:x="15.873cm" svg:y="-7.196cm" svg:viewBox="0 0 331 428" svg:d="M97 44v-44l-97 8v21c47 0 53 3 53 32v316c0 30-7 30-53 30v21c23-2 57-4 76-4 17 0 51 2 76 4v-21c-46 0-53 0-53-30v-115-5c4 11 32 47 81 47 80 0 151-66 151-152 0-85-65-152-141-152-51 0-80 30-93 44zM99 221v-151c19-34 53-53 87-53 48 0 89 59 89 135 0 82-47 137-96 137-27 0-54-13-71-40-9-15-9-15-9-28z">
            <text:p/>
          </draw:path>
          <draw:path draw:style-name="gr3" draw:text-style-name="P3" draw:layer="layout" svg:width="0.259cm" svg:height="0.307cm" svg:x="16.261cm" svg:y="-7.2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text-style-name="P3" draw:layer="layout" svg:width="0.255cm" svg:height="0.307cm" svg:x="16.561cm" svg:y="-7.2cm" svg:viewBox="0 0 256 308" svg:d="M55 154c0-108 55-137 91-137 6 0 50 0 72 25-26 2-32 23-32 30 0 17 13 31 32 31 18 0 31-12 31-31 0-45-51-72-103-72-83 0-146 72-146 156 0 85 66 152 144 152 92 0 112-80 112-87 0-6-7-6-9-6-6 0-8 2-8 6-21 62-64 70-89 70-34 0-95-29-95-137z">
            <text:p/>
          </draw:path>
          <draw:path draw:style-name="gr3" draw:text-style-name="P3" draw:layer="layout" svg:width="0.21cm" svg:height="0.419cm" svg:x="16.846cm" svg:y="-7.312cm" svg:viewBox="0 0 211 420" svg:d="M104 145h95v-21h-95v-124h-17c-2 55-21 127-87 129v16h57v184c0 84 63 91 87 91 48 0 67-47 67-91v-38h-17v38c0 49-21 74-46 74-44 0-44-61-44-72z">
            <text:p/>
          </draw:path>
          <draw:path draw:style-name="gr3" draw:text-style-name="P3" draw:layer="layout" svg:width="0.143cm" svg:height="0.448cm" svg:x="17.116cm" svg:y="-7.349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328cm" svg:height="0.296cm" svg:x="17.29cm" svg:y="-7.189cm" svg:viewBox="0 0 329 297" svg:d="M266 67c6-16 19-46 63-46v-21c-16 2-36 2-52 2-15 0-45-2-57-2v21c25 0 33 15 33 28 0 6-2 10-6 18l-68 171-75-189c-3-7-3-9-3-11 0-17 24-17 38-17v-21c-21 0-59 2-74 2-18 0-44 0-65-2v21c42 0 46 4 53 25l97 239c4 10 6 12 15 12 8 0 12-6 14-12z">
            <text:p/>
          </draw:path>
          <draw:path draw:style-name="gr3" draw:text-style-name="P3" draw:layer="layout" svg:width="0.259cm" svg:height="0.307cm" svg:x="17.629cm" svg:y="-7.2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text-style-name="P3" draw:layer="layout" svg:width="0.149cm" svg:height="0.465cm" svg:x="17.927cm" svg:y="-7.366cm" svg:viewBox="0 0 150 466" svg:d="M97 0l-97 8v21c47 0 53 3 53 38v348c0 30-7 30-53 30v21c23 0 59-2 76-2 15 0 49 2 74 2v-21c-46 0-53 0-53-30z">
            <text:p/>
          </draw:path>
          <draw:path draw:style-name="gr3" draw:text-style-name="P3" draw:layer="layout" svg:width="0.328cm" svg:height="0.427cm" svg:x="18.104cm" svg:y="-7.189cm" svg:viewBox="0 0 329 428" svg:d="M266 65c17-44 51-44 63-44v-21c-16 2-36 2-52 2-11 0-43-2-57-2v21c21 0 31 11 31 28 0 8 0 8-4 18l-68 163-75-181c-1-5-3-7-3-11 0-17 24-17 38-17v-21c-17 0-63 2-74 2-18 0-44 0-65-2v21c32 0 46 0 55 23l101 245c-4 10-14 30-17 40-16 36-35 84-76 84-4 0-19 0-33-14 21-2 27-17 27-26 0-19-13-29-29-29-13 0-28 8-28 29 0 30 28 55 63 55 41 0 68-40 85-78z">
            <text:p/>
          </draw:path>
          <draw:path draw:style-name="gr3" draw:text-style-name="P3" draw:layer="layout" svg:width="0.301cm" svg:height="0.307cm" svg:x="18.693cm" svg:y="-7.2cm" svg:viewBox="0 0 302 308" svg:d="M196 251c2 27 21 55 51 55 15 0 55-9 55-65v-38h-15v38c0 39-17 44-25 44-23 0-25-30-25-34v-135c0-29 0-53-24-80-27-25-59-36-91-36-56 0-103 32-103 76 0 21 13 32 32 32 17 0 31-13 31-32 0-8-4-30-35-30 18-23 52-31 73-31 32 0 70 27 70 86v25c-34 1-80 3-124 24-49 23-66 57-66 88 0 53 65 70 108 70 44 0 74-27 88-57zM190 141v66c0 65-48 88-78 88-32 0-61-25-61-59 0-36 29-91 139-95z">
            <text:p/>
          </draw:path>
          <draw:path draw:style-name="gr3" draw:text-style-name="P3" draw:layer="layout" svg:width="0.21cm" svg:height="0.419cm" svg:x="19.01cm" svg:y="-7.312cm" svg:viewBox="0 0 211 420" svg:d="M104 145h95v-21h-95v-124h-17c-2 55-21 127-87 129v16h57v184c0 84 63 91 87 91 48 0 67-47 67-91v-38h-17v38c0 49-21 74-46 74-44 0-44-61-44-72z">
            <text:p/>
          </draw:path>
          <draw:path draw:style-name="gr3" draw:text-style-name="P3" draw:layer="layout" svg:width="0.457cm" svg:height="0.472cm" svg:x="19.5cm" svg:y="-7.358cm" svg:viewBox="0 0 458 473" svg:d="M369 304c0 95-65 149-130 149-32 0-110-18-110-145v-255c0-24 0-32 53-32h16v-21c-23 2-73 2-99 2-25 0-76 0-99-2v21h15c53 0 53 8 53 32v253c0 93 78 167 169 167 78 0 139-62 151-138 1-14 1-19 1-48v-215c0-21 0-51 69-51v-21c-25 0-57 2-80 2s-55-2-80-2v21c71 0 71 32 71 49z">
            <text:p/>
          </draw:path>
          <draw:path draw:style-name="gr3" draw:text-style-name="P3" draw:layer="layout" svg:width="0.415cm" svg:height="0.455cm" svg:x="20cm" svg:y="-7.356cm" svg:viewBox="0 0 416 456" svg:d="M68 403c0 25 0 32-53 32h-15v21h388l28-173h-17c-17 103-32 152-148 152h-90c-30 0-32-3-32-26v-179h61c65 0 72 21 72 78h17v-179h-17c0 59-7 80-72 80h-61v-161c0-23 2-27 32-27h88c102 0 120 36 131 129h17l-19-150h-378v21h15c53 0 53 8 53 32z">
            <text:p/>
          </draw:path>
        </draw:g>
        <draw:frame draw:style-name="gr13" draw:text-style-name="P6" draw:layer="layout" svg:width="9.906cm" svg:height="1.216cm" svg:x="0.078cm" svg:y="4.88cm">
          <draw:text-box>
            <text:p><text:span text:style-name="T1">T</text:span><text:span text:style-name="T1">h</text:span><text:span text:style-name="T1">e</text:span><text:span text:style-name="T1"> </text:span><text:span text:style-name="T1">s</text:span><text:span text:style-name="T1">i</text:span><text:span text:style-name="T1">n</text:span><text:span text:style-name="T1">g</text:span><text:span text:style-name="T1">l</text:span><text:span text:style-name="T1">e</text:span><text:span text:style-name="T1"> </text:span><text:span text:style-name="T1">s</text:span><text:span text:style-name="T1">t</text:span><text:span text:style-name="T1">a</text:span><text:span text:style-name="T1">t</text:span><text:span text:style-name="T1">e</text:span><text:span text:style-name="T1"> </text:span><text:span text:style-name="T1">i</text:span><text:span text:style-name="T1">n</text:span><text:span text:style-name="T1"> </text:span><text:span text:style-name="T1">a</text:span><text:span text:style-name="T1"> </text:span><text:span text:style-name="T1">U</text:span><text:span text:style-name="T1">E</text:span></text:p>
          </draw:text-box>
        </draw:frame>
        <draw:frame draw:style-name="gr13" draw:text-style-name="P6" draw:layer="layout" svg:width="7.62cm" svg:height="1.216cm" svg:x="15.748cm" svg:y="4.88cm">
          <draw:text-box>
            <text:p><text:span text:style-name="T1">S</text:span><text:span text:style-name="T1">t</text:span><text:span text:style-name="T1">a</text:span><text:span text:style-name="T1">t</text:span><text:span text:style-name="T1">e</text:span><text:span text:style-name="T1">s </text:span><text:span text:style-name="T1">i</text:span><text:span text:style-name="T1">n </text:span><text:span text:style-name="T1">t</text:span><text:span text:style-name="T1">h</text:span><text:span text:style-name="T1">e </text:span><text:span text:style-name="T1">H</text:span><text:span text:style-name="T1">N</text:span></text:p>
          </draw:text-box>
        </draw:frame>
        <draw:g>
          <svg:title>TexMaths</svg:title>
          <svg:desc>20§latex§\begin{eqnarray*}
\texttt{FORGETPMSI} =
\begin{cases} 
PMSI \leftarrow P_{new}\\
P_{new} \leftarrow p''
\end{cases}
\end{eqnarray*} §svg§600§TRUE§</svg:desc>
          <draw:polygon draw:style-name="gr2" draw:text-style-name="P2" draw:layer="layout" svg:width="9.899cm" svg:height="2.101cm" svg:x="9.586cm" svg:y="-5.799cm" svg:viewBox="0 0 9900 2102" draw:points="4950,2102 0,2102 0,0 9900,0 9900,2102">
            <text:p/>
          </draw:polygon>
          <draw:path draw:style-name="gr3" draw:text-style-name="P3" draw:layer="layout" svg:width="0.325cm" svg:height="0.431cm" svg:x="9.606cm" svg:y="-4.999cm" svg:viewBox="0 0 326 432" svg:d="M102 238h96c0 28 0 40 24 40s24-16 24-30v-66c0-12 0-28-24-28s-24 12-24 40h-96v-150h176v36c0 14 0 30 24 30s24-16 24-30v-52c0-20-4-28-28-28h-268c-12 0-30 0-30 22s18 22 30 22h22v344h-22c-12 0-30 0-30 22s18 22 30 22h108c10 0 28 0 28-22s-16-22-28-22h-36z">
            <text:p/>
          </draw:path>
          <draw:path draw:style-name="gr3" draw:text-style-name="P3" draw:layer="layout" svg:width="0.291cm" svg:height="0.445cm" svg:x="9.994cm" svg:y="-5.007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3" draw:text-style-name="P3" draw:layer="layout" svg:width="0.353cm" svg:height="0.439cm" svg:x="10.336cm" svg:y="-4.999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3" draw:text-style-name="P3" draw:layer="layout" svg:width="0.323cm" svg:height="0.445cm" svg:x="10.716cm" svg:y="-5.007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3" draw:text-style-name="P3" draw:layer="layout" svg:width="0.335cm" svg:height="0.431cm" svg:x="11.074cm" svg:y="-4.999cm" svg:viewBox="0 0 336 432" svg:d="M50 388h-22c-10 0-28 0-28 22s18 22 28 22h280c24 0 28-6 28-30v-62c0-14 0-30-24-30s-24 16-24 30v48h-190v-158h94c0 28 0 40 24 40s24-16 24-30v-64c0-14 0-30-24-30s-24 12-24 40h-94v-142h174v36c0 14 0 30 24 30 26 0 26-16 26-30v-52c0-20-6-28-30-28h-264c-10 0-28 0-28 22s18 22 28 22h22z">
            <text:p/>
          </draw:path>
          <draw:path draw:style-name="gr3" draw:text-style-name="P3" draw:layer="layout" svg:width="0.333cm" svg:height="0.431cm" svg:x="11.442cm" svg:y="-4.999cm" svg:viewBox="0 0 334 432" svg:d="M192 44h92v36c0 14 0 30 24 30 26 0 26-16 26-30v-52c0-20-4-28-28-28h-278c-22 0-28 6-28 28v52c0 14 0 30 24 30s24-16 24-30v-36h94v344h-36c-10 0-28 0-28 22s16 22 28 22h122c10 0 28 0 28-22s-16-22-28-22h-36z">
            <text:p/>
          </draw:path>
          <draw:path draw:style-name="gr3" draw:text-style-name="P3" draw:layer="layout" svg:width="0.321cm" svg:height="0.431cm" svg:x="11.81cm" svg:y="-4.999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  <draw:path draw:style-name="gr3" draw:text-style-name="P3" draw:layer="layout" svg:width="0.345cm" svg:height="0.431cm" svg:x="12.172cm" svg:y="-4.999cm" svg:viewBox="0 0 346 432" svg:d="M194 170c-10 26-16 46-20 68-8-34-70-216-72-222-6-16-24-16-34-16h-40c-10 0-28 0-28 22s14 22 38 22v344c-24 0-38 0-38 22s18 22 28 22h58c10 0 28 0 28-22s-14-22-36-22v-336c8 32 52 168 56 176 6 18 14 44 18 48 4 6 12 12 22 12 8 0 18-6 24-16 2-4 62-184 70-220h2v336c-24 0-38 0-38 22s18 22 28 22h58c10 0 28 0 28-22s-14-22-38-22v-344c24 0 38 0 38-22s-18-22-28-22h-40c-28 0-32 10-38 28z">
            <text:p/>
          </draw:path>
          <draw:path draw:style-name="gr3" draw:text-style-name="P3" draw:layer="layout" svg:width="0.297cm" svg:height="0.445cm" svg:x="12.564cm" svg:y="-5.007cm" svg:viewBox="0 0 298 446" svg:d="M172 246c20 4 80 18 80 80 0 36-32 78-88 78-18 0-54-2-82-22-30-20-32-48-34-62 0-12 0-24-24-24s-24 14-24 28v94c0 12 0 28 22 28 14 0 20-8 26-32 28 22 70 32 116 32 82 0 134-62 134-124 0-46-26-74-34-84-30-28-48-34-104-46l-58-12c-30-10-56-34-56-68 0-36 34-68 84-68 84 0 96 66 100 88 2 14 10 20 24 20 24 0 24-16 24-30v-94c0-10 0-28-22-28-16 0-20 12-26 34-28-26-66-34-98-34-78 0-132 56-132 116 0 48 32 94 92 110 2 2 70 18 80 20z">
            <text:p/>
          </draw:path>
          <draw:path draw:style-name="gr3" draw:text-style-name="P3" draw:layer="layout" svg:width="0.259cm" svg:height="0.431cm" svg:x="12.95cm" svg:y="-4.999cm" svg:viewBox="0 0 260 432" svg:d="M154 44h76c12 0 30 0 30-22s-18-22-30-22h-200c-12 0-30 0-30 22s18 22 30 22h76v344h-76c-12 0-30 0-30 22s18 22 30 22h200c12 0 30 0 30-22s-18-22-30-22h-76z">
            <text:p/>
          </draw:path>
          <draw:path draw:style-name="gr3" draw:text-style-name="P3" draw:layer="layout" svg:width="0.469cm" svg:height="0.165cm" svg:x="13.51cm" svg:y="-4.827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365cm" svg:height="2.109cm" svg:x="14.312cm" svg:y="-5.799cm" svg:viewBox="0 0 366 2110" svg:d="M216 1314c0-78-52-196-176-258 76-42 168-124 176-256v-4-488c0-56 0-70 6-96 14-56 48-126 138-178 4-4 6-6 6-18 0-16-2-16-16-16s-16 0-34 12c-158 88-168 220-168 244v500c0 52 0 108-36 172-32 58-70 88-102 108-10 6-10 6-10 18 0 14 0 14 6 18 60 38 124 102 140 216 2 16 2 18 2 26v540c0 56 36 176 172 246 16 10 18 10 30 10 14 0 16 0 16-16 0-12-2-14-4-14-30-20-124-76-142-198-4-18-4-20-4-28z">
            <text:p/>
          </draw:path>
          <draw:path draw:style-name="gr3" draw:text-style-name="P3" draw:layer="layout" svg:width="0.503cm" svg:height="0.481cm" svg:x="14.806cm" svg:y="-5.529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<text:p/>
          </draw:path>
          <draw:path draw:style-name="gr3" draw:text-style-name="P3" draw:layer="layout" svg:width="0.705cm" svg:height="0.481cm" svg:x="15.354cm" svg:y="-5.529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text-style-name="P3" draw:layer="layout" svg:width="0.417cm" svg:height="0.513cm" svg:x="16.118cm" svg:y="-5.543cm" svg:viewBox="0 0 418 514" svg:d="M418 8c0-4 0-8-6-8-4 0-6 0-14 10l-34 40c-18-32-54-50-100-50-90 0-176 82-176 166 0 58 38 90 74 100l76 20c26 6 66 18 66 76 0 62-58 130-128 130-46 0-124-16-124-104 0-16 4-34 4-38 2-2 2-4 2-4 0-8-6-8-8-8-4 0-6 0-8 2s-42 164-42 166c0 4 4 8 8 8s4-2 12-12l36-40c30 42 78 52 118 52 96 0 180-94 180-182 0-50-24-74-34-82-16-18-28-20-90-36-16-4-42-12-48-12-18-8-42-28-42-66 0-56 56-116 122-116 60 0 102 30 102 110 0 22-2 34-2 38 0 2 0 8 8 8s8-2 10-14z">
            <text:p/>
          </draw:path>
          <draw:path draw:style-name="gr3" draw:text-style-name="P3" draw:layer="layout" svg:width="0.327cm" svg:height="0.481cm" svg:x="16.574cm" svg:y="-5.529cm" svg:viewBox="0 0 328 482" svg:d="M240 54c6-26 8-32 64-32 18 0 24 0 24-14 0-8-8-8-12-8-20 0-72 2-92 2-22 0-74-2-94-2-6 0-14 0-14 14 0 8 6 8 20 8 28 0 48 0 48 14 0 2 0 4-2 10l-94 382c-8 26-10 32-66 32-16 0-22 0-22 14 0 8 8 8 10 8 22 0 72-2 94-2 20 0 72 2 94 2 6 0 14 0 14-14 0-8-6-8-22-8-12 0-16 0-30-2-14 0-18-4-18-12 0-4 2-10 4-16z">
            <text:p/>
          </draw:path>
          <draw:path draw:style-name="gr3" draw:text-style-name="P3" draw:layer="layout" svg:width="0.625cm" svg:height="0.367cm" svg:x="17.148cm" svg:y="-5.407cm" svg:viewBox="0 0 626 368" svg:d="M600 198c14 0 26 0 26-14s-12-14-26-14h-524c40-30 58-58 64-68 32-48 38-92 38-94 0-8-8-8-14-8-12 0-14 2-16 14-16 70-58 128-138 162-8 2-10 4-10 8 0 6 4 6 10 10 74 30 122 86 138 164 2 8 4 10 16 10 6 0 14 0 14-8 0 0-6-46-36-92-14-22-34-46-66-70z">
            <text:p/>
          </draw:path>
          <draw:path draw:style-name="gr3" draw:text-style-name="P3" draw:layer="layout" svg:width="0.503cm" svg:height="0.481cm" svg:x="18.032cm" svg:y="-5.529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8-8-20-8-26 0-46 0-46-12 0-4 2-8 2-12zM236 48c6-24 8-26 38-26h68c58 0 96 18 96 68 0 28-14 88-42 114-34 32-78 36-108 36h-100z">
            <text:p/>
          </draw:path>
          <draw:path draw:style-name="gr3" draw:text-style-name="P3" draw:layer="layout" svg:width="0.301cm" svg:height="0.223cm" svg:x="18.478cm" svg:y="-5.159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0 44z">
            <text:p/>
          </draw:path>
          <draw:path draw:style-name="gr3" draw:text-style-name="P3" draw:layer="layout" svg:width="0.211cm" svg:height="0.223cm" svg:x="18.834cm" svg:y="-5.159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3" draw:text-style-name="P3" draw:layer="layout" svg:width="0.361cm" svg:height="0.223cm" svg:x="19.09cm" svg:y="-5.161cm" svg:viewBox="0 0 362 224" svg:d="M236 62c4-14 10-38 10-40 0-10-8-16-16-16-10 0-18 6-22 14 0 4-6 24-10 38-6 28-6 28-14 56-6 28-6 32-8 46 2 10-2 20-14 34-6 8-16 16-32 16-20 0-44-6-44-46 0-24 12-62 22-86 10-22 12-26 12-36 0-24-22-42-48-42-50 0-72 68-72 76 0 6 6 6 8 6 8 0 8-2 10-8 12-40 32-60 52-60 10 0 14 6 14 18s-6 22-8 28c-28 74-28 82-28 98 0 58 52 66 80 66 8 0 34 0 56-32 10 22 38 32 68 32 44 0 66-38 76-58 22-42 34-104 34-126 0-38-20-40-24-40-12 0-26 14-26 26 0 8 4 12 8 16 12 10 18 24 18 40 0 6-20 128-84 128-40 0-40-36-40-44 0-14 2-22 10-50z">
            <text:p/>
          </draw:path>
          <draw:path draw:style-name="gr3" draw:text-style-name="P3" draw:layer="layout" svg:width="0.503cm" svg:height="0.481cm" svg:x="14.806cm" svg:y="-4.517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<text:p/>
          </draw:path>
          <draw:path draw:style-name="gr3" draw:text-style-name="P3" draw:layer="layout" svg:width="0.301cm" svg:height="0.223cm" svg:x="15.25cm" svg:y="-4.147cm" svg:viewBox="0 0 302 224" svg:d="M38 188c-2 6-6 18-6 20 0 10 10 16 18 16s16-6 18-10c2-6 6-22 10-32 2-10 8-32 10-44 4-12 6-22 8-34 6-20 6-24 22-44 14-20 36-46 74-46 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3" draw:text-style-name="P3" draw:layer="layout" svg:width="0.211cm" svg:height="0.223cm" svg:x="15.606cm" svg:y="-4.147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3" draw:text-style-name="P3" draw:layer="layout" svg:width="0.361cm" svg:height="0.223cm" svg:x="15.862cm" svg:y="-4.149cm" svg:viewBox="0 0 362 224" svg:d="M238 62c2-14 8-38 8-40 0-10-8-16-16-16-10 0-18 6-22 14 0 4-6 24-10 38-6 28-6 28-14 56-6 28-6 32-8 46 2 10-2 20-14 34-6 8-16 16-32 16-20 0-44-6-44-46 0-24 12-62 22-86 10-22 12-26 12-36 0-24-22-42-48-42-50 0-72 68-72 76 0 6 6 6 8 6 8 0 8-2 10-8 12-40 32-60 52-60 10 0 14 6 14 18s-6 22-8 28c-28 74-28 82-28 98 0 58 52 66 80 66 10 0 34 0 56-32 10 22 38 32 68 32 44 0 66-38 76-58 22-42 34-104 34-126 0-38-20-40-24-40-12 0-26 14-26 26 0 8 4 12 8 16 12 10 18 24 18 40 0 6-20 128-84 128-40 0-40-36-40-44 0-14 2-22 10-50z">
            <text:p/>
          </draw:path>
          <draw:path draw:style-name="gr3" draw:text-style-name="P3" draw:layer="layout" svg:width="0.625cm" svg:height="0.367cm" svg:x="16.532cm" svg:y="-4.395cm" svg:viewBox="0 0 626 368" svg:d="M600 198c14 0 26 0 26-14s-12-14-26-14h-524c40-30 58-58 64-68 32-48 38-92 38-94 0-8-8-8-14-8-12 0-14 2-16 14-16 70-58 128-138 162-8 2-10 4-10 8 0 6 4 6 10 10 74 30 122 86 138 164 2 8 4 10 16 10 6 0 14 0 14-8 0 0-6-46-36-92-14-22-34-46-66-70z">
            <text:p/>
          </draw:path>
          <draw:path draw:style-name="gr3" draw:text-style-name="P3" draw:layer="layout" svg:width="0.367cm" svg:height="0.449cm" svg:x="17.364cm" svg:y="-4.347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text-style-name="P3" draw:layer="layout" svg:width="0.125cm" svg:height="0.255cm" svg:x="17.764cm" svg:y="-4.567cm" svg:viewBox="0 0 126 256" svg:d="M120 44c4-10 6-14 6-16 0-16-14-28-30-28-20 0-26 16-28 24l-66 214c0 2-2 8-2 8 0 6 16 10 20 10s4 0 6-8z">
            <text:p/>
          </draw:path>
          <draw:path draw:style-name="gr3" draw:text-style-name="P3" draw:layer="layout" svg:width="0.125cm" svg:height="0.255cm" svg:x="17.924cm" svg:y="-4.567cm" svg:viewBox="0 0 126 256" svg:d="M122 44c4-10 4-14 4-16 0-16-14-28-30-28-20 0-26 16-28 24l-66 214c0 2-2 8-2 8 0 6 16 10 20 10s4 0 8-8z">
            <text:p/>
          </draw:path>
        </draw:g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1T11:18:36.326445001</meta:creation-date>
    <dc:date>2017-07-21T17:34:42.186707331</dc:date>
    <meta:editing-duration>PT1H59M17S</meta:editing-duration>
    <meta:editing-cycles>21</meta:editing-cycles>
    <meta:generator>LibreOffice/5.1.6.2$Linux_X86_64 LibreOffice_project/10m0$Build-2</meta:generator>
    <meta:document-statistic meta:object-count="1365"/>
  </office:meta>
</office:document-meta>
</file>